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500">
            <text:p>4500</text:p>
          </table:table-cell>
          <table:table-cell table:formula="of:=[.A1]*[.B1]" office:value-type="float" office:value="4500">
            <text:p>4500</text:p>
          </table:table-cell>
          <table:table-cell office:value-type="float" office:value="4500">
            <text:p>45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500">
            <text:p>4500</text:p>
          </table:table-cell>
          <table:table-cell table:formula="of:=[.A2]*[.B2]" office:value-type="float" office:value="9000">
            <text:p>9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500">
            <text:p>4500</text:p>
          </table:table-cell>
          <table:table-cell table:formula="of:=[.A3]*[.B3]" office:value-type="float" office:value="13500">
            <text:p>135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500">
            <text:p>4500</text:p>
          </table:table-cell>
          <table:table-cell table:formula="of:=[.A4]*[.B4]" office:value-type="float" office:value="18000">
            <text:p>1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500">
            <text:p>4500</text:p>
          </table:table-cell>
          <table:table-cell table:formula="of:=[.A5]*[.B5]" office:value-type="float" office:value="22500">
            <text:p>225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500">
            <text:p>4500</text:p>
          </table:table-cell>
          <table:table-cell table:formula="of:=[.A6]*[.B6]" office:value-type="float" office:value="27000">
            <text:p>27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500">
            <text:p>4500</text:p>
          </table:table-cell>
          <table:table-cell table:formula="of:=[.A7]*[.B7]" office:value-type="float" office:value="31500">
            <text:p>315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500">
            <text:p>4500</text:p>
          </table:table-cell>
          <table:table-cell table:formula="of:=[.A8]*[.B8]" office:value-type="float" office:value="36000">
            <text:p>3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500">
            <text:p>4500</text:p>
          </table:table-cell>
          <table:table-cell table:formula="of:=[.A9]*[.B9]" office:value-type="float" office:value="40500">
            <text:p>405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500">
            <text:p>4500</text:p>
          </table:table-cell>
          <table:table-cell table:formula="of:=[.A10]*[.B10]"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500">
            <text:p>4500</text:p>
          </table:table-cell>
          <table:table-cell table:formula="of:=[.A11]*[.B11]" office:value-type="float" office:value="49500">
            <text:p>495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500">
            <text:p>4500</text:p>
          </table:table-cell>
          <table:table-cell table:formula="of:=[.A12]*[.B12]" office:value-type="float" office:value="54000">
            <text:p>5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500">
            <text:p>4500</text:p>
          </table:table-cell>
          <table:table-cell table:formula="of:=[.A13]*[.B13]" office:value-type="float" office:value="58500">
            <text:p>585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500">
            <text:p>4500</text:p>
          </table:table-cell>
          <table:table-cell table:formula="of:=[.A14]*[.B14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500">
            <text:p>4500</text:p>
          </table:table-cell>
          <table:table-cell table:formula="of:=[.A15]*[.B15]" office:value-type="float" office:value="67500">
            <text:p>675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500">
            <text:p>4500</text:p>
          </table:table-cell>
          <table:table-cell table:formula="of:=[.A16]*[.B16]" office:value-type="float" office:value="72000">
            <text:p>7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500">
            <text:p>4500</text:p>
          </table:table-cell>
          <table:table-cell table:formula="of:=[.A17]*[.B17]" office:value-type="float" office:value="76500">
            <text:p>765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500">
            <text:p>4500</text:p>
          </table:table-cell>
          <table:table-cell table:formula="of:=[.A18]*[.B18]" office:value-type="float" office:value="81000">
            <text:p>81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500">
            <text:p>4500</text:p>
          </table:table-cell>
          <table:table-cell table:formula="of:=[.A19]*[.B19]" office:value-type="float" office:value="85500">
            <text:p>855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500">
            <text:p>4500</text:p>
          </table:table-cell>
          <table:table-cell table:formula="of:=[.A20]*[.B20]" office:value-type="float" office:value="90000">
            <text:p>9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500">
            <text:p>4500</text:p>
          </table:table-cell>
          <table:table-cell table:formula="of:=[.A21]*[.B21]" office:value-type="float" office:value="94500">
            <text:p>945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500">
            <text:p>4500</text:p>
          </table:table-cell>
          <table:table-cell table:formula="of:=[.A22]*[.B22]" office:value-type="float" office:value="99000">
            <text:p>99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500">
            <text:p>4500</text:p>
          </table:table-cell>
          <table:table-cell table:formula="of:=[.A23]*[.B23]" office:value-type="float" office:value="103500">
            <text:p>1035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500">
            <text:p>4500</text:p>
          </table:table-cell>
          <table:table-cell table:formula="of:=[.A24]*[.B24]" office:value-type="float" office:value="108000">
            <text:p>10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500">
            <text:p>4500</text:p>
          </table:table-cell>
          <table:table-cell table:formula="of:=[.A25]*[.B25]" office:value-type="float" office:value="112500">
            <text:p>1125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491">
            <text:p>4491</text:p>
          </table:table-cell>
          <table:table-cell table:formula="of:=[.A26]*[.B26]" office:value-type="float" office:value="116766">
            <text:p>11676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482.018">
            <text:p>4482,018</text:p>
          </table:table-cell>
          <table:table-cell table:formula="of:=[.A27]*[.B27]" office:value-type="float" office:value="121014.486">
            <text:p>121014,48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473.053964">
            <text:p>4473,053964</text:p>
          </table:table-cell>
          <table:table-cell table:formula="of:=[.A28]*[.B28]" office:value-type="float" office:value="125245.510992">
            <text:p>125245,5109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464.107856072">
            <text:p>4464,107856072</text:p>
          </table:table-cell>
          <table:table-cell table:formula="of:=[.A29]*[.B29]" office:value-type="float" office:value="129459.127826088">
            <text:p>129459,12782608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455.17964035986">
            <text:p>4455,1796403599</text:p>
          </table:table-cell>
          <table:table-cell table:formula="of:=[.A30]*[.B30]" office:value-type="float" office:value="133655.389210796">
            <text:p>133655,38921079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446.26928107914">
            <text:p>4446,2692810791</text:p>
          </table:table-cell>
          <table:table-cell table:formula="of:=[.A31]*[.B31]" office:value-type="float" office:value="137834.347713453">
            <text:p>137834,34771345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437.37674251698">
            <text:p>4437,376742517</text:p>
          </table:table-cell>
          <table:table-cell table:formula="of:=[.A32]*[.B32]" office:value-type="float" office:value="141996.055760543">
            <text:p>141996,05576054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428.50198903194">
            <text:p>4428,501989032</text:p>
          </table:table-cell>
          <table:table-cell table:formula="of:=[.A33]*[.B33]" office:value-type="float" office:value="146140.565638054">
            <text:p>146140,56563805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419.64498505388">
            <text:p>4419,6449850539</text:p>
          </table:table-cell>
          <table:table-cell table:formula="of:=[.A34]*[.B34]" office:value-type="float" office:value="150267.929491832">
            <text:p>150267,92949183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410.80569508377">
            <text:p>4410,8056950838</text:p>
          </table:table-cell>
          <table:table-cell table:formula="of:=[.A35]*[.B35]" office:value-type="float" office:value="154378.199327932">
            <text:p>154378,19932793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401.9840836936">
            <text:p>4401,9840836936</text:p>
          </table:table-cell>
          <table:table-cell table:formula="of:=[.A36]*[.B36]" office:value-type="float" office:value="158471.42701297">
            <text:p>158471,4270129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393.18011552622">
            <text:p>4393,1801155262</text:p>
          </table:table-cell>
          <table:table-cell table:formula="of:=[.A37]*[.B37]" office:value-type="float" office:value="162547.66427447">
            <text:p>162547,6642744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384.39375529516">
            <text:p>4384,3937552952</text:p>
          </table:table-cell>
          <table:table-cell table:formula="of:=[.A38]*[.B38]" office:value-type="float" office:value="166606.962701216">
            <text:p>166606,96270121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375.62496778457">
            <text:p>4375,6249677846</text:p>
          </table:table-cell>
          <table:table-cell table:formula="of:=[.A39]*[.B39]" office:value-type="float" office:value="170649.373743598">
            <text:p>170649,37374359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366.87371784901">
            <text:p>4366,873717849</text:p>
          </table:table-cell>
          <table:table-cell table:formula="of:=[.A40]*[.B40]" office:value-type="float" office:value="174674.94871396">
            <text:p>174674,9487139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358.13997041331">
            <text:p>4358,1399704133</text:p>
          </table:table-cell>
          <table:table-cell table:formula="of:=[.A41]*[.B41]" office:value-type="float" office:value="178683.738786946">
            <text:p>178683,73878694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349.42369047248">
            <text:p>4349,4236904725</text:p>
          </table:table-cell>
          <table:table-cell table:formula="of:=[.A42]*[.B42]" office:value-type="float" office:value="182675.794999844">
            <text:p>182675,79499984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340.72484309154">
            <text:p>4340,7248430915</text:p>
          </table:table-cell>
          <table:table-cell table:formula="of:=[.A43]*[.B43]" office:value-type="float" office:value="186651.168252936">
            <text:p>186651,16825293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332.04339340535">
            <text:p>4332,0433934054</text:p>
          </table:table-cell>
          <table:table-cell table:formula="of:=[.A44]*[.B44]" office:value-type="float" office:value="190609.909309835">
            <text:p>190609,90930983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323.37930661854">
            <text:p>4323,3793066185</text:p>
          </table:table-cell>
          <table:table-cell table:formula="of:=[.A45]*[.B45]" office:value-type="float" office:value="194552.068797834">
            <text:p>194552,06879783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314.7325480053">
            <text:p>4314,7325480053</text:p>
          </table:table-cell>
          <table:table-cell table:formula="of:=[.A46]*[.B46]" office:value-type="float" office:value="198477.697208244">
            <text:p>198477,6972082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306.10308290929">
            <text:p>4306,1030829093</text:p>
          </table:table-cell>
          <table:table-cell table:formula="of:=[.A47]*[.B47]" office:value-type="float" office:value="202386.844896737">
            <text:p>202386,84489673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297.49087674347">
            <text:p>4297,4908767435</text:p>
          </table:table-cell>
          <table:table-cell table:formula="of:=[.A48]*[.B48]" office:value-type="float" office:value="206279.562083687">
            <text:p>206279,56208368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288.89589498999">
            <text:p>4288,89589499</text:p>
          </table:table-cell>
          <table:table-cell table:formula="of:=[.A49]*[.B49]" office:value-type="float" office:value="210155.898854509">
            <text:p>210155,89885450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280.31810320001">
            <text:p>4280,3181032</text:p>
          </table:table-cell>
          <table:table-cell table:formula="of:=[.A50]*[.B50]" office:value-type="float" office:value="214015.90516">
            <text:p>214015,9051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271.75746699361">
            <text:p>4271,7574669936</text:p>
          </table:table-cell>
          <table:table-cell table:formula="of:=[.A51]*[.B51]" office:value-type="float" office:value="217859.630816674">
            <text:p>217859,63081667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263.21395205962">
            <text:p>4263,2139520596</text:p>
          </table:table-cell>
          <table:table-cell table:formula="of:=[.A52]*[.B52]" office:value-type="float" office:value="221687.1255071">
            <text:p>221687,125507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254.6875241555">
            <text:p>4254,6875241555</text:p>
          </table:table-cell>
          <table:table-cell table:formula="of:=[.A53]*[.B53]" office:value-type="float" office:value="225498.438780242">
            <text:p>225498,43878024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246.17814910719">
            <text:p>4246,1781491072</text:p>
          </table:table-cell>
          <table:table-cell table:formula="of:=[.A54]*[.B54]" office:value-type="float" office:value="229293.620051788">
            <text:p>229293,62005178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237.68579280898">
            <text:p>4237,685792809</text:p>
          </table:table-cell>
          <table:table-cell table:formula="of:=[.A55]*[.B55]" office:value-type="float" office:value="233072.718604494">
            <text:p>233072,71860449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229.21042122336">
            <text:p>4229,2104212234</text:p>
          </table:table-cell>
          <table:table-cell table:formula="of:=[.A56]*[.B56]" office:value-type="float" office:value="236835.783588508">
            <text:p>236835,78358850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220.75200038091">
            <text:p>4220,7520003809</text:p>
          </table:table-cell>
          <table:table-cell table:formula="of:=[.A57]*[.B57]" office:value-type="float" office:value="240582.864021712">
            <text:p>240582,86402171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212.31049638015">
            <text:p>4212,3104963802</text:p>
          </table:table-cell>
          <table:table-cell table:formula="of:=[.A58]*[.B58]" office:value-type="float" office:value="244314.008790049">
            <text:p>244314,00879004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203.88587538739">
            <text:p>4203,8858753874</text:p>
          </table:table-cell>
          <table:table-cell table:formula="of:=[.A59]*[.B59]" office:value-type="float" office:value="248029.266647856">
            <text:p>248029,26664785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195.47810363661">
            <text:p>4195,4781036366</text:p>
          </table:table-cell>
          <table:table-cell table:formula="of:=[.A60]*[.B60]" office:value-type="float" office:value="251728.686218197">
            <text:p>251728,686218197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187.08714742934">
            <text:p>4187,0871474294</text:p>
          </table:table-cell>
          <table:table-cell table:formula="of:=[.A61]*[.B61]" office:value-type="float" office:value="255412.31599319">
            <text:p>255412,31599319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178.71297313448">
            <text:p>4178,7129731345</text:p>
          </table:table-cell>
          <table:table-cell table:formula="of:=[.A62]*[.B62]" office:value-type="float" office:value="259080.204334338">
            <text:p>259080,204334338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170.35554718821">
            <text:p>4170,3555471882</text:p>
          </table:table-cell>
          <table:table-cell table:formula="of:=[.A63]*[.B63]" office:value-type="float" office:value="262732.399472857">
            <text:p>262732,39947285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162.01483609384">
            <text:p>4162,0148360938</text:p>
          </table:table-cell>
          <table:table-cell table:formula="of:=[.A64]*[.B64]" office:value-type="float" office:value="266368.949510006">
            <text:p>266368,94951000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153.69080642165">
            <text:p>4153,6908064217</text:p>
          </table:table-cell>
          <table:table-cell table:formula="of:=[.A65]*[.B65]" office:value-type="float" office:value="269989.902417407">
            <text:p>269989,902417407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145.38342480881">
            <text:p>4145,3834248088</text:p>
          </table:table-cell>
          <table:table-cell table:formula="of:=[.A66]*[.B66]" office:value-type="float" office:value="273595.306037381">
            <text:p>273595,30603738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137.09265795919">
            <text:p>4137,0926579592</text:p>
          </table:table-cell>
          <table:table-cell table:formula="of:=[.A67]*[.B67]" office:value-type="float" office:value="277185.208083266">
            <text:p>277185,20808326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128.81847264327">
            <text:p>4128,8184726433</text:p>
          </table:table-cell>
          <table:table-cell table:formula="of:=[.A68]*[.B68]" office:value-type="float" office:value="280759.656139742">
            <text:p>280759,65613974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120.56083569798">
            <text:p>4120,560835698</text:p>
          </table:table-cell>
          <table:table-cell table:formula="of:=[.A69]*[.B69]" office:value-type="float" office:value="284318.697663161">
            <text:p>284318,69766316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112.31971402659">
            <text:p>4112,3197140266</text:p>
          </table:table-cell>
          <table:table-cell table:formula="of:=[.A70]*[.B70]" office:value-type="float" office:value="287862.379981861">
            <text:p>287862,37998186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104.09507459853">
            <text:p>4104,0950745985</text:p>
          </table:table-cell>
          <table:table-cell table:formula="of:=[.A71]*[.B71]" office:value-type="float" office:value="291390.750296496">
            <text:p>291390,75029649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095.88688444934">
            <text:p>4095,8868844493</text:p>
          </table:table-cell>
          <table:table-cell table:formula="of:=[.A72]*[.B72]" office:value-type="float" office:value="294903.855680352">
            <text:p>294903,85568035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087.69511068044">
            <text:p>4087,6951106804</text:p>
          </table:table-cell>
          <table:table-cell table:formula="of:=[.A73]*[.B73]" office:value-type="float" office:value="298401.743079672">
            <text:p>298401,74307967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079.51972045908">
            <text:p>4079,5197204591</text:p>
          </table:table-cell>
          <table:table-cell table:formula="of:=[.A74]*[.B74]" office:value-type="float" office:value="301884.459313972">
            <text:p>301884,45931397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071.36068101816">
            <text:p>4071,3606810182</text:p>
          </table:table-cell>
          <table:table-cell table:formula="of:=[.A75]*[.B75]" office:value-type="float" office:value="305352.051076362">
            <text:p>305352,051076362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063.21795965612">
            <text:p>4063,2179596561</text:p>
          </table:table-cell>
          <table:table-cell table:formula="of:=[.A76]*[.B76]" office:value-type="float" office:value="308804.564933865">
            <text:p>308804,56493386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055.09152373681">
            <text:p>4055,0915237368</text:p>
          </table:table-cell>
          <table:table-cell table:formula="of:=[.A77]*[.B77]" office:value-type="float" office:value="312242.047327734">
            <text:p>312242,04732773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046.98134068934">
            <text:p>4046,9813406893</text:p>
          </table:table-cell>
          <table:table-cell table:formula="of:=[.A78]*[.B78]" office:value-type="float" office:value="315664.544573768">
            <text:p>315664,54457376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038.88737800796">
            <text:p>4038,887378008</text:p>
          </table:table-cell>
          <table:table-cell table:formula="of:=[.A79]*[.B79]" office:value-type="float" office:value="319072.102862629">
            <text:p>319072,10286262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030.80960325194">
            <text:p>4030,809603252</text:p>
          </table:table-cell>
          <table:table-cell table:formula="of:=[.A80]*[.B80]" office:value-type="float" office:value="322464.768260155">
            <text:p>322464,76826015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022.74798404544">
            <text:p>4022,7479840454</text:p>
          </table:table-cell>
          <table:table-cell table:formula="of:=[.A81]*[.B81]" office:value-type="float" office:value="325842.586707681">
            <text:p>325842,58670768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014.70248807735">
            <text:p>4014,7024880774</text:p>
          </table:table-cell>
          <table:table-cell table:formula="of:=[.A82]*[.B82]" office:value-type="float" office:value="329205.604022343">
            <text:p>329205,60402234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006.67308310119">
            <text:p>4006,6730831012</text:p>
          </table:table-cell>
          <table:table-cell table:formula="of:=[.A83]*[.B83]" office:value-type="float" office:value="332553.865897399">
            <text:p>332553,865897399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3998.65973693499">
            <text:p>3998,659736935</text:p>
          </table:table-cell>
          <table:table-cell table:formula="of:=[.A84]*[.B84]" office:value-type="float" office:value="335887.417902539">
            <text:p>335887,41790253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3990.66241746112">
            <text:p>3990,6624174611</text:p>
          </table:table-cell>
          <table:table-cell table:formula="of:=[.A85]*[.B85]" office:value-type="float" office:value="339206.305484195">
            <text:p>339206,30548419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3982.6810926262">
            <text:p>3982,6810926262</text:p>
          </table:table-cell>
          <table:table-cell table:formula="of:=[.A86]*[.B86]" office:value-type="float" office:value="342510.573965853">
            <text:p>342510,57396585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3974.71573044095">
            <text:p>3974,715730441</text:p>
          </table:table-cell>
          <table:table-cell table:formula="of:=[.A87]*[.B87]" office:value-type="float" office:value="345800.268548362">
            <text:p>345800,26854836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3966.76629898006">
            <text:p>3966,7662989801</text:p>
          </table:table-cell>
          <table:table-cell table:formula="of:=[.A88]*[.B88]" office:value-type="float" office:value="349075.434310246">
            <text:p>349075,43431024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3958.8327663821">
            <text:p>3958,8327663821</text:p>
          </table:table-cell>
          <table:table-cell table:formula="of:=[.A89]*[.B89]" office:value-type="float" office:value="352336.116208007">
            <text:p>352336,11620800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3950.91510084934">
            <text:p>3950,9151008493</text:p>
          </table:table-cell>
          <table:table-cell table:formula="of:=[.A90]*[.B90]" office:value-type="float" office:value="355582.359076441">
            <text:p>355582,35907644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3943.01327064764">
            <text:p>3943,0132706477</text:p>
          </table:table-cell>
          <table:table-cell table:formula="of:=[.A91]*[.B91]" office:value-type="float" office:value="358814.207628935">
            <text:p>358814,20762893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3935.12724410635">
            <text:p>3935,1272441064</text:p>
          </table:table-cell>
          <table:table-cell table:formula="of:=[.A92]*[.B92]" office:value-type="float" office:value="362031.706457784">
            <text:p>362031,70645778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3927.25698961813">
            <text:p>3927,2569896181</text:p>
          </table:table-cell>
          <table:table-cell table:formula="of:=[.A93]*[.B93]" office:value-type="float" office:value="365234.900034486">
            <text:p>365234,90003448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3919.4024756389">
            <text:p>3919,4024756389</text:p>
          </table:table-cell>
          <table:table-cell table:formula="of:=[.A94]*[.B94]" office:value-type="float" office:value="368423.832710056">
            <text:p>368423,83271005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3911.56367068762">
            <text:p>3911,5636706876</text:p>
          </table:table-cell>
          <table:table-cell table:formula="of:=[.A95]*[.B95]" office:value-type="float" office:value="371598.548715324">
            <text:p>371598,54871532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3903.74054334624">
            <text:p>3903,7405433463</text:p>
          </table:table-cell>
          <table:table-cell table:formula="of:=[.A96]*[.B96]" office:value-type="float" office:value="374759.092161239">
            <text:p>374759,09216123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3895.93306225955">
            <text:p>3895,9330622596</text:p>
          </table:table-cell>
          <table:table-cell table:formula="of:=[.A97]*[.B97]" office:value-type="float" office:value="377905.507039176">
            <text:p>377905,50703917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3888.14119613503">
            <text:p>3888,141196135</text:p>
          </table:table-cell>
          <table:table-cell table:formula="of:=[.A98]*[.B98]" office:value-type="float" office:value="381037.837221233">
            <text:p>381037,83722123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3880.36491374276">
            <text:p>3880,3649137428</text:p>
          </table:table-cell>
          <table:table-cell table:formula="of:=[.A99]*[.B99]" office:value-type="float" office:value="384156.126460533">
            <text:p>384156,1264605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3872.60418391528">
            <text:p>3872,6041839153</text:p>
          </table:table-cell>
          <table:table-cell table:formula="of:=[.A100]*[.B100]" office:value-type="float" office:value="387260.418391528">
            <text:p>387260,41839152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3864.85897554745">
            <text:p>3864,8589755475</text:p>
          </table:table-cell>
          <table:table-cell table:formula="of:=[.A101]*[.B101]" office:value-type="float" office:value="390350.756530292">
            <text:p>390350,75653029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3857.12925759635">
            <text:p>3857,1292575964</text:p>
          </table:table-cell>
          <table:table-cell table:formula="of:=[.A102]*[.B102]" office:value-type="float" office:value="393427.184274828">
            <text:p>393427,18427482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3849.41499908116">
            <text:p>3849,4149990812</text:p>
          </table:table-cell>
          <table:table-cell table:formula="of:=[.A103]*[.B103]" office:value-type="float" office:value="396489.744905359">
            <text:p>396489,744905359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3841.716169083">
            <text:p>3841,716169083</text:p>
          </table:table-cell>
          <table:table-cell table:formula="of:=[.A104]*[.B104]" office:value-type="float" office:value="399538.481584632">
            <text:p>399538,48158463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3834.03273674483">
            <text:p>3834,0327367448</text:p>
          </table:table-cell>
          <table:table-cell table:formula="of:=[.A105]*[.B105]" office:value-type="float" office:value="402573.437358207">
            <text:p>402573,43735820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3826.36467127134">
            <text:p>3826,3646712713</text:p>
          </table:table-cell>
          <table:table-cell table:formula="of:=[.A106]*[.B106]" office:value-type="float" office:value="405594.655154762">
            <text:p>405594,65515476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3818.7119419288">
            <text:p>3818,7119419288</text:p>
          </table:table-cell>
          <table:table-cell table:formula="of:=[.A107]*[.B107]" office:value-type="float" office:value="408602.177786381">
            <text:p>408602,17778638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3811.07451804494">
            <text:p>3811,0745180449</text:p>
          </table:table-cell>
          <table:table-cell table:formula="of:=[.A108]*[.B108]" office:value-type="float" office:value="411596.047948854">
            <text:p>411596,04794885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3803.45236900885">
            <text:p>3803,4523690089</text:p>
          </table:table-cell>
          <table:table-cell table:formula="of:=[.A109]*[.B109]" office:value-type="float" office:value="414576.308221965">
            <text:p>414576,30822196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3795.84546427083">
            <text:p>3795,8454642708</text:p>
          </table:table-cell>
          <table:table-cell table:formula="of:=[.A110]*[.B110]" office:value-type="float" office:value="417543.001069792">
            <text:p>417543,00106979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3788.25377334229">
            <text:p>3788,2537733423</text:p>
          </table:table-cell>
          <table:table-cell table:formula="of:=[.A111]*[.B111]" office:value-type="float" office:value="420496.168840994">
            <text:p>420496,16884099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3780.67726579561">
            <text:p>3780,6772657956</text:p>
          </table:table-cell>
          <table:table-cell table:formula="of:=[.A112]*[.B112]" office:value-type="float" office:value="423435.853769108">
            <text:p>423435,85376910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3773.11591126401">
            <text:p>3773,115911264</text:p>
          </table:table-cell>
          <table:table-cell table:formula="of:=[.A113]*[.B113]" office:value-type="float" office:value="426362.097972834">
            <text:p>426362,09797283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3765.56967944149">
            <text:p>3765,5696794415</text:p>
          </table:table-cell>
          <table:table-cell table:formula="of:=[.A114]*[.B114]" office:value-type="float" office:value="429274.943456329">
            <text:p>429274,94345632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3758.0385400826">
            <text:p>3758,0385400826</text:p>
          </table:table-cell>
          <table:table-cell table:formula="of:=[.A115]*[.B115]" office:value-type="float" office:value="432174.432109499">
            <text:p>432174,43210949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3750.52246300244">
            <text:p>3750,5224630024</text:p>
          </table:table-cell>
          <table:table-cell table:formula="of:=[.A116]*[.B116]" office:value-type="float" office:value="435060.605708283">
            <text:p>435060,60570828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3743.02141807643">
            <text:p>3743,0214180764</text:p>
          </table:table-cell>
          <table:table-cell table:formula="of:=[.A117]*[.B117]" office:value-type="float" office:value="437933.505914943">
            <text:p>437933,50591494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3735.53537524028">
            <text:p>3735,5353752403</text:p>
          </table:table-cell>
          <table:table-cell table:formula="of:=[.A118]*[.B118]" office:value-type="float" office:value="440793.174278353">
            <text:p>440793,17427835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3728.0643044898">
            <text:p>3728,0643044898</text:p>
          </table:table-cell>
          <table:table-cell table:formula="of:=[.A119]*[.B119]" office:value-type="float" office:value="443639.652234286">
            <text:p>443639,65223428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3720.60817588082">
            <text:p>3720,6081758808</text:p>
          </table:table-cell>
          <table:table-cell table:formula="of:=[.A120]*[.B120]" office:value-type="float" office:value="446472.981105698">
            <text:p>446472,98110569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3713.16695952906">
            <text:p>3713,1669595291</text:p>
          </table:table-cell>
          <table:table-cell table:formula="of:=[.A121]*[.B121]" office:value-type="float" office:value="449293.202103016">
            <text:p>449293,20210301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3705.74062561">
            <text:p>3705,74062561</text:p>
          </table:table-cell>
          <table:table-cell table:formula="of:=[.A122]*[.B122]" office:value-type="float" office:value="452100.35632442">
            <text:p>452100,3563244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3698.32914435878">
            <text:p>3698,3291443588</text:p>
          </table:table-cell>
          <table:table-cell table:formula="of:=[.A123]*[.B123]" office:value-type="float" office:value="454894.48475613">
            <text:p>454894,48475613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3690.93248607006">
            <text:p>3690,9324860701</text:p>
          </table:table-cell>
          <table:table-cell table:formula="of:=[.A124]*[.B124]" office:value-type="float" office:value="457675.628272688">
            <text:p>457675,62827268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3683.55062109792">
            <text:p>3683,5506210979</text:p>
          </table:table-cell>
          <table:table-cell table:formula="of:=[.A125]*[.B125]" office:value-type="float" office:value="460443.82763724">
            <text:p>460443,8276372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3676.18351985573">
            <text:p>3676,1835198557</text:p>
          </table:table-cell>
          <table:table-cell table:formula="of:=[.A126]*[.B126]" office:value-type="float" office:value="463199.123501822">
            <text:p>463199,12350182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3668.83115281602">
            <text:p>3668,831152816</text:p>
          </table:table-cell>
          <table:table-cell table:formula="of:=[.A127]*[.B127]" office:value-type="float" office:value="465941.556407634">
            <text:p>465941,556407634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3661.49349051038">
            <text:p>3661,4934905104</text:p>
          </table:table-cell>
          <table:table-cell table:formula="of:=[.A128]*[.B128]" office:value-type="float" office:value="468671.166785329">
            <text:p>468671,166785329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3654.17050352936">
            <text:p>3654,1705035294</text:p>
          </table:table-cell>
          <table:table-cell table:formula="of:=[.A129]*[.B129]" office:value-type="float" office:value="471387.994955288">
            <text:p>471387,99495528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3646.8621625223">
            <text:p>3646,8621625223</text:p>
          </table:table-cell>
          <table:table-cell table:formula="of:=[.A130]*[.B130]" office:value-type="float" office:value="474092.0811279">
            <text:p>474092,081127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3639.56843819726">
            <text:p>3639,5684381973</text:p>
          </table:table-cell>
          <table:table-cell table:formula="of:=[.A131]*[.B131]" office:value-type="float" office:value="476783.465403841">
            <text:p>476783,465403841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3632.28930132086">
            <text:p>3632,2893013209</text:p>
          </table:table-cell>
          <table:table-cell table:formula="of:=[.A132]*[.B132]" office:value-type="float" office:value="479462.187774354">
            <text:p>479462,18777435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3625.02472271822">
            <text:p>3625,0247227182</text:p>
          </table:table-cell>
          <table:table-cell table:formula="of:=[.A133]*[.B133]" office:value-type="float" office:value="482128.288121524">
            <text:p>482128,28812152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3617.77467327279">
            <text:p>3617,7746732728</text:p>
          </table:table-cell>
          <table:table-cell table:formula="of:=[.A134]*[.B134]" office:value-type="float" office:value="484781.806218553">
            <text:p>484781,806218553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3610.53912392624">
            <text:p>3610,5391239263</text:p>
          </table:table-cell>
          <table:table-cell table:formula="of:=[.A135]*[.B135]" office:value-type="float" office:value="487422.781730043">
            <text:p>487422,78173004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3603.31804567839">
            <text:p>3603,3180456784</text:p>
          </table:table-cell>
          <table:table-cell table:formula="of:=[.A136]*[.B136]" office:value-type="float" office:value="490051.254212261">
            <text:p>490051,25421226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596.11140958703">
            <text:p>3596,111409587</text:p>
          </table:table-cell>
          <table:table-cell table:formula="of:=[.A137]*[.B137]" office:value-type="float" office:value="492667.263113423">
            <text:p>492667,263113423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588.91918676786">
            <text:p>3588,9191867679</text:p>
          </table:table-cell>
          <table:table-cell table:formula="of:=[.A138]*[.B138]" office:value-type="float" office:value="495270.847773964">
            <text:p>495270,84777396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581.74134839432">
            <text:p>3581,7413483943</text:p>
          </table:table-cell>
          <table:table-cell table:formula="of:=[.A139]*[.B139]" office:value-type="float" office:value="497862.047426811">
            <text:p>497862,04742681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574.57786569753">
            <text:p>3574,5778656975</text:p>
          </table:table-cell>
          <table:table-cell table:formula="of:=[.A140]*[.B140]" office:value-type="float" office:value="500440.901197655">
            <text:p>500440,90119765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567.42870996614">
            <text:p>3567,4287099661</text:p>
          </table:table-cell>
          <table:table-cell table:formula="of:=[.A141]*[.B141]" office:value-type="float" office:value="503007.448105225">
            <text:p>503007,448105225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560.2938525462">
            <text:p>3560,2938525462</text:p>
          </table:table-cell>
          <table:table-cell table:formula="of:=[.A142]*[.B142]" office:value-type="float" office:value="505561.727061561">
            <text:p>505561,7270615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553.17326484111">
            <text:p>3553,1732648411</text:p>
          </table:table-cell>
          <table:table-cell table:formula="of:=[.A143]*[.B143]" office:value-type="float" office:value="508103.776872279">
            <text:p>508103,776872279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546.06691831143">
            <text:p>3546,0669183114</text:p>
          </table:table-cell>
          <table:table-cell table:formula="of:=[.A144]*[.B144]" office:value-type="float" office:value="510633.636236846">
            <text:p>510633,636236846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538.97478447481">
            <text:p>3538,9747844748</text:p>
          </table:table-cell>
          <table:table-cell table:formula="of:=[.A145]*[.B145]" office:value-type="float" office:value="513151.343748847">
            <text:p>513151,343748847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531.89683490586">
            <text:p>3531,8968349059</text:p>
          </table:table-cell>
          <table:table-cell table:formula="of:=[.A146]*[.B146]" office:value-type="float" office:value="515656.937896255">
            <text:p>515656,93789625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524.83304123605">
            <text:p>3524,8330412361</text:p>
          </table:table-cell>
          <table:table-cell table:formula="of:=[.A147]*[.B147]" office:value-type="float" office:value="518150.457061699">
            <text:p>518150,45706169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517.78337515357">
            <text:p>3517,7833751536</text:p>
          </table:table-cell>
          <table:table-cell table:formula="of:=[.A148]*[.B148]" office:value-type="float" office:value="520631.939522729">
            <text:p>520631,939522729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510.74780840327">
            <text:p>3510,7478084033</text:p>
          </table:table-cell>
          <table:table-cell table:formula="of:=[.A149]*[.B149]" office:value-type="float" office:value="523101.423452087">
            <text:p>523101,42345208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503.72631278646">
            <text:p>3503,7263127865</text:p>
          </table:table-cell>
          <table:table-cell table:formula="of:=[.A150]*[.B150]" office:value-type="float" office:value="525558.946917969">
            <text:p>525558,946917969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496.71886016089">
            <text:p>3496,7188601609</text:p>
          </table:table-cell>
          <table:table-cell table:formula="of:=[.A151]*[.B151]" office:value-type="float" office:value="528004.547884294">
            <text:p>528004,54788429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489.72542244057">
            <text:p>3489,7254224406</text:p>
          </table:table-cell>
          <table:table-cell table:formula="of:=[.A152]*[.B152]" office:value-type="float" office:value="530438.264210966">
            <text:p>530438,26421096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482.74597159568">
            <text:p>3482,7459715957</text:p>
          </table:table-cell>
          <table:table-cell table:formula="of:=[.A153]*[.B153]" office:value-type="float" office:value="532860.13365414">
            <text:p>532860,1336541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475.78047965249">
            <text:p>3475,7804796525</text:p>
          </table:table-cell>
          <table:table-cell table:formula="of:=[.A154]*[.B154]" office:value-type="float" office:value="535270.193866484">
            <text:p>535270,19386648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468.82891869319">
            <text:p>3468,8289186932</text:p>
          </table:table-cell>
          <table:table-cell table:formula="of:=[.A155]*[.B155]" office:value-type="float" office:value="537668.482397444">
            <text:p>537668,48239744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461.8912608558">
            <text:p>3461,8912608558</text:p>
          </table:table-cell>
          <table:table-cell table:formula="of:=[.A156]*[.B156]" office:value-type="float" office:value="540055.036693505">
            <text:p>540055,036693505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454.96747833409">
            <text:p>3454,9674783341</text:p>
          </table:table-cell>
          <table:table-cell table:formula="of:=[.A157]*[.B157]" office:value-type="float" office:value="542429.894098452">
            <text:p>542429,894098452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448.05754337742">
            <text:p>3448,0575433774</text:p>
          </table:table-cell>
          <table:table-cell table:formula="of:=[.A158]*[.B158]" office:value-type="float" office:value="544793.091853633">
            <text:p>544793,091853633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441.16142829067">
            <text:p>3441,1614282907</text:p>
          </table:table-cell>
          <table:table-cell table:formula="of:=[.A159]*[.B159]" office:value-type="float" office:value="547144.667098216">
            <text:p>547144,667098216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434.27910543409">
            <text:p>3434,2791054341</text:p>
          </table:table-cell>
          <table:table-cell table:formula="of:=[.A160]*[.B160]" office:value-type="float" office:value="549484.656869454">
            <text:p>549484,65686945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427.41054722322">
            <text:p>3427,4105472232</text:p>
          </table:table-cell>
          <table:table-cell table:formula="of:=[.A161]*[.B161]" office:value-type="float" office:value="551813.098102938">
            <text:p>551813,09810293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420.55572612877">
            <text:p>3420,5557261288</text:p>
          </table:table-cell>
          <table:table-cell table:formula="of:=[.A162]*[.B162]" office:value-type="float" office:value="554130.027632861">
            <text:p>554130,027632861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413.71461467651">
            <text:p>3413,7146146765</text:p>
          </table:table-cell>
          <table:table-cell table:formula="of:=[.A163]*[.B163]" office:value-type="float" office:value="556435.482192272">
            <text:p>556435,48219227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406.88718544716">
            <text:p>3406,8871854472</text:p>
          </table:table-cell>
          <table:table-cell table:formula="of:=[.A164]*[.B164]" office:value-type="float" office:value="558729.498413334">
            <text:p>558729,49841333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400.07341107627">
            <text:p>3400,0734110763</text:p>
          </table:table-cell>
          <table:table-cell table:formula="of:=[.A165]*[.B165]" office:value-type="float" office:value="561012.112827584">
            <text:p>561012,11282758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393.27326425411">
            <text:p>3393,2732642541</text:p>
          </table:table-cell>
          <table:table-cell table:formula="of:=[.A166]*[.B166]" office:value-type="float" office:value="563283.361866183">
            <text:p>563283,36186618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386.48671772561">
            <text:p>3386,4867177256</text:p>
          </table:table-cell>
          <table:table-cell table:formula="of:=[.A167]*[.B167]" office:value-type="float" office:value="565543.281860176">
            <text:p>565543,28186017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379.71374429016">
            <text:p>3379,7137442902</text:p>
          </table:table-cell>
          <table:table-cell table:formula="of:=[.A168]*[.B168]" office:value-type="float" office:value="567791.909040746">
            <text:p>567791,90904074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372.95431680157">
            <text:p>3372,9543168016</text:p>
          </table:table-cell>
          <table:table-cell table:formula="of:=[.A169]*[.B169]" office:value-type="float" office:value="570029.279539466">
            <text:p>570029,27953946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366.20840816797">
            <text:p>3366,208408168</text:p>
          </table:table-cell>
          <table:table-cell table:formula="of:=[.A170]*[.B170]" office:value-type="float" office:value="572255.429388555">
            <text:p>572255,429388555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359.47599135164">
            <text:p>3359,4759913516</text:p>
          </table:table-cell>
          <table:table-cell table:formula="of:=[.A171]*[.B171]" office:value-type="float" office:value="574470.39452113">
            <text:p>574470,39452113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352.75703936893">
            <text:p>3352,7570393689</text:p>
          </table:table-cell>
          <table:table-cell table:formula="of:=[.A172]*[.B172]" office:value-type="float" office:value="576674.210771456">
            <text:p>576674,21077145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346.05152529019">
            <text:p>3346,0515252902</text:p>
          </table:table-cell>
          <table:table-cell table:formula="of:=[.A173]*[.B173]" office:value-type="float" office:value="578866.913875204">
            <text:p>578866,91387520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339.35942223961">
            <text:p>3339,3594222396</text:p>
          </table:table-cell>
          <table:table-cell table:formula="of:=[.A174]*[.B174]" office:value-type="float" office:value="581048.539469693">
            <text:p>581048,53946969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332.68070339513">
            <text:p>3332,6807033951</text:p>
          </table:table-cell>
          <table:table-cell table:formula="of:=[.A175]*[.B175]" office:value-type="float" office:value="583219.123094149">
            <text:p>583219,123094149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326.01534198834">
            <text:p>3326,0153419884</text:p>
          </table:table-cell>
          <table:table-cell table:formula="of:=[.A176]*[.B176]" office:value-type="float" office:value="585378.700189949">
            <text:p>585378,700189949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319.36331130437">
            <text:p>3319,3633113044</text:p>
          </table:table-cell>
          <table:table-cell table:formula="of:=[.A177]*[.B177]" office:value-type="float" office:value="587527.306100873">
            <text:p>587527,306100873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312.72458468176">
            <text:p>3312,7245846818</text:p>
          </table:table-cell>
          <table:table-cell table:formula="of:=[.A178]*[.B178]" office:value-type="float" office:value="589664.976073353">
            <text:p>589664,976073353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306.0991355124">
            <text:p>3306,0991355124</text:p>
          </table:table-cell>
          <table:table-cell table:formula="of:=[.A179]*[.B179]" office:value-type="float" office:value="591791.745256719">
            <text:p>591791,745256719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299.48693724137">
            <text:p>3299,4869372414</text:p>
          </table:table-cell>
          <table:table-cell table:formula="of:=[.A180]*[.B180]" office:value-type="float" office:value="593907.648703447">
            <text:p>593907,648703447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292.88796336689">
            <text:p>3292,8879633669</text:p>
          </table:table-cell>
          <table:table-cell table:formula="of:=[.A181]*[.B181]" office:value-type="float" office:value="596012.721369407">
            <text:p>596012,72136940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286.30218744015">
            <text:p>3286,3021874402</text:p>
          </table:table-cell>
          <table:table-cell table:formula="of:=[.A182]*[.B182]" office:value-type="float" office:value="598106.998114108">
            <text:p>598106,99811410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279.72958306527">
            <text:p>3279,7295830653</text:p>
          </table:table-cell>
          <table:table-cell table:formula="of:=[.A183]*[.B183]" office:value-type="float" office:value="600190.513700945">
            <text:p>600190,513700945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273.17012389914">
            <text:p>3273,1701238992</text:p>
          </table:table-cell>
          <table:table-cell table:formula="of:=[.A184]*[.B184]" office:value-type="float" office:value="602263.302797442">
            <text:p>602263,30279744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266.62378365135">
            <text:p>3266,6237836514</text:p>
          </table:table-cell>
          <table:table-cell table:formula="of:=[.A185]*[.B185]" office:value-type="float" office:value="604325.399975499">
            <text:p>604325,399975499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260.09053608404">
            <text:p>3260,0905360841</text:p>
          </table:table-cell>
          <table:table-cell table:formula="of:=[.A186]*[.B186]" office:value-type="float" office:value="606376.839711632">
            <text:p>606376,83971163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253.57035501187">
            <text:p>3253,5703550119</text:p>
          </table:table-cell>
          <table:table-cell table:formula="of:=[.A187]*[.B187]" office:value-type="float" office:value="608417.656387221">
            <text:p>608417,656387221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247.06321430185">
            <text:p>3247,0632143019</text:p>
          </table:table-cell>
          <table:table-cell table:formula="of:=[.A188]*[.B188]" office:value-type="float" office:value="610447.884288748">
            <text:p>610447,88428874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240.56908787325">
            <text:p>3240,5690878733</text:p>
          </table:table-cell>
          <table:table-cell table:formula="of:=[.A189]*[.B189]" office:value-type="float" office:value="612467.557608044">
            <text:p>612467,55760804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234.0879496975">
            <text:p>3234,0879496975</text:p>
          </table:table-cell>
          <table:table-cell table:formula="of:=[.A190]*[.B190]" office:value-type="float" office:value="614476.710442525">
            <text:p>614476,710442525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227.61977379811">
            <text:p>3227,6197737981</text:p>
          </table:table-cell>
          <table:table-cell table:formula="of:=[.A191]*[.B191]" office:value-type="float" office:value="616475.376795438">
            <text:p>616475,37679543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221.16453425051">
            <text:p>3221,1645342505</text:p>
          </table:table-cell>
          <table:table-cell table:formula="of:=[.A192]*[.B192]" office:value-type="float" office:value="618463.590576098">
            <text:p>618463,59057609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214.72220518201">
            <text:p>3214,722205182</text:p>
          </table:table-cell>
          <table:table-cell table:formula="of:=[.A193]*[.B193]" office:value-type="float" office:value="620441.385600128">
            <text:p>620441,385600128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208.29276077164">
            <text:p>3208,2927607717</text:p>
          </table:table-cell>
          <table:table-cell table:formula="of:=[.A194]*[.B194]" office:value-type="float" office:value="622408.795589699">
            <text:p>622408,79558969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201.8761752501">
            <text:p>3201,8761752501</text:p>
          </table:table-cell>
          <table:table-cell table:formula="of:=[.A195]*[.B195]" office:value-type="float" office:value="624365.85417377">
            <text:p>624365,8541737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195.4724228996">
            <text:p>3195,4724228996</text:p>
          </table:table-cell>
          <table:table-cell table:formula="of:=[.A196]*[.B196]" office:value-type="float" office:value="626312.594888322">
            <text:p>626312,59488832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189.0814780538">
            <text:p>3189,0814780538</text:p>
          </table:table-cell>
          <table:table-cell table:formula="of:=[.A197]*[.B197]" office:value-type="float" office:value="628249.051176599">
            <text:p>628249,05117659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182.70331509769">
            <text:p>3182,7033150977</text:p>
          </table:table-cell>
          <table:table-cell table:formula="of:=[.A198]*[.B198]" office:value-type="float" office:value="630175.256389343">
            <text:p>630175,256389343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176.3379084675">
            <text:p>3176,3379084675</text:p>
          </table:table-cell>
          <table:table-cell table:formula="of:=[.A199]*[.B199]" office:value-type="float" office:value="632091.243785032">
            <text:p>632091,24378503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169.98523265056">
            <text:p>3169,9852326506</text:p>
          </table:table-cell>
          <table:table-cell table:formula="of:=[.A200]*[.B200]" office:value-type="float" office:value="633997.046530113">
            <text:p>633997,046530113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163.64526218526">
            <text:p>3163,6452621853</text:p>
          </table:table-cell>
          <table:table-cell table:formula="of:=[.A201]*[.B201]" office:value-type="float" office:value="635892.697699238">
            <text:p>635892,69769923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157.31797166089">
            <text:p>3157,3179716609</text:p>
          </table:table-cell>
          <table:table-cell table:formula="of:=[.A202]*[.B202]" office:value-type="float" office:value="637778.2302755">
            <text:p>637778,2302755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151.00333571757">
            <text:p>3151,0033357176</text:p>
          </table:table-cell>
          <table:table-cell table:formula="of:=[.A203]*[.B203]" office:value-type="float" office:value="639653.677150667">
            <text:p>639653,677150667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144.70132904613">
            <text:p>3144,7013290461</text:p>
          </table:table-cell>
          <table:table-cell table:formula="of:=[.A204]*[.B204]" office:value-type="float" office:value="641519.071125411">
            <text:p>641519,071125411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138.41192638804">
            <text:p>3138,4119263881</text:p>
          </table:table-cell>
          <table:table-cell table:formula="of:=[.A205]*[.B205]" office:value-type="float" office:value="643374.444909549">
            <text:p>643374,44490954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132.13510253527">
            <text:p>3132,1351025353</text:p>
          </table:table-cell>
          <table:table-cell table:formula="of:=[.A206]*[.B206]" office:value-type="float" office:value="645219.831122265">
            <text:p>645219,83112226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125.8708323302">
            <text:p>3125,8708323302</text:p>
          </table:table-cell>
          <table:table-cell table:formula="of:=[.A207]*[.B207]" office:value-type="float" office:value="647055.262292351">
            <text:p>647055,262292351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119.61909066554">
            <text:p>3119,6190906655</text:p>
          </table:table-cell>
          <table:table-cell table:formula="of:=[.A208]*[.B208]" office:value-type="float" office:value="648880.770858431">
            <text:p>648880,77085843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113.3798524842">
            <text:p>3113,3798524842</text:p>
          </table:table-cell>
          <table:table-cell table:formula="of:=[.A209]*[.B209]" office:value-type="float" office:value="650696.389169199">
            <text:p>650696,38916919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107.15309277924">
            <text:p>3107,1530927792</text:p>
          </table:table-cell>
          <table:table-cell table:formula="of:=[.A210]*[.B210]" office:value-type="float" office:value="652502.14948364">
            <text:p>652502,14948364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100.93878659368">
            <text:p>3100,9387865937</text:p>
          </table:table-cell>
          <table:table-cell table:formula="of:=[.A211]*[.B211]" office:value-type="float" office:value="654298.083971266">
            <text:p>654298,083971266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094.73690902049">
            <text:p>3094,7369090205</text:p>
          </table:table-cell>
          <table:table-cell table:formula="of:=[.A212]*[.B212]" office:value-type="float" office:value="656084.224712344">
            <text:p>656084,22471234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088.54743520245">
            <text:p>3088,5474352025</text:p>
          </table:table-cell>
          <table:table-cell table:formula="of:=[.A213]*[.B213]" office:value-type="float" office:value="657860.603698122">
            <text:p>657860,603698122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082.37034033204">
            <text:p>3082,3703403321</text:p>
          </table:table-cell>
          <table:table-cell table:formula="of:=[.A214]*[.B214]" office:value-type="float" office:value="659627.252831057">
            <text:p>659627,252831057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076.20559965138">
            <text:p>3076,2055996514</text:p>
          </table:table-cell>
          <table:table-cell table:formula="of:=[.A215]*[.B215]" office:value-type="float" office:value="661384.203925047">
            <text:p>661384,203925047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070.05318845208">
            <text:p>3070,0531884521</text:p>
          </table:table-cell>
          <table:table-cell table:formula="of:=[.A216]*[.B216]" office:value-type="float" office:value="663131.488705649">
            <text:p>663131,488705649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063.91308207517">
            <text:p>3063,9130820752</text:p>
          </table:table-cell>
          <table:table-cell table:formula="of:=[.A217]*[.B217]" office:value-type="float" office:value="664869.138810313">
            <text:p>664869,138810313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057.78525591102">
            <text:p>3057,785255911</text:p>
          </table:table-cell>
          <table:table-cell table:formula="of:=[.A218]*[.B218]" office:value-type="float" office:value="666597.185788603">
            <text:p>666597,185788603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051.6696853992">
            <text:p>3051,6696853992</text:p>
          </table:table-cell>
          <table:table-cell table:formula="of:=[.A219]*[.B219]" office:value-type="float" office:value="668315.661102425">
            <text:p>668315,661102425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045.5663460284">
            <text:p>3045,5663460284</text:p>
          </table:table-cell>
          <table:table-cell table:formula="of:=[.A220]*[.B220]" office:value-type="float" office:value="670024.596126248">
            <text:p>670024,596126248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039.47521333635">
            <text:p>3039,4752133364</text:p>
          </table:table-cell>
          <table:table-cell table:formula="of:=[.A221]*[.B221]" office:value-type="float" office:value="671724.022147332">
            <text:p>671724,022147332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033.39626290967">
            <text:p>3033,3962629097</text:p>
          </table:table-cell>
          <table:table-cell table:formula="of:=[.A222]*[.B222]" office:value-type="float" office:value="673413.970365947">
            <text:p>673413,970365947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027.32947038385">
            <text:p>3027,3294703839</text:p>
          </table:table-cell>
          <table:table-cell table:formula="of:=[.A223]*[.B223]" office:value-type="float" office:value="675094.471895599">
            <text:p>675094,471895599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021.27481144309">
            <text:p>3021,2748114431</text:p>
          </table:table-cell>
          <table:table-cell table:formula="of:=[.A224]*[.B224]" office:value-type="float" office:value="676765.557763251">
            <text:p>676765,55776325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015.2322618202">
            <text:p>3015,2322618202</text:p>
          </table:table-cell>
          <table:table-cell table:formula="of:=[.A225]*[.B225]" office:value-type="float" office:value="678427.258909545">
            <text:p>678427,25890954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009.20179729656">
            <text:p>3009,2017972966</text:p>
          </table:table-cell>
          <table:table-cell table:formula="of:=[.A226]*[.B226]" office:value-type="float" office:value="680079.606189022">
            <text:p>680079,60618902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003.18339370197">
            <text:p>3003,183393702</text:p>
          </table:table-cell>
          <table:table-cell table:formula="of:=[.A227]*[.B227]" office:value-type="float" office:value="681722.630370346">
            <text:p>681722,63037034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2997.17702691456">
            <text:p>2997,1770269146</text:p>
          </table:table-cell>
          <table:table-cell table:formula="of:=[.A228]*[.B228]" office:value-type="float" office:value="683356.36213652">
            <text:p>683356,36213652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2991.18267286073">
            <text:p>2991,1826728607</text:p>
          </table:table-cell>
          <table:table-cell table:formula="of:=[.A229]*[.B229]" office:value-type="float" office:value="684980.832085108">
            <text:p>684980,83208510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2985.20030751501">
            <text:p>2985,200307515</text:p>
          </table:table-cell>
          <table:table-cell table:formula="of:=[.A230]*[.B230]" office:value-type="float" office:value="686596.070728453">
            <text:p>686596,070728453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2979.22990689998">
            <text:p>2979,2299069</text:p>
          </table:table-cell>
          <table:table-cell table:formula="of:=[.A231]*[.B231]" office:value-type="float" office:value="688202.108493896">
            <text:p>688202,108493896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2973.27144708618">
            <text:p>2973,2714470862</text:p>
          </table:table-cell>
          <table:table-cell table:formula="of:=[.A232]*[.B232]" office:value-type="float" office:value="689798.975723994">
            <text:p>689798,97572399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2967.32490419201">
            <text:p>2967,324904192</text:p>
          </table:table-cell>
          <table:table-cell table:formula="of:=[.A233]*[.B233]" office:value-type="float" office:value="691386.702676738">
            <text:p>691386,70267673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2961.39025438362">
            <text:p>2961,3902543836</text:p>
          </table:table-cell>
          <table:table-cell table:formula="of:=[.A234]*[.B234]" office:value-type="float" office:value="692965.319525768">
            <text:p>692965,31952576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2955.46747387486">
            <text:p>2955,4674738749</text:p>
          </table:table-cell>
          <table:table-cell table:formula="of:=[.A235]*[.B235]" office:value-type="float" office:value="694534.856360592">
            <text:p>694534,85636059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2949.55653892711">
            <text:p>2949,5565389271</text:p>
          </table:table-cell>
          <table:table-cell table:formula="of:=[.A236]*[.B236]" office:value-type="float" office:value="696095.343186797">
            <text:p>696095,343186797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2943.65742584925">
            <text:p>2943,6574258493</text:p>
          </table:table-cell>
          <table:table-cell table:formula="of:=[.A237]*[.B237]" office:value-type="float" office:value="697646.809926273">
            <text:p>697646,809926273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2937.77011099755">
            <text:p>2937,7701109976</text:p>
          </table:table-cell>
          <table:table-cell table:formula="of:=[.A238]*[.B238]" office:value-type="float" office:value="699189.286417418">
            <text:p>699189,28641741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2931.89457077556">
            <text:p>2931,8945707756</text:p>
          </table:table-cell>
          <table:table-cell table:formula="of:=[.A239]*[.B239]" office:value-type="float" office:value="700722.802415359">
            <text:p>700722,80241535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2926.03078163401">
            <text:p>2926,030781634</text:p>
          </table:table-cell>
          <table:table-cell table:formula="of:=[.A240]*[.B240]" office:value-type="float" office:value="702247.387592162">
            <text:p>702247,38759216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2920.17872007074">
            <text:p>2920,1787200707</text:p>
          </table:table-cell>
          <table:table-cell table:formula="of:=[.A241]*[.B241]" office:value-type="float" office:value="703763.071537049">
            <text:p>703763,071537049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2914.3383626306">
            <text:p>2914,3383626306</text:p>
          </table:table-cell>
          <table:table-cell table:formula="of:=[.A242]*[.B242]" office:value-type="float" office:value="705269.883756605">
            <text:p>705269,88375660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2908.50968590534">
            <text:p>2908,5096859053</text:p>
          </table:table-cell>
          <table:table-cell table:formula="of:=[.A243]*[.B243]" office:value-type="float" office:value="706767.853674997">
            <text:p>706767,853674997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2902.69266653353">
            <text:p>2902,6926665335</text:p>
          </table:table-cell>
          <table:table-cell table:formula="of:=[.A244]*[.B244]" office:value-type="float" office:value="708257.010634181">
            <text:p>708257,01063418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2896.88728120046">
            <text:p>2896,8872812005</text:p>
          </table:table-cell>
          <table:table-cell table:formula="of:=[.A245]*[.B245]" office:value-type="float" office:value="709737.383894113">
            <text:p>709737,383894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2891.09350663806">
            <text:p>2891,0935066381</text:p>
          </table:table-cell>
          <table:table-cell table:formula="of:=[.A246]*[.B246]" office:value-type="float" office:value="711209.002632963">
            <text:p>711209,00263296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2885.31131962478">
            <text:p>2885,3113196248</text:p>
          </table:table-cell>
          <table:table-cell table:formula="of:=[.A247]*[.B247]" office:value-type="float" office:value="712671.895947322">
            <text:p>712671,89594732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2879.54069698553">
            <text:p>2879,5406969855</text:p>
          </table:table-cell>
          <table:table-cell table:formula="of:=[.A248]*[.B248]" office:value-type="float" office:value="714126.092852412">
            <text:p>714126,09285241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2873.78161559156">
            <text:p>2873,7816155916</text:p>
          </table:table-cell>
          <table:table-cell table:formula="of:=[.A249]*[.B249]" office:value-type="float" office:value="715571.622282299">
            <text:p>715571,62228229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2868.03405236038">
            <text:p>2868,0340523604</text:p>
          </table:table-cell>
          <table:table-cell table:formula="of:=[.A250]*[.B250]" office:value-type="float" office:value="717008.513090095">
            <text:p>717008,513090095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2862.29798425566">
            <text:p>2862,2979842557</text:p>
          </table:table-cell>
          <table:table-cell table:formula="of:=[.A251]*[.B251]" office:value-type="float" office:value="718436.79404817">
            <text:p>718436,7940481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2856.57338828715">
            <text:p>2856,5733882872</text:p>
          </table:table-cell>
          <table:table-cell table:formula="of:=[.A252]*[.B252]" office:value-type="float" office:value="719856.493848361">
            <text:p>719856,4938483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2850.86024151057">
            <text:p>2850,8602415106</text:p>
          </table:table-cell>
          <table:table-cell table:formula="of:=[.A253]*[.B253]" office:value-type="float" office:value="721267.641102175">
            <text:p>721267,641102175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2845.15852102755">
            <text:p>2845,1585210276</text:p>
          </table:table-cell>
          <table:table-cell table:formula="of:=[.A254]*[.B254]" office:value-type="float" office:value="722670.264340998">
            <text:p>722670,26434099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2839.4682039855">
            <text:p>2839,4682039855</text:p>
          </table:table-cell>
          <table:table-cell table:formula="of:=[.A255]*[.B255]" office:value-type="float" office:value="724064.392016302">
            <text:p>724064,392016302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2833.78926757753">
            <text:p>2833,7892675775</text:p>
          </table:table-cell>
          <table:table-cell table:formula="of:=[.A256]*[.B256]" office:value-type="float" office:value="725450.052499847">
            <text:p>725450,052499847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2828.12168904237">
            <text:p>2828,1216890424</text:p>
          </table:table-cell>
          <table:table-cell table:formula="of:=[.A257]*[.B257]" office:value-type="float" office:value="726827.27408389">
            <text:p>726827,2740838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2822.46544566429">
            <text:p>2822,4654456643</text:p>
          </table:table-cell>
          <table:table-cell table:formula="of:=[.A258]*[.B258]" office:value-type="float" office:value="728196.084981386">
            <text:p>728196,08498138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2816.82051477296">
            <text:p>2816,820514773</text:p>
          </table:table-cell>
          <table:table-cell table:formula="of:=[.A259]*[.B259]" office:value-type="float" office:value="729556.513326196">
            <text:p>729556,513326196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2811.18687374341">
            <text:p>2811,1868737434</text:p>
          </table:table-cell>
          <table:table-cell table:formula="of:=[.A260]*[.B260]" office:value-type="float" office:value="730908.587173287">
            <text:p>730908,587173287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2805.56449999593">
            <text:p>2805,5644999959</text:p>
          </table:table-cell>
          <table:table-cell table:formula="of:=[.A261]*[.B261]" office:value-type="float" office:value="732252.334498937">
            <text:p>732252,334498937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2799.95337099593">
            <text:p>2799,9533709959</text:p>
          </table:table-cell>
          <table:table-cell table:formula="of:=[.A262]*[.B262]" office:value-type="float" office:value="733587.783200935">
            <text:p>733587,783200935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2794.35346425394">
            <text:p>2794,353464254</text:p>
          </table:table-cell>
          <table:table-cell table:formula="of:=[.A263]*[.B263]" office:value-type="float" office:value="734914.961098787">
            <text:p>734914,961098787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2788.76475732543">
            <text:p>2788,7647573254</text:p>
          </table:table-cell>
          <table:table-cell table:formula="of:=[.A264]*[.B264]" office:value-type="float" office:value="736233.895933915">
            <text:p>736233,895933915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2783.18722781078">
            <text:p>2783,1872278108</text:p>
          </table:table-cell>
          <table:table-cell table:formula="of:=[.A265]*[.B265]" office:value-type="float" office:value="737544.615369858">
            <text:p>737544,61536985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2777.62085335516">
            <text:p>2777,6208533552</text:p>
          </table:table-cell>
          <table:table-cell table:formula="of:=[.A266]*[.B266]" office:value-type="float" office:value="738847.146992473">
            <text:p>738847,14699247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2772.06561164845">
            <text:p>2772,0656116485</text:p>
          </table:table-cell>
          <table:table-cell table:formula="of:=[.A267]*[.B267]" office:value-type="float" office:value="740141.518310137">
            <text:p>740141,518310137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2766.52148042515">
            <text:p>2766,5214804252</text:p>
          </table:table-cell>
          <table:table-cell table:formula="of:=[.A268]*[.B268]" office:value-type="float" office:value="741427.756753941">
            <text:p>741427,756753941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2760.9884374643">
            <text:p>2760,9884374643</text:p>
          </table:table-cell>
          <table:table-cell table:formula="of:=[.A269]*[.B269]" office:value-type="float" office:value="742705.889677898">
            <text:p>742705,88967789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2755.46646058938">
            <text:p>2755,4664605894</text:p>
          </table:table-cell>
          <table:table-cell table:formula="of:=[.A270]*[.B270]" office:value-type="float" office:value="743975.944359132">
            <text:p>743975,94435913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2749.9555276682">
            <text:p>2749,9555276682</text:p>
          </table:table-cell>
          <table:table-cell table:formula="of:=[.A271]*[.B271]" office:value-type="float" office:value="745237.947998082">
            <text:p>745237,94799808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2744.45561661286">
            <text:p>2744,4556166129</text:p>
          </table:table-cell>
          <table:table-cell table:formula="of:=[.A272]*[.B272]" office:value-type="float" office:value="746491.927718698">
            <text:p>746491,927718698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2738.96670537964">
            <text:p>2738,9667053796</text:p>
          </table:table-cell>
          <table:table-cell table:formula="of:=[.A273]*[.B273]" office:value-type="float" office:value="747737.91056864">
            <text:p>747737,9105686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2733.48877196888">
            <text:p>2733,4887719689</text:p>
          </table:table-cell>
          <table:table-cell table:formula="of:=[.A274]*[.B274]" office:value-type="float" office:value="748975.923519472">
            <text:p>748975,92351947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2728.02179442494">
            <text:p>2728,0217944249</text:p>
          </table:table-cell>
          <table:table-cell table:formula="of:=[.A275]*[.B275]" office:value-type="float" office:value="750205.993466858">
            <text:p>750205,993466858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2722.56575083609">
            <text:p>2722,5657508361</text:p>
          </table:table-cell>
          <table:table-cell table:formula="of:=[.A276]*[.B276]" office:value-type="float" office:value="751428.14723076">
            <text:p>751428,14723076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2717.12061933442">
            <text:p>2717,1206193344</text:p>
          </table:table-cell>
          <table:table-cell table:formula="of:=[.A277]*[.B277]" office:value-type="float" office:value="752642.411555633">
            <text:p>752642,411555633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2711.68637809575">
            <text:p>2711,6863780958</text:p>
          </table:table-cell>
          <table:table-cell table:formula="of:=[.A278]*[.B278]" office:value-type="float" office:value="753848.813110618">
            <text:p>753848,813110618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2706.26300533956">
            <text:p>2706,2630053396</text:p>
          </table:table-cell>
          <table:table-cell table:formula="of:=[.A279]*[.B279]" office:value-type="float" office:value="755047.378489736">
            <text:p>755047,37848973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2700.85047932888">
            <text:p>2700,8504793289</text:p>
          </table:table-cell>
          <table:table-cell table:formula="of:=[.A280]*[.B280]" office:value-type="float" office:value="756238.134212086">
            <text:p>756238,134212086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695.44877837022">
            <text:p>2695,4487783702</text:p>
          </table:table-cell>
          <table:table-cell table:formula="of:=[.A281]*[.B281]" office:value-type="float" office:value="757421.106722032">
            <text:p>757421,10672203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690.05788081348">
            <text:p>2690,0578808135</text:p>
          </table:table-cell>
          <table:table-cell table:formula="of:=[.A282]*[.B282]" office:value-type="float" office:value="758596.322389401">
            <text:p>758596,322389401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684.67776505185">
            <text:p>2684,6777650519</text:p>
          </table:table-cell>
          <table:table-cell table:formula="of:=[.A283]*[.B283]" office:value-type="float" office:value="759763.807509674">
            <text:p>759763,80750967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679.30840952175">
            <text:p>2679,3084095218</text:p>
          </table:table-cell>
          <table:table-cell table:formula="of:=[.A284]*[.B284]" office:value-type="float" office:value="760923.588304176">
            <text:p>760923,58830417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673.9497927027">
            <text:p>2673,9497927027</text:p>
          </table:table-cell>
          <table:table-cell table:formula="of:=[.A285]*[.B285]" office:value-type="float" office:value="762075.690920271">
            <text:p>762075,690920271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668.6018931173">
            <text:p>2668,6018931173</text:p>
          </table:table-cell>
          <table:table-cell table:formula="of:=[.A286]*[.B286]" office:value-type="float" office:value="763220.141431547">
            <text:p>763220,141431547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663.26468933106">
            <text:p>2663,2646893311</text:p>
          </table:table-cell>
          <table:table-cell table:formula="of:=[.A287]*[.B287]" office:value-type="float" office:value="764356.965838015">
            <text:p>764356,96583801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657.9381599524">
            <text:p>2657,9381599524</text:p>
          </table:table-cell>
          <table:table-cell table:formula="of:=[.A288]*[.B288]" office:value-type="float" office:value="765486.190066292">
            <text:p>765486,190066292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652.6222836325">
            <text:p>2652,6222836325</text:p>
          </table:table-cell>
          <table:table-cell table:formula="of:=[.A289]*[.B289]" office:value-type="float" office:value="766607.839969792">
            <text:p>766607,83996979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647.31703906523">
            <text:p>2647,3170390652</text:p>
          </table:table-cell>
          <table:table-cell table:formula="of:=[.A290]*[.B290]" office:value-type="float" office:value="767721.941328917">
            <text:p>767721,941328917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642.0224049871">
            <text:p>2642,0224049871</text:p>
          </table:table-cell>
          <table:table-cell table:formula="of:=[.A291]*[.B291]" office:value-type="float" office:value="768828.519851247">
            <text:p>768828,519851247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636.73836017713">
            <text:p>2636,7383601771</text:p>
          </table:table-cell>
          <table:table-cell table:formula="of:=[.A292]*[.B292]" office:value-type="float" office:value="769927.601171721">
            <text:p>769927,60117172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631.46488345677">
            <text:p>2631,4648834568</text:p>
          </table:table-cell>
          <table:table-cell table:formula="of:=[.A293]*[.B293]" office:value-type="float" office:value="771019.210852835">
            <text:p>771019,210852835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626.20195368986">
            <text:p>2626,2019536899</text:p>
          </table:table-cell>
          <table:table-cell table:formula="of:=[.A294]*[.B294]" office:value-type="float" office:value="772103.374384819">
            <text:p>772103,374384819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620.94954978248">
            <text:p>2620,9495497825</text:p>
          </table:table-cell>
          <table:table-cell table:formula="of:=[.A295]*[.B295]" office:value-type="float" office:value="773180.117185832">
            <text:p>773180,117185832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615.70765068291">
            <text:p>2615,7076506829</text:p>
          </table:table-cell>
          <table:table-cell table:formula="of:=[.A296]*[.B296]" office:value-type="float" office:value="774249.464602143">
            <text:p>774249,464602143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610.47623538155">
            <text:p>2610,4762353816</text:p>
          </table:table-cell>
          <table:table-cell table:formula="of:=[.A297]*[.B297]" office:value-type="float" office:value="775311.44190832">
            <text:p>775311,44190832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605.25528291079">
            <text:p>2605,2552829108</text:p>
          </table:table-cell>
          <table:table-cell table:formula="of:=[.A298]*[.B298]" office:value-type="float" office:value="776366.074307414">
            <text:p>776366,07430741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600.04477234496">
            <text:p>2600,044772345</text:p>
          </table:table-cell>
          <table:table-cell table:formula="of:=[.A299]*[.B299]" office:value-type="float" office:value="777413.386931144">
            <text:p>777413,38693114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594.84468280027">
            <text:p>2594,8446828003</text:p>
          </table:table-cell>
          <table:table-cell table:formula="of:=[.A300]*[.B300]" office:value-type="float" office:value="778453.404840082">
            <text:p>778453,404840082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589.65499343467">
            <text:p>2589,6549934347</text:p>
          </table:table-cell>
          <table:table-cell table:formula="of:=[.A301]*[.B301]" office:value-type="float" office:value="779486.153023837">
            <text:p>779486,15302383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584.4756834478">
            <text:p>2584,4756834478</text:p>
          </table:table-cell>
          <table:table-cell table:formula="of:=[.A302]*[.B302]" office:value-type="float" office:value="780511.656401237">
            <text:p>780511,65640123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579.30673208091">
            <text:p>2579,3067320809</text:p>
          </table:table-cell>
          <table:table-cell table:formula="of:=[.A303]*[.B303]" office:value-type="float" office:value="781529.939820515">
            <text:p>781529,93982051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574.14811861675">
            <text:p>2574,1481186168</text:p>
          </table:table-cell>
          <table:table-cell table:formula="of:=[.A304]*[.B304]" office:value-type="float" office:value="782541.028059491">
            <text:p>782541,02805949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568.99982237951">
            <text:p>2568,9998223795</text:p>
          </table:table-cell>
          <table:table-cell table:formula="of:=[.A305]*[.B305]" office:value-type="float" office:value="783544.945825752">
            <text:p>783544,94582575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563.86182273475">
            <text:p>2563,8618227348</text:p>
          </table:table-cell>
          <table:table-cell table:formula="of:=[.A306]*[.B306]" office:value-type="float" office:value="784541.717756835">
            <text:p>784541,717756835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558.73409908929">
            <text:p>2558,7340990893</text:p>
          </table:table-cell>
          <table:table-cell table:formula="of:=[.A307]*[.B307]" office:value-type="float" office:value="785531.368420411">
            <text:p>785531,368420411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553.61663089111">
            <text:p>2553,6166308911</text:p>
          </table:table-cell>
          <table:table-cell table:formula="of:=[.A308]*[.B308]" office:value-type="float" office:value="786513.922314461">
            <text:p>786513,922314461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548.50939762932">
            <text:p>2548,5093976293</text:p>
          </table:table-cell>
          <table:table-cell table:formula="of:=[.A309]*[.B309]" office:value-type="float" office:value="787489.403867461">
            <text:p>787489,403867461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543.41237883407">
            <text:p>2543,4123788341</text:p>
          </table:table-cell>
          <table:table-cell table:formula="of:=[.A310]*[.B310]" office:value-type="float" office:value="788457.837438561">
            <text:p>788457,837438561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538.3255540764">
            <text:p>2538,3255540764</text:p>
          </table:table-cell>
          <table:table-cell table:formula="of:=[.A311]*[.B311]" office:value-type="float" office:value="789419.24731776">
            <text:p>789419,24731776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533.24890296824">
            <text:p>2533,2489029683</text:p>
          </table:table-cell>
          <table:table-cell table:formula="of:=[.A312]*[.B312]" office:value-type="float" office:value="790373.657726093">
            <text:p>790373,65772609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528.18240516231">
            <text:p>2528,1824051623</text:p>
          </table:table-cell>
          <table:table-cell table:formula="of:=[.A313]*[.B313]" office:value-type="float" office:value="791321.092815803">
            <text:p>791321,092815803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523.12604035198">
            <text:p>2523,126040352</text:p>
          </table:table-cell>
          <table:table-cell table:formula="of:=[.A314]*[.B314]" office:value-type="float" office:value="792261.576670523">
            <text:p>792261,57667052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518.07978827128">
            <text:p>2518,0797882713</text:p>
          </table:table-cell>
          <table:table-cell table:formula="of:=[.A315]*[.B315]" office:value-type="float" office:value="793195.133305453">
            <text:p>793195,133305453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513.04362869474">
            <text:p>2513,0436286947</text:p>
          </table:table-cell>
          <table:table-cell table:formula="of:=[.A316]*[.B316]" office:value-type="float" office:value="794121.786667537">
            <text:p>794121,78666753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508.01754143735">
            <text:p>2508,0175414374</text:p>
          </table:table-cell>
          <table:table-cell table:formula="of:=[.A317]*[.B317]" office:value-type="float" office:value="795041.560635639">
            <text:p>795041,56063563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503.00150635447">
            <text:p>2503,0015063545</text:p>
          </table:table-cell>
          <table:table-cell table:formula="of:=[.A318]*[.B318]" office:value-type="float" office:value="795954.479020722">
            <text:p>795954,479020722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497.99550334176">
            <text:p>2497,9955033418</text:p>
          </table:table-cell>
          <table:table-cell table:formula="of:=[.A319]*[.B319]" office:value-type="float" office:value="796860.565566023">
            <text:p>796860,56556602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492.99951233508">
            <text:p>2492,9995123351</text:p>
          </table:table-cell>
          <table:table-cell table:formula="of:=[.A320]*[.B320]" office:value-type="float" office:value="797759.843947226">
            <text:p>797759,84394722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488.01351331041">
            <text:p>2488,0135133104</text:p>
          </table:table-cell>
          <table:table-cell table:formula="of:=[.A321]*[.B321]" office:value-type="float" office:value="798652.337772642">
            <text:p>798652,33777264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483.03748628379">
            <text:p>2483,0374862838</text:p>
          </table:table-cell>
          <table:table-cell table:formula="of:=[.A322]*[.B322]" office:value-type="float" office:value="799538.07058338">
            <text:p>799538,07058338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478.07141131122">
            <text:p>2478,0714113112</text:p>
          </table:table-cell>
          <table:table-cell table:formula="of:=[.A323]*[.B323]" office:value-type="float" office:value="800417.065853525">
            <text:p>800417,065853525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473.1152684886">
            <text:p>2473,1152684886</text:p>
          </table:table-cell>
          <table:table-cell table:formula="of:=[.A324]*[.B324]" office:value-type="float" office:value="801289.346990306">
            <text:p>801289,346990306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468.16903795162">
            <text:p>2468,1690379516</text:p>
          </table:table-cell>
          <table:table-cell table:formula="of:=[.A325]*[.B325]" office:value-type="float" office:value="802154.937334277">
            <text:p>802154,937334277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463.23269987572">
            <text:p>2463,2326998757</text:p>
          </table:table-cell>
          <table:table-cell table:formula="of:=[.A326]*[.B326]" office:value-type="float" office:value="803013.860159485">
            <text:p>803013,860159485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458.30623447597">
            <text:p>2458,306234476</text:p>
          </table:table-cell>
          <table:table-cell table:formula="of:=[.A327]*[.B327]" office:value-type="float" office:value="803866.138673642">
            <text:p>803866,138673642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453.38962200702">
            <text:p>2453,389622007</text:p>
          </table:table-cell>
          <table:table-cell table:formula="of:=[.A328]*[.B328]" office:value-type="float" office:value="804711.796018301">
            <text:p>804711,79601830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448.482842763">
            <text:p>2448,482842763</text:p>
          </table:table-cell>
          <table:table-cell table:formula="of:=[.A329]*[.B329]" office:value-type="float" office:value="805550.855269028">
            <text:p>805550,855269028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443.58587707748">
            <text:p>2443,5858770775</text:p>
          </table:table-cell>
          <table:table-cell table:formula="of:=[.A330]*[.B330]" office:value-type="float" office:value="806383.339435567">
            <text:p>806383,339435567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438.69870532332">
            <text:p>2438,6987053233</text:p>
          </table:table-cell>
          <table:table-cell table:formula="of:=[.A331]*[.B331]" office:value-type="float" office:value="807209.271462019">
            <text:p>807209,271462019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433.82130791267">
            <text:p>2433,8213079127</text:p>
          </table:table-cell>
          <table:table-cell table:formula="of:=[.A332]*[.B332]" office:value-type="float" office:value="808028.674227008">
            <text:p>808028,674227008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428.95366529685">
            <text:p>2428,9536652969</text:p>
          </table:table-cell>
          <table:table-cell table:formula="of:=[.A333]*[.B333]" office:value-type="float" office:value="808841.570543851">
            <text:p>808841,57054385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424.09575796625">
            <text:p>2424,0957579663</text:p>
          </table:table-cell>
          <table:table-cell table:formula="of:=[.A334]*[.B334]" office:value-type="float" office:value="809647.983160729">
            <text:p>809647,983160729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419.24756645032">
            <text:p>2419,2475664503</text:p>
          </table:table-cell>
          <table:table-cell table:formula="of:=[.A335]*[.B335]" office:value-type="float" office:value="810447.934760858">
            <text:p>810447,93476085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414.40907131742">
            <text:p>2414,4090713174</text:p>
          </table:table-cell>
          <table:table-cell table:formula="of:=[.A336]*[.B336]" office:value-type="float" office:value="811241.447962654">
            <text:p>811241,447962654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409.58025317479">
            <text:p>2409,5802531748</text:p>
          </table:table-cell>
          <table:table-cell table:formula="of:=[.A337]*[.B337]" office:value-type="float" office:value="812028.545319903">
            <text:p>812028,545319903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404.76109266844">
            <text:p>2404,7610926684</text:p>
          </table:table-cell>
          <table:table-cell table:formula="of:=[.A338]*[.B338]" office:value-type="float" office:value="812809.249321932">
            <text:p>812809,249321932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399.9515704831">
            <text:p>2399,9515704831</text:p>
          </table:table-cell>
          <table:table-cell table:formula="of:=[.A339]*[.B339]" office:value-type="float" office:value="813583.582393771">
            <text:p>813583,58239377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395.15166734213">
            <text:p>2395,1516673421</text:p>
          </table:table-cell>
          <table:table-cell table:formula="of:=[.A340]*[.B340]" office:value-type="float" office:value="814351.566896326">
            <text:p>814351,56689632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390.36136400745">
            <text:p>2390,3613640075</text:p>
          </table:table-cell>
          <table:table-cell table:formula="of:=[.A341]*[.B341]" office:value-type="float" office:value="815113.22512654">
            <text:p>815113,22512654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385.58064127943">
            <text:p>2385,5806412794</text:p>
          </table:table-cell>
          <table:table-cell table:formula="of:=[.A342]*[.B342]" office:value-type="float" office:value="815868.579317567">
            <text:p>815868,579317567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380.80947999688">
            <text:p>2380,8094799969</text:p>
          </table:table-cell>
          <table:table-cell table:formula="of:=[.A343]*[.B343]" office:value-type="float" office:value="816617.651638929">
            <text:p>816617,651638929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376.04786103688">
            <text:p>2376,0478610369</text:p>
          </table:table-cell>
          <table:table-cell table:formula="of:=[.A344]*[.B344]" office:value-type="float" office:value="817360.464196688">
            <text:p>817360,46419668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371.29576531481">
            <text:p>2371,2957653148</text:p>
          </table:table-cell>
          <table:table-cell table:formula="of:=[.A345]*[.B345]" office:value-type="float" office:value="818097.039033609">
            <text:p>818097,039033609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366.55317378418">
            <text:p>2366,5531737842</text:p>
          </table:table-cell>
          <table:table-cell table:formula="of:=[.A346]*[.B346]" office:value-type="float" office:value="818827.398129326">
            <text:p>818827,39812932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361.82006743661">
            <text:p>2361,8200674366</text:p>
          </table:table-cell>
          <table:table-cell table:formula="of:=[.A347]*[.B347]" office:value-type="float" office:value="819551.563400504">
            <text:p>819551,563400504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357.09642730174">
            <text:p>2357,0964273017</text:p>
          </table:table-cell>
          <table:table-cell table:formula="of:=[.A348]*[.B348]" office:value-type="float" office:value="820269.556701005">
            <text:p>820269,556701005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352.38223444713">
            <text:p>2352,3822344471</text:p>
          </table:table-cell>
          <table:table-cell table:formula="of:=[.A349]*[.B349]" office:value-type="float" office:value="820981.39982205">
            <text:p>820981,39982205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347.67746997824">
            <text:p>2347,6774699782</text:p>
          </table:table-cell>
          <table:table-cell table:formula="of:=[.A350]*[.B350]" office:value-type="float" office:value="821687.114492384">
            <text:p>821687,11449238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342.98211503828">
            <text:p>2342,9821150383</text:p>
          </table:table-cell>
          <table:table-cell table:formula="of:=[.A351]*[.B351]" office:value-type="float" office:value="822386.722378437">
            <text:p>822386,722378437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338.29615080821">
            <text:p>2338,2961508082</text:p>
          </table:table-cell>
          <table:table-cell table:formula="of:=[.A352]*[.B352]" office:value-type="float" office:value="823080.245084489">
            <text:p>823080,245084489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333.61955850659">
            <text:p>2333,6195585066</text:p>
          </table:table-cell>
          <table:table-cell table:formula="of:=[.A353]*[.B353]" office:value-type="float" office:value="823767.704152827">
            <text:p>823767,70415282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328.95231938958">
            <text:p>2328,9523193896</text:p>
          </table:table-cell>
          <table:table-cell table:formula="of:=[.A354]*[.B354]" office:value-type="float" office:value="824449.12106391">
            <text:p>824449,12106391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324.2944147508">
            <text:p>2324,2944147508</text:p>
          </table:table-cell>
          <table:table-cell table:formula="of:=[.A355]*[.B355]" office:value-type="float" office:value="825124.517236533">
            <text:p>825124,517236533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319.6458259213">
            <text:p>2319,6458259213</text:p>
          </table:table-cell>
          <table:table-cell table:formula="of:=[.A356]*[.B356]" office:value-type="float" office:value="825793.914027982">
            <text:p>825793,91402798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315.00653426945">
            <text:p>2315,0065342695</text:p>
          </table:table-cell>
          <table:table-cell table:formula="of:=[.A357]*[.B357]" office:value-type="float" office:value="826457.332734195">
            <text:p>826457,332734195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310.37652120091">
            <text:p>2310,3765212009</text:p>
          </table:table-cell>
          <table:table-cell table:formula="of:=[.A358]*[.B358]" office:value-type="float" office:value="827114.794589928">
            <text:p>827114,79458992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305.75576815851">
            <text:p>2305,7557681585</text:p>
          </table:table-cell>
          <table:table-cell table:formula="of:=[.A359]*[.B359]" office:value-type="float" office:value="827766.320768906">
            <text:p>827766,32076890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301.1442566222">
            <text:p>2301,1442566222</text:p>
          </table:table-cell>
          <table:table-cell table:formula="of:=[.A360]*[.B360]" office:value-type="float" office:value="828411.932383991">
            <text:p>828411,932383991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296.54196810895">
            <text:p>2296,541968109</text:p>
          </table:table-cell>
          <table:table-cell table:formula="of:=[.A361]*[.B361]" office:value-type="float" office:value="829051.650487332">
            <text:p>829051,65048733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291.94888417273">
            <text:p>2291,9488841727</text:p>
          </table:table-cell>
          <table:table-cell table:formula="of:=[.A362]*[.B362]" office:value-type="float" office:value="829685.49607053">
            <text:p>829685,49607053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287.36498640439">
            <text:p>2287,3649864044</text:p>
          </table:table-cell>
          <table:table-cell table:formula="of:=[.A363]*[.B363]" office:value-type="float" office:value="830313.490064793">
            <text:p>830313,49006479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282.79025643158">
            <text:p>2282,7902564316</text:p>
          </table:table-cell>
          <table:table-cell table:formula="of:=[.A364]*[.B364]" office:value-type="float" office:value="830935.653341095">
            <text:p>830935,653341095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278.22467591872">
            <text:p>2278,2246759187</text:p>
          </table:table-cell>
          <table:table-cell table:formula="of:=[.A365]*[.B365]" office:value-type="float" office:value="831552.006710332">
            <text:p>831552,006710332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273.66822656688">
            <text:p>2273,6682265669</text:p>
          </table:table-cell>
          <table:table-cell table:formula="of:=[.A366]*[.B366]" office:value-type="float" office:value="832162.570923478">
            <text:p>832162,57092347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269.12089011375">
            <text:p>2269,1208901138</text:p>
          </table:table-cell>
          <table:table-cell table:formula="of:=[.A367]*[.B367]" office:value-type="float" office:value="832767.366671745">
            <text:p>832767,366671745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264.58264833352">
            <text:p>2264,5826483335</text:p>
          </table:table-cell>
          <table:table-cell table:formula="of:=[.A368]*[.B368]" office:value-type="float" office:value="833366.414586735">
            <text:p>833366,414586735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260.05348303685">
            <text:p>2260,0534830369</text:p>
          </table:table-cell>
          <table:table-cell table:formula="of:=[.A369]*[.B369]" office:value-type="float" office:value="833959.735240598">
            <text:p>833959,73524059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255.53337607078">
            <text:p>2255,5333760708</text:p>
          </table:table-cell>
          <table:table-cell table:formula="of:=[.A370]*[.B370]" office:value-type="float" office:value="834547.349146188">
            <text:p>834547,349146188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251.02230931864">
            <text:p>2251,0223093186</text:p>
          </table:table-cell>
          <table:table-cell table:formula="of:=[.A371]*[.B371]" office:value-type="float" office:value="835129.276757214">
            <text:p>835129,27675721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246.5202647">
            <text:p>2246,5202647</text:p>
          </table:table-cell>
          <table:table-cell table:formula="of:=[.A372]*[.B372]" office:value-type="float" office:value="835705.5384684">
            <text:p>835705,538468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242.0272241706">
            <text:p>2242,0272241706</text:p>
          </table:table-cell>
          <table:table-cell table:formula="of:=[.A373]*[.B373]" office:value-type="float" office:value="836276.154615633">
            <text:p>836276,15461563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237.54316972226">
            <text:p>2237,5431697223</text:p>
          </table:table-cell>
          <table:table-cell table:formula="of:=[.A374]*[.B374]" office:value-type="float" office:value="836841.145476124">
            <text:p>836841,14547612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233.06808338281">
            <text:p>2233,0680833828</text:p>
          </table:table-cell>
          <table:table-cell table:formula="of:=[.A375]*[.B375]" office:value-type="float" office:value="837400.531268555">
            <text:p>837400,53126855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228.60194721605">
            <text:p>2228,6019472161</text:p>
          </table:table-cell>
          <table:table-cell table:formula="of:=[.A376]*[.B376]" office:value-type="float" office:value="837954.332153234">
            <text:p>837954,332153234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224.14474332162">
            <text:p>2224,1447433216</text:p>
          </table:table-cell>
          <table:table-cell table:formula="of:=[.A377]*[.B377]" office:value-type="float" office:value="838502.568232249">
            <text:p>838502,56823224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219.69645383497">
            <text:p>2219,696453835</text:p>
          </table:table-cell>
          <table:table-cell table:formula="of:=[.A378]*[.B378]" office:value-type="float" office:value="839045.259549619">
            <text:p>839045,259549619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215.2570609273">
            <text:p>2215,2570609273</text:p>
          </table:table-cell>
          <table:table-cell table:formula="of:=[.A379]*[.B379]" office:value-type="float" office:value="839582.426091448">
            <text:p>839582,426091448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210.82654680545">
            <text:p>2210,8265468055</text:p>
          </table:table-cell>
          <table:table-cell table:formula="of:=[.A380]*[.B380]" office:value-type="float" office:value="840114.08778607">
            <text:p>840114,08778607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206.40489371184">
            <text:p>2206,4048937118</text:p>
          </table:table-cell>
          <table:table-cell table:formula="of:=[.A381]*[.B381]" office:value-type="float" office:value="840640.26450421">
            <text:p>840640,2645042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201.99208392441">
            <text:p>2201,9920839244</text:p>
          </table:table-cell>
          <table:table-cell table:formula="of:=[.A382]*[.B382]" office:value-type="float" office:value="841160.976059126">
            <text:p>841160,97605912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197.58809975656">
            <text:p>2197,5880997566</text:p>
          </table:table-cell>
          <table:table-cell table:formula="of:=[.A383]*[.B383]" office:value-type="float" office:value="841676.242206764">
            <text:p>841676,24220676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193.19292355705">
            <text:p>2193,1929235571</text:p>
          </table:table-cell>
          <table:table-cell table:formula="of:=[.A384]*[.B384]" office:value-type="float" office:value="842186.082645908">
            <text:p>842186,08264590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188.80653770994">
            <text:p>2188,8065377099</text:p>
          </table:table-cell>
          <table:table-cell table:formula="of:=[.A385]*[.B385]" office:value-type="float" office:value="842690.517018326">
            <text:p>842690,517018326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184.42892463452">
            <text:p>2184,4289246345</text:p>
          </table:table-cell>
          <table:table-cell table:formula="of:=[.A386]*[.B386]" office:value-type="float" office:value="843189.564908924">
            <text:p>843189,564908924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180.06006678525">
            <text:p>2180,0600667853</text:p>
          </table:table-cell>
          <table:table-cell table:formula="of:=[.A387]*[.B387]" office:value-type="float" office:value="843683.245845891">
            <text:p>843683,245845891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175.69994665168">
            <text:p>2175,6999466517</text:p>
          </table:table-cell>
          <table:table-cell table:formula="of:=[.A388]*[.B388]" office:value-type="float" office:value="844171.579300851">
            <text:p>844171,579300851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171.34854675837">
            <text:p>2171,3485467584</text:p>
          </table:table-cell>
          <table:table-cell table:formula="of:=[.A389]*[.B389]" office:value-type="float" office:value="844654.584689007">
            <text:p>844654,58468900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167.00584966486">
            <text:p>2167,0058496649</text:p>
          </table:table-cell>
          <table:table-cell table:formula="of:=[.A390]*[.B390]" office:value-type="float" office:value="845132.281369294">
            <text:p>845132,28136929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162.67183796553">
            <text:p>2162,6718379655</text:p>
          </table:table-cell>
          <table:table-cell table:formula="of:=[.A391]*[.B391]" office:value-type="float" office:value="845604.688644521">
            <text:p>845604,68864452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158.3464942896">
            <text:p>2158,3464942896</text:p>
          </table:table-cell>
          <table:table-cell table:formula="of:=[.A392]*[.B392]" office:value-type="float" office:value="846071.825761522">
            <text:p>846071,82576152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154.02980130102">
            <text:p>2154,029801301</text:p>
          </table:table-cell>
          <table:table-cell table:formula="of:=[.A393]*[.B393]" office:value-type="float" office:value="846533.7119113">
            <text:p>846533,711911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149.72174169842">
            <text:p>2149,7217416984</text:p>
          </table:table-cell>
          <table:table-cell table:formula="of:=[.A394]*[.B394]" office:value-type="float" office:value="846990.366229176">
            <text:p>846990,36622917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145.42229821502">
            <text:p>2145,422298215</text:p>
          </table:table-cell>
          <table:table-cell table:formula="of:=[.A395]*[.B395]" office:value-type="float" office:value="847441.807794932">
            <text:p>847441,807794932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141.13145361859">
            <text:p>2141,1314536186</text:p>
          </table:table-cell>
          <table:table-cell table:formula="of:=[.A396]*[.B396]" office:value-type="float" office:value="847888.055632961">
            <text:p>847888,055632961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136.84919071135">
            <text:p>2136,8491907114</text:p>
          </table:table-cell>
          <table:table-cell table:formula="of:=[.A397]*[.B397]" office:value-type="float" office:value="848329.128712407">
            <text:p>848329,12871240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132.57549232993">
            <text:p>2132,5754923299</text:p>
          </table:table-cell>
          <table:table-cell table:formula="of:=[.A398]*[.B398]" office:value-type="float" office:value="848765.045947312">
            <text:p>848765,045947312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128.31034134527">
            <text:p>2128,3103413453</text:p>
          </table:table-cell>
          <table:table-cell table:formula="of:=[.A399]*[.B399]" office:value-type="float" office:value="849195.826196762">
            <text:p>849195,82619676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124.05372066258">
            <text:p>2124,0537206626</text:p>
          </table:table-cell>
          <table:table-cell table:formula="of:=[.A400]*[.B400]" office:value-type="float" office:value="849621.488265032">
            <text:p>849621,48826503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119.80561322125">
            <text:p>2119,8056132213</text:p>
          </table:table-cell>
          <table:table-cell table:formula="of:=[.A401]*[.B401]" office:value-type="float" office:value="850042.050901723">
            <text:p>850042,05090172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115.56600199481">
            <text:p>2115,5660019948</text:p>
          </table:table-cell>
          <table:table-cell table:formula="of:=[.A402]*[.B402]" office:value-type="float" office:value="850457.532801914">
            <text:p>850457,53280191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111.33486999082">
            <text:p>2111,3348699908</text:p>
          </table:table-cell>
          <table:table-cell table:formula="of:=[.A403]*[.B403]" office:value-type="float" office:value="850867.952606301">
            <text:p>850867,95260630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107.11220025084">
            <text:p>2107,1122002508</text:p>
          </table:table-cell>
          <table:table-cell table:formula="of:=[.A404]*[.B404]" office:value-type="float" office:value="851273.328901339">
            <text:p>851273,328901339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102.89797585034">
            <text:p>2102,8979758503</text:p>
          </table:table-cell>
          <table:table-cell table:formula="of:=[.A405]*[.B405]" office:value-type="float" office:value="851673.680219387">
            <text:p>851673,680219387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098.69217989864">
            <text:p>2098,6921798986</text:p>
          </table:table-cell>
          <table:table-cell table:formula="of:=[.A406]*[.B406]" office:value-type="float" office:value="852069.025038847">
            <text:p>852069,02503884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094.49479553884">
            <text:p>2094,4947955388</text:p>
          </table:table-cell>
          <table:table-cell table:formula="of:=[.A407]*[.B407]" office:value-type="float" office:value="852459.381784308">
            <text:p>852459,381784308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090.30580594776">
            <text:p>2090,3058059478</text:p>
          </table:table-cell>
          <table:table-cell table:formula="of:=[.A408]*[.B408]" office:value-type="float" office:value="852844.768826687">
            <text:p>852844,76882668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086.12519433587">
            <text:p>2086,1251943359</text:p>
          </table:table-cell>
          <table:table-cell table:formula="of:=[.A409]*[.B409]" office:value-type="float" office:value="853225.20448337">
            <text:p>853225,20448337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081.9529439472">
            <text:p>2081,9529439472</text:p>
          </table:table-cell>
          <table:table-cell table:formula="of:=[.A410]*[.B410]" office:value-type="float" office:value="853600.70701835">
            <text:p>853600,70701835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077.7890380593">
            <text:p>2077,7890380593</text:p>
          </table:table-cell>
          <table:table-cell table:formula="of:=[.A411]*[.B411]" office:value-type="float" office:value="853971.294642373">
            <text:p>853971,294642373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073.63345998318">
            <text:p>2073,6334599832</text:p>
          </table:table-cell>
          <table:table-cell table:formula="of:=[.A412]*[.B412]" office:value-type="float" office:value="854336.985513071">
            <text:p>854336,985513071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069.48619306322">
            <text:p>2069,4861930632</text:p>
          </table:table-cell>
          <table:table-cell table:formula="of:=[.A413]*[.B413]" office:value-type="float" office:value="854697.797735108">
            <text:p>854697,797735108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065.34722067709">
            <text:p>2065,3472206771</text:p>
          </table:table-cell>
          <table:table-cell table:formula="of:=[.A414]*[.B414]" office:value-type="float" office:value="855053.749360315">
            <text:p>855053,749360315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061.21652623573">
            <text:p>2061,2165262357</text:p>
          </table:table-cell>
          <table:table-cell table:formula="of:=[.A415]*[.B415]" office:value-type="float" office:value="855404.85838783">
            <text:p>855404,8583878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057.09409318326">
            <text:p>2057,0940931833</text:p>
          </table:table-cell>
          <table:table-cell table:formula="of:=[.A416]*[.B416]" office:value-type="float" office:value="855751.142764238">
            <text:p>855751,14276423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052.9799049969">
            <text:p>2052,9799049969</text:p>
          </table:table-cell>
          <table:table-cell table:formula="of:=[.A417]*[.B417]" office:value-type="float" office:value="856092.620383706">
            <text:p>856092,62038370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048.8739451869">
            <text:p>2048,8739451869</text:p>
          </table:table-cell>
          <table:table-cell table:formula="of:=[.A418]*[.B418]" office:value-type="float" office:value="856429.309088126">
            <text:p>856429,30908812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044.77619729653">
            <text:p>2044,7761972965</text:p>
          </table:table-cell>
          <table:table-cell table:formula="of:=[.A419]*[.B419]" office:value-type="float" office:value="856761.226667246">
            <text:p>856761,226667246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040.68664490194">
            <text:p>2040,6866449019</text:p>
          </table:table-cell>
          <table:table-cell table:formula="of:=[.A420]*[.B420]" office:value-type="float" office:value="857088.390858813">
            <text:p>857088,390858813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036.60527161213">
            <text:p>2036,6052716121</text:p>
          </table:table-cell>
          <table:table-cell table:formula="of:=[.A421]*[.B421]" office:value-type="float" office:value="857410.819348708">
            <text:p>857410,81934870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032.53206106891">
            <text:p>2032,5320610689</text:p>
          </table:table-cell>
          <table:table-cell table:formula="of:=[.A422]*[.B422]" office:value-type="float" office:value="857728.529771079">
            <text:p>857728,52977107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028.46699694677">
            <text:p>2028,4669969468</text:p>
          </table:table-cell>
          <table:table-cell table:formula="of:=[.A423]*[.B423]" office:value-type="float" office:value="858041.539708484">
            <text:p>858041,53970848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024.41006295288">
            <text:p>2024,4100629529</text:p>
          </table:table-cell>
          <table:table-cell table:formula="of:=[.A424]*[.B424]" office:value-type="float" office:value="858349.86669202">
            <text:p>858349,8666920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020.36124282697">
            <text:p>2020,361242827</text:p>
          </table:table-cell>
          <table:table-cell table:formula="of:=[.A425]*[.B425]" office:value-type="float" office:value="858653.528201463">
            <text:p>858653,528201463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016.32052034132">
            <text:p>2016,3205203413</text:p>
          </table:table-cell>
          <table:table-cell table:formula="of:=[.A426]*[.B426]" office:value-type="float" office:value="858952.541665401">
            <text:p>858952,541665401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012.28787930063">
            <text:p>2012,2878793006</text:p>
          </table:table-cell>
          <table:table-cell table:formula="of:=[.A427]*[.B427]" office:value-type="float" office:value="859246.924461371">
            <text:p>859246,92446137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008.26330354203">
            <text:p>2008,263303542</text:p>
          </table:table-cell>
          <table:table-cell table:formula="of:=[.A428]*[.B428]" office:value-type="float" office:value="859536.69391599">
            <text:p>859536,69391599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004.24677693495">
            <text:p>2004,246776935</text:p>
          </table:table-cell>
          <table:table-cell table:formula="of:=[.A429]*[.B429]" office:value-type="float" office:value="859821.867305093">
            <text:p>859821,867305093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000.23828338108">
            <text:p>2000,2382833811</text:p>
          </table:table-cell>
          <table:table-cell table:formula="of:=[.A430]*[.B430]" office:value-type="float" office:value="860102.461853864">
            <text:p>860102,461853864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1996.23780681432">
            <text:p>1996,2378068143</text:p>
          </table:table-cell>
          <table:table-cell table:formula="of:=[.A431]*[.B431]" office:value-type="float" office:value="860378.494736971">
            <text:p>860378,49473697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1992.24533120069">
            <text:p>1992,2453312007</text:p>
          </table:table-cell>
          <table:table-cell table:formula="of:=[.A432]*[.B432]" office:value-type="float" office:value="860649.983078698">
            <text:p>860649,983078698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1988.26084053829">
            <text:p>1988,2608405383</text:p>
          </table:table-cell>
          <table:table-cell table:formula="of:=[.A433]*[.B433]" office:value-type="float" office:value="860916.943953078">
            <text:p>860916,943953078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1984.28431885721">
            <text:p>1984,2843188572</text:p>
          </table:table-cell>
          <table:table-cell table:formula="of:=[.A434]*[.B434]" office:value-type="float" office:value="861179.394384029">
            <text:p>861179,394384029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1980.3157502195">
            <text:p>1980,3157502195</text:p>
          </table:table-cell>
          <table:table-cell table:formula="of:=[.A435]*[.B435]" office:value-type="float" office:value="861437.351345481">
            <text:p>861437,35134548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1976.35511871906">
            <text:p>1976,3551187191</text:p>
          </table:table-cell>
          <table:table-cell table:formula="of:=[.A436]*[.B436]" office:value-type="float" office:value="861690.831761509">
            <text:p>861690,831761509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1972.40240848162">
            <text:p>1972,4024084816</text:p>
          </table:table-cell>
          <table:table-cell table:formula="of:=[.A437]*[.B437]" office:value-type="float" office:value="861939.852506468">
            <text:p>861939,852506468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1968.45760366466">
            <text:p>1968,4576036647</text:p>
          </table:table-cell>
          <table:table-cell table:formula="of:=[.A438]*[.B438]" office:value-type="float" office:value="862184.430405119">
            <text:p>862184,430405119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1964.52068845733">
            <text:p>1964,5206884573</text:p>
          </table:table-cell>
          <table:table-cell table:formula="of:=[.A439]*[.B439]" office:value-type="float" office:value="862424.582232766">
            <text:p>862424,582232766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1960.59164708041">
            <text:p>1960,5916470804</text:p>
          </table:table-cell>
          <table:table-cell table:formula="of:=[.A440]*[.B440]" office:value-type="float" office:value="862660.324715381">
            <text:p>862660,324715381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1956.67046378625">
            <text:p>1956,6704637863</text:p>
          </table:table-cell>
          <table:table-cell table:formula="of:=[.A441]*[.B441]" office:value-type="float" office:value="862891.674529737">
            <text:p>862891,67452973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1952.75712285868">
            <text:p>1952,7571228587</text:p>
          </table:table-cell>
          <table:table-cell table:formula="of:=[.A442]*[.B442]" office:value-type="float" office:value="863118.648303536">
            <text:p>863118,648303536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1948.85160861296">
            <text:p>1948,851608613</text:p>
          </table:table-cell>
          <table:table-cell table:formula="of:=[.A443]*[.B443]" office:value-type="float" office:value="863341.262615542">
            <text:p>863341,26261554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1944.95390539574">
            <text:p>1944,9539053957</text:p>
          </table:table-cell>
          <table:table-cell table:formula="of:=[.A444]*[.B444]" office:value-type="float" office:value="863559.533995707">
            <text:p>863559,53399570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1941.06399758494">
            <text:p>1941,063997585</text:p>
          </table:table-cell>
          <table:table-cell table:formula="of:=[.A445]*[.B445]" office:value-type="float" office:value="863773.4789253">
            <text:p>863773,478925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1937.18186958977">
            <text:p>1937,1818695898</text:p>
          </table:table-cell>
          <table:table-cell table:formula="of:=[.A446]*[.B446]" office:value-type="float" office:value="863983.113837039">
            <text:p>863983,11383703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1933.30750585059">
            <text:p>1933,3075058506</text:p>
          </table:table-cell>
          <table:table-cell table:formula="of:=[.A447]*[.B447]" office:value-type="float" office:value="864188.455115216">
            <text:p>864188,455115216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1929.44089083889">
            <text:p>1929,4408908389</text:p>
          </table:table-cell>
          <table:table-cell table:formula="of:=[.A448]*[.B448]" office:value-type="float" office:value="864389.519095824">
            <text:p>864389,519095824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1925.58200905722">
            <text:p>1925,5820090572</text:p>
          </table:table-cell>
          <table:table-cell table:formula="of:=[.A449]*[.B449]" office:value-type="float" office:value="864586.32206669">
            <text:p>864586,3220666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921.7308450391">
            <text:p>1921,7308450391</text:p>
          </table:table-cell>
          <table:table-cell table:formula="of:=[.A450]*[.B450]" office:value-type="float" office:value="864778.880267595">
            <text:p>864778,880267595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680">
            <text:p>4680</text:p>
          </table:table-cell>
          <table:table-cell table:formula="of:=[.A1]*[.B1]" office:value-type="float" office:value="4680">
            <text:p>4680</text:p>
          </table:table-cell>
          <table:table-cell table:formula="of:=['2013'.D1]*1.04" office:value-type="float" office:value="4680">
            <text:p>468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680">
            <text:p>4680</text:p>
          </table:table-cell>
          <table:table-cell table:formula="of:=[.A2]*[.B2]" office:value-type="float" office:value="9360">
            <text:p>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680">
            <text:p>4680</text:p>
          </table:table-cell>
          <table:table-cell table:formula="of:=[.A3]*[.B3]" office:value-type="float" office:value="14040">
            <text:p>14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680">
            <text:p>4680</text:p>
          </table:table-cell>
          <table:table-cell table:formula="of:=[.A4]*[.B4]" office:value-type="float" office:value="18720">
            <text:p>1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680">
            <text:p>4680</text:p>
          </table:table-cell>
          <table:table-cell table:formula="of:=[.A5]*[.B5]" office:value-type="float" office:value="23400">
            <text:p>23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680">
            <text:p>4680</text:p>
          </table:table-cell>
          <table:table-cell table:formula="of:=[.A6]*[.B6]" office:value-type="float" office:value="28080">
            <text:p>2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680">
            <text:p>4680</text:p>
          </table:table-cell>
          <table:table-cell table:formula="of:=[.A7]*[.B7]" office:value-type="float" office:value="32760">
            <text:p>32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680">
            <text:p>4680</text:p>
          </table:table-cell>
          <table:table-cell table:formula="of:=[.A8]*[.B8]" office:value-type="float" office:value="37440">
            <text:p>3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680">
            <text:p>4680</text:p>
          </table:table-cell>
          <table:table-cell table:formula="of:=[.A9]*[.B9]" office:value-type="float" office:value="42120">
            <text:p>42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680">
            <text:p>4680</text:p>
          </table:table-cell>
          <table:table-cell table:formula="of:=[.A10]*[.B10]" office:value-type="float" office:value="46800">
            <text:p>4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680">
            <text:p>4680</text:p>
          </table:table-cell>
          <table:table-cell table:formula="of:=[.A11]*[.B11]" office:value-type="float" office:value="51480">
            <text:p>51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680">
            <text:p>4680</text:p>
          </table:table-cell>
          <table:table-cell table:formula="of:=[.A12]*[.B12]" office:value-type="float" office:value="56160">
            <text:p>5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680">
            <text:p>4680</text:p>
          </table:table-cell>
          <table:table-cell table:formula="of:=[.A13]*[.B13]" office:value-type="float" office:value="60840">
            <text:p>60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680">
            <text:p>4680</text:p>
          </table:table-cell>
          <table:table-cell table:formula="of:=[.A14]*[.B14]" office:value-type="float" office:value="65520">
            <text:p>6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680">
            <text:p>4680</text:p>
          </table:table-cell>
          <table:table-cell table:formula="of:=[.A15]*[.B15]" office:value-type="float" office:value="70200">
            <text:p>70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680">
            <text:p>4680</text:p>
          </table:table-cell>
          <table:table-cell table:formula="of:=[.A16]*[.B16]" office:value-type="float" office:value="74880">
            <text:p>7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680">
            <text:p>4680</text:p>
          </table:table-cell>
          <table:table-cell table:formula="of:=[.A17]*[.B17]" office:value-type="float" office:value="79560">
            <text:p>79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680">
            <text:p>4680</text:p>
          </table:table-cell>
          <table:table-cell table:formula="of:=[.A18]*[.B18]" office:value-type="float" office:value="84240">
            <text:p>8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680">
            <text:p>4680</text:p>
          </table:table-cell>
          <table:table-cell table:formula="of:=[.A19]*[.B19]" office:value-type="float" office:value="88920">
            <text:p>88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680">
            <text:p>4680</text:p>
          </table:table-cell>
          <table:table-cell table:formula="of:=[.A20]*[.B20]" office:value-type="float" office:value="93600">
            <text:p>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680">
            <text:p>4680</text:p>
          </table:table-cell>
          <table:table-cell table:formula="of:=[.A21]*[.B21]" office:value-type="float" office:value="98280">
            <text:p>98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680">
            <text:p>4680</text:p>
          </table:table-cell>
          <table:table-cell table:formula="of:=[.A22]*[.B22]" office:value-type="float" office:value="102960">
            <text:p>10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680">
            <text:p>4680</text:p>
          </table:table-cell>
          <table:table-cell table:formula="of:=[.A23]*[.B23]" office:value-type="float" office:value="107640">
            <text:p>107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680">
            <text:p>4680</text:p>
          </table:table-cell>
          <table:table-cell table:formula="of:=[.A24]*[.B24]" office:value-type="float" office:value="112320">
            <text:p>11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680">
            <text:p>4680</text:p>
          </table:table-cell>
          <table:table-cell table:formula="of:=[.A25]*[.B25]" office:value-type="float" office:value="117000">
            <text:p>117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670.64">
            <text:p>4670,64</text:p>
          </table:table-cell>
          <table:table-cell table:formula="of:=[.A26]*[.B26]" office:value-type="float" office:value="121436.64">
            <text:p>121436,6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661.29872">
            <text:p>4661,29872</text:p>
          </table:table-cell>
          <table:table-cell table:formula="of:=[.A27]*[.B27]" office:value-type="float" office:value="125855.06544">
            <text:p>125855,0654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651.97612256">
            <text:p>4651,97612256</text:p>
          </table:table-cell>
          <table:table-cell table:formula="of:=[.A28]*[.B28]" office:value-type="float" office:value="130255.33143168">
            <text:p>130255,3314316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642.67217031488">
            <text:p>4642,6721703149</text:p>
          </table:table-cell>
          <table:table-cell table:formula="of:=[.A29]*[.B29]" office:value-type="float" office:value="134637.492939132">
            <text:p>134637,4929391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633.38682597425">
            <text:p>4633,3868259743</text:p>
          </table:table-cell>
          <table:table-cell table:formula="of:=[.A30]*[.B30]" office:value-type="float" office:value="139001.604779228">
            <text:p>139001,60477922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624.1200523223">
            <text:p>4624,1200523223</text:p>
          </table:table-cell>
          <table:table-cell table:formula="of:=[.A31]*[.B31]" office:value-type="float" office:value="143347.721621991">
            <text:p>143347,72162199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614.87181221766">
            <text:p>4614,8718122177</text:p>
          </table:table-cell>
          <table:table-cell table:formula="of:=[.A32]*[.B32]" office:value-type="float" office:value="147675.897990965">
            <text:p>147675,89799096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605.64206859322">
            <text:p>4605,6420685932</text:p>
          </table:table-cell>
          <table:table-cell table:formula="of:=[.A33]*[.B33]" office:value-type="float" office:value="151986.188263576">
            <text:p>151986,18826357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596.43078445604">
            <text:p>4596,430784456</text:p>
          </table:table-cell>
          <table:table-cell table:formula="of:=[.A34]*[.B34]" office:value-type="float" office:value="156278.646671505">
            <text:p>156278,64667150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587.23792288712">
            <text:p>4587,2379228871</text:p>
          </table:table-cell>
          <table:table-cell table:formula="of:=[.A35]*[.B35]" office:value-type="float" office:value="160553.327301049">
            <text:p>160553,32730104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578.06344704135">
            <text:p>4578,0634470414</text:p>
          </table:table-cell>
          <table:table-cell table:formula="of:=[.A36]*[.B36]" office:value-type="float" office:value="164810.284093489">
            <text:p>164810,28409348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568.90732014727">
            <text:p>4568,9073201473</text:p>
          </table:table-cell>
          <table:table-cell table:formula="of:=[.A37]*[.B37]" office:value-type="float" office:value="169049.570845449">
            <text:p>169049,57084544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559.76950550697">
            <text:p>4559,769505507</text:p>
          </table:table-cell>
          <table:table-cell table:formula="of:=[.A38]*[.B38]" office:value-type="float" office:value="173271.241209265">
            <text:p>173271,24120926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550.64996649596">
            <text:p>4550,649966496</text:p>
          </table:table-cell>
          <table:table-cell table:formula="of:=[.A39]*[.B39]" office:value-type="float" office:value="177475.348693342">
            <text:p>177475,34869334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541.54866656297">
            <text:p>4541,548666563</text:p>
          </table:table-cell>
          <table:table-cell table:formula="of:=[.A40]*[.B40]" office:value-type="float" office:value="181661.946662519">
            <text:p>181661,94666251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532.46556922984">
            <text:p>4532,4655692298</text:p>
          </table:table-cell>
          <table:table-cell table:formula="of:=[.A41]*[.B41]" office:value-type="float" office:value="185831.088338423">
            <text:p>185831,08833842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523.40063809138">
            <text:p>4523,4006380914</text:p>
          </table:table-cell>
          <table:table-cell table:formula="of:=[.A42]*[.B42]" office:value-type="float" office:value="189982.826799838">
            <text:p>189982,82679983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514.3538368152">
            <text:p>4514,3538368152</text:p>
          </table:table-cell>
          <table:table-cell table:formula="of:=[.A43]*[.B43]" office:value-type="float" office:value="194117.214983053">
            <text:p>194117,21498305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505.32512914157">
            <text:p>4505,3251291416</text:p>
          </table:table-cell>
          <table:table-cell table:formula="of:=[.A44]*[.B44]" office:value-type="float" office:value="198234.305682229">
            <text:p>198234,30568222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496.31447888328">
            <text:p>4496,3144788833</text:p>
          </table:table-cell>
          <table:table-cell table:formula="of:=[.A45]*[.B45]" office:value-type="float" office:value="202334.151549748">
            <text:p>202334,15154974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487.32184992552">
            <text:p>4487,3218499255</text:p>
          </table:table-cell>
          <table:table-cell table:formula="of:=[.A46]*[.B46]" office:value-type="float" office:value="206416.805096574">
            <text:p>206416,80509657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478.34720622567">
            <text:p>4478,3472062257</text:p>
          </table:table-cell>
          <table:table-cell table:formula="of:=[.A47]*[.B47]" office:value-type="float" office:value="210482.318692606">
            <text:p>210482,31869260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469.39051181321">
            <text:p>4469,3905118132</text:p>
          </table:table-cell>
          <table:table-cell table:formula="of:=[.A48]*[.B48]" office:value-type="float" office:value="214530.744567034">
            <text:p>214530,74456703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460.45173078959">
            <text:p>4460,4517307896</text:p>
          </table:table-cell>
          <table:table-cell table:formula="of:=[.A49]*[.B49]" office:value-type="float" office:value="218562.13480869">
            <text:p>218562,1348086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451.53082732801">
            <text:p>4451,530827328</text:p>
          </table:table-cell>
          <table:table-cell table:formula="of:=[.A50]*[.B50]" office:value-type="float" office:value="222576.5413664">
            <text:p>222576,541366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442.62776567335">
            <text:p>4442,6277656734</text:p>
          </table:table-cell>
          <table:table-cell table:formula="of:=[.A51]*[.B51]" office:value-type="float" office:value="226574.016049341">
            <text:p>226574,01604934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433.74251014201">
            <text:p>4433,742510142</text:p>
          </table:table-cell>
          <table:table-cell table:formula="of:=[.A52]*[.B52]" office:value-type="float" office:value="230554.610527384">
            <text:p>230554,61052738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424.87502512172">
            <text:p>4424,8750251217</text:p>
          </table:table-cell>
          <table:table-cell table:formula="of:=[.A53]*[.B53]" office:value-type="float" office:value="234518.376331451">
            <text:p>234518,37633145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416.02527507148">
            <text:p>4416,0252750715</text:p>
          </table:table-cell>
          <table:table-cell table:formula="of:=[.A54]*[.B54]" office:value-type="float" office:value="238465.36485386">
            <text:p>238465,3648538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407.19322452133">
            <text:p>4407,1932245213</text:p>
          </table:table-cell>
          <table:table-cell table:formula="of:=[.A55]*[.B55]" office:value-type="float" office:value="242395.627348673">
            <text:p>242395,62734867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398.37883807229">
            <text:p>4398,3788380723</text:p>
          </table:table-cell>
          <table:table-cell table:formula="of:=[.A56]*[.B56]" office:value-type="float" office:value="246309.214932048">
            <text:p>246309,21493204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389.58208039615">
            <text:p>4389,5820803962</text:p>
          </table:table-cell>
          <table:table-cell table:formula="of:=[.A57]*[.B57]" office:value-type="float" office:value="250206.17858258">
            <text:p>250206,1785825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380.80291623535">
            <text:p>4380,8029162354</text:p>
          </table:table-cell>
          <table:table-cell table:formula="of:=[.A58]*[.B58]" office:value-type="float" office:value="254086.569141651">
            <text:p>254086,56914165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372.04131040288">
            <text:p>4372,0413104029</text:p>
          </table:table-cell>
          <table:table-cell table:formula="of:=[.A59]*[.B59]" office:value-type="float" office:value="257950.43731377">
            <text:p>257950,4373137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363.29722778208">
            <text:p>4363,2972277821</text:p>
          </table:table-cell>
          <table:table-cell table:formula="of:=[.A60]*[.B60]" office:value-type="float" office:value="261797.833666925">
            <text:p>261797,83366692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354.57063332651">
            <text:p>4354,5706333265</text:p>
          </table:table-cell>
          <table:table-cell table:formula="of:=[.A61]*[.B61]" office:value-type="float" office:value="265628.808632917">
            <text:p>265628,80863291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345.86149205986">
            <text:p>4345,8614920599</text:p>
          </table:table-cell>
          <table:table-cell table:formula="of:=[.A62]*[.B62]" office:value-type="float" office:value="269443.412507711">
            <text:p>269443,41250771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337.16976907574">
            <text:p>4337,1697690757</text:p>
          </table:table-cell>
          <table:table-cell table:formula="of:=[.A63]*[.B63]" office:value-type="float" office:value="273241.695451772">
            <text:p>273241,69545177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328.49542953759">
            <text:p>4328,4954295376</text:p>
          </table:table-cell>
          <table:table-cell table:formula="of:=[.A64]*[.B64]" office:value-type="float" office:value="277023.707490406">
            <text:p>277023,707490406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319.83843867851">
            <text:p>4319,8384386785</text:p>
          </table:table-cell>
          <table:table-cell table:formula="of:=[.A65]*[.B65]" office:value-type="float" office:value="280789.498514103">
            <text:p>280789,49851410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311.19876180116">
            <text:p>4311,1987618012</text:p>
          </table:table-cell>
          <table:table-cell table:formula="of:=[.A66]*[.B66]" office:value-type="float" office:value="284539.118278876">
            <text:p>284539,11827887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302.57636427755">
            <text:p>4302,5763642776</text:p>
          </table:table-cell>
          <table:table-cell table:formula="of:=[.A67]*[.B67]" office:value-type="float" office:value="288272.616406596">
            <text:p>288272,61640659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293.971211549">
            <text:p>4293,971211549</text:p>
          </table:table-cell>
          <table:table-cell table:formula="of:=[.A68]*[.B68]" office:value-type="float" office:value="291990.042385332">
            <text:p>291990,04238533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285.3832691259">
            <text:p>4285,3832691259</text:p>
          </table:table-cell>
          <table:table-cell table:formula="of:=[.A69]*[.B69]" office:value-type="float" office:value="295691.445569687">
            <text:p>295691,44556968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276.81250258765">
            <text:p>4276,8125025877</text:p>
          </table:table-cell>
          <table:table-cell table:formula="of:=[.A70]*[.B70]" office:value-type="float" office:value="299376.875181135">
            <text:p>299376,8751811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268.25887758247">
            <text:p>4268,2588775825</text:p>
          </table:table-cell>
          <table:table-cell table:formula="of:=[.A71]*[.B71]" office:value-type="float" office:value="303046.380308356">
            <text:p>303046,38030835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259.72235982731">
            <text:p>4259,7223598273</text:p>
          </table:table-cell>
          <table:table-cell table:formula="of:=[.A72]*[.B72]" office:value-type="float" office:value="306700.009907566">
            <text:p>306700,00990756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251.20291510765">
            <text:p>4251,2029151077</text:p>
          </table:table-cell>
          <table:table-cell table:formula="of:=[.A73]*[.B73]" office:value-type="float" office:value="310337.812802859">
            <text:p>310337,81280285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242.70050927744">
            <text:p>4242,7005092774</text:p>
          </table:table-cell>
          <table:table-cell table:formula="of:=[.A74]*[.B74]" office:value-type="float" office:value="313959.83768653">
            <text:p>313959,8376865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234.21510825888">
            <text:p>4234,2151082589</text:p>
          </table:table-cell>
          <table:table-cell table:formula="of:=[.A75]*[.B75]" office:value-type="float" office:value="317566.133119416">
            <text:p>317566,13311941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225.74667804237">
            <text:p>4225,7466780424</text:p>
          </table:table-cell>
          <table:table-cell table:formula="of:=[.A76]*[.B76]" office:value-type="float" office:value="321156.74753122">
            <text:p>321156,7475312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217.29518468628">
            <text:p>4217,2951846863</text:p>
          </table:table-cell>
          <table:table-cell table:formula="of:=[.A77]*[.B77]" office:value-type="float" office:value="324731.729220844">
            <text:p>324731,72922084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208.86059431691">
            <text:p>4208,8605943169</text:p>
          </table:table-cell>
          <table:table-cell table:formula="of:=[.A78]*[.B78]" office:value-type="float" office:value="328291.126356719">
            <text:p>328291,12635671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200.44287312827">
            <text:p>4200,4428731283</text:p>
          </table:table-cell>
          <table:table-cell table:formula="of:=[.A79]*[.B79]" office:value-type="float" office:value="331834.986977134">
            <text:p>331834,98697713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192.04198738202">
            <text:p>4192,041987382</text:p>
          </table:table-cell>
          <table:table-cell table:formula="of:=[.A80]*[.B80]" office:value-type="float" office:value="335363.358990561">
            <text:p>335363,35899056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183.65790340725">
            <text:p>4183,6579034073</text:p>
          </table:table-cell>
          <table:table-cell table:formula="of:=[.A81]*[.B81]" office:value-type="float" office:value="338876.290175988">
            <text:p>338876,29017598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175.29058760044">
            <text:p>4175,2905876004</text:p>
          </table:table-cell>
          <table:table-cell table:formula="of:=[.A82]*[.B82]" office:value-type="float" office:value="342373.828183236">
            <text:p>342373,82818323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166.94000642524">
            <text:p>4166,9400064252</text:p>
          </table:table-cell>
          <table:table-cell table:formula="of:=[.A83]*[.B83]" office:value-type="float" office:value="345856.020533295">
            <text:p>345856,02053329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158.60612641239">
            <text:p>4158,6061264124</text:p>
          </table:table-cell>
          <table:table-cell table:formula="of:=[.A84]*[.B84]" office:value-type="float" office:value="349322.914618641">
            <text:p>349322,91461864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150.28891415956">
            <text:p>4150,2889141596</text:p>
          </table:table-cell>
          <table:table-cell table:formula="of:=[.A85]*[.B85]" office:value-type="float" office:value="352774.557703563">
            <text:p>352774,55770356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141.98833633124">
            <text:p>4141,9883363313</text:p>
          </table:table-cell>
          <table:table-cell table:formula="of:=[.A86]*[.B86]" office:value-type="float" office:value="356210.996924487">
            <text:p>356210,99692448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133.70435965858">
            <text:p>4133,7043596586</text:p>
          </table:table-cell>
          <table:table-cell table:formula="of:=[.A87]*[.B87]" office:value-type="float" office:value="359632.279290297">
            <text:p>359632,27929029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125.43695093926">
            <text:p>4125,4369509393</text:p>
          </table:table-cell>
          <table:table-cell table:formula="of:=[.A88]*[.B88]" office:value-type="float" office:value="363038.451682655">
            <text:p>363038,45168265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117.18607703739">
            <text:p>4117,1860770374</text:p>
          </table:table-cell>
          <table:table-cell table:formula="of:=[.A89]*[.B89]" office:value-type="float" office:value="366429.560856327">
            <text:p>366429,56085632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108.95170488331">
            <text:p>4108,9517048833</text:p>
          </table:table-cell>
          <table:table-cell table:formula="of:=[.A90]*[.B90]" office:value-type="float" office:value="369805.653439498">
            <text:p>369805,65343949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100.73380147354">
            <text:p>4100,7338014736</text:p>
          </table:table-cell>
          <table:table-cell table:formula="of:=[.A91]*[.B91]" office:value-type="float" office:value="373166.775934092">
            <text:p>373166,77593409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092.5323338706">
            <text:p>4092,5323338706</text:p>
          </table:table-cell>
          <table:table-cell table:formula="of:=[.A92]*[.B92]" office:value-type="float" office:value="376512.974716095">
            <text:p>376512,97471609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084.34726920286">
            <text:p>4084,3472692029</text:p>
          </table:table-cell>
          <table:table-cell table:formula="of:=[.A93]*[.B93]" office:value-type="float" office:value="379844.296035866">
            <text:p>379844,296035866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076.17857466445">
            <text:p>4076,1785746645</text:p>
          </table:table-cell>
          <table:table-cell table:formula="of:=[.A94]*[.B94]" office:value-type="float" office:value="383160.786018458">
            <text:p>383160,78601845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068.02621751512">
            <text:p>4068,0262175151</text:p>
          </table:table-cell>
          <table:table-cell table:formula="of:=[.A95]*[.B95]" office:value-type="float" office:value="386462.490663936">
            <text:p>386462,49066393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059.89016508009">
            <text:p>4059,8901650801</text:p>
          </table:table-cell>
          <table:table-cell table:formula="of:=[.A96]*[.B96]" office:value-type="float" office:value="389749.455847689">
            <text:p>389749,455847689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051.77038474993">
            <text:p>4051,7703847499</text:p>
          </table:table-cell>
          <table:table-cell table:formula="of:=[.A97]*[.B97]" office:value-type="float" office:value="393021.727320743">
            <text:p>393021,72732074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043.66684398043">
            <text:p>4043,6668439804</text:p>
          </table:table-cell>
          <table:table-cell table:formula="of:=[.A98]*[.B98]" office:value-type="float" office:value="396279.350710082">
            <text:p>396279,35071008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035.57951029247">
            <text:p>4035,5795102925</text:p>
          </table:table-cell>
          <table:table-cell table:formula="of:=[.A99]*[.B99]" office:value-type="float" office:value="399522.371518954">
            <text:p>399522,3715189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027.50835127188">
            <text:p>4027,5083512719</text:p>
          </table:table-cell>
          <table:table-cell table:formula="of:=[.A100]*[.B100]" office:value-type="float" office:value="402750.835127188">
            <text:p>402750,83512718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019.45333456934">
            <text:p>4019,4533345693</text:p>
          </table:table-cell>
          <table:table-cell table:formula="of:=[.A101]*[.B101]" office:value-type="float" office:value="405964.786791503">
            <text:p>405964,78679150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011.4144279002">
            <text:p>4011,4144279002</text:p>
          </table:table-cell>
          <table:table-cell table:formula="of:=[.A102]*[.B102]" office:value-type="float" office:value="409164.271645821">
            <text:p>409164,27164582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003.3915990444">
            <text:p>4003,3915990444</text:p>
          </table:table-cell>
          <table:table-cell table:formula="of:=[.A103]*[.B103]" office:value-type="float" office:value="412349.334701573">
            <text:p>412349,33470157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3995.38481584631">
            <text:p>3995,3848158463</text:p>
          </table:table-cell>
          <table:table-cell table:formula="of:=[.A104]*[.B104]" office:value-type="float" office:value="415520.020848017">
            <text:p>415520,02084801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3987.39404621462">
            <text:p>3987,3940462146</text:p>
          </table:table-cell>
          <table:table-cell table:formula="of:=[.A105]*[.B105]" office:value-type="float" office:value="418676.374852535">
            <text:p>418676,37485253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3979.41925812219">
            <text:p>3979,4192581222</text:p>
          </table:table-cell>
          <table:table-cell table:formula="of:=[.A106]*[.B106]" office:value-type="float" office:value="421818.441360952">
            <text:p>421818,44136095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3971.46041960595">
            <text:p>3971,460419606</text:p>
          </table:table-cell>
          <table:table-cell table:formula="of:=[.A107]*[.B107]" office:value-type="float" office:value="424946.264897836">
            <text:p>424946,26489783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3963.51749876673">
            <text:p>3963,5174987667</text:p>
          </table:table-cell>
          <table:table-cell table:formula="of:=[.A108]*[.B108]" office:value-type="float" office:value="428059.889866807">
            <text:p>428059,889866807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3955.5904637692">
            <text:p>3955,5904637692</text:p>
          </table:table-cell>
          <table:table-cell table:formula="of:=[.A109]*[.B109]" office:value-type="float" office:value="431159.360550843">
            <text:p>431159,36055084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3947.67928284166">
            <text:p>3947,6792828417</text:p>
          </table:table-cell>
          <table:table-cell table:formula="of:=[.A110]*[.B110]" office:value-type="float" office:value="434244.721112583">
            <text:p>434244,72111258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3939.78392427598">
            <text:p>3939,783924276</text:p>
          </table:table-cell>
          <table:table-cell table:formula="of:=[.A111]*[.B111]" office:value-type="float" office:value="437316.015594634">
            <text:p>437316,01559463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3931.90435642743">
            <text:p>3931,9043564274</text:p>
          </table:table-cell>
          <table:table-cell table:formula="of:=[.A112]*[.B112]" office:value-type="float" office:value="440373.287919872">
            <text:p>440373,28791987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3924.04054771457">
            <text:p>3924,0405477146</text:p>
          </table:table-cell>
          <table:table-cell table:formula="of:=[.A113]*[.B113]" office:value-type="float" office:value="443416.581891747">
            <text:p>443416,581891747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3916.19246661914">
            <text:p>3916,1924666192</text:p>
          </table:table-cell>
          <table:table-cell table:formula="of:=[.A114]*[.B114]" office:value-type="float" office:value="446445.941194582">
            <text:p>446445,94119458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3908.36008168591">
            <text:p>3908,3600816859</text:p>
          </table:table-cell>
          <table:table-cell table:formula="of:=[.A115]*[.B115]" office:value-type="float" office:value="449461.409393879">
            <text:p>449461,40939387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3900.54336152253">
            <text:p>3900,5433615225</text:p>
          </table:table-cell>
          <table:table-cell table:formula="of:=[.A116]*[.B116]" office:value-type="float" office:value="452463.029936614">
            <text:p>452463,02993661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3892.74227479949">
            <text:p>3892,7422747995</text:p>
          </table:table-cell>
          <table:table-cell table:formula="of:=[.A117]*[.B117]" office:value-type="float" office:value="455450.84615154">
            <text:p>455450,84615154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3884.95679024989">
            <text:p>3884,9567902499</text:p>
          </table:table-cell>
          <table:table-cell table:formula="of:=[.A118]*[.B118]" office:value-type="float" office:value="458424.901249487">
            <text:p>458424,901249487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3877.18687666939">
            <text:p>3877,1868766694</text:p>
          </table:table-cell>
          <table:table-cell table:formula="of:=[.A119]*[.B119]" office:value-type="float" office:value="461385.238323657">
            <text:p>461385,238323657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3869.43250291605">
            <text:p>3869,4325029161</text:p>
          </table:table-cell>
          <table:table-cell table:formula="of:=[.A120]*[.B120]" office:value-type="float" office:value="464331.900349926">
            <text:p>464331,90034992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3861.69363791022">
            <text:p>3861,6936379102</text:p>
          </table:table-cell>
          <table:table-cell table:formula="of:=[.A121]*[.B121]" office:value-type="float" office:value="467264.930187137">
            <text:p>467264,93018713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3853.9702506344">
            <text:p>3853,9702506344</text:p>
          </table:table-cell>
          <table:table-cell table:formula="of:=[.A122]*[.B122]" office:value-type="float" office:value="470184.370577397">
            <text:p>470184,370577397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3846.26231013313">
            <text:p>3846,2623101331</text:p>
          </table:table-cell>
          <table:table-cell table:formula="of:=[.A123]*[.B123]" office:value-type="float" office:value="473090.264146375">
            <text:p>473090,264146375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3838.56978551286">
            <text:p>3838,5697855129</text:p>
          </table:table-cell>
          <table:table-cell table:formula="of:=[.A124]*[.B124]" office:value-type="float" office:value="475982.653403595">
            <text:p>475982,65340359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3830.89264594184">
            <text:p>3830,8926459418</text:p>
          </table:table-cell>
          <table:table-cell table:formula="of:=[.A125]*[.B125]" office:value-type="float" office:value="478861.58074273">
            <text:p>478861,58074273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3823.23086064995">
            <text:p>3823,23086065</text:p>
          </table:table-cell>
          <table:table-cell table:formula="of:=[.A126]*[.B126]" office:value-type="float" office:value="481727.088441894">
            <text:p>481727,088441894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3815.58439892865">
            <text:p>3815,5843989287</text:p>
          </table:table-cell>
          <table:table-cell table:formula="of:=[.A127]*[.B127]" office:value-type="float" office:value="484579.218663939">
            <text:p>484579,21866393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3807.9532301308">
            <text:p>3807,9532301308</text:p>
          </table:table-cell>
          <table:table-cell table:formula="of:=[.A128]*[.B128]" office:value-type="float" office:value="487418.013456742">
            <text:p>487418,01345674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3800.33732367054">
            <text:p>3800,3373236705</text:p>
          </table:table-cell>
          <table:table-cell table:formula="of:=[.A129]*[.B129]" office:value-type="float" office:value="490243.514753499">
            <text:p>490243,51475349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3792.73664902319">
            <text:p>3792,7366490232</text:p>
          </table:table-cell>
          <table:table-cell table:formula="of:=[.A130]*[.B130]" office:value-type="float" office:value="493055.764373015">
            <text:p>493055,764373015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3785.15117572515">
            <text:p>3785,1511757252</text:p>
          </table:table-cell>
          <table:table-cell table:formula="of:=[.A131]*[.B131]" office:value-type="float" office:value="495854.804019994">
            <text:p>495854,80401999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3777.5808733737">
            <text:p>3777,5808733737</text:p>
          </table:table-cell>
          <table:table-cell table:formula="of:=[.A132]*[.B132]" office:value-type="float" office:value="498640.675285328">
            <text:p>498640,675285328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3770.02571162695">
            <text:p>3770,025711627</text:p>
          </table:table-cell>
          <table:table-cell table:formula="of:=[.A133]*[.B133]" office:value-type="float" office:value="501413.419646384">
            <text:p>501413,41964638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3762.4856602037">
            <text:p>3762,4856602037</text:p>
          </table:table-cell>
          <table:table-cell table:formula="of:=[.A134]*[.B134]" office:value-type="float" office:value="504173.078467295">
            <text:p>504173,07846729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3754.96068888329">
            <text:p>3754,9606888833</text:p>
          </table:table-cell>
          <table:table-cell table:formula="of:=[.A135]*[.B135]" office:value-type="float" office:value="506919.692999244">
            <text:p>506919,692999244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3747.45076750552">
            <text:p>3747,4507675055</text:p>
          </table:table-cell>
          <table:table-cell table:formula="of:=[.A136]*[.B136]" office:value-type="float" office:value="509653.304380751">
            <text:p>509653,30438075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739.95586597051">
            <text:p>3739,9558659705</text:p>
          </table:table-cell>
          <table:table-cell table:formula="of:=[.A137]*[.B137]" office:value-type="float" office:value="512373.95363796">
            <text:p>512373,9536379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732.47595423857">
            <text:p>3732,4759542386</text:p>
          </table:table-cell>
          <table:table-cell table:formula="of:=[.A138]*[.B138]" office:value-type="float" office:value="515081.681684923">
            <text:p>515081,68168492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725.01100233009">
            <text:p>3725,0110023301</text:p>
          </table:table-cell>
          <table:table-cell table:formula="of:=[.A139]*[.B139]" office:value-type="float" office:value="517776.529323883">
            <text:p>517776,52932388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717.56098032543">
            <text:p>3717,5609803254</text:p>
          </table:table-cell>
          <table:table-cell table:formula="of:=[.A140]*[.B140]" office:value-type="float" office:value="520458.537245561">
            <text:p>520458,5372455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710.12585836478">
            <text:p>3710,1258583648</text:p>
          </table:table-cell>
          <table:table-cell table:formula="of:=[.A141]*[.B141]" office:value-type="float" office:value="523127.746029434">
            <text:p>523127,74602943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702.70560664805">
            <text:p>3702,7056066481</text:p>
          </table:table-cell>
          <table:table-cell table:formula="of:=[.A142]*[.B142]" office:value-type="float" office:value="525784.196144023">
            <text:p>525784,196144023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695.30019543475">
            <text:p>3695,3001954348</text:p>
          </table:table-cell>
          <table:table-cell table:formula="of:=[.A143]*[.B143]" office:value-type="float" office:value="528427.92794717">
            <text:p>528427,92794717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687.90959504389">
            <text:p>3687,9095950439</text:p>
          </table:table-cell>
          <table:table-cell table:formula="of:=[.A144]*[.B144]" office:value-type="float" office:value="531058.981686319">
            <text:p>531058,98168631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680.5337758538">
            <text:p>3680,5337758538</text:p>
          </table:table-cell>
          <table:table-cell table:formula="of:=[.A145]*[.B145]" office:value-type="float" office:value="533677.397498801">
            <text:p>533677,39749880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673.17270830209">
            <text:p>3673,1727083021</text:p>
          </table:table-cell>
          <table:table-cell table:formula="of:=[.A146]*[.B146]" office:value-type="float" office:value="536283.215412105">
            <text:p>536283,21541210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665.82636288549">
            <text:p>3665,8263628855</text:p>
          </table:table-cell>
          <table:table-cell table:formula="of:=[.A147]*[.B147]" office:value-type="float" office:value="538876.475344167">
            <text:p>538876,47534416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658.49471015971">
            <text:p>3658,4947101597</text:p>
          </table:table-cell>
          <table:table-cell table:formula="of:=[.A148]*[.B148]" office:value-type="float" office:value="541457.217103638">
            <text:p>541457,217103638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651.1777207394">
            <text:p>3651,1777207394</text:p>
          </table:table-cell>
          <table:table-cell table:formula="of:=[.A149]*[.B149]" office:value-type="float" office:value="544025.48039017">
            <text:p>544025,4803901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643.87536529792">
            <text:p>3643,8753652979</text:p>
          </table:table-cell>
          <table:table-cell table:formula="of:=[.A150]*[.B150]" office:value-type="float" office:value="546581.304794688">
            <text:p>546581,30479468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636.58761456732">
            <text:p>3636,5876145673</text:p>
          </table:table-cell>
          <table:table-cell table:formula="of:=[.A151]*[.B151]" office:value-type="float" office:value="549124.729799666">
            <text:p>549124,729799666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629.31443933819">
            <text:p>3629,3144393382</text:p>
          </table:table-cell>
          <table:table-cell table:formula="of:=[.A152]*[.B152]" office:value-type="float" office:value="551655.794779404">
            <text:p>551655,79477940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622.05581045951">
            <text:p>3622,0558104595</text:p>
          </table:table-cell>
          <table:table-cell table:formula="of:=[.A153]*[.B153]" office:value-type="float" office:value="554174.539000305">
            <text:p>554174,53900030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614.81169883859">
            <text:p>3614,8116988386</text:p>
          </table:table-cell>
          <table:table-cell table:formula="of:=[.A154]*[.B154]" office:value-type="float" office:value="556681.001621143">
            <text:p>556681,00162114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607.58207544091">
            <text:p>3607,5820754409</text:p>
          </table:table-cell>
          <table:table-cell table:formula="of:=[.A155]*[.B155]" office:value-type="float" office:value="559175.221693342">
            <text:p>559175,221693342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600.36691129003">
            <text:p>3600,36691129</text:p>
          </table:table-cell>
          <table:table-cell table:formula="of:=[.A156]*[.B156]" office:value-type="float" office:value="561657.238161245">
            <text:p>561657,238161245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593.16617746745">
            <text:p>3593,1661774675</text:p>
          </table:table-cell>
          <table:table-cell table:formula="of:=[.A157]*[.B157]" office:value-type="float" office:value="564127.08986239">
            <text:p>564127,0898623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585.97984511252">
            <text:p>3585,9798451125</text:p>
          </table:table-cell>
          <table:table-cell table:formula="of:=[.A158]*[.B158]" office:value-type="float" office:value="566584.815527778">
            <text:p>566584,81552777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578.80788542229">
            <text:p>3578,8078854223</text:p>
          </table:table-cell>
          <table:table-cell table:formula="of:=[.A159]*[.B159]" office:value-type="float" office:value="569030.453782144">
            <text:p>569030,453782144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571.65026965145">
            <text:p>3571,6502696515</text:p>
          </table:table-cell>
          <table:table-cell table:formula="of:=[.A160]*[.B160]" office:value-type="float" office:value="571464.043144232">
            <text:p>571464,04314423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564.50696911214">
            <text:p>3564,5069691122</text:p>
          </table:table-cell>
          <table:table-cell table:formula="of:=[.A161]*[.B161]" office:value-type="float" office:value="573885.622027055">
            <text:p>573885,622027055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557.37795517392">
            <text:p>3557,3779551739</text:p>
          </table:table-cell>
          <table:table-cell table:formula="of:=[.A162]*[.B162]" office:value-type="float" office:value="576295.228738175">
            <text:p>576295,228738175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550.26319926357">
            <text:p>3550,2631992636</text:p>
          </table:table-cell>
          <table:table-cell table:formula="of:=[.A163]*[.B163]" office:value-type="float" office:value="578692.901479962">
            <text:p>578692,90147996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543.16267286505">
            <text:p>3543,1626728651</text:p>
          </table:table-cell>
          <table:table-cell table:formula="of:=[.A164]*[.B164]" office:value-type="float" office:value="581078.678349868">
            <text:p>581078,67834986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536.07634751931">
            <text:p>3536,0763475193</text:p>
          </table:table-cell>
          <table:table-cell table:formula="of:=[.A165]*[.B165]" office:value-type="float" office:value="583452.597340687">
            <text:p>583452,597340687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529.00419482428">
            <text:p>3529,0041948243</text:p>
          </table:table-cell>
          <table:table-cell table:formula="of:=[.A166]*[.B166]" office:value-type="float" office:value="585814.69634083">
            <text:p>585814,6963408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521.94618643463">
            <text:p>3521,9461864346</text:p>
          </table:table-cell>
          <table:table-cell table:formula="of:=[.A167]*[.B167]" office:value-type="float" office:value="588165.013134583">
            <text:p>588165,013134583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514.90229406176">
            <text:p>3514,9022940618</text:p>
          </table:table-cell>
          <table:table-cell table:formula="of:=[.A168]*[.B168]" office:value-type="float" office:value="590503.585402375">
            <text:p>590503,58540237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507.87248947364">
            <text:p>3507,8724894736</text:p>
          </table:table-cell>
          <table:table-cell table:formula="of:=[.A169]*[.B169]" office:value-type="float" office:value="592830.450721044">
            <text:p>592830,45072104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500.85674449469">
            <text:p>3500,8567444947</text:p>
          </table:table-cell>
          <table:table-cell table:formula="of:=[.A170]*[.B170]" office:value-type="float" office:value="595145.646564097">
            <text:p>595145,646564097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493.8550310057">
            <text:p>3493,8550310057</text:p>
          </table:table-cell>
          <table:table-cell table:formula="of:=[.A171]*[.B171]" office:value-type="float" office:value="597449.210301974">
            <text:p>597449,21030197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486.86732094369">
            <text:p>3486,8673209437</text:p>
          </table:table-cell>
          <table:table-cell table:formula="of:=[.A172]*[.B172]" office:value-type="float" office:value="599741.179202314">
            <text:p>599741,17920231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479.8935863018">
            <text:p>3479,8935863018</text:p>
          </table:table-cell>
          <table:table-cell table:formula="of:=[.A173]*[.B173]" office:value-type="float" office:value="602021.590430211">
            <text:p>602021,59043021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472.9337991292">
            <text:p>3472,9337991292</text:p>
          </table:table-cell>
          <table:table-cell table:formula="of:=[.A174]*[.B174]" office:value-type="float" office:value="604290.48104848">
            <text:p>604290,4810484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465.98793153094">
            <text:p>3465,9879315309</text:p>
          </table:table-cell>
          <table:table-cell table:formula="of:=[.A175]*[.B175]" office:value-type="float" office:value="606547.888017914">
            <text:p>606547,88801791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459.05595566788">
            <text:p>3459,0559556679</text:p>
          </table:table-cell>
          <table:table-cell table:formula="of:=[.A176]*[.B176]" office:value-type="float" office:value="608793.848197546">
            <text:p>608793,848197546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452.13784375654">
            <text:p>3452,1378437565</text:p>
          </table:table-cell>
          <table:table-cell table:formula="of:=[.A177]*[.B177]" office:value-type="float" office:value="611028.398344908">
            <text:p>611028,398344908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445.23356806903">
            <text:p>3445,233568069</text:p>
          </table:table-cell>
          <table:table-cell table:formula="of:=[.A178]*[.B178]" office:value-type="float" office:value="613251.575116287">
            <text:p>613251,57511628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438.34310093289">
            <text:p>3438,3431009329</text:p>
          </table:table-cell>
          <table:table-cell table:formula="of:=[.A179]*[.B179]" office:value-type="float" office:value="615463.415066987">
            <text:p>615463,41506698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431.46641473102">
            <text:p>3431,466414731</text:p>
          </table:table-cell>
          <table:table-cell table:formula="of:=[.A180]*[.B180]" office:value-type="float" office:value="617663.954651584">
            <text:p>617663,95465158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424.60348190156">
            <text:p>3424,6034819016</text:p>
          </table:table-cell>
          <table:table-cell table:formula="of:=[.A181]*[.B181]" office:value-type="float" office:value="619853.230224183">
            <text:p>619853,230224183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417.75427493776">
            <text:p>3417,7542749378</text:p>
          </table:table-cell>
          <table:table-cell table:formula="of:=[.A182]*[.B182]" office:value-type="float" office:value="622031.278038672">
            <text:p>622031,278038672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410.91876638788">
            <text:p>3410,9187663879</text:p>
          </table:table-cell>
          <table:table-cell table:formula="of:=[.A183]*[.B183]" office:value-type="float" office:value="624198.134248983">
            <text:p>624198,13424898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404.09692885511">
            <text:p>3404,0969288551</text:p>
          </table:table-cell>
          <table:table-cell table:formula="of:=[.A184]*[.B184]" office:value-type="float" office:value="626353.83490934">
            <text:p>626353,8349093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397.2887349974">
            <text:p>3397,2887349974</text:p>
          </table:table-cell>
          <table:table-cell table:formula="of:=[.A185]*[.B185]" office:value-type="float" office:value="628498.415974518">
            <text:p>628498,415974518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390.4941575274">
            <text:p>3390,4941575274</text:p>
          </table:table-cell>
          <table:table-cell table:formula="of:=[.A186]*[.B186]" office:value-type="float" office:value="630631.913300097">
            <text:p>630631,913300097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383.71316921235">
            <text:p>3383,7131692124</text:p>
          </table:table-cell>
          <table:table-cell table:formula="of:=[.A187]*[.B187]" office:value-type="float" office:value="632754.362642709">
            <text:p>632754,36264270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376.94574287392">
            <text:p>3376,9457428739</text:p>
          </table:table-cell>
          <table:table-cell table:formula="of:=[.A188]*[.B188]" office:value-type="float" office:value="634865.799660297">
            <text:p>634865,79966029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370.19185138817">
            <text:p>3370,1918513882</text:p>
          </table:table-cell>
          <table:table-cell table:formula="of:=[.A189]*[.B189]" office:value-type="float" office:value="636966.259912365">
            <text:p>636966,25991236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363.4514676854">
            <text:p>3363,4514676854</text:p>
          </table:table-cell>
          <table:table-cell table:formula="of:=[.A190]*[.B190]" office:value-type="float" office:value="639055.778860226">
            <text:p>639055,778860226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356.72456475003">
            <text:p>3356,72456475</text:p>
          </table:table-cell>
          <table:table-cell table:formula="of:=[.A191]*[.B191]" office:value-type="float" office:value="641134.391867255">
            <text:p>641134,391867255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350.01111562053">
            <text:p>3350,0111156205</text:p>
          </table:table-cell>
          <table:table-cell table:formula="of:=[.A192]*[.B192]" office:value-type="float" office:value="643202.134199141">
            <text:p>643202,134199141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343.31109338929">
            <text:p>3343,3110933893</text:p>
          </table:table-cell>
          <table:table-cell table:formula="of:=[.A193]*[.B193]" office:value-type="float" office:value="645259.041024132">
            <text:p>645259,041024132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336.62447120251">
            <text:p>3336,6244712025</text:p>
          </table:table-cell>
          <table:table-cell table:formula="of:=[.A194]*[.B194]" office:value-type="float" office:value="647305.147413287">
            <text:p>647305,14741328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329.9512222601">
            <text:p>3329,9512222601</text:p>
          </table:table-cell>
          <table:table-cell table:formula="of:=[.A195]*[.B195]" office:value-type="float" office:value="649340.48834072">
            <text:p>649340,4883407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323.29131981558">
            <text:p>3323,2913198156</text:p>
          </table:table-cell>
          <table:table-cell table:formula="of:=[.A196]*[.B196]" office:value-type="float" office:value="651365.098683854">
            <text:p>651365,098683854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316.64473717595">
            <text:p>3316,644737176</text:p>
          </table:table-cell>
          <table:table-cell table:formula="of:=[.A197]*[.B197]" office:value-type="float" office:value="653379.013223663">
            <text:p>653379,01322366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310.0114477016">
            <text:p>3310,0114477016</text:p>
          </table:table-cell>
          <table:table-cell table:formula="of:=[.A198]*[.B198]" office:value-type="float" office:value="655382.266644917">
            <text:p>655382,266644917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303.3914248062">
            <text:p>3303,3914248062</text:p>
          </table:table-cell>
          <table:table-cell table:formula="of:=[.A199]*[.B199]" office:value-type="float" office:value="657374.893536433">
            <text:p>657374,89353643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296.78464195658">
            <text:p>3296,7846419566</text:p>
          </table:table-cell>
          <table:table-cell table:formula="of:=[.A200]*[.B200]" office:value-type="float" office:value="659356.928391317">
            <text:p>659356,928391317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290.19107267267">
            <text:p>3290,1910726727</text:p>
          </table:table-cell>
          <table:table-cell table:formula="of:=[.A201]*[.B201]" office:value-type="float" office:value="661328.405607207">
            <text:p>661328,405607207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283.61069052733">
            <text:p>3283,6106905273</text:p>
          </table:table-cell>
          <table:table-cell table:formula="of:=[.A202]*[.B202]" office:value-type="float" office:value="663289.35948652">
            <text:p>663289,35948652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277.04346914627">
            <text:p>3277,0434691463</text:p>
          </table:table-cell>
          <table:table-cell table:formula="of:=[.A203]*[.B203]" office:value-type="float" office:value="665239.824236693">
            <text:p>665239,82423669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270.48938220798">
            <text:p>3270,489382208</text:p>
          </table:table-cell>
          <table:table-cell table:formula="of:=[.A204]*[.B204]" office:value-type="float" office:value="667179.833970428">
            <text:p>667179,833970428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263.94840344356">
            <text:p>3263,9484034436</text:p>
          </table:table-cell>
          <table:table-cell table:formula="of:=[.A205]*[.B205]" office:value-type="float" office:value="669109.42270593">
            <text:p>669109,42270593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257.42050663668">
            <text:p>3257,4205066367</text:p>
          </table:table-cell>
          <table:table-cell table:formula="of:=[.A206]*[.B206]" office:value-type="float" office:value="671028.624367155">
            <text:p>671028,62436715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250.9056656234">
            <text:p>3250,9056656234</text:p>
          </table:table-cell>
          <table:table-cell table:formula="of:=[.A207]*[.B207]" office:value-type="float" office:value="672937.472784044">
            <text:p>672937,472784044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244.40385429216">
            <text:p>3244,4038542922</text:p>
          </table:table-cell>
          <table:table-cell table:formula="of:=[.A208]*[.B208]" office:value-type="float" office:value="674836.001692768">
            <text:p>674836,001692768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237.91504658357">
            <text:p>3237,9150465836</text:p>
          </table:table-cell>
          <table:table-cell table:formula="of:=[.A209]*[.B209]" office:value-type="float" office:value="676724.244735966">
            <text:p>676724,24473596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231.4392164904">
            <text:p>3231,4392164904</text:p>
          </table:table-cell>
          <table:table-cell table:formula="of:=[.A210]*[.B210]" office:value-type="float" office:value="678602.235462985">
            <text:p>678602,23546298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224.97633805742">
            <text:p>3224,9763380574</text:p>
          </table:table-cell>
          <table:table-cell table:formula="of:=[.A211]*[.B211]" office:value-type="float" office:value="680470.007330116">
            <text:p>680470,007330116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218.52638538131">
            <text:p>3218,5263853813</text:p>
          </table:table-cell>
          <table:table-cell table:formula="of:=[.A212]*[.B212]" office:value-type="float" office:value="682327.593700837">
            <text:p>682327,59370083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212.08933261055">
            <text:p>3212,0893326106</text:p>
          </table:table-cell>
          <table:table-cell table:formula="of:=[.A213]*[.B213]" office:value-type="float" office:value="684175.027846046">
            <text:p>684175,02784604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205.66515394533">
            <text:p>3205,6651539453</text:p>
          </table:table-cell>
          <table:table-cell table:formula="of:=[.A214]*[.B214]" office:value-type="float" office:value="686012.3429443">
            <text:p>686012,342944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199.25382363743">
            <text:p>3199,2538236374</text:p>
          </table:table-cell>
          <table:table-cell table:formula="of:=[.A215]*[.B215]" office:value-type="float" office:value="687839.572082049">
            <text:p>687839,572082049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192.85531599016">
            <text:p>3192,8553159902</text:p>
          </table:table-cell>
          <table:table-cell table:formula="of:=[.A216]*[.B216]" office:value-type="float" office:value="689656.748253875">
            <text:p>689656,74825387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186.46960535818">
            <text:p>3186,4696053582</text:p>
          </table:table-cell>
          <table:table-cell table:formula="of:=[.A217]*[.B217]" office:value-type="float" office:value="691463.904362725">
            <text:p>691463,90436272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180.09666614746">
            <text:p>3180,0966661475</text:p>
          </table:table-cell>
          <table:table-cell table:formula="of:=[.A218]*[.B218]" office:value-type="float" office:value="693261.073220147">
            <text:p>693261,073220147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173.73647281517">
            <text:p>3173,7364728152</text:p>
          </table:table-cell>
          <table:table-cell table:formula="of:=[.A219]*[.B219]" office:value-type="float" office:value="695048.287546522">
            <text:p>695048,28754652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167.38899986954">
            <text:p>3167,3889998695</text:p>
          </table:table-cell>
          <table:table-cell table:formula="of:=[.A220]*[.B220]" office:value-type="float" office:value="696825.579971299">
            <text:p>696825,579971299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161.0542218698">
            <text:p>3161,0542218698</text:p>
          </table:table-cell>
          <table:table-cell table:formula="of:=[.A221]*[.B221]" office:value-type="float" office:value="698592.983033226">
            <text:p>698592,983033226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154.73211342606">
            <text:p>3154,7321134261</text:p>
          </table:table-cell>
          <table:table-cell table:formula="of:=[.A222]*[.B222]" office:value-type="float" office:value="700350.529180585">
            <text:p>700350,529180585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148.42264919921">
            <text:p>3148,4226491992</text:p>
          </table:table-cell>
          <table:table-cell table:formula="of:=[.A223]*[.B223]" office:value-type="float" office:value="702098.250771423">
            <text:p>702098,25077142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142.12580390081">
            <text:p>3142,1258039008</text:p>
          </table:table-cell>
          <table:table-cell table:formula="of:=[.A224]*[.B224]" office:value-type="float" office:value="703836.180073781">
            <text:p>703836,180073781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135.84155229301">
            <text:p>3135,841552293</text:p>
          </table:table-cell>
          <table:table-cell table:formula="of:=[.A225]*[.B225]" office:value-type="float" office:value="705564.349265927">
            <text:p>705564,349265927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129.56986918842">
            <text:p>3129,5698691884</text:p>
          </table:table-cell>
          <table:table-cell table:formula="of:=[.A226]*[.B226]" office:value-type="float" office:value="707282.790436584">
            <text:p>707282,790436584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123.31072945005">
            <text:p>3123,3107294501</text:p>
          </table:table-cell>
          <table:table-cell table:formula="of:=[.A227]*[.B227]" office:value-type="float" office:value="708991.53558516">
            <text:p>708991,535585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117.06410799115">
            <text:p>3117,0641079912</text:p>
          </table:table-cell>
          <table:table-cell table:formula="of:=[.A228]*[.B228]" office:value-type="float" office:value="710690.616621981">
            <text:p>710690,616621981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110.82997977516">
            <text:p>3110,8299797752</text:p>
          </table:table-cell>
          <table:table-cell table:formula="of:=[.A229]*[.B229]" office:value-type="float" office:value="712380.065368512">
            <text:p>712380,06536851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104.60831981561">
            <text:p>3104,6083198156</text:p>
          </table:table-cell>
          <table:table-cell table:formula="of:=[.A230]*[.B230]" office:value-type="float" office:value="714059.913557591">
            <text:p>714059,91355759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098.39910317598">
            <text:p>3098,399103176</text:p>
          </table:table-cell>
          <table:table-cell table:formula="of:=[.A231]*[.B231]" office:value-type="float" office:value="715730.192833652">
            <text:p>715730,19283365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092.20230496963">
            <text:p>3092,2023049696</text:p>
          </table:table-cell>
          <table:table-cell table:formula="of:=[.A232]*[.B232]" office:value-type="float" office:value="717390.934752954">
            <text:p>717390,93475295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086.01790035969">
            <text:p>3086,0179003597</text:p>
          </table:table-cell>
          <table:table-cell table:formula="of:=[.A233]*[.B233]" office:value-type="float" office:value="719042.170783808">
            <text:p>719042,17078380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079.84586455897">
            <text:p>3079,845864559</text:p>
          </table:table-cell>
          <table:table-cell table:formula="of:=[.A234]*[.B234]" office:value-type="float" office:value="720683.932306799">
            <text:p>720683,932306799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073.68617282985">
            <text:p>3073,6861728299</text:p>
          </table:table-cell>
          <table:table-cell table:formula="of:=[.A235]*[.B235]" office:value-type="float" office:value="722316.250615016">
            <text:p>722316,250615016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067.53880048419">
            <text:p>3067,5388004842</text:p>
          </table:table-cell>
          <table:table-cell table:formula="of:=[.A236]*[.B236]" office:value-type="float" office:value="723939.15691427">
            <text:p>723939,15691427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061.40372288322">
            <text:p>3061,4037228832</text:p>
          </table:table-cell>
          <table:table-cell table:formula="of:=[.A237]*[.B237]" office:value-type="float" office:value="725552.682323324">
            <text:p>725552,68232332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055.28091543746">
            <text:p>3055,2809154375</text:p>
          </table:table-cell>
          <table:table-cell table:formula="of:=[.A238]*[.B238]" office:value-type="float" office:value="727156.857874115">
            <text:p>727156,857874115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049.17035360658">
            <text:p>3049,1703536066</text:p>
          </table:table-cell>
          <table:table-cell table:formula="of:=[.A239]*[.B239]" office:value-type="float" office:value="728751.714511974">
            <text:p>728751,714511974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043.07201289937">
            <text:p>3043,0720128994</text:p>
          </table:table-cell>
          <table:table-cell table:formula="of:=[.A240]*[.B240]" office:value-type="float" office:value="730337.283095849">
            <text:p>730337,283095849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036.98586887357">
            <text:p>3036,9858688736</text:p>
          </table:table-cell>
          <table:table-cell table:formula="of:=[.A241]*[.B241]" office:value-type="float" office:value="731913.594398531">
            <text:p>731913,59439853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030.91189713582">
            <text:p>3030,9118971358</text:p>
          </table:table-cell>
          <table:table-cell table:formula="of:=[.A242]*[.B242]" office:value-type="float" office:value="733480.67910687">
            <text:p>733480,6791068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024.85007334155">
            <text:p>3024,8500733416</text:p>
          </table:table-cell>
          <table:table-cell table:formula="of:=[.A243]*[.B243]" office:value-type="float" office:value="735038.567821997">
            <text:p>735038,567821997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018.80037319487">
            <text:p>3018,8003731949</text:p>
          </table:table-cell>
          <table:table-cell table:formula="of:=[.A244]*[.B244]" office:value-type="float" office:value="736587.291059548">
            <text:p>736587,29105954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012.76277244848">
            <text:p>3012,7627724485</text:p>
          </table:table-cell>
          <table:table-cell table:formula="of:=[.A245]*[.B245]" office:value-type="float" office:value="738126.879249878">
            <text:p>738126,879249878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006.73724690358">
            <text:p>3006,7372469036</text:p>
          </table:table-cell>
          <table:table-cell table:formula="of:=[.A246]*[.B246]" office:value-type="float" office:value="739657.362738282">
            <text:p>739657,36273828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000.72377240978">
            <text:p>3000,7237724098</text:p>
          </table:table-cell>
          <table:table-cell table:formula="of:=[.A247]*[.B247]" office:value-type="float" office:value="741178.771785215">
            <text:p>741178,771785215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2994.72232486496">
            <text:p>2994,722324865</text:p>
          </table:table-cell>
          <table:table-cell table:formula="of:=[.A248]*[.B248]" office:value-type="float" office:value="742691.136566509">
            <text:p>742691,13656650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2988.73288021523">
            <text:p>2988,7328802152</text:p>
          </table:table-cell>
          <table:table-cell table:formula="of:=[.A249]*[.B249]" office:value-type="float" office:value="744194.487173591">
            <text:p>744194,48717359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2982.7554144548">
            <text:p>2982,7554144548</text:p>
          </table:table-cell>
          <table:table-cell table:formula="of:=[.A250]*[.B250]" office:value-type="float" office:value="745688.853613699">
            <text:p>745688,85361369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2976.78990362589">
            <text:p>2976,7899036259</text:p>
          </table:table-cell>
          <table:table-cell table:formula="of:=[.A251]*[.B251]" office:value-type="float" office:value="747174.265810097">
            <text:p>747174,26581009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2970.83632381863">
            <text:p>2970,8363238186</text:p>
          </table:table-cell>
          <table:table-cell table:formula="of:=[.A252]*[.B252]" office:value-type="float" office:value="748650.753602296">
            <text:p>748650,75360229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2964.894651171">
            <text:p>2964,894651171</text:p>
          </table:table-cell>
          <table:table-cell table:formula="of:=[.A253]*[.B253]" office:value-type="float" office:value="750118.346746262">
            <text:p>750118,34674626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2958.96486186865">
            <text:p>2958,9648618687</text:p>
          </table:table-cell>
          <table:table-cell table:formula="of:=[.A254]*[.B254]" office:value-type="float" office:value="751577.074914638">
            <text:p>751577,07491463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2953.04693214492">
            <text:p>2953,0469321449</text:p>
          </table:table-cell>
          <table:table-cell table:formula="of:=[.A255]*[.B255]" office:value-type="float" office:value="753026.967696954">
            <text:p>753026,9676969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2947.14083828063">
            <text:p>2947,1408382806</text:p>
          </table:table-cell>
          <table:table-cell table:formula="of:=[.A256]*[.B256]" office:value-type="float" office:value="754468.054599841">
            <text:p>754468,05459984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2941.24655660407">
            <text:p>2941,2465566041</text:p>
          </table:table-cell>
          <table:table-cell table:formula="of:=[.A257]*[.B257]" office:value-type="float" office:value="755900.365047245">
            <text:p>755900,36504724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2935.36406349086">
            <text:p>2935,3640634909</text:p>
          </table:table-cell>
          <table:table-cell table:formula="of:=[.A258]*[.B258]" office:value-type="float" office:value="757323.928380642">
            <text:p>757323,928380642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2929.49333536388">
            <text:p>2929,4933353639</text:p>
          </table:table-cell>
          <table:table-cell table:formula="of:=[.A259]*[.B259]" office:value-type="float" office:value="758738.773859244">
            <text:p>758738,77385924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2923.63434869315">
            <text:p>2923,6343486932</text:p>
          </table:table-cell>
          <table:table-cell table:formula="of:=[.A260]*[.B260]" office:value-type="float" office:value="760144.930660219">
            <text:p>760144,930660219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2917.78707999576">
            <text:p>2917,7870799958</text:p>
          </table:table-cell>
          <table:table-cell table:formula="of:=[.A261]*[.B261]" office:value-type="float" office:value="761542.427878894">
            <text:p>761542,427878894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2911.95150583577">
            <text:p>2911,9515058358</text:p>
          </table:table-cell>
          <table:table-cell table:formula="of:=[.A262]*[.B262]" office:value-type="float" office:value="762931.294528972">
            <text:p>762931,29452897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2906.1276028241">
            <text:p>2906,1276028241</text:p>
          </table:table-cell>
          <table:table-cell table:formula="of:=[.A263]*[.B263]" office:value-type="float" office:value="764311.559542738">
            <text:p>764311,559542738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2900.31534761845">
            <text:p>2900,3153476185</text:p>
          </table:table-cell>
          <table:table-cell table:formula="of:=[.A264]*[.B264]" office:value-type="float" office:value="765683.251771271">
            <text:p>765683,251771271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2894.51471692321">
            <text:p>2894,5147169232</text:p>
          </table:table-cell>
          <table:table-cell table:formula="of:=[.A265]*[.B265]" office:value-type="float" office:value="767046.399984652">
            <text:p>767046,399984652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2888.72568748937">
            <text:p>2888,7256874894</text:p>
          </table:table-cell>
          <table:table-cell table:formula="of:=[.A266]*[.B266]" office:value-type="float" office:value="768401.032872172">
            <text:p>768401,03287217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2882.94823611439">
            <text:p>2882,9482361144</text:p>
          </table:table-cell>
          <table:table-cell table:formula="of:=[.A267]*[.B267]" office:value-type="float" office:value="769747.179042542">
            <text:p>769747,179042542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2877.18233964216">
            <text:p>2877,1823396422</text:p>
          </table:table-cell>
          <table:table-cell table:formula="of:=[.A268]*[.B268]" office:value-type="float" office:value="771084.867024099">
            <text:p>771084,86702409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2871.42797496288">
            <text:p>2871,4279749629</text:p>
          </table:table-cell>
          <table:table-cell table:formula="of:=[.A269]*[.B269]" office:value-type="float" office:value="772414.125265014">
            <text:p>772414,125265014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2865.68511901295">
            <text:p>2865,685119013</text:p>
          </table:table-cell>
          <table:table-cell table:formula="of:=[.A270]*[.B270]" office:value-type="float" office:value="773734.982133497">
            <text:p>773734,98213349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2859.95374877492">
            <text:p>2859,9537487749</text:p>
          </table:table-cell>
          <table:table-cell table:formula="of:=[.A271]*[.B271]" office:value-type="float" office:value="775047.465918005">
            <text:p>775047,46591800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2854.23384127737">
            <text:p>2854,2338412774</text:p>
          </table:table-cell>
          <table:table-cell table:formula="of:=[.A272]*[.B272]" office:value-type="float" office:value="776351.604827446">
            <text:p>776351,60482744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2848.52537359482">
            <text:p>2848,5253735948</text:p>
          </table:table-cell>
          <table:table-cell table:formula="of:=[.A273]*[.B273]" office:value-type="float" office:value="777647.426991386">
            <text:p>777647,426991386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2842.82832284763">
            <text:p>2842,8283228476</text:p>
          </table:table-cell>
          <table:table-cell table:formula="of:=[.A274]*[.B274]" office:value-type="float" office:value="778934.960460251">
            <text:p>778934,960460251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2837.14266620193">
            <text:p>2837,1426662019</text:p>
          </table:table-cell>
          <table:table-cell table:formula="of:=[.A275]*[.B275]" office:value-type="float" office:value="780214.233205532">
            <text:p>780214,233205532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2831.46838086953">
            <text:p>2831,4683808695</text:p>
          </table:table-cell>
          <table:table-cell table:formula="of:=[.A276]*[.B276]" office:value-type="float" office:value="781485.273119991">
            <text:p>781485,273119991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2825.80544410779">
            <text:p>2825,8054441078</text:p>
          </table:table-cell>
          <table:table-cell table:formula="of:=[.A277]*[.B277]" office:value-type="float" office:value="782748.108017858">
            <text:p>782748,108017858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2820.15383321958">
            <text:p>2820,1538332196</text:p>
          </table:table-cell>
          <table:table-cell table:formula="of:=[.A278]*[.B278]" office:value-type="float" office:value="784002.765635042">
            <text:p>784002,76563504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2814.51352555314">
            <text:p>2814,5135255531</text:p>
          </table:table-cell>
          <table:table-cell table:formula="of:=[.A279]*[.B279]" office:value-type="float" office:value="785249.273629325">
            <text:p>785249,273629325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2808.88449850203">
            <text:p>2808,884498502</text:p>
          </table:table-cell>
          <table:table-cell table:formula="of:=[.A280]*[.B280]" office:value-type="float" office:value="786487.659580569">
            <text:p>786487,659580569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803.26672950503">
            <text:p>2803,266729505</text:p>
          </table:table-cell>
          <table:table-cell table:formula="of:=[.A281]*[.B281]" office:value-type="float" office:value="787717.950990912">
            <text:p>787717,95099091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797.66019604602">
            <text:p>2797,660196046</text:p>
          </table:table-cell>
          <table:table-cell table:formula="of:=[.A282]*[.B282]" office:value-type="float" office:value="788940.175284977">
            <text:p>788940,17528497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792.06487565392">
            <text:p>2792,0648756539</text:p>
          </table:table-cell>
          <table:table-cell table:formula="of:=[.A283]*[.B283]" office:value-type="float" office:value="790154.359810061">
            <text:p>790154,35981006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786.48074590262">
            <text:p>2786,4807459026</text:p>
          </table:table-cell>
          <table:table-cell table:formula="of:=[.A284]*[.B284]" office:value-type="float" office:value="791360.531836343">
            <text:p>791360,531836343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780.90778441081">
            <text:p>2780,9077844108</text:p>
          </table:table-cell>
          <table:table-cell table:formula="of:=[.A285]*[.B285]" office:value-type="float" office:value="792558.718557081">
            <text:p>792558,718557081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775.34596884199">
            <text:p>2775,345968842</text:p>
          </table:table-cell>
          <table:table-cell table:formula="of:=[.A286]*[.B286]" office:value-type="float" office:value="793748.947088809">
            <text:p>793748,947088809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769.79527690431">
            <text:p>2769,7952769043</text:p>
          </table:table-cell>
          <table:table-cell table:formula="of:=[.A287]*[.B287]" office:value-type="float" office:value="794931.244471536">
            <text:p>794931,24447153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764.2556863505">
            <text:p>2764,2556863505</text:p>
          </table:table-cell>
          <table:table-cell table:formula="of:=[.A288]*[.B288]" office:value-type="float" office:value="796105.637668943">
            <text:p>796105,637668943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758.7271749778">
            <text:p>2758,7271749778</text:p>
          </table:table-cell>
          <table:table-cell table:formula="of:=[.A289]*[.B289]" office:value-type="float" office:value="797272.153568583">
            <text:p>797272,15356858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753.20972062784">
            <text:p>2753,2097206278</text:p>
          </table:table-cell>
          <table:table-cell table:formula="of:=[.A290]*[.B290]" office:value-type="float" office:value="798430.818982074">
            <text:p>798430,818982074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747.70330118658">
            <text:p>2747,7033011866</text:p>
          </table:table-cell>
          <table:table-cell table:formula="of:=[.A291]*[.B291]" office:value-type="float" office:value="799581.660645296">
            <text:p>799581,66064529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742.20789458421">
            <text:p>2742,2078945842</text:p>
          </table:table-cell>
          <table:table-cell table:formula="of:=[.A292]*[.B292]" office:value-type="float" office:value="800724.70521859">
            <text:p>800724,70521859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736.72347879504">
            <text:p>2736,7234787951</text:p>
          </table:table-cell>
          <table:table-cell table:formula="of:=[.A293]*[.B293]" office:value-type="float" office:value="801859.979286948">
            <text:p>801859,979286948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731.25003183745">
            <text:p>2731,2500318375</text:p>
          </table:table-cell>
          <table:table-cell table:formula="of:=[.A294]*[.B294]" office:value-type="float" office:value="802987.509360211">
            <text:p>802987,509360211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725.78753177378">
            <text:p>2725,7875317738</text:p>
          </table:table-cell>
          <table:table-cell table:formula="of:=[.A295]*[.B295]" office:value-type="float" office:value="804107.321873265">
            <text:p>804107,321873265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720.33595671023">
            <text:p>2720,3359567102</text:p>
          </table:table-cell>
          <table:table-cell table:formula="of:=[.A296]*[.B296]" office:value-type="float" office:value="805219.443186228">
            <text:p>805219,44318622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714.89528479681">
            <text:p>2714,8952847968</text:p>
          </table:table-cell>
          <table:table-cell table:formula="of:=[.A297]*[.B297]" office:value-type="float" office:value="806323.899584653">
            <text:p>806323,899584653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709.46549422722">
            <text:p>2709,4654942272</text:p>
          </table:table-cell>
          <table:table-cell table:formula="of:=[.A298]*[.B298]" office:value-type="float" office:value="807420.717279711">
            <text:p>807420,717279711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704.04656323876">
            <text:p>2704,0465632388</text:p>
          </table:table-cell>
          <table:table-cell table:formula="of:=[.A299]*[.B299]" office:value-type="float" office:value="808509.92240839">
            <text:p>808509,92240839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698.63847011228">
            <text:p>2698,6384701123</text:p>
          </table:table-cell>
          <table:table-cell table:formula="of:=[.A300]*[.B300]" office:value-type="float" office:value="809591.541033685">
            <text:p>809591,541033685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693.24119317206">
            <text:p>2693,2411931721</text:p>
          </table:table-cell>
          <table:table-cell table:formula="of:=[.A301]*[.B301]" office:value-type="float" office:value="810665.59914479">
            <text:p>810665,59914479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687.85471078572">
            <text:p>2687,8547107857</text:p>
          </table:table-cell>
          <table:table-cell table:formula="of:=[.A302]*[.B302]" office:value-type="float" office:value="811732.122657286">
            <text:p>811732,12265728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682.47900136414">
            <text:p>2682,4790013642</text:p>
          </table:table-cell>
          <table:table-cell table:formula="of:=[.A303]*[.B303]" office:value-type="float" office:value="812791.137413336">
            <text:p>812791,13741333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677.11404336142">
            <text:p>2677,1140433614</text:p>
          </table:table-cell>
          <table:table-cell table:formula="of:=[.A304]*[.B304]" office:value-type="float" office:value="813842.66918187">
            <text:p>813842,66918187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671.75981527469">
            <text:p>2671,7598152747</text:p>
          </table:table-cell>
          <table:table-cell table:formula="of:=[.A305]*[.B305]" office:value-type="float" office:value="814886.743658782">
            <text:p>814886,743658782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666.41629564414">
            <text:p>2666,4162956442</text:p>
          </table:table-cell>
          <table:table-cell table:formula="of:=[.A306]*[.B306]" office:value-type="float" office:value="815923.386467108">
            <text:p>815923,38646710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661.08346305286">
            <text:p>2661,0834630529</text:p>
          </table:table-cell>
          <table:table-cell table:formula="of:=[.A307]*[.B307]" office:value-type="float" office:value="816952.623157227">
            <text:p>816952,62315722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655.76129612675">
            <text:p>2655,7612961268</text:p>
          </table:table-cell>
          <table:table-cell table:formula="of:=[.A308]*[.B308]" office:value-type="float" office:value="817974.479207039">
            <text:p>817974,479207039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650.4497735345">
            <text:p>2650,4497735345</text:p>
          </table:table-cell>
          <table:table-cell table:formula="of:=[.A309]*[.B309]" office:value-type="float" office:value="818988.98002216">
            <text:p>818988,9800221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645.14887398743">
            <text:p>2645,1488739874</text:p>
          </table:table-cell>
          <table:table-cell table:formula="of:=[.A310]*[.B310]" office:value-type="float" office:value="819996.150936102">
            <text:p>819996,15093610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639.85857623945">
            <text:p>2639,8585762395</text:p>
          </table:table-cell>
          <table:table-cell table:formula="of:=[.A311]*[.B311]" office:value-type="float" office:value="820996.01721047">
            <text:p>820996,01721047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634.57885908697">
            <text:p>2634,578859087</text:p>
          </table:table-cell>
          <table:table-cell table:formula="of:=[.A312]*[.B312]" office:value-type="float" office:value="821988.604035136">
            <text:p>821988,60403513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629.3097013688">
            <text:p>2629,3097013688</text:p>
          </table:table-cell>
          <table:table-cell table:formula="of:=[.A313]*[.B313]" office:value-type="float" office:value="822973.936528434">
            <text:p>822973,93652843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624.05108196606">
            <text:p>2624,0510819661</text:p>
          </table:table-cell>
          <table:table-cell table:formula="of:=[.A314]*[.B314]" office:value-type="float" office:value="823952.039737344">
            <text:p>823952,03973734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618.80297980213">
            <text:p>2618,8029798021</text:p>
          </table:table-cell>
          <table:table-cell table:formula="of:=[.A315]*[.B315]" office:value-type="float" office:value="824922.938637671">
            <text:p>824922,938637671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613.56537384253">
            <text:p>2613,5653738425</text:p>
          </table:table-cell>
          <table:table-cell table:formula="of:=[.A316]*[.B316]" office:value-type="float" office:value="825886.658134238">
            <text:p>825886,65813423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608.33824309484">
            <text:p>2608,3382430948</text:p>
          </table:table-cell>
          <table:table-cell table:formula="of:=[.A317]*[.B317]" office:value-type="float" office:value="826843.223061064">
            <text:p>826843,22306106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603.12156660865">
            <text:p>2603,1215666087</text:p>
          </table:table-cell>
          <table:table-cell table:formula="of:=[.A318]*[.B318]" office:value-type="float" office:value="827792.658181551">
            <text:p>827792,65818155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597.91532347543">
            <text:p>2597,9153234754</text:p>
          </table:table-cell>
          <table:table-cell table:formula="of:=[.A319]*[.B319]" office:value-type="float" office:value="828734.988188663">
            <text:p>828734,98818866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592.71949282848">
            <text:p>2592,7194928285</text:p>
          </table:table-cell>
          <table:table-cell table:formula="of:=[.A320]*[.B320]" office:value-type="float" office:value="829670.237705114">
            <text:p>829670,237705114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587.53405384283">
            <text:p>2587,5340538428</text:p>
          </table:table-cell>
          <table:table-cell table:formula="of:=[.A321]*[.B321]" office:value-type="float" office:value="830598.431283547">
            <text:p>830598,431283547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582.35898573514">
            <text:p>2582,3589857351</text:p>
          </table:table-cell>
          <table:table-cell table:formula="of:=[.A322]*[.B322]" office:value-type="float" office:value="831519.593406715">
            <text:p>831519,59340671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577.19426776367">
            <text:p>2577,1942677637</text:p>
          </table:table-cell>
          <table:table-cell table:formula="of:=[.A323]*[.B323]" office:value-type="float" office:value="832433.748487665">
            <text:p>832433,748487665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572.03987922814">
            <text:p>2572,0398792282</text:p>
          </table:table-cell>
          <table:table-cell table:formula="of:=[.A324]*[.B324]" office:value-type="float" office:value="833340.920869918">
            <text:p>833340,92086991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566.89579946969">
            <text:p>2566,8957994697</text:p>
          </table:table-cell>
          <table:table-cell table:formula="of:=[.A325]*[.B325]" office:value-type="float" office:value="834241.134827648">
            <text:p>834241,134827648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561.76200787075">
            <text:p>2561,7620078708</text:p>
          </table:table-cell>
          <table:table-cell table:formula="of:=[.A326]*[.B326]" office:value-type="float" office:value="835134.414565863">
            <text:p>835134,414565863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556.638483855">
            <text:p>2556,638483855</text:p>
          </table:table-cell>
          <table:table-cell table:formula="of:=[.A327]*[.B327]" office:value-type="float" office:value="836020.784220587">
            <text:p>836020,78422058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551.52520688729">
            <text:p>2551,5252068873</text:p>
          </table:table-cell>
          <table:table-cell table:formula="of:=[.A328]*[.B328]" office:value-type="float" office:value="836900.267859033">
            <text:p>836900,267859033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546.42215647352">
            <text:p>2546,4221564735</text:p>
          </table:table-cell>
          <table:table-cell table:formula="of:=[.A329]*[.B329]" office:value-type="float" office:value="837772.889479788">
            <text:p>837772,889479788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541.32931216057">
            <text:p>2541,3293121606</text:p>
          </table:table-cell>
          <table:table-cell table:formula="of:=[.A330]*[.B330]" office:value-type="float" office:value="838638.673012989">
            <text:p>838638,67301298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536.24665353625">
            <text:p>2536,2466535363</text:p>
          </table:table-cell>
          <table:table-cell table:formula="of:=[.A331]*[.B331]" office:value-type="float" office:value="839497.642320499">
            <text:p>839497,642320499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531.17416022918">
            <text:p>2531,1741602292</text:p>
          </table:table-cell>
          <table:table-cell table:formula="of:=[.A332]*[.B332]" office:value-type="float" office:value="840349.821196088">
            <text:p>840349,821196088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526.11181190872">
            <text:p>2526,1118119087</text:p>
          </table:table-cell>
          <table:table-cell table:formula="of:=[.A333]*[.B333]" office:value-type="float" office:value="841195.233365604">
            <text:p>841195,23336560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521.0595882849">
            <text:p>2521,0595882849</text:p>
          </table:table-cell>
          <table:table-cell table:formula="of:=[.A334]*[.B334]" office:value-type="float" office:value="842033.902487158">
            <text:p>842033,90248715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516.01746910833">
            <text:p>2516,0174691083</text:p>
          </table:table-cell>
          <table:table-cell table:formula="of:=[.A335]*[.B335]" office:value-type="float" office:value="842865.852151292">
            <text:p>842865,852151292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510.98543417012">
            <text:p>2510,9854341701</text:p>
          </table:table-cell>
          <table:table-cell table:formula="of:=[.A336]*[.B336]" office:value-type="float" office:value="843691.105881159">
            <text:p>843691,105881159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505.96346330178">
            <text:p>2505,9634633018</text:p>
          </table:table-cell>
          <table:table-cell table:formula="of:=[.A337]*[.B337]" office:value-type="float" office:value="844509.687132699">
            <text:p>844509,687132699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500.95153637517">
            <text:p>2500,9515363752</text:p>
          </table:table-cell>
          <table:table-cell table:formula="of:=[.A338]*[.B338]" office:value-type="float" office:value="845321.619294809">
            <text:p>845321,61929480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495.94963330242">
            <text:p>2495,9496333024</text:p>
          </table:table-cell>
          <table:table-cell table:formula="of:=[.A339]*[.B339]" office:value-type="float" office:value="846126.925689521">
            <text:p>846126,925689521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490.95773403582">
            <text:p>2490,9577340358</text:p>
          </table:table-cell>
          <table:table-cell table:formula="of:=[.A340]*[.B340]" office:value-type="float" office:value="846925.629572178">
            <text:p>846925,629572178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485.97581856775">
            <text:p>2485,9758185678</text:p>
          </table:table-cell>
          <table:table-cell table:formula="of:=[.A341]*[.B341]" office:value-type="float" office:value="847717.754131601">
            <text:p>847717,75413160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481.00386693061">
            <text:p>2481,0038669306</text:p>
          </table:table-cell>
          <table:table-cell table:formula="of:=[.A342]*[.B342]" office:value-type="float" office:value="848503.322490269">
            <text:p>848503,322490269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476.04185919675">
            <text:p>2476,0418591968</text:p>
          </table:table-cell>
          <table:table-cell table:formula="of:=[.A343]*[.B343]" office:value-type="float" office:value="849282.357704485">
            <text:p>849282,35770448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471.08977547836">
            <text:p>2471,0897754784</text:p>
          </table:table-cell>
          <table:table-cell table:formula="of:=[.A344]*[.B344]" office:value-type="float" office:value="850054.882764554">
            <text:p>850054,88276455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466.1475959274">
            <text:p>2466,1475959274</text:p>
          </table:table-cell>
          <table:table-cell table:formula="of:=[.A345]*[.B345]" office:value-type="float" office:value="850820.920594953">
            <text:p>850820,920594953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461.21530073554">
            <text:p>2461,2153007356</text:p>
          </table:table-cell>
          <table:table-cell table:formula="of:=[.A346]*[.B346]" office:value-type="float" office:value="851580.494054498">
            <text:p>851580,49405449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456.29287013407">
            <text:p>2456,2928701341</text:p>
          </table:table-cell>
          <table:table-cell table:formula="of:=[.A347]*[.B347]" office:value-type="float" office:value="852333.625936523">
            <text:p>852333,625936523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451.3802843938">
            <text:p>2451,3802843938</text:p>
          </table:table-cell>
          <table:table-cell table:formula="of:=[.A348]*[.B348]" office:value-type="float" office:value="853080.338969044">
            <text:p>853080,33896904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446.47752382502">
            <text:p>2446,477523825</text:p>
          </table:table-cell>
          <table:table-cell table:formula="of:=[.A349]*[.B349]" office:value-type="float" office:value="853820.655814931">
            <text:p>853820,655814931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441.58456877737">
            <text:p>2441,5845687774</text:p>
          </table:table-cell>
          <table:table-cell table:formula="of:=[.A350]*[.B350]" office:value-type="float" office:value="854554.599072078">
            <text:p>854554,599072078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436.70139963981">
            <text:p>2436,7013996398</text:p>
          </table:table-cell>
          <table:table-cell table:formula="of:=[.A351]*[.B351]" office:value-type="float" office:value="855282.191273574">
            <text:p>855282,191273574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431.82799684053">
            <text:p>2431,8279968405</text:p>
          </table:table-cell>
          <table:table-cell table:formula="of:=[.A352]*[.B352]" office:value-type="float" office:value="856003.454887868">
            <text:p>856003,454887868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426.96434084685">
            <text:p>2426,9643408469</text:p>
          </table:table-cell>
          <table:table-cell table:formula="of:=[.A353]*[.B353]" office:value-type="float" office:value="856718.412318939">
            <text:p>856718,412318939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422.11041216516">
            <text:p>2422,1104121652</text:p>
          </table:table-cell>
          <table:table-cell table:formula="of:=[.A354]*[.B354]" office:value-type="float" office:value="857427.085906466">
            <text:p>857427,08590646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417.26619134083">
            <text:p>2417,2661913408</text:p>
          </table:table-cell>
          <table:table-cell table:formula="of:=[.A355]*[.B355]" office:value-type="float" office:value="858129.497925994">
            <text:p>858129,49792599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412.43165895815">
            <text:p>2412,4316589582</text:p>
          </table:table-cell>
          <table:table-cell table:formula="of:=[.A356]*[.B356]" office:value-type="float" office:value="858825.6705891">
            <text:p>858825,6705891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407.60679564023">
            <text:p>2407,6067956402</text:p>
          </table:table-cell>
          <table:table-cell table:formula="of:=[.A357]*[.B357]" office:value-type="float" office:value="859515.626043562">
            <text:p>859515,626043562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402.79158204895">
            <text:p>2402,791582049</text:p>
          </table:table-cell>
          <table:table-cell table:formula="of:=[.A358]*[.B358]" office:value-type="float" office:value="860199.386373524">
            <text:p>860199,38637352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397.98599888485">
            <text:p>2397,9859988849</text:p>
          </table:table-cell>
          <table:table-cell table:formula="of:=[.A359]*[.B359]" office:value-type="float" office:value="860876.973599662">
            <text:p>860876,97359966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393.19002688708">
            <text:p>2393,1900268871</text:p>
          </table:table-cell>
          <table:table-cell table:formula="of:=[.A360]*[.B360]" office:value-type="float" office:value="861548.409679349">
            <text:p>861548,40967934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388.40364683331">
            <text:p>2388,4036468333</text:p>
          </table:table-cell>
          <table:table-cell table:formula="of:=[.A361]*[.B361]" office:value-type="float" office:value="862213.716506824">
            <text:p>862213,716506824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383.62683953964">
            <text:p>2383,6268395396</text:p>
          </table:table-cell>
          <table:table-cell table:formula="of:=[.A362]*[.B362]" office:value-type="float" office:value="862872.91591335">
            <text:p>862872,91591335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378.85958586056">
            <text:p>2378,8595858606</text:p>
          </table:table-cell>
          <table:table-cell table:formula="of:=[.A363]*[.B363]" office:value-type="float" office:value="863526.029667384">
            <text:p>863526,02966738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374.10186668884">
            <text:p>2374,1018666888</text:p>
          </table:table-cell>
          <table:table-cell table:formula="of:=[.A364]*[.B364]" office:value-type="float" office:value="864173.079474738">
            <text:p>864173,07947473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369.35366295546">
            <text:p>2369,3536629555</text:p>
          </table:table-cell>
          <table:table-cell table:formula="of:=[.A365]*[.B365]" office:value-type="float" office:value="864814.086978744">
            <text:p>864814,08697874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364.61495562955">
            <text:p>2364,6149556296</text:p>
          </table:table-cell>
          <table:table-cell table:formula="of:=[.A366]*[.B366]" office:value-type="float" office:value="865449.073760416">
            <text:p>865449,073760416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359.88572571829">
            <text:p>2359,8857257183</text:p>
          </table:table-cell>
          <table:table-cell table:formula="of:=[.A367]*[.B367]" office:value-type="float" office:value="866078.061338613">
            <text:p>866078,061338613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355.16595426686">
            <text:p>2355,1659542669</text:p>
          </table:table-cell>
          <table:table-cell table:formula="of:=[.A368]*[.B368]" office:value-type="float" office:value="866701.071170203">
            <text:p>866701,07117020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350.45562235832">
            <text:p>2350,4556223583</text:p>
          </table:table-cell>
          <table:table-cell table:formula="of:=[.A369]*[.B369]" office:value-type="float" office:value="867318.124650221">
            <text:p>867318,124650221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345.75471111361">
            <text:p>2345,7547111136</text:p>
          </table:table-cell>
          <table:table-cell table:formula="of:=[.A370]*[.B370]" office:value-type="float" office:value="867929.243112034">
            <text:p>867929,24311203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341.06320169138">
            <text:p>2341,0632016914</text:p>
          </table:table-cell>
          <table:table-cell table:formula="of:=[.A371]*[.B371]" office:value-type="float" office:value="868534.447827502">
            <text:p>868534,447827502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336.381075288">
            <text:p>2336,381075288</text:p>
          </table:table-cell>
          <table:table-cell table:formula="of:=[.A372]*[.B372]" office:value-type="float" office:value="869133.760007134">
            <text:p>869133,76000713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331.70831313742">
            <text:p>2331,7083131374</text:p>
          </table:table-cell>
          <table:table-cell table:formula="of:=[.A373]*[.B373]" office:value-type="float" office:value="869727.200800258">
            <text:p>869727,200800258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327.04489651115">
            <text:p>2327,0448965112</text:p>
          </table:table-cell>
          <table:table-cell table:formula="of:=[.A374]*[.B374]" office:value-type="float" office:value="870314.791295168">
            <text:p>870314,79129516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322.39080671812">
            <text:p>2322,3908067181</text:p>
          </table:table-cell>
          <table:table-cell table:formula="of:=[.A375]*[.B375]" office:value-type="float" office:value="870896.552519296">
            <text:p>870896,552519296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317.74602510469">
            <text:p>2317,7460251047</text:p>
          </table:table-cell>
          <table:table-cell table:formula="of:=[.A376]*[.B376]" office:value-type="float" office:value="871472.505439362">
            <text:p>871472,50543936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313.11053305448">
            <text:p>2313,1105330545</text:p>
          </table:table-cell>
          <table:table-cell table:formula="of:=[.A377]*[.B377]" office:value-type="float" office:value="872042.670961538">
            <text:p>872042,670961538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308.48431198837">
            <text:p>2308,4843119884</text:p>
          </table:table-cell>
          <table:table-cell table:formula="of:=[.A378]*[.B378]" office:value-type="float" office:value="872607.069931603">
            <text:p>872607,06993160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303.86734336439">
            <text:p>2303,8673433644</text:p>
          </table:table-cell>
          <table:table-cell table:formula="of:=[.A379]*[.B379]" office:value-type="float" office:value="873165.723135104">
            <text:p>873165,723135104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299.25960867766">
            <text:p>2299,2596086777</text:p>
          </table:table-cell>
          <table:table-cell table:formula="of:=[.A380]*[.B380]" office:value-type="float" office:value="873718.651297512">
            <text:p>873718,651297512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294.66108946031">
            <text:p>2294,6610894603</text:p>
          </table:table-cell>
          <table:table-cell table:formula="of:=[.A381]*[.B381]" office:value-type="float" office:value="874265.875084377">
            <text:p>874265,87508437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290.07176728139">
            <text:p>2290,0717672814</text:p>
          </table:table-cell>
          <table:table-cell table:formula="of:=[.A382]*[.B382]" office:value-type="float" office:value="874807.41510149">
            <text:p>874807,41510149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285.49162374682">
            <text:p>2285,4916237468</text:p>
          </table:table-cell>
          <table:table-cell table:formula="of:=[.A383]*[.B383]" office:value-type="float" office:value="875343.291895033">
            <text:p>875343,29189503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280.92064049933">
            <text:p>2280,9206404993</text:p>
          </table:table-cell>
          <table:table-cell table:formula="of:=[.A384]*[.B384]" office:value-type="float" office:value="875873.525951743">
            <text:p>875873,52595174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276.35879921833">
            <text:p>2276,3587992183</text:p>
          </table:table-cell>
          <table:table-cell table:formula="of:=[.A385]*[.B385]" office:value-type="float" office:value="876398.137699058">
            <text:p>876398,13769905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271.80608161989">
            <text:p>2271,8060816199</text:p>
          </table:table-cell>
          <table:table-cell table:formula="of:=[.A386]*[.B386]" office:value-type="float" office:value="876917.147505279">
            <text:p>876917,147505279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267.26246945666">
            <text:p>2267,2624694567</text:p>
          </table:table-cell>
          <table:table-cell table:formula="of:=[.A387]*[.B387]" office:value-type="float" office:value="877430.575679726">
            <text:p>877430,57567972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262.72794451774">
            <text:p>2262,7279445178</text:p>
          </table:table-cell>
          <table:table-cell table:formula="of:=[.A388]*[.B388]" office:value-type="float" office:value="877938.442472884">
            <text:p>877938,44247288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258.20248862871">
            <text:p>2258,2024886287</text:p>
          </table:table-cell>
          <table:table-cell table:formula="of:=[.A389]*[.B389]" office:value-type="float" office:value="878440.768076567">
            <text:p>878440,76807656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253.68608365145">
            <text:p>2253,6860836515</text:p>
          </table:table-cell>
          <table:table-cell table:formula="of:=[.A390]*[.B390]" office:value-type="float" office:value="878937.572624065">
            <text:p>878937,572624065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249.17871148415">
            <text:p>2249,1787114842</text:p>
          </table:table-cell>
          <table:table-cell table:formula="of:=[.A391]*[.B391]" office:value-type="float" office:value="879428.876190301">
            <text:p>879428,87619030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244.68035406118">
            <text:p>2244,6803540612</text:p>
          </table:table-cell>
          <table:table-cell table:formula="of:=[.A392]*[.B392]" office:value-type="float" office:value="879914.698791982">
            <text:p>879914,69879198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240.19099335306">
            <text:p>2240,1909933531</text:p>
          </table:table-cell>
          <table:table-cell table:formula="of:=[.A393]*[.B393]" office:value-type="float" office:value="880395.060387751">
            <text:p>880395,060387751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235.71061136635">
            <text:p>2235,7106113664</text:p>
          </table:table-cell>
          <table:table-cell table:formula="of:=[.A394]*[.B394]" office:value-type="float" office:value="880869.980878342">
            <text:p>880869,98087834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231.23919014362">
            <text:p>2231,2391901436</text:p>
          </table:table-cell>
          <table:table-cell table:formula="of:=[.A395]*[.B395]" office:value-type="float" office:value="881339.480106729">
            <text:p>881339,48010672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226.77671176333">
            <text:p>2226,7767117633</text:p>
          </table:table-cell>
          <table:table-cell table:formula="of:=[.A396]*[.B396]" office:value-type="float" office:value="881803.577858278">
            <text:p>881803,57785827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222.3231583398">
            <text:p>2222,3231583398</text:p>
          </table:table-cell>
          <table:table-cell table:formula="of:=[.A397]*[.B397]" office:value-type="float" office:value="882262.293860902">
            <text:p>882262,293860902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217.87851202312">
            <text:p>2217,8785120231</text:p>
          </table:table-cell>
          <table:table-cell table:formula="of:=[.A398]*[.B398]" office:value-type="float" office:value="882715.647785203">
            <text:p>882715,647785203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213.44275499908">
            <text:p>2213,4427549991</text:p>
          </table:table-cell>
          <table:table-cell table:formula="of:=[.A399]*[.B399]" office:value-type="float" office:value="883163.659244632">
            <text:p>883163,65924463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209.01586948908">
            <text:p>2209,0158694891</text:p>
          </table:table-cell>
          <table:table-cell table:formula="of:=[.A400]*[.B400]" office:value-type="float" office:value="883606.347795632">
            <text:p>883606,34779563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204.5978377501">
            <text:p>2204,5978377501</text:p>
          </table:table-cell>
          <table:table-cell table:formula="of:=[.A401]*[.B401]" office:value-type="float" office:value="884043.73293779">
            <text:p>884043,73293779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200.1886420746">
            <text:p>2200,1886420746</text:p>
          </table:table-cell>
          <table:table-cell table:formula="of:=[.A402]*[.B402]" office:value-type="float" office:value="884475.834113989">
            <text:p>884475,834113989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195.78826479045">
            <text:p>2195,7882647905</text:p>
          </table:table-cell>
          <table:table-cell table:formula="of:=[.A403]*[.B403]" office:value-type="float" office:value="884902.670710552">
            <text:p>884902,67071055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191.39668826087">
            <text:p>2191,3966882609</text:p>
          </table:table-cell>
          <table:table-cell table:formula="of:=[.A404]*[.B404]" office:value-type="float" office:value="885324.262057392">
            <text:p>885324,26205739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187.01389488435">
            <text:p>2187,0138948844</text:p>
          </table:table-cell>
          <table:table-cell table:formula="of:=[.A405]*[.B405]" office:value-type="float" office:value="885740.627428161">
            <text:p>885740,62742816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182.63986709458">
            <text:p>2182,6398670946</text:p>
          </table:table-cell>
          <table:table-cell table:formula="of:=[.A406]*[.B406]" office:value-type="float" office:value="886151.786040399">
            <text:p>886151,786040399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178.27458736039">
            <text:p>2178,2745873604</text:p>
          </table:table-cell>
          <table:table-cell table:formula="of:=[.A407]*[.B407]" office:value-type="float" office:value="886557.757055679">
            <text:p>886557,75705567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173.91803818567">
            <text:p>2173,9180381857</text:p>
          </table:table-cell>
          <table:table-cell table:formula="of:=[.A408]*[.B408]" office:value-type="float" office:value="886958.559579753">
            <text:p>886958,559579753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169.5702021093">
            <text:p>2169,5702021093</text:p>
          </table:table-cell>
          <table:table-cell table:formula="of:=[.A409]*[.B409]" office:value-type="float" office:value="887354.212662703">
            <text:p>887354,21266270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165.23106170508">
            <text:p>2165,2310617051</text:p>
          </table:table-cell>
          <table:table-cell table:formula="of:=[.A410]*[.B410]" office:value-type="float" office:value="887744.735299083">
            <text:p>887744,735299083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160.90059958167">
            <text:p>2160,9005995817</text:p>
          </table:table-cell>
          <table:table-cell table:formula="of:=[.A411]*[.B411]" office:value-type="float" office:value="888130.146428066">
            <text:p>888130,146428066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156.57879838251">
            <text:p>2156,5787983825</text:p>
          </table:table-cell>
          <table:table-cell table:formula="of:=[.A412]*[.B412]" office:value-type="float" office:value="888510.464933592">
            <text:p>888510,46493359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152.26564078574">
            <text:p>2152,2656407857</text:p>
          </table:table-cell>
          <table:table-cell table:formula="of:=[.A413]*[.B413]" office:value-type="float" office:value="888885.709644511">
            <text:p>888885,709644511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147.96110950417">
            <text:p>2147,9611095042</text:p>
          </table:table-cell>
          <table:table-cell table:formula="of:=[.A414]*[.B414]" office:value-type="float" office:value="889255.899334726">
            <text:p>889255,89933472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143.66518728516">
            <text:p>2143,6651872852</text:p>
          </table:table-cell>
          <table:table-cell table:formula="of:=[.A415]*[.B415]" office:value-type="float" office:value="889621.052723342">
            <text:p>889621,052723342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139.37785691059">
            <text:p>2139,3778569106</text:p>
          </table:table-cell>
          <table:table-cell table:formula="of:=[.A416]*[.B416]" office:value-type="float" office:value="889981.188474806">
            <text:p>889981,18847480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135.09910119677">
            <text:p>2135,0991011968</text:p>
          </table:table-cell>
          <table:table-cell table:formula="of:=[.A417]*[.B417]" office:value-type="float" office:value="890336.325199053">
            <text:p>890336,325199053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130.82890299438">
            <text:p>2130,8289029944</text:p>
          </table:table-cell>
          <table:table-cell table:formula="of:=[.A418]*[.B418]" office:value-type="float" office:value="890686.481451649">
            <text:p>890686,481451649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126.56724518839">
            <text:p>2126,5672451884</text:p>
          </table:table-cell>
          <table:table-cell table:formula="of:=[.A419]*[.B419]" office:value-type="float" office:value="891031.675733934">
            <text:p>891031,675733934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122.31411069801">
            <text:p>2122,314110698</text:p>
          </table:table-cell>
          <table:table-cell table:formula="of:=[.A420]*[.B420]" office:value-type="float" office:value="891371.926493164">
            <text:p>891371,926493164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118.06948247661">
            <text:p>2118,0694824766</text:p>
          </table:table-cell>
          <table:table-cell table:formula="of:=[.A421]*[.B421]" office:value-type="float" office:value="891707.252122654">
            <text:p>891707,252122654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113.83334351166">
            <text:p>2113,8333435117</text:p>
          </table:table-cell>
          <table:table-cell table:formula="of:=[.A422]*[.B422]" office:value-type="float" office:value="892037.670961921">
            <text:p>892037,670961921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109.60567682464">
            <text:p>2109,6056768246</text:p>
          </table:table-cell>
          <table:table-cell table:formula="of:=[.A423]*[.B423]" office:value-type="float" office:value="892363.201296821">
            <text:p>892363,20129682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105.38646547099">
            <text:p>2105,386465471</text:p>
          </table:table-cell>
          <table:table-cell table:formula="of:=[.A424]*[.B424]" office:value-type="float" office:value="892683.861359699">
            <text:p>892683,861359699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101.17569254005">
            <text:p>2101,1756925401</text:p>
          </table:table-cell>
          <table:table-cell table:formula="of:=[.A425]*[.B425]" office:value-type="float" office:value="892999.669329519">
            <text:p>892999,669329519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096.97334115497">
            <text:p>2096,973341155</text:p>
          </table:table-cell>
          <table:table-cell table:formula="of:=[.A426]*[.B426]" office:value-type="float" office:value="893310.643332016">
            <text:p>893310,64333201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092.77939447266">
            <text:p>2092,7793944727</text:p>
          </table:table-cell>
          <table:table-cell table:formula="of:=[.A427]*[.B427]" office:value-type="float" office:value="893616.801439824">
            <text:p>893616,801439824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088.59383568371">
            <text:p>2088,5938356837</text:p>
          </table:table-cell>
          <table:table-cell table:formula="of:=[.A428]*[.B428]" office:value-type="float" office:value="893918.161672628">
            <text:p>893918,1616726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084.41664801234">
            <text:p>2084,4166480124</text:p>
          </table:table-cell>
          <table:table-cell table:formula="of:=[.A429]*[.B429]" office:value-type="float" office:value="894214.741997295">
            <text:p>894214,741997295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080.24781471632">
            <text:p>2080,2478147163</text:p>
          </table:table-cell>
          <table:table-cell table:formula="of:=[.A430]*[.B430]" office:value-type="float" office:value="894506.560328017">
            <text:p>894506,560328017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076.08731908689">
            <text:p>2076,0873190869</text:p>
          </table:table-cell>
          <table:table-cell table:formula="of:=[.A431]*[.B431]" office:value-type="float" office:value="894793.634526448">
            <text:p>894793,63452644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071.93514444871">
            <text:p>2071,9351444487</text:p>
          </table:table-cell>
          <table:table-cell table:formula="of:=[.A432]*[.B432]" office:value-type="float" office:value="895075.982401844">
            <text:p>895075,982401844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067.79127415981">
            <text:p>2067,7912741598</text:p>
          </table:table-cell>
          <table:table-cell table:formula="of:=[.A433]*[.B433]" office:value-type="float" office:value="895353.6217112">
            <text:p>895353,6217112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063.65569161149">
            <text:p>2063,6556916115</text:p>
          </table:table-cell>
          <table:table-cell table:formula="of:=[.A434]*[.B434]" office:value-type="float" office:value="895626.570159389">
            <text:p>895626,570159389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059.52838022827">
            <text:p>2059,5283802283</text:p>
          </table:table-cell>
          <table:table-cell table:formula="of:=[.A435]*[.B435]" office:value-type="float" office:value="895894.845399298">
            <text:p>895894,845399298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055.40932346782">
            <text:p>2055,4093234678</text:p>
          </table:table-cell>
          <table:table-cell table:formula="of:=[.A436]*[.B436]" office:value-type="float" office:value="896158.465031968">
            <text:p>896158,465031968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051.29850482088">
            <text:p>2051,2985048209</text:p>
          </table:table-cell>
          <table:table-cell table:formula="of:=[.A437]*[.B437]" office:value-type="float" office:value="896417.446606724">
            <text:p>896417,446606724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047.19590781124">
            <text:p>2047,1959078112</text:p>
          </table:table-cell>
          <table:table-cell table:formula="of:=[.A438]*[.B438]" office:value-type="float" office:value="896671.807621322">
            <text:p>896671,807621322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043.10151599562">
            <text:p>2043,1015159956</text:p>
          </table:table-cell>
          <table:table-cell table:formula="of:=[.A439]*[.B439]" office:value-type="float" office:value="896921.565522075">
            <text:p>896921,565522075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039.01531296362">
            <text:p>2039,0153129636</text:p>
          </table:table-cell>
          <table:table-cell table:formula="of:=[.A440]*[.B440]" office:value-type="float" office:value="897166.737703995">
            <text:p>897166,737703995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034.9372823377">
            <text:p>2034,9372823377</text:p>
          </table:table-cell>
          <table:table-cell table:formula="of:=[.A441]*[.B441]" office:value-type="float" office:value="897407.341510924">
            <text:p>897407,341510924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030.86740777302">
            <text:p>2030,867407773</text:p>
          </table:table-cell>
          <table:table-cell table:formula="of:=[.A442]*[.B442]" office:value-type="float" office:value="897643.394235675">
            <text:p>897643,39423567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026.80567295748">
            <text:p>2026,8056729575</text:p>
          </table:table-cell>
          <table:table-cell table:formula="of:=[.A443]*[.B443]" office:value-type="float" office:value="897874.913120162">
            <text:p>897874,91312016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022.75206161156">
            <text:p>2022,7520616116</text:p>
          </table:table-cell>
          <table:table-cell table:formula="of:=[.A444]*[.B444]" office:value-type="float" office:value="898101.915355533">
            <text:p>898101,915355533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018.70655748834">
            <text:p>2018,7065574883</text:p>
          </table:table-cell>
          <table:table-cell table:formula="of:=[.A445]*[.B445]" office:value-type="float" office:value="898324.41808231">
            <text:p>898324,41808231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014.66914437336">
            <text:p>2014,6691443734</text:p>
          </table:table-cell>
          <table:table-cell table:formula="of:=[.A446]*[.B446]" office:value-type="float" office:value="898542.438390519">
            <text:p>898542,43839051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010.63980608461">
            <text:p>2010,6398060846</text:p>
          </table:table-cell>
          <table:table-cell table:formula="of:=[.A447]*[.B447]" office:value-type="float" office:value="898755.993319822">
            <text:p>898755,993319822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006.61852647244">
            <text:p>2006,6185264725</text:p>
          </table:table-cell>
          <table:table-cell table:formula="of:=[.A448]*[.B448]" office:value-type="float" office:value="898965.099859655">
            <text:p>898965,09985965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002.6052894195">
            <text:p>2002,6052894195</text:p>
          </table:table-cell>
          <table:table-cell table:formula="of:=[.A449]*[.B449]" office:value-type="float" office:value="899169.774949355">
            <text:p>899169,77494935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1998.60007884066">
            <text:p>1998,6000788407</text:p>
          </table:table-cell>
          <table:table-cell table:formula="of:=[.A450]*[.B450]" office:value-type="float" office:value="899370.035478297">
            <text:p>899370,035478297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867.2">
            <text:p>4867,2</text:p>
          </table:table-cell>
          <table:table-cell table:formula="of:=[.A1]*[.B1]" office:value-type="float" office:value="4867.2">
            <text:p>4867,2</text:p>
          </table:table-cell>
          <table:table-cell table:formula="of:=['2014'.D1]*1.04" office:value-type="float" office:value="4867.2">
            <text:p>4867,2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867.2">
            <text:p>4867,2</text:p>
          </table:table-cell>
          <table:table-cell table:formula="of:=[.A2]*[.B2]" office:value-type="float" office:value="9734.4">
            <text:p>9734,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867.2">
            <text:p>4867,2</text:p>
          </table:table-cell>
          <table:table-cell table:formula="of:=[.A3]*[.B3]" office:value-type="float" office:value="14601.6">
            <text:p>14601,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867.2">
            <text:p>4867,2</text:p>
          </table:table-cell>
          <table:table-cell table:formula="of:=[.A4]*[.B4]" office:value-type="float" office:value="19468.8">
            <text:p>19468,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867.2">
            <text:p>4867,2</text:p>
          </table:table-cell>
          <table:table-cell table:formula="of:=[.A5]*[.B5]" office:value-type="float" office:value="24336">
            <text:p>2433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867.2">
            <text:p>4867,2</text:p>
          </table:table-cell>
          <table:table-cell table:formula="of:=[.A6]*[.B6]" office:value-type="float" office:value="29203.2">
            <text:p>29203,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867.2">
            <text:p>4867,2</text:p>
          </table:table-cell>
          <table:table-cell table:formula="of:=[.A7]*[.B7]" office:value-type="float" office:value="34070.4">
            <text:p>34070,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867.2">
            <text:p>4867,2</text:p>
          </table:table-cell>
          <table:table-cell table:formula="of:=[.A8]*[.B8]" office:value-type="float" office:value="38937.6">
            <text:p>38937,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867.2">
            <text:p>4867,2</text:p>
          </table:table-cell>
          <table:table-cell table:formula="of:=[.A9]*[.B9]" office:value-type="float" office:value="43804.8">
            <text:p>43804,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867.2">
            <text:p>4867,2</text:p>
          </table:table-cell>
          <table:table-cell table:formula="of:=[.A10]*[.B10]" office:value-type="float" office:value="48672">
            <text:p>4867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867.2">
            <text:p>4867,2</text:p>
          </table:table-cell>
          <table:table-cell table:formula="of:=[.A11]*[.B11]" office:value-type="float" office:value="53539.2">
            <text:p>53539,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867.2">
            <text:p>4867,2</text:p>
          </table:table-cell>
          <table:table-cell table:formula="of:=[.A12]*[.B12]" office:value-type="float" office:value="58406.4">
            <text:p>58406,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867.2">
            <text:p>4867,2</text:p>
          </table:table-cell>
          <table:table-cell table:formula="of:=[.A13]*[.B13]" office:value-type="float" office:value="63273.6">
            <text:p>63273,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867.2">
            <text:p>4867,2</text:p>
          </table:table-cell>
          <table:table-cell table:formula="of:=[.A14]*[.B14]" office:value-type="float" office:value="68140.8">
            <text:p>68140,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867.2">
            <text:p>4867,2</text:p>
          </table:table-cell>
          <table:table-cell table:formula="of:=[.A15]*[.B15]" office:value-type="float" office:value="73008">
            <text:p>7300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867.2">
            <text:p>4867,2</text:p>
          </table:table-cell>
          <table:table-cell table:formula="of:=[.A16]*[.B16]" office:value-type="float" office:value="77875.2">
            <text:p>77875,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867.2">
            <text:p>4867,2</text:p>
          </table:table-cell>
          <table:table-cell table:formula="of:=[.A17]*[.B17]" office:value-type="float" office:value="82742.4">
            <text:p>82742,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867.2">
            <text:p>4867,2</text:p>
          </table:table-cell>
          <table:table-cell table:formula="of:=[.A18]*[.B18]" office:value-type="float" office:value="87609.6">
            <text:p>87609,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867.2">
            <text:p>4867,2</text:p>
          </table:table-cell>
          <table:table-cell table:formula="of:=[.A19]*[.B19]" office:value-type="float" office:value="92476.8">
            <text:p>92476,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867.2">
            <text:p>4867,2</text:p>
          </table:table-cell>
          <table:table-cell table:formula="of:=[.A20]*[.B20]" office:value-type="float" office:value="97344">
            <text:p>9734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867.2">
            <text:p>4867,2</text:p>
          </table:table-cell>
          <table:table-cell table:formula="of:=[.A21]*[.B21]" office:value-type="float" office:value="102211.2">
            <text:p>102211,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867.2">
            <text:p>4867,2</text:p>
          </table:table-cell>
          <table:table-cell table:formula="of:=[.A22]*[.B22]" office:value-type="float" office:value="107078.4">
            <text:p>107078,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867.2">
            <text:p>4867,2</text:p>
          </table:table-cell>
          <table:table-cell table:formula="of:=[.A23]*[.B23]" office:value-type="float" office:value="111945.6">
            <text:p>111945,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867.2">
            <text:p>4867,2</text:p>
          </table:table-cell>
          <table:table-cell table:formula="of:=[.A24]*[.B24]" office:value-type="float" office:value="116812.8">
            <text:p>116812,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867.2">
            <text:p>4867,2</text:p>
          </table:table-cell>
          <table:table-cell table:formula="of:=[.A25]*[.B25]" office:value-type="float" office:value="121680">
            <text:p>12168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857.4656">
            <text:p>4857,4656</text:p>
          </table:table-cell>
          <table:table-cell table:formula="of:=[.A26]*[.B26]" office:value-type="float" office:value="126294.1056">
            <text:p>126294,105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847.7506688">
            <text:p>4847,7506688</text:p>
          </table:table-cell>
          <table:table-cell table:formula="of:=[.A27]*[.B27]" office:value-type="float" office:value="130889.2680576">
            <text:p>130889,268057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838.0551674624">
            <text:p>4838,0551674624</text:p>
          </table:table-cell>
          <table:table-cell table:formula="of:=[.A28]*[.B28]" office:value-type="float" office:value="135465.544688947">
            <text:p>135465,54468894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828.37905712748">
            <text:p>4828,3790571275</text:p>
          </table:table-cell>
          <table:table-cell table:formula="of:=[.A29]*[.B29]" office:value-type="float" office:value="140022.992656697">
            <text:p>140022,99265669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818.72229901322">
            <text:p>4818,7222990132</text:p>
          </table:table-cell>
          <table:table-cell table:formula="of:=[.A30]*[.B30]" office:value-type="float" office:value="144561.668970397">
            <text:p>144561,66897039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809.08485441519">
            <text:p>4809,0848544152</text:p>
          </table:table-cell>
          <table:table-cell table:formula="of:=[.A31]*[.B31]" office:value-type="float" office:value="149081.630486871">
            <text:p>149081,63048687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799.46668470636">
            <text:p>4799,4666847064</text:p>
          </table:table-cell>
          <table:table-cell table:formula="of:=[.A32]*[.B32]" office:value-type="float" office:value="153582.933910604">
            <text:p>153582,93391060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789.86775133695">
            <text:p>4789,867751337</text:p>
          </table:table-cell>
          <table:table-cell table:formula="of:=[.A33]*[.B33]" office:value-type="float" office:value="158065.635794119">
            <text:p>158065,63579411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780.28801583428">
            <text:p>4780,2880158343</text:p>
          </table:table-cell>
          <table:table-cell table:formula="of:=[.A34]*[.B34]" office:value-type="float" office:value="162529.792538365">
            <text:p>162529,79253836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770.72743980261">
            <text:p>4770,7274398026</text:p>
          </table:table-cell>
          <table:table-cell table:formula="of:=[.A35]*[.B35]" office:value-type="float" office:value="166975.460393091">
            <text:p>166975,46039309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761.185984923">
            <text:p>4761,185984923</text:p>
          </table:table-cell>
          <table:table-cell table:formula="of:=[.A36]*[.B36]" office:value-type="float" office:value="171402.695457228">
            <text:p>171402,69545722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751.66361295316">
            <text:p>4751,6636129532</text:p>
          </table:table-cell>
          <table:table-cell table:formula="of:=[.A37]*[.B37]" office:value-type="float" office:value="175811.553679267">
            <text:p>175811,55367926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742.16028572725">
            <text:p>4742,1602857273</text:p>
          </table:table-cell>
          <table:table-cell table:formula="of:=[.A38]*[.B38]" office:value-type="float" office:value="180202.090857636">
            <text:p>180202,09085763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732.6759651558">
            <text:p>4732,6759651558</text:p>
          </table:table-cell>
          <table:table-cell table:formula="of:=[.A39]*[.B39]" office:value-type="float" office:value="184574.362641076">
            <text:p>184574,36264107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723.21061322548">
            <text:p>4723,2106132255</text:p>
          </table:table-cell>
          <table:table-cell table:formula="of:=[.A40]*[.B40]" office:value-type="float" office:value="188928.424529019">
            <text:p>188928,42452901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713.76419199903">
            <text:p>4713,764191999</text:p>
          </table:table-cell>
          <table:table-cell table:formula="of:=[.A41]*[.B41]" office:value-type="float" office:value="193264.33187196">
            <text:p>193264,33187196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704.33666361503">
            <text:p>4704,336663615</text:p>
          </table:table-cell>
          <table:table-cell table:formula="of:=[.A42]*[.B42]" office:value-type="float" office:value="197582.139871831">
            <text:p>197582,13987183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694.92799028781">
            <text:p>4694,9279902878</text:p>
          </table:table-cell>
          <table:table-cell table:formula="of:=[.A43]*[.B43]" office:value-type="float" office:value="201881.903582376">
            <text:p>201881,90358237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685.53813430723">
            <text:p>4685,5381343072</text:p>
          </table:table-cell>
          <table:table-cell table:formula="of:=[.A44]*[.B44]" office:value-type="float" office:value="206163.677909518">
            <text:p>206163,67790951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676.16705803862">
            <text:p>4676,1670580386</text:p>
          </table:table-cell>
          <table:table-cell table:formula="of:=[.A45]*[.B45]" office:value-type="float" office:value="210427.517611738">
            <text:p>210427,51761173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666.81472392254">
            <text:p>4666,8147239225</text:p>
          </table:table-cell>
          <table:table-cell table:formula="of:=[.A46]*[.B46]" office:value-type="float" office:value="214673.477300437">
            <text:p>214673,47730043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657.48109447469">
            <text:p>4657,4810944747</text:p>
          </table:table-cell>
          <table:table-cell table:formula="of:=[.A47]*[.B47]" office:value-type="float" office:value="218901.611440311">
            <text:p>218901,61144031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648.16613228574">
            <text:p>4648,1661322858</text:p>
          </table:table-cell>
          <table:table-cell table:formula="of:=[.A48]*[.B48]" office:value-type="float" office:value="223111.974349716">
            <text:p>223111,97434971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638.86980002117">
            <text:p>4638,8698000212</text:p>
          </table:table-cell>
          <table:table-cell table:formula="of:=[.A49]*[.B49]" office:value-type="float" office:value="227304.620201037">
            <text:p>227304,62020103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629.59206042113">
            <text:p>4629,5920604211</text:p>
          </table:table-cell>
          <table:table-cell table:formula="of:=[.A50]*[.B50]" office:value-type="float" office:value="231479.603021056">
            <text:p>231479,603021056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620.33287630029">
            <text:p>4620,3328763003</text:p>
          </table:table-cell>
          <table:table-cell table:formula="of:=[.A51]*[.B51]" office:value-type="float" office:value="235636.976691315">
            <text:p>235636,97669131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611.09221054769">
            <text:p>4611,0922105477</text:p>
          </table:table-cell>
          <table:table-cell table:formula="of:=[.A52]*[.B52]" office:value-type="float" office:value="239776.79494848">
            <text:p>239776,7949484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601.87002612659">
            <text:p>4601,8700261266</text:p>
          </table:table-cell>
          <table:table-cell table:formula="of:=[.A53]*[.B53]" office:value-type="float" office:value="243899.111384709">
            <text:p>243899,111384709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592.66628607434">
            <text:p>4592,6662860743</text:p>
          </table:table-cell>
          <table:table-cell table:formula="of:=[.A54]*[.B54]" office:value-type="float" office:value="248003.979448014">
            <text:p>248003,97944801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583.48095350219">
            <text:p>4583,4809535022</text:p>
          </table:table-cell>
          <table:table-cell table:formula="of:=[.A55]*[.B55]" office:value-type="float" office:value="252091.45244262">
            <text:p>252091,4524426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574.31399159519">
            <text:p>4574,3139915952</text:p>
          </table:table-cell>
          <table:table-cell table:formula="of:=[.A56]*[.B56]" office:value-type="float" office:value="256161.58352933">
            <text:p>256161,5835293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565.16536361199">
            <text:p>4565,165363612</text:p>
          </table:table-cell>
          <table:table-cell table:formula="of:=[.A57]*[.B57]" office:value-type="float" office:value="260214.425725884">
            <text:p>260214,42572588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556.03503288477">
            <text:p>4556,0350328848</text:p>
          </table:table-cell>
          <table:table-cell table:formula="of:=[.A58]*[.B58]" office:value-type="float" office:value="264250.031907317">
            <text:p>264250,031907317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546.922962819">
            <text:p>4546,922962819</text:p>
          </table:table-cell>
          <table:table-cell table:formula="of:=[.A59]*[.B59]" office:value-type="float" office:value="268268.454806321">
            <text:p>268268,45480632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537.82911689336">
            <text:p>4537,8291168934</text:p>
          </table:table-cell>
          <table:table-cell table:formula="of:=[.A60]*[.B60]" office:value-type="float" office:value="272269.747013602">
            <text:p>272269,74701360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528.75345865958">
            <text:p>4528,7534586596</text:p>
          </table:table-cell>
          <table:table-cell table:formula="of:=[.A61]*[.B61]" office:value-type="float" office:value="276253.960978234">
            <text:p>276253,96097823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519.69595174226">
            <text:p>4519,6959517423</text:p>
          </table:table-cell>
          <table:table-cell table:formula="of:=[.A62]*[.B62]" office:value-type="float" office:value="280221.14900802">
            <text:p>280221,1490080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510.65655983877">
            <text:p>4510,6565598388</text:p>
          </table:table-cell>
          <table:table-cell table:formula="of:=[.A63]*[.B63]" office:value-type="float" office:value="284171.363269843">
            <text:p>284171,36326984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501.6352467191">
            <text:p>4501,6352467191</text:p>
          </table:table-cell>
          <table:table-cell table:formula="of:=[.A64]*[.B64]" office:value-type="float" office:value="288104.655790022">
            <text:p>288104,65579002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492.63197622566">
            <text:p>4492,6319762257</text:p>
          </table:table-cell>
          <table:table-cell table:formula="of:=[.A65]*[.B65]" office:value-type="float" office:value="292021.078454668">
            <text:p>292021,07845466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483.64671227321">
            <text:p>4483,6467122732</text:p>
          </table:table-cell>
          <table:table-cell table:formula="of:=[.A66]*[.B66]" office:value-type="float" office:value="295920.683010032">
            <text:p>295920,68301003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474.67941884866">
            <text:p>4474,6794188487</text:p>
          </table:table-cell>
          <table:table-cell table:formula="of:=[.A67]*[.B67]" office:value-type="float" office:value="299803.52106286">
            <text:p>299803,5210628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465.73006001096">
            <text:p>4465,730060011</text:p>
          </table:table-cell>
          <table:table-cell table:formula="of:=[.A68]*[.B68]" office:value-type="float" office:value="303669.644080745">
            <text:p>303669,64408074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456.79859989094">
            <text:p>4456,7985998909</text:p>
          </table:table-cell>
          <table:table-cell table:formula="of:=[.A69]*[.B69]" office:value-type="float" office:value="307519.103392475">
            <text:p>307519,103392475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447.88500269116">
            <text:p>4447,8850026912</text:p>
          </table:table-cell>
          <table:table-cell table:formula="of:=[.A70]*[.B70]" office:value-type="float" office:value="311351.950188381">
            <text:p>311351,95018838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438.98923268578">
            <text:p>4438,9892326858</text:p>
          </table:table-cell>
          <table:table-cell table:formula="of:=[.A71]*[.B71]" office:value-type="float" office:value="315168.23552069">
            <text:p>315168,2355206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430.1112542204">
            <text:p>4430,1112542204</text:p>
          </table:table-cell>
          <table:table-cell table:formula="of:=[.A72]*[.B72]" office:value-type="float" office:value="318968.010303869">
            <text:p>318968,01030386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421.25103171196">
            <text:p>4421,251031712</text:p>
          </table:table-cell>
          <table:table-cell table:formula="of:=[.A73]*[.B73]" office:value-type="float" office:value="322751.325314973">
            <text:p>322751,3253149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412.40852964854">
            <text:p>4412,4085296485</text:p>
          </table:table-cell>
          <table:table-cell table:formula="of:=[.A74]*[.B74]" office:value-type="float" office:value="326518.231193992">
            <text:p>326518,23119399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403.58371258924">
            <text:p>4403,5837125893</text:p>
          </table:table-cell>
          <table:table-cell table:formula="of:=[.A75]*[.B75]" office:value-type="float" office:value="330268.778444193">
            <text:p>330268,7784441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394.77654516406">
            <text:p>4394,7765451641</text:p>
          </table:table-cell>
          <table:table-cell table:formula="of:=[.A76]*[.B76]" office:value-type="float" office:value="334003.017432469">
            <text:p>334003,01743246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385.98699207374">
            <text:p>4385,9869920737</text:p>
          </table:table-cell>
          <table:table-cell table:formula="of:=[.A77]*[.B77]" office:value-type="float" office:value="337720.998389678">
            <text:p>337720,99838967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377.21501808959">
            <text:p>4377,2150180896</text:p>
          </table:table-cell>
          <table:table-cell table:formula="of:=[.A78]*[.B78]" office:value-type="float" office:value="341422.771410988">
            <text:p>341422,77141098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368.46058805341">
            <text:p>4368,4605880534</text:p>
          </table:table-cell>
          <table:table-cell table:formula="of:=[.A79]*[.B79]" office:value-type="float" office:value="345108.386456219">
            <text:p>345108,38645621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359.7236668773">
            <text:p>4359,7236668773</text:p>
          </table:table-cell>
          <table:table-cell table:formula="of:=[.A80]*[.B80]" office:value-type="float" office:value="348777.893350184">
            <text:p>348777,89335018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351.00421954355">
            <text:p>4351,0042195436</text:p>
          </table:table-cell>
          <table:table-cell table:formula="of:=[.A81]*[.B81]" office:value-type="float" office:value="352431.341783027">
            <text:p>352431,34178302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342.30221110446">
            <text:p>4342,3022111045</text:p>
          </table:table-cell>
          <table:table-cell table:formula="of:=[.A82]*[.B82]" office:value-type="float" office:value="356068.781310566">
            <text:p>356068,78131056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333.61760668225">
            <text:p>4333,6176066823</text:p>
          </table:table-cell>
          <table:table-cell table:formula="of:=[.A83]*[.B83]" office:value-type="float" office:value="359690.261354627">
            <text:p>359690,26135462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324.95037146889">
            <text:p>4324,9503714689</text:p>
          </table:table-cell>
          <table:table-cell table:formula="of:=[.A84]*[.B84]" office:value-type="float" office:value="363295.831203386">
            <text:p>363295,831203386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316.30047072595">
            <text:p>4316,300470726</text:p>
          </table:table-cell>
          <table:table-cell table:formula="of:=[.A85]*[.B85]" office:value-type="float" office:value="366885.540011706">
            <text:p>366885,54001170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307.6678697845">
            <text:p>4307,6678697845</text:p>
          </table:table-cell>
          <table:table-cell table:formula="of:=[.A86]*[.B86]" office:value-type="float" office:value="370459.436801467">
            <text:p>370459,43680146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299.05253404493">
            <text:p>4299,0525340449</text:p>
          </table:table-cell>
          <table:table-cell table:formula="of:=[.A87]*[.B87]" office:value-type="float" office:value="374017.570461909">
            <text:p>374017,57046190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290.45442897684">
            <text:p>4290,4544289768</text:p>
          </table:table-cell>
          <table:table-cell table:formula="of:=[.A88]*[.B88]" office:value-type="float" office:value="377559.989749962">
            <text:p>377559,98974996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281.87352011889">
            <text:p>4281,8735201189</text:p>
          </table:table-cell>
          <table:table-cell table:formula="of:=[.A89]*[.B89]" office:value-type="float" office:value="381086.743290581">
            <text:p>381086,74329058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273.30977307865">
            <text:p>4273,3097730787</text:p>
          </table:table-cell>
          <table:table-cell table:formula="of:=[.A90]*[.B90]" office:value-type="float" office:value="384597.879577078">
            <text:p>384597,87957707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264.76315353249">
            <text:p>4264,7631535325</text:p>
          </table:table-cell>
          <table:table-cell table:formula="of:=[.A91]*[.B91]" office:value-type="float" office:value="388093.446971457">
            <text:p>388093,44697145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256.23362722542">
            <text:p>4256,2336272254</text:p>
          </table:table-cell>
          <table:table-cell table:formula="of:=[.A92]*[.B92]" office:value-type="float" office:value="391573.493704739">
            <text:p>391573,49370473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247.72115997097">
            <text:p>4247,721159971</text:p>
          </table:table-cell>
          <table:table-cell table:formula="of:=[.A93]*[.B93]" office:value-type="float" office:value="395038.067877301">
            <text:p>395038,06787730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239.22571765103">
            <text:p>4239,225717651</text:p>
          </table:table-cell>
          <table:table-cell table:formula="of:=[.A94]*[.B94]" office:value-type="float" office:value="398487.217459197">
            <text:p>398487,21745919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230.74726621573">
            <text:p>4230,7472662157</text:p>
          </table:table-cell>
          <table:table-cell table:formula="of:=[.A95]*[.B95]" office:value-type="float" office:value="401920.990290494">
            <text:p>401920,99029049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222.2857716833">
            <text:p>4222,2857716833</text:p>
          </table:table-cell>
          <table:table-cell table:formula="of:=[.A96]*[.B96]" office:value-type="float" office:value="405339.434081597">
            <text:p>405339,43408159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213.84120013993">
            <text:p>4213,8412001399</text:p>
          </table:table-cell>
          <table:table-cell table:formula="of:=[.A97]*[.B97]" office:value-type="float" office:value="408742.596413573">
            <text:p>408742,59641357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205.41351773965">
            <text:p>4205,4135177397</text:p>
          </table:table-cell>
          <table:table-cell table:formula="of:=[.A98]*[.B98]" office:value-type="float" office:value="412130.524738486">
            <text:p>412130,52473848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197.00269070417">
            <text:p>4197,0026907042</text:p>
          </table:table-cell>
          <table:table-cell table:formula="of:=[.A99]*[.B99]" office:value-type="float" office:value="415503.266379713">
            <text:p>415503,26637971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188.60868532276">
            <text:p>4188,6086853228</text:p>
          </table:table-cell>
          <table:table-cell table:formula="of:=[.A100]*[.B100]" office:value-type="float" office:value="418860.868532276">
            <text:p>418860,86853227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180.23146795212">
            <text:p>4180,2314679521</text:p>
          </table:table-cell>
          <table:table-cell table:formula="of:=[.A101]*[.B101]" office:value-type="float" office:value="422203.378263164">
            <text:p>422203,37826316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171.87100501621">
            <text:p>4171,8710050162</text:p>
          </table:table-cell>
          <table:table-cell table:formula="of:=[.A102]*[.B102]" office:value-type="float" office:value="425530.842511654">
            <text:p>425530,84251165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163.52726300618">
            <text:p>4163,5272630062</text:p>
          </table:table-cell>
          <table:table-cell table:formula="of:=[.A103]*[.B103]" office:value-type="float" office:value="428843.308089637">
            <text:p>428843,30808963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4155.20020848017">
            <text:p>4155,2002084802</text:p>
          </table:table-cell>
          <table:table-cell table:formula="of:=[.A104]*[.B104]" office:value-type="float" office:value="432140.821681938">
            <text:p>432140,82168193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4146.88980806321">
            <text:p>4146,8898080632</text:p>
          </table:table-cell>
          <table:table-cell table:formula="of:=[.A105]*[.B105]" office:value-type="float" office:value="435423.429846637">
            <text:p>435423,42984663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4138.59602844708">
            <text:p>4138,5960284471</text:p>
          </table:table-cell>
          <table:table-cell table:formula="of:=[.A106]*[.B106]" office:value-type="float" office:value="438691.179015391">
            <text:p>438691,17901539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4130.31883639019">
            <text:p>4130,3188363902</text:p>
          </table:table-cell>
          <table:table-cell table:formula="of:=[.A107]*[.B107]" office:value-type="float" office:value="441944.11549375">
            <text:p>441944,1154937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4122.05819871741">
            <text:p>4122,0581987174</text:p>
          </table:table-cell>
          <table:table-cell table:formula="of:=[.A108]*[.B108]" office:value-type="float" office:value="445182.28546148">
            <text:p>445182,2854614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4113.81408231997">
            <text:p>4113,81408232</text:p>
          </table:table-cell>
          <table:table-cell table:formula="of:=[.A109]*[.B109]" office:value-type="float" office:value="448405.734972877">
            <text:p>448405,73497287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4105.58645415533">
            <text:p>4105,5864541553</text:p>
          </table:table-cell>
          <table:table-cell table:formula="of:=[.A110]*[.B110]" office:value-type="float" office:value="451614.509957087">
            <text:p>451614,50995708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4097.37528124702">
            <text:p>4097,375281247</text:p>
          </table:table-cell>
          <table:table-cell table:formula="of:=[.A111]*[.B111]" office:value-type="float" office:value="454808.65621842">
            <text:p>454808,6562184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4089.18053068453">
            <text:p>4089,1805306845</text:p>
          </table:table-cell>
          <table:table-cell table:formula="of:=[.A112]*[.B112]" office:value-type="float" office:value="457988.219436667">
            <text:p>457988,219436667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4081.00216962316">
            <text:p>4081,0021696232</text:p>
          </table:table-cell>
          <table:table-cell table:formula="of:=[.A113]*[.B113]" office:value-type="float" office:value="461153.245167417">
            <text:p>461153,245167417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4072.84016528391">
            <text:p>4072,8401652839</text:p>
          </table:table-cell>
          <table:table-cell table:formula="of:=[.A114]*[.B114]" office:value-type="float" office:value="464303.778842366">
            <text:p>464303,77884236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4064.69448495335">
            <text:p>4064,6944849534</text:p>
          </table:table-cell>
          <table:table-cell table:formula="of:=[.A115]*[.B115]" office:value-type="float" office:value="467439.865769635">
            <text:p>467439,86576963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4056.56509598344">
            <text:p>4056,5650959834</text:p>
          </table:table-cell>
          <table:table-cell table:formula="of:=[.A116]*[.B116]" office:value-type="float" office:value="470561.551134079">
            <text:p>470561,551134079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4048.45196579147">
            <text:p>4048,4519657915</text:p>
          </table:table-cell>
          <table:table-cell table:formula="of:=[.A117]*[.B117]" office:value-type="float" office:value="473668.879997602">
            <text:p>473668,87999760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4040.35506185989">
            <text:p>4040,3550618599</text:p>
          </table:table-cell>
          <table:table-cell table:formula="of:=[.A118]*[.B118]" office:value-type="float" office:value="476761.897299467">
            <text:p>476761,897299467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4032.27435173617">
            <text:p>4032,2743517362</text:p>
          </table:table-cell>
          <table:table-cell table:formula="of:=[.A119]*[.B119]" office:value-type="float" office:value="479840.647856604">
            <text:p>479840,647856604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4024.2098030327">
            <text:p>4024,2098030327</text:p>
          </table:table-cell>
          <table:table-cell table:formula="of:=[.A120]*[.B120]" office:value-type="float" office:value="482905.176363924">
            <text:p>482905,17636392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4016.16138342663">
            <text:p>4016,1613834266</text:p>
          </table:table-cell>
          <table:table-cell table:formula="of:=[.A121]*[.B121]" office:value-type="float" office:value="485955.527394623">
            <text:p>485955,52739462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4008.12906065978">
            <text:p>4008,1290606598</text:p>
          </table:table-cell>
          <table:table-cell table:formula="of:=[.A122]*[.B122]" office:value-type="float" office:value="488991.745400493">
            <text:p>488991,74540049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4000.11280253846">
            <text:p>4000,1128025385</text:p>
          </table:table-cell>
          <table:table-cell table:formula="of:=[.A123]*[.B123]" office:value-type="float" office:value="492013.874712231">
            <text:p>492013,87471223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3992.11257693338">
            <text:p>3992,1125769334</text:p>
          </table:table-cell>
          <table:table-cell table:formula="of:=[.A124]*[.B124]" office:value-type="float" office:value="495021.959539739">
            <text:p>495021,95953973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3984.12835177952">
            <text:p>3984,1283517795</text:p>
          </table:table-cell>
          <table:table-cell table:formula="of:=[.A125]*[.B125]" office:value-type="float" office:value="498016.04397244">
            <text:p>498016,0439724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3976.16009507596">
            <text:p>3976,160095076</text:p>
          </table:table-cell>
          <table:table-cell table:formula="of:=[.A126]*[.B126]" office:value-type="float" office:value="500996.171979571">
            <text:p>500996,171979571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3968.2077748858">
            <text:p>3968,2077748858</text:p>
          </table:table-cell>
          <table:table-cell table:formula="of:=[.A127]*[.B127]" office:value-type="float" office:value="503962.387410497">
            <text:p>503962,38741049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3960.27135933603">
            <text:p>3960,271359336</text:p>
          </table:table-cell>
          <table:table-cell table:formula="of:=[.A128]*[.B128]" office:value-type="float" office:value="506914.733995012">
            <text:p>506914,73399501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3952.35081661736">
            <text:p>3952,3508166174</text:p>
          </table:table-cell>
          <table:table-cell table:formula="of:=[.A129]*[.B129]" office:value-type="float" office:value="509853.25534364">
            <text:p>509853,2553436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3944.44611498413">
            <text:p>3944,4461149841</text:p>
          </table:table-cell>
          <table:table-cell table:formula="of:=[.A130]*[.B130]" office:value-type="float" office:value="512777.994947937">
            <text:p>512777,99494793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3936.55722275416">
            <text:p>3936,5572227542</text:p>
          </table:table-cell>
          <table:table-cell table:formula="of:=[.A131]*[.B131]" office:value-type="float" office:value="515688.996180795">
            <text:p>515688,99618079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3928.68410830865">
            <text:p>3928,6841083087</text:p>
          </table:table-cell>
          <table:table-cell table:formula="of:=[.A132]*[.B132]" office:value-type="float" office:value="518586.302296742">
            <text:p>518586,30229674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3920.82674009203">
            <text:p>3920,826740092</text:p>
          </table:table-cell>
          <table:table-cell table:formula="of:=[.A133]*[.B133]" office:value-type="float" office:value="521469.95643224">
            <text:p>521469,9564322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3912.98508661185">
            <text:p>3912,9850866119</text:p>
          </table:table-cell>
          <table:table-cell table:formula="of:=[.A134]*[.B134]" office:value-type="float" office:value="524340.001605988">
            <text:p>524340,00160598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3905.15911643862">
            <text:p>3905,1591164386</text:p>
          </table:table-cell>
          <table:table-cell table:formula="of:=[.A135]*[.B135]" office:value-type="float" office:value="527196.480719214">
            <text:p>527196,480719214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3897.34879820575">
            <text:p>3897,3487982058</text:p>
          </table:table-cell>
          <table:table-cell table:formula="of:=[.A136]*[.B136]" office:value-type="float" office:value="530039.436555982">
            <text:p>530039,43655598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889.55410060934">
            <text:p>3889,5541006093</text:p>
          </table:table-cell>
          <table:table-cell table:formula="of:=[.A137]*[.B137]" office:value-type="float" office:value="532868.911783479">
            <text:p>532868,91178347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881.77499240812">
            <text:p>3881,7749924081</text:p>
          </table:table-cell>
          <table:table-cell table:formula="of:=[.A138]*[.B138]" office:value-type="float" office:value="535684.94895232">
            <text:p>535684,9489523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874.0114424233">
            <text:p>3874,0114424233</text:p>
          </table:table-cell>
          <table:table-cell table:formula="of:=[.A139]*[.B139]" office:value-type="float" office:value="538487.590496839">
            <text:p>538487,590496839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866.26341953845">
            <text:p>3866,2634195385</text:p>
          </table:table-cell>
          <table:table-cell table:formula="of:=[.A140]*[.B140]" office:value-type="float" office:value="541276.878735384">
            <text:p>541276,878735384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858.53089269938">
            <text:p>3858,5308926994</text:p>
          </table:table-cell>
          <table:table-cell table:formula="of:=[.A141]*[.B141]" office:value-type="float" office:value="544052.855870612">
            <text:p>544052,85587061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850.81383091398">
            <text:p>3850,813830914</text:p>
          </table:table-cell>
          <table:table-cell table:formula="of:=[.A142]*[.B142]" office:value-type="float" office:value="546815.563989785">
            <text:p>546815,563989785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843.11220325215">
            <text:p>3843,1122032522</text:p>
          </table:table-cell>
          <table:table-cell table:formula="of:=[.A143]*[.B143]" office:value-type="float" office:value="549565.045065058">
            <text:p>549565,045065058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835.42597884565">
            <text:p>3835,4259788457</text:p>
          </table:table-cell>
          <table:table-cell table:formula="of:=[.A144]*[.B144]" office:value-type="float" office:value="552301.340953773">
            <text:p>552301,340953773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827.75512688796">
            <text:p>3827,755126888</text:p>
          </table:table-cell>
          <table:table-cell table:formula="of:=[.A145]*[.B145]" office:value-type="float" office:value="555024.493398754">
            <text:p>555024,49339875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820.09961663418">
            <text:p>3820,0996166342</text:p>
          </table:table-cell>
          <table:table-cell table:formula="of:=[.A146]*[.B146]" office:value-type="float" office:value="557734.54402859">
            <text:p>557734,54402859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812.45941740091">
            <text:p>3812,4594174009</text:p>
          </table:table-cell>
          <table:table-cell table:formula="of:=[.A147]*[.B147]" office:value-type="float" office:value="560431.534357934">
            <text:p>560431,53435793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804.83449856611">
            <text:p>3804,8344985661</text:p>
          </table:table-cell>
          <table:table-cell table:formula="of:=[.A148]*[.B148]" office:value-type="float" office:value="563115.505787784">
            <text:p>563115,50578778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797.22482956898">
            <text:p>3797,224829569</text:p>
          </table:table-cell>
          <table:table-cell table:formula="of:=[.A149]*[.B149]" office:value-type="float" office:value="565786.499605778">
            <text:p>565786,499605778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789.63037990984">
            <text:p>3789,6303799098</text:p>
          </table:table-cell>
          <table:table-cell table:formula="of:=[.A150]*[.B150]" office:value-type="float" office:value="568444.556986476">
            <text:p>568444,556986476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782.05111915002">
            <text:p>3782,05111915</text:p>
          </table:table-cell>
          <table:table-cell table:formula="of:=[.A151]*[.B151]" office:value-type="float" office:value="571089.718991653">
            <text:p>571089,718991653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774.48701691172">
            <text:p>3774,4870169117</text:p>
          </table:table-cell>
          <table:table-cell table:formula="of:=[.A152]*[.B152]" office:value-type="float" office:value="573722.026570581">
            <text:p>573722,026570581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766.9380428779">
            <text:p>3766,9380428779</text:p>
          </table:table-cell>
          <table:table-cell table:formula="of:=[.A153]*[.B153]" office:value-type="float" office:value="576341.520560318">
            <text:p>576341,520560318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759.40416679214">
            <text:p>3759,4041667921</text:p>
          </table:table-cell>
          <table:table-cell table:formula="of:=[.A154]*[.B154]" office:value-type="float" office:value="578948.24168599">
            <text:p>578948,2416859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751.88535845856">
            <text:p>3751,8853584586</text:p>
          </table:table-cell>
          <table:table-cell table:formula="of:=[.A155]*[.B155]" office:value-type="float" office:value="581542.230561076">
            <text:p>581542,23056107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744.38158774164">
            <text:p>3744,3815877416</text:p>
          </table:table-cell>
          <table:table-cell table:formula="of:=[.A156]*[.B156]" office:value-type="float" office:value="584123.527687696">
            <text:p>584123,52768769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736.89282456616">
            <text:p>3736,8928245662</text:p>
          </table:table-cell>
          <table:table-cell table:formula="of:=[.A157]*[.B157]" office:value-type="float" office:value="586692.173456886">
            <text:p>586692,17345688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729.41903891702">
            <text:p>3729,419038917</text:p>
          </table:table-cell>
          <table:table-cell table:formula="of:=[.A158]*[.B158]" office:value-type="float" office:value="589248.20814889">
            <text:p>589248,20814889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721.96020083919">
            <text:p>3721,9602008392</text:p>
          </table:table-cell>
          <table:table-cell table:formula="of:=[.A159]*[.B159]" office:value-type="float" office:value="591791.671933431">
            <text:p>591791,67193343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714.51628043751">
            <text:p>3714,5162804375</text:p>
          </table:table-cell>
          <table:table-cell table:formula="of:=[.A160]*[.B160]" office:value-type="float" office:value="594322.604870002">
            <text:p>594322,60487000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707.08724787664">
            <text:p>3707,0872478766</text:p>
          </table:table-cell>
          <table:table-cell table:formula="of:=[.A161]*[.B161]" office:value-type="float" office:value="596841.046908138">
            <text:p>596841,04690813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699.67307338088">
            <text:p>3699,6730733809</text:p>
          </table:table-cell>
          <table:table-cell table:formula="of:=[.A162]*[.B162]" office:value-type="float" office:value="599347.037887703">
            <text:p>599347,037887703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692.27372723412">
            <text:p>3692,2737272341</text:p>
          </table:table-cell>
          <table:table-cell table:formula="of:=[.A163]*[.B163]" office:value-type="float" office:value="601840.617539162">
            <text:p>601840,61753916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684.88917977965">
            <text:p>3684,8891797797</text:p>
          </table:table-cell>
          <table:table-cell table:formula="of:=[.A164]*[.B164]" office:value-type="float" office:value="604321.825483863">
            <text:p>604321,82548386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677.51940142009">
            <text:p>3677,5194014201</text:p>
          </table:table-cell>
          <table:table-cell table:formula="of:=[.A165]*[.B165]" office:value-type="float" office:value="606790.701234315">
            <text:p>606790,70123431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670.16436261725">
            <text:p>3670,1643626173</text:p>
          </table:table-cell>
          <table:table-cell table:formula="of:=[.A166]*[.B166]" office:value-type="float" office:value="609247.284194464">
            <text:p>609247,28419446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662.82403389202">
            <text:p>3662,824033892</text:p>
          </table:table-cell>
          <table:table-cell table:formula="of:=[.A167]*[.B167]" office:value-type="float" office:value="611691.613659967">
            <text:p>611691,61365996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655.49838582423">
            <text:p>3655,4983858242</text:p>
          </table:table-cell>
          <table:table-cell table:formula="of:=[.A168]*[.B168]" office:value-type="float" office:value="614123.728818471">
            <text:p>614123,728818471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648.18738905259">
            <text:p>3648,1873890526</text:p>
          </table:table-cell>
          <table:table-cell table:formula="of:=[.A169]*[.B169]" office:value-type="float" office:value="616543.668749887">
            <text:p>616543,668749887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640.89101427448">
            <text:p>3640,8910142745</text:p>
          </table:table-cell>
          <table:table-cell table:formula="of:=[.A170]*[.B170]" office:value-type="float" office:value="618951.472426662">
            <text:p>618951,47242666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633.60923224593">
            <text:p>3633,6092322459</text:p>
          </table:table-cell>
          <table:table-cell table:formula="of:=[.A171]*[.B171]" office:value-type="float" office:value="621347.178714054">
            <text:p>621347,17871405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626.34201378144">
            <text:p>3626,3420137814</text:p>
          </table:table-cell>
          <table:table-cell table:formula="of:=[.A172]*[.B172]" office:value-type="float" office:value="623730.826370408">
            <text:p>623730,82637040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619.08932975388">
            <text:p>3619,0893297539</text:p>
          </table:table-cell>
          <table:table-cell table:formula="of:=[.A173]*[.B173]" office:value-type="float" office:value="626102.454047421">
            <text:p>626102,45404742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611.85115109437">
            <text:p>3611,8511510944</text:p>
          </table:table-cell>
          <table:table-cell table:formula="of:=[.A174]*[.B174]" office:value-type="float" office:value="628462.10029042">
            <text:p>628462,1002904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604.62744879218">
            <text:p>3604,6274487922</text:p>
          </table:table-cell>
          <table:table-cell table:formula="of:=[.A175]*[.B175]" office:value-type="float" office:value="630809.803538631">
            <text:p>630809,803538631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597.4181938946">
            <text:p>3597,4181938946</text:p>
          </table:table-cell>
          <table:table-cell table:formula="of:=[.A176]*[.B176]" office:value-type="float" office:value="633145.602125449">
            <text:p>633145,602125449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590.22335750681">
            <text:p>3590,2233575068</text:p>
          </table:table-cell>
          <table:table-cell table:formula="of:=[.A177]*[.B177]" office:value-type="float" office:value="635469.534278705">
            <text:p>635469,53427870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583.04291079179">
            <text:p>3583,0429107918</text:p>
          </table:table-cell>
          <table:table-cell table:formula="of:=[.A178]*[.B178]" office:value-type="float" office:value="637781.638120939">
            <text:p>637781,63812093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575.87682497021">
            <text:p>3575,8768249702</text:p>
          </table:table-cell>
          <table:table-cell table:formula="of:=[.A179]*[.B179]" office:value-type="float" office:value="640081.951669667">
            <text:p>640081,95166966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568.72507132027">
            <text:p>3568,7250713203</text:p>
          </table:table-cell>
          <table:table-cell table:formula="of:=[.A180]*[.B180]" office:value-type="float" office:value="642370.512837648">
            <text:p>642370,512837648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561.58762117763">
            <text:p>3561,5876211776</text:p>
          </table:table-cell>
          <table:table-cell table:formula="of:=[.A181]*[.B181]" office:value-type="float" office:value="644647.359433151">
            <text:p>644647,359433151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554.46444593527">
            <text:p>3554,4644459353</text:p>
          </table:table-cell>
          <table:table-cell table:formula="of:=[.A182]*[.B182]" office:value-type="float" office:value="646912.52916022">
            <text:p>646912,52916022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547.3555170434">
            <text:p>3547,3555170434</text:p>
          </table:table-cell>
          <table:table-cell table:formula="of:=[.A183]*[.B183]" office:value-type="float" office:value="649166.059618943">
            <text:p>649166,05961894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540.26080600932">
            <text:p>3540,2608060093</text:p>
          </table:table-cell>
          <table:table-cell table:formula="of:=[.A184]*[.B184]" office:value-type="float" office:value="651407.988305714">
            <text:p>651407,98830571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533.1802843973">
            <text:p>3533,1802843973</text:p>
          </table:table-cell>
          <table:table-cell table:formula="of:=[.A185]*[.B185]" office:value-type="float" office:value="653638.3526135">
            <text:p>653638,352613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526.1139238285">
            <text:p>3526,1139238285</text:p>
          </table:table-cell>
          <table:table-cell table:formula="of:=[.A186]*[.B186]" office:value-type="float" office:value="655857.189832101">
            <text:p>655857,189832101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519.06169598085">
            <text:p>3519,0616959809</text:p>
          </table:table-cell>
          <table:table-cell table:formula="of:=[.A187]*[.B187]" office:value-type="float" office:value="658064.537148418">
            <text:p>658064,537148418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512.02357258888">
            <text:p>3512,0235725889</text:p>
          </table:table-cell>
          <table:table-cell table:formula="of:=[.A188]*[.B188]" office:value-type="float" office:value="660260.43164671">
            <text:p>660260,43164671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504.99952544371">
            <text:p>3504,9995254437</text:p>
          </table:table-cell>
          <table:table-cell table:formula="of:=[.A189]*[.B189]" office:value-type="float" office:value="662444.91030886">
            <text:p>662444,9103088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497.98952639282">
            <text:p>3497,9895263928</text:p>
          </table:table-cell>
          <table:table-cell table:formula="of:=[.A190]*[.B190]" office:value-type="float" office:value="664618.010014636">
            <text:p>664618,010014636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490.99354734003">
            <text:p>3490,99354734</text:p>
          </table:table-cell>
          <table:table-cell table:formula="of:=[.A191]*[.B191]" office:value-type="float" office:value="666779.767541946">
            <text:p>666779,767541946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484.01156024535">
            <text:p>3484,0115602454</text:p>
          </table:table-cell>
          <table:table-cell table:formula="of:=[.A192]*[.B192]" office:value-type="float" office:value="668930.219567108">
            <text:p>668930,219567108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477.04353712486">
            <text:p>3477,0435371249</text:p>
          </table:table-cell>
          <table:table-cell table:formula="of:=[.A193]*[.B193]" office:value-type="float" office:value="671069.402665099">
            <text:p>671069,402665099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470.08945005061">
            <text:p>3470,0894500506</text:p>
          </table:table-cell>
          <table:table-cell table:formula="of:=[.A194]*[.B194]" office:value-type="float" office:value="673197.353309819">
            <text:p>673197,35330981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463.14927115051">
            <text:p>3463,1492711505</text:p>
          </table:table-cell>
          <table:table-cell table:formula="of:=[.A195]*[.B195]" office:value-type="float" office:value="675314.10787435">
            <text:p>675314,1078743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456.22297260821">
            <text:p>3456,2229726082</text:p>
          </table:table-cell>
          <table:table-cell table:formula="of:=[.A196]*[.B196]" office:value-type="float" office:value="677419.702631209">
            <text:p>677419,702631209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449.31052666299">
            <text:p>3449,310526663</text:p>
          </table:table-cell>
          <table:table-cell table:formula="of:=[.A197]*[.B197]" office:value-type="float" office:value="679514.17375261">
            <text:p>679514,1737526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442.41190560967">
            <text:p>3442,4119056097</text:p>
          </table:table-cell>
          <table:table-cell table:formula="of:=[.A198]*[.B198]" office:value-type="float" office:value="681597.557310714">
            <text:p>681597,55731071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435.52708179845">
            <text:p>3435,5270817985</text:p>
          </table:table-cell>
          <table:table-cell table:formula="of:=[.A199]*[.B199]" office:value-type="float" office:value="683669.889277891">
            <text:p>683669,88927789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428.65602763485">
            <text:p>3428,6560276349</text:p>
          </table:table-cell>
          <table:table-cell table:formula="of:=[.A200]*[.B200]" office:value-type="float" office:value="685731.20552697">
            <text:p>685731,20552697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421.79871557958">
            <text:p>3421,7987155796</text:p>
          </table:table-cell>
          <table:table-cell table:formula="of:=[.A201]*[.B201]" office:value-type="float" office:value="687781.541831496">
            <text:p>687781,541831496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414.95511814842">
            <text:p>3414,9551181484</text:p>
          </table:table-cell>
          <table:table-cell table:formula="of:=[.A202]*[.B202]" office:value-type="float" office:value="689820.933865981">
            <text:p>689820,93386598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408.12520791213">
            <text:p>3408,1252079121</text:p>
          </table:table-cell>
          <table:table-cell table:formula="of:=[.A203]*[.B203]" office:value-type="float" office:value="691849.417206162">
            <text:p>691849,417206162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401.3089574963">
            <text:p>3401,3089574963</text:p>
          </table:table-cell>
          <table:table-cell table:formula="of:=[.A204]*[.B204]" office:value-type="float" office:value="693867.027329246">
            <text:p>693867,027329246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394.50633958131">
            <text:p>3394,5063395813</text:p>
          </table:table-cell>
          <table:table-cell table:formula="of:=[.A205]*[.B205]" office:value-type="float" office:value="695873.799614169">
            <text:p>695873,799614169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387.71732690215">
            <text:p>3387,7173269022</text:p>
          </table:table-cell>
          <table:table-cell table:formula="of:=[.A206]*[.B206]" office:value-type="float" office:value="697869.769341842">
            <text:p>697869,76934184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380.94189224834">
            <text:p>3380,9418922484</text:p>
          </table:table-cell>
          <table:table-cell table:formula="of:=[.A207]*[.B207]" office:value-type="float" office:value="699854.971695407">
            <text:p>699854,971695407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374.18000846385">
            <text:p>3374,1800084639</text:p>
          </table:table-cell>
          <table:table-cell table:formula="of:=[.A208]*[.B208]" office:value-type="float" office:value="701829.44176048">
            <text:p>701829,44176048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367.43164844692">
            <text:p>3367,4316484469</text:p>
          </table:table-cell>
          <table:table-cell table:formula="of:=[.A209]*[.B209]" office:value-type="float" office:value="703793.214525406">
            <text:p>703793,21452540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360.69678515002">
            <text:p>3360,69678515</text:p>
          </table:table-cell>
          <table:table-cell table:formula="of:=[.A210]*[.B210]" office:value-type="float" office:value="705746.324881505">
            <text:p>705746,32488150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353.97539157972">
            <text:p>3353,9753915797</text:p>
          </table:table-cell>
          <table:table-cell table:formula="of:=[.A211]*[.B211]" office:value-type="float" office:value="707688.807623322">
            <text:p>707688,807623322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347.26744079656">
            <text:p>3347,2674407966</text:p>
          </table:table-cell>
          <table:table-cell table:formula="of:=[.A212]*[.B212]" office:value-type="float" office:value="709620.697448872">
            <text:p>709620,697448872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340.57290591497">
            <text:p>3340,572905915</text:p>
          </table:table-cell>
          <table:table-cell table:formula="of:=[.A213]*[.B213]" office:value-type="float" office:value="711542.028959889">
            <text:p>711542,028959889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333.89176010314">
            <text:p>3333,8917601032</text:p>
          </table:table-cell>
          <table:table-cell table:formula="of:=[.A214]*[.B214]" office:value-type="float" office:value="713452.836662072">
            <text:p>713452,83666207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327.22397658294">
            <text:p>3327,2239765829</text:p>
          </table:table-cell>
          <table:table-cell table:formula="of:=[.A215]*[.B215]" office:value-type="float" office:value="715353.154965331">
            <text:p>715353,15496533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320.56952862977">
            <text:p>3320,5695286298</text:p>
          </table:table-cell>
          <table:table-cell table:formula="of:=[.A216]*[.B216]" office:value-type="float" office:value="717243.01818403">
            <text:p>717243,01818403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313.92838957251">
            <text:p>3313,9283895725</text:p>
          </table:table-cell>
          <table:table-cell table:formula="of:=[.A217]*[.B217]" office:value-type="float" office:value="719122.460537235">
            <text:p>719122,46053723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307.30053279336">
            <text:p>3307,3005327934</text:p>
          </table:table-cell>
          <table:table-cell table:formula="of:=[.A218]*[.B218]" office:value-type="float" office:value="720991.516148954">
            <text:p>720991,51614895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300.68593172778">
            <text:p>3300,6859317278</text:p>
          </table:table-cell>
          <table:table-cell table:formula="of:=[.A219]*[.B219]" office:value-type="float" office:value="722850.219048384">
            <text:p>722850,219048384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294.08455986432">
            <text:p>3294,0845598643</text:p>
          </table:table-cell>
          <table:table-cell table:formula="of:=[.A220]*[.B220]" office:value-type="float" office:value="724698.603170151">
            <text:p>724698,60317015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287.49639074459">
            <text:p>3287,4963907446</text:p>
          </table:table-cell>
          <table:table-cell table:formula="of:=[.A221]*[.B221]" office:value-type="float" office:value="726536.702354555">
            <text:p>726536,702354555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280.92139796311">
            <text:p>3280,9213979631</text:p>
          </table:table-cell>
          <table:table-cell table:formula="of:=[.A222]*[.B222]" office:value-type="float" office:value="728364.55034781">
            <text:p>728364,55034781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274.35955516718">
            <text:p>3274,3595551672</text:p>
          </table:table-cell>
          <table:table-cell table:formula="of:=[.A223]*[.B223]" office:value-type="float" office:value="730182.180802281">
            <text:p>730182,18080228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267.81083605684">
            <text:p>3267,8108360569</text:p>
          </table:table-cell>
          <table:table-cell table:formula="of:=[.A224]*[.B224]" office:value-type="float" office:value="731989.627276733">
            <text:p>731989,627276733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261.27521438473">
            <text:p>3261,2752143847</text:p>
          </table:table-cell>
          <table:table-cell table:formula="of:=[.A225]*[.B225]" office:value-type="float" office:value="733786.923236565">
            <text:p>733786,92323656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254.75266395596">
            <text:p>3254,752663956</text:p>
          </table:table-cell>
          <table:table-cell table:formula="of:=[.A226]*[.B226]" office:value-type="float" office:value="735574.102054047">
            <text:p>735574,102054047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248.24315862805">
            <text:p>3248,2431586281</text:p>
          </table:table-cell>
          <table:table-cell table:formula="of:=[.A227]*[.B227]" office:value-type="float" office:value="737351.197008567">
            <text:p>737351,197008567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241.74667231079">
            <text:p>3241,7466723108</text:p>
          </table:table-cell>
          <table:table-cell table:formula="of:=[.A228]*[.B228]" office:value-type="float" office:value="739118.241286861">
            <text:p>739118,241286861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235.26317896617">
            <text:p>3235,2631789662</text:p>
          </table:table-cell>
          <table:table-cell table:formula="of:=[.A229]*[.B229]" office:value-type="float" office:value="740875.267983253">
            <text:p>740875,26798325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228.79265260824">
            <text:p>3228,7926526082</text:p>
          </table:table-cell>
          <table:table-cell table:formula="of:=[.A230]*[.B230]" office:value-type="float" office:value="742622.310099895">
            <text:p>742622,310099895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222.33506730302">
            <text:p>3222,335067303</text:p>
          </table:table-cell>
          <table:table-cell table:formula="of:=[.A231]*[.B231]" office:value-type="float" office:value="744359.400546998">
            <text:p>744359,40054699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215.89039716842">
            <text:p>3215,8903971684</text:p>
          </table:table-cell>
          <table:table-cell table:formula="of:=[.A232]*[.B232]" office:value-type="float" office:value="746086.572143073">
            <text:p>746086,57214307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209.45861637408">
            <text:p>3209,4586163741</text:p>
          </table:table-cell>
          <table:table-cell table:formula="of:=[.A233]*[.B233]" office:value-type="float" office:value="747803.857615161">
            <text:p>747803,85761516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203.03969914133">
            <text:p>3203,0396991413</text:p>
          </table:table-cell>
          <table:table-cell table:formula="of:=[.A234]*[.B234]" office:value-type="float" office:value="749511.289599072">
            <text:p>749511,28959907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196.63361974305">
            <text:p>3196,6336197431</text:p>
          </table:table-cell>
          <table:table-cell table:formula="of:=[.A235]*[.B235]" office:value-type="float" office:value="751208.900639617">
            <text:p>751208,90063961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190.24035250356">
            <text:p>3190,2403525036</text:p>
          </table:table-cell>
          <table:table-cell table:formula="of:=[.A236]*[.B236]" office:value-type="float" office:value="752896.723190841">
            <text:p>752896,723190841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183.85987179856">
            <text:p>3183,8598717986</text:p>
          </table:table-cell>
          <table:table-cell table:formula="of:=[.A237]*[.B237]" office:value-type="float" office:value="754574.789616258">
            <text:p>754574,78961625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177.49215205496">
            <text:p>3177,492152055</text:p>
          </table:table-cell>
          <table:table-cell table:formula="of:=[.A238]*[.B238]" office:value-type="float" office:value="756243.13218908">
            <text:p>756243,1321890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171.13716775085">
            <text:p>3171,1371677509</text:p>
          </table:table-cell>
          <table:table-cell table:formula="of:=[.A239]*[.B239]" office:value-type="float" office:value="757901.783092453">
            <text:p>757901,78309245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164.79489341535">
            <text:p>3164,7948934154</text:p>
          </table:table-cell>
          <table:table-cell table:formula="of:=[.A240]*[.B240]" office:value-type="float" office:value="759550.774419683">
            <text:p>759550,77441968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158.46530362852">
            <text:p>3158,4653036285</text:p>
          </table:table-cell>
          <table:table-cell table:formula="of:=[.A241]*[.B241]" office:value-type="float" office:value="761190.138174472">
            <text:p>761190,13817447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152.14837302126">
            <text:p>3152,1483730213</text:p>
          </table:table-cell>
          <table:table-cell table:formula="of:=[.A242]*[.B242]" office:value-type="float" office:value="762819.906271145">
            <text:p>762819,90627114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145.84407627522">
            <text:p>3145,8440762752</text:p>
          </table:table-cell>
          <table:table-cell table:formula="of:=[.A243]*[.B243]" office:value-type="float" office:value="764440.110534878">
            <text:p>764440,110534878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139.55238812267">
            <text:p>3139,5523881227</text:p>
          </table:table-cell>
          <table:table-cell table:formula="of:=[.A244]*[.B244]" office:value-type="float" office:value="766050.782701931">
            <text:p>766050,782701931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133.27328334642">
            <text:p>3133,2732833464</text:p>
          </table:table-cell>
          <table:table-cell table:formula="of:=[.A245]*[.B245]" office:value-type="float" office:value="767651.954419873">
            <text:p>767651,95441987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127.00673677973">
            <text:p>3127,0067367797</text:p>
          </table:table-cell>
          <table:table-cell table:formula="of:=[.A246]*[.B246]" office:value-type="float" office:value="769243.657247813">
            <text:p>769243,657247813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120.75272330617">
            <text:p>3120,7527233062</text:p>
          </table:table-cell>
          <table:table-cell table:formula="of:=[.A247]*[.B247]" office:value-type="float" office:value="770825.922656624">
            <text:p>770825,92265662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3114.51121785956">
            <text:p>3114,5112178596</text:p>
          </table:table-cell>
          <table:table-cell table:formula="of:=[.A248]*[.B248]" office:value-type="float" office:value="772398.78202917">
            <text:p>772398,7820291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3108.28219542384">
            <text:p>3108,2821954238</text:p>
          </table:table-cell>
          <table:table-cell table:formula="of:=[.A249]*[.B249]" office:value-type="float" office:value="773962.266660536">
            <text:p>773962,26666053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3102.06563103299">
            <text:p>3102,065631033</text:p>
          </table:table-cell>
          <table:table-cell table:formula="of:=[.A250]*[.B250]" office:value-type="float" office:value="775516.407758247">
            <text:p>775516,40775824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3095.86149977092">
            <text:p>3095,8614997709</text:p>
          </table:table-cell>
          <table:table-cell table:formula="of:=[.A251]*[.B251]" office:value-type="float" office:value="777061.236442502">
            <text:p>777061,23644250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3089.66977677138">
            <text:p>3089,6697767714</text:p>
          </table:table-cell>
          <table:table-cell table:formula="of:=[.A252]*[.B252]" office:value-type="float" office:value="778596.783746388">
            <text:p>778596,78374638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3083.49043721784">
            <text:p>3083,4904372178</text:p>
          </table:table-cell>
          <table:table-cell table:formula="of:=[.A253]*[.B253]" office:value-type="float" office:value="780123.080616113">
            <text:p>780123,08061611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3077.3234563434">
            <text:p>3077,3234563434</text:p>
          </table:table-cell>
          <table:table-cell table:formula="of:=[.A254]*[.B254]" office:value-type="float" office:value="781640.157911225">
            <text:p>781640,15791122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3071.16880943072">
            <text:p>3071,1688094307</text:p>
          </table:table-cell>
          <table:table-cell table:formula="of:=[.A255]*[.B255]" office:value-type="float" office:value="783148.046404833">
            <text:p>783148,04640483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3065.02647181185">
            <text:p>3065,0264718119</text:p>
          </table:table-cell>
          <table:table-cell table:formula="of:=[.A256]*[.B256]" office:value-type="float" office:value="784646.776783835">
            <text:p>784646,77678383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3058.89641886823">
            <text:p>3058,8964188682</text:p>
          </table:table-cell>
          <table:table-cell table:formula="of:=[.A257]*[.B257]" office:value-type="float" office:value="786136.379649135">
            <text:p>786136,37964913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3052.77862603049">
            <text:p>3052,7786260305</text:p>
          </table:table-cell>
          <table:table-cell table:formula="of:=[.A258]*[.B258]" office:value-type="float" office:value="787616.885515868">
            <text:p>787616,88551586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3046.67306877843">
            <text:p>3046,6730687784</text:p>
          </table:table-cell>
          <table:table-cell table:formula="of:=[.A259]*[.B259]" office:value-type="float" office:value="789088.324813614">
            <text:p>789088,32481361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3040.57972264088">
            <text:p>3040,5797226409</text:p>
          </table:table-cell>
          <table:table-cell table:formula="of:=[.A260]*[.B260]" office:value-type="float" office:value="790550.727886628">
            <text:p>790550,72788662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3034.4985631956">
            <text:p>3034,4985631956</text:p>
          </table:table-cell>
          <table:table-cell table:formula="of:=[.A261]*[.B261]" office:value-type="float" office:value="792004.12499405">
            <text:p>792004,1249940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3028.4295660692">
            <text:p>3028,4295660692</text:p>
          </table:table-cell>
          <table:table-cell table:formula="of:=[.A262]*[.B262]" office:value-type="float" office:value="793448.546310131">
            <text:p>793448,546310131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3022.37270693707">
            <text:p>3022,3727069371</text:p>
          </table:table-cell>
          <table:table-cell table:formula="of:=[.A263]*[.B263]" office:value-type="float" office:value="794884.021924448">
            <text:p>794884,021924448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3016.32796152319">
            <text:p>3016,3279615232</text:p>
          </table:table-cell>
          <table:table-cell table:formula="of:=[.A264]*[.B264]" office:value-type="float" office:value="796310.581842122">
            <text:p>796310,58184212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3010.29530560014">
            <text:p>3010,2953056002</text:p>
          </table:table-cell>
          <table:table-cell table:formula="of:=[.A265]*[.B265]" office:value-type="float" office:value="797728.255984038">
            <text:p>797728,255984038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3004.27471498894">
            <text:p>3004,274714989</text:p>
          </table:table-cell>
          <table:table-cell table:formula="of:=[.A266]*[.B266]" office:value-type="float" office:value="799137.074187059">
            <text:p>799137,074187059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2998.26616555897">
            <text:p>2998,266165559</text:p>
          </table:table-cell>
          <table:table-cell table:formula="of:=[.A267]*[.B267]" office:value-type="float" office:value="800537.066204244">
            <text:p>800537,06620424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2992.26963322785">
            <text:p>2992,2696332279</text:p>
          </table:table-cell>
          <table:table-cell table:formula="of:=[.A268]*[.B268]" office:value-type="float" office:value="801928.261705064">
            <text:p>801928,261705064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2986.28509396139">
            <text:p>2986,2850939614</text:p>
          </table:table-cell>
          <table:table-cell table:formula="of:=[.A269]*[.B269]" office:value-type="float" office:value="803310.690275615">
            <text:p>803310,69027561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2980.31252377347">
            <text:p>2980,3125237735</text:p>
          </table:table-cell>
          <table:table-cell table:formula="of:=[.A270]*[.B270]" office:value-type="float" office:value="804684.381418837">
            <text:p>804684,38141883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2974.35189872592">
            <text:p>2974,3518987259</text:p>
          </table:table-cell>
          <table:table-cell table:formula="of:=[.A271]*[.B271]" office:value-type="float" office:value="806049.364554725">
            <text:p>806049,36455472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2968.40319492847">
            <text:p>2968,4031949285</text:p>
          </table:table-cell>
          <table:table-cell table:formula="of:=[.A272]*[.B272]" office:value-type="float" office:value="807405.669020544">
            <text:p>807405,66902054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2962.46638853861">
            <text:p>2962,4663885386</text:p>
          </table:table-cell>
          <table:table-cell table:formula="of:=[.A273]*[.B273]" office:value-type="float" office:value="808753.324071042">
            <text:p>808753,32407104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2956.54145576154">
            <text:p>2956,5414557615</text:p>
          </table:table-cell>
          <table:table-cell table:formula="of:=[.A274]*[.B274]" office:value-type="float" office:value="810092.358878661">
            <text:p>810092,358878661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2950.62837285001">
            <text:p>2950,62837285</text:p>
          </table:table-cell>
          <table:table-cell table:formula="of:=[.A275]*[.B275]" office:value-type="float" office:value="811422.802533754">
            <text:p>811422,802533754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2944.72711610431">
            <text:p>2944,7271161043</text:p>
          </table:table-cell>
          <table:table-cell table:formula="of:=[.A276]*[.B276]" office:value-type="float" office:value="812744.684044791">
            <text:p>812744,684044791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2938.83766187211">
            <text:p>2938,8376618721</text:p>
          </table:table-cell>
          <table:table-cell table:formula="of:=[.A277]*[.B277]" office:value-type="float" office:value="814058.032338573">
            <text:p>814058,032338573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2932.95998654836">
            <text:p>2932,9599865484</text:p>
          </table:table-cell>
          <table:table-cell table:formula="of:=[.A278]*[.B278]" office:value-type="float" office:value="815362.876260445">
            <text:p>815362,876260445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2927.09406657527">
            <text:p>2927,0940665753</text:p>
          </table:table-cell>
          <table:table-cell table:formula="of:=[.A279]*[.B279]" office:value-type="float" office:value="816659.244574499">
            <text:p>816659,24457449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2921.23987844211">
            <text:p>2921,2398784421</text:p>
          </table:table-cell>
          <table:table-cell table:formula="of:=[.A280]*[.B280]" office:value-type="float" office:value="817947.165963792">
            <text:p>817947,165963792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915.39739868523">
            <text:p>2915,3973986852</text:p>
          </table:table-cell>
          <table:table-cell table:formula="of:=[.A281]*[.B281]" office:value-type="float" office:value="819226.66903055">
            <text:p>819226,66903055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909.56660388786">
            <text:p>2909,5666038879</text:p>
          </table:table-cell>
          <table:table-cell table:formula="of:=[.A282]*[.B282]" office:value-type="float" office:value="820497.782296377">
            <text:p>820497,78229637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903.74747068008">
            <text:p>2903,7474706801</text:p>
          </table:table-cell>
          <table:table-cell table:formula="of:=[.A283]*[.B283]" office:value-type="float" office:value="821760.534202464">
            <text:p>821760,53420246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897.93997573872">
            <text:p>2897,9399757387</text:p>
          </table:table-cell>
          <table:table-cell table:formula="of:=[.A284]*[.B284]" office:value-type="float" office:value="823014.953109798">
            <text:p>823014,95310979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892.14409578725">
            <text:p>2892,1440957873</text:p>
          </table:table-cell>
          <table:table-cell table:formula="of:=[.A285]*[.B285]" office:value-type="float" office:value="824261.067299365">
            <text:p>824261,06729936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886.35980759567">
            <text:p>2886,3598075957</text:p>
          </table:table-cell>
          <table:table-cell table:formula="of:=[.A286]*[.B286]" office:value-type="float" office:value="825498.904972362">
            <text:p>825498,90497236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880.58708798048">
            <text:p>2880,5870879805</text:p>
          </table:table-cell>
          <table:table-cell table:formula="of:=[.A287]*[.B287]" office:value-type="float" office:value="826728.494250398">
            <text:p>826728,494250398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874.82591380452">
            <text:p>2874,8259138045</text:p>
          </table:table-cell>
          <table:table-cell table:formula="of:=[.A288]*[.B288]" office:value-type="float" office:value="827949.863175702">
            <text:p>827949,863175702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869.07626197691">
            <text:p>2869,0762619769</text:p>
          </table:table-cell>
          <table:table-cell table:formula="of:=[.A289]*[.B289]" office:value-type="float" office:value="829163.039711327">
            <text:p>829163,03971132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863.33810945296">
            <text:p>2863,338109453</text:p>
          </table:table-cell>
          <table:table-cell table:formula="of:=[.A290]*[.B290]" office:value-type="float" office:value="830368.051741357">
            <text:p>830368,051741357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857.61143323405">
            <text:p>2857,6114332341</text:p>
          </table:table-cell>
          <table:table-cell table:formula="of:=[.A291]*[.B291]" office:value-type="float" office:value="831564.927071109">
            <text:p>831564,927071109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851.89621036758">
            <text:p>2851,8962103676</text:p>
          </table:table-cell>
          <table:table-cell table:formula="of:=[.A292]*[.B292]" office:value-type="float" office:value="832753.693427334">
            <text:p>832753,693427334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846.19241794685">
            <text:p>2846,1924179469</text:p>
          </table:table-cell>
          <table:table-cell table:formula="of:=[.A293]*[.B293]" office:value-type="float" office:value="833934.378458426">
            <text:p>833934,378458426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840.50003311095">
            <text:p>2840,500033111</text:p>
          </table:table-cell>
          <table:table-cell table:formula="of:=[.A294]*[.B294]" office:value-type="float" office:value="835107.00973462">
            <text:p>835107,0097346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834.81903304473">
            <text:p>2834,8190330447</text:p>
          </table:table-cell>
          <table:table-cell table:formula="of:=[.A295]*[.B295]" office:value-type="float" office:value="836271.614748196">
            <text:p>836271,614748196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829.14939497864">
            <text:p>2829,1493949787</text:p>
          </table:table-cell>
          <table:table-cell table:formula="of:=[.A296]*[.B296]" office:value-type="float" office:value="837428.220913678">
            <text:p>837428,22091367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823.49109618868">
            <text:p>2823,4910961887</text:p>
          </table:table-cell>
          <table:table-cell table:formula="of:=[.A297]*[.B297]" office:value-type="float" office:value="838576.855568039">
            <text:p>838576,855568039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817.84411399631">
            <text:p>2817,8441139963</text:p>
          </table:table-cell>
          <table:table-cell table:formula="of:=[.A298]*[.B298]" office:value-type="float" office:value="839717.5459709">
            <text:p>839717,5459709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812.20842576831">
            <text:p>2812,2084257683</text:p>
          </table:table-cell>
          <table:table-cell table:formula="of:=[.A299]*[.B299]" office:value-type="float" office:value="840850.319304726">
            <text:p>840850,31930472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806.58400891678">
            <text:p>2806,5840089168</text:p>
          </table:table-cell>
          <table:table-cell table:formula="of:=[.A300]*[.B300]" office:value-type="float" office:value="841975.202675033">
            <text:p>841975,20267503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800.97084089894">
            <text:p>2800,970840899</text:p>
          </table:table-cell>
          <table:table-cell table:formula="of:=[.A301]*[.B301]" office:value-type="float" office:value="843092.223110582">
            <text:p>843092,223110582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795.36889921715">
            <text:p>2795,3688992172</text:p>
          </table:table-cell>
          <table:table-cell table:formula="of:=[.A302]*[.B302]" office:value-type="float" office:value="844201.407563578">
            <text:p>844201,407563578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789.77816141871">
            <text:p>2789,7781614187</text:p>
          </table:table-cell>
          <table:table-cell table:formula="of:=[.A303]*[.B303]" office:value-type="float" office:value="845302.78290987">
            <text:p>845302,78290987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784.19860509587">
            <text:p>2784,1986050959</text:p>
          </table:table-cell>
          <table:table-cell table:formula="of:=[.A304]*[.B304]" office:value-type="float" office:value="846396.375949146">
            <text:p>846396,375949146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778.63020788568">
            <text:p>2778,6302078857</text:p>
          </table:table-cell>
          <table:table-cell table:formula="of:=[.A305]*[.B305]" office:value-type="float" office:value="847482.213405133">
            <text:p>847482,213405133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773.07294746991">
            <text:p>2773,0729474699</text:p>
          </table:table-cell>
          <table:table-cell table:formula="of:=[.A306]*[.B306]" office:value-type="float" office:value="848560.321925793">
            <text:p>848560,32192579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767.52680157497">
            <text:p>2767,526801575</text:p>
          </table:table-cell>
          <table:table-cell table:formula="of:=[.A307]*[.B307]" office:value-type="float" office:value="849630.728083516">
            <text:p>849630,72808351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761.99174797182">
            <text:p>2761,9917479718</text:p>
          </table:table-cell>
          <table:table-cell table:formula="of:=[.A308]*[.B308]" office:value-type="float" office:value="850693.458375321">
            <text:p>850693,458375321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756.46776447588">
            <text:p>2756,4677644759</text:p>
          </table:table-cell>
          <table:table-cell table:formula="of:=[.A309]*[.B309]" office:value-type="float" office:value="851748.539223046">
            <text:p>851748,53922304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750.95482894692">
            <text:p>2750,9548289469</text:p>
          </table:table-cell>
          <table:table-cell table:formula="of:=[.A310]*[.B310]" office:value-type="float" office:value="852795.996973547">
            <text:p>852795,99697354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745.45291928903">
            <text:p>2745,452919289</text:p>
          </table:table-cell>
          <table:table-cell table:formula="of:=[.A311]*[.B311]" office:value-type="float" office:value="853835.857898889">
            <text:p>853835,857898889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739.96201345045">
            <text:p>2739,9620134505</text:p>
          </table:table-cell>
          <table:table-cell table:formula="of:=[.A312]*[.B312]" office:value-type="float" office:value="854868.148196541">
            <text:p>854868,148196541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734.48208942355">
            <text:p>2734,4820894236</text:p>
          </table:table-cell>
          <table:table-cell table:formula="of:=[.A313]*[.B313]" office:value-type="float" office:value="855892.893989572">
            <text:p>855892,893989572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729.0131252447">
            <text:p>2729,0131252447</text:p>
          </table:table-cell>
          <table:table-cell table:formula="of:=[.A314]*[.B314]" office:value-type="float" office:value="856910.121326837">
            <text:p>856910,12132683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723.55509899422">
            <text:p>2723,5550989942</text:p>
          </table:table-cell>
          <table:table-cell table:formula="of:=[.A315]*[.B315]" office:value-type="float" office:value="857919.856183178">
            <text:p>857919,856183178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718.10798879623">
            <text:p>2718,1079887962</text:p>
          </table:table-cell>
          <table:table-cell table:formula="of:=[.A316]*[.B316]" office:value-type="float" office:value="858922.124459608">
            <text:p>858922,12445960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712.67177281863">
            <text:p>2712,6717728186</text:p>
          </table:table-cell>
          <table:table-cell table:formula="of:=[.A317]*[.B317]" office:value-type="float" office:value="859916.951983507">
            <text:p>859916,951983507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707.246429273">
            <text:p>2707,246429273</text:p>
          </table:table-cell>
          <table:table-cell table:formula="of:=[.A318]*[.B318]" office:value-type="float" office:value="860904.364508813">
            <text:p>860904,36450881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701.83193641445">
            <text:p>2701,8319364145</text:p>
          </table:table-cell>
          <table:table-cell table:formula="of:=[.A319]*[.B319]" office:value-type="float" office:value="861884.38771621">
            <text:p>861884,3877162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696.42827254162">
            <text:p>2696,4282725416</text:p>
          </table:table-cell>
          <table:table-cell table:formula="of:=[.A320]*[.B320]" office:value-type="float" office:value="862857.047213319">
            <text:p>862857,047213319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691.03541599654">
            <text:p>2691,0354159965</text:p>
          </table:table-cell>
          <table:table-cell table:formula="of:=[.A321]*[.B321]" office:value-type="float" office:value="863822.368534889">
            <text:p>863822,368534889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685.65334516455">
            <text:p>2685,6533451646</text:p>
          </table:table-cell>
          <table:table-cell table:formula="of:=[.A322]*[.B322]" office:value-type="float" office:value="864780.377142984">
            <text:p>864780,37714298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680.28203847422">
            <text:p>2680,2820384742</text:p>
          </table:table-cell>
          <table:table-cell table:formula="of:=[.A323]*[.B323]" office:value-type="float" office:value="865731.098427172">
            <text:p>865731,098427172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674.92147439727">
            <text:p>2674,9214743973</text:p>
          </table:table-cell>
          <table:table-cell table:formula="of:=[.A324]*[.B324]" office:value-type="float" office:value="866674.557704715">
            <text:p>866674,55770471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669.57163144847">
            <text:p>2669,5716314485</text:p>
          </table:table-cell>
          <table:table-cell table:formula="of:=[.A325]*[.B325]" office:value-type="float" office:value="867610.780220754">
            <text:p>867610,780220754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664.23248818558">
            <text:p>2664,2324881856</text:p>
          </table:table-cell>
          <table:table-cell table:formula="of:=[.A326]*[.B326]" office:value-type="float" office:value="868539.791148498">
            <text:p>868539,79114849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658.90402320921">
            <text:p>2658,9040232092</text:p>
          </table:table-cell>
          <table:table-cell table:formula="of:=[.A327]*[.B327]" office:value-type="float" office:value="869461.61558941">
            <text:p>869461,61558941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653.58621516279">
            <text:p>2653,5862151628</text:p>
          </table:table-cell>
          <table:table-cell table:formula="of:=[.A328]*[.B328]" office:value-type="float" office:value="870376.278573394">
            <text:p>870376,27857339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648.27904273246">
            <text:p>2648,2790427325</text:p>
          </table:table-cell>
          <table:table-cell table:formula="of:=[.A329]*[.B329]" office:value-type="float" office:value="871283.80505898">
            <text:p>871283,80505898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642.982484647">
            <text:p>2642,982484647</text:p>
          </table:table-cell>
          <table:table-cell table:formula="of:=[.A330]*[.B330]" office:value-type="float" office:value="872184.219933509">
            <text:p>872184,21993350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637.6965196777">
            <text:p>2637,6965196777</text:p>
          </table:table-cell>
          <table:table-cell table:formula="of:=[.A331]*[.B331]" office:value-type="float" office:value="873077.54801332">
            <text:p>873077,54801332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632.42112663835">
            <text:p>2632,4211266384</text:p>
          </table:table-cell>
          <table:table-cell table:formula="of:=[.A332]*[.B332]" office:value-type="float" office:value="873963.814043931">
            <text:p>873963,81404393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627.15628438507">
            <text:p>2627,1562843851</text:p>
          </table:table-cell>
          <table:table-cell table:formula="of:=[.A333]*[.B333]" office:value-type="float" office:value="874843.042700229">
            <text:p>874843,042700229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621.9019718163">
            <text:p>2621,9019718163</text:p>
          </table:table-cell>
          <table:table-cell table:formula="of:=[.A334]*[.B334]" office:value-type="float" office:value="875715.258586644">
            <text:p>875715,258586644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616.65816787267">
            <text:p>2616,6581678727</text:p>
          </table:table-cell>
          <table:table-cell table:formula="of:=[.A335]*[.B335]" office:value-type="float" office:value="876580.486237344">
            <text:p>876580,486237344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611.42485153692">
            <text:p>2611,4248515369</text:p>
          </table:table-cell>
          <table:table-cell table:formula="of:=[.A336]*[.B336]" office:value-type="float" office:value="877438.750116406">
            <text:p>877438,75011640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606.20200183385">
            <text:p>2606,2020018339</text:p>
          </table:table-cell>
          <table:table-cell table:formula="of:=[.A337]*[.B337]" office:value-type="float" office:value="878290.074618007">
            <text:p>878290,074618007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600.98959783018">
            <text:p>2600,9895978302</text:p>
          </table:table-cell>
          <table:table-cell table:formula="of:=[.A338]*[.B338]" office:value-type="float" office:value="879134.484066601">
            <text:p>879134,484066601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595.78761863452">
            <text:p>2595,7876186345</text:p>
          </table:table-cell>
          <table:table-cell table:formula="of:=[.A339]*[.B339]" office:value-type="float" office:value="879972.002717103">
            <text:p>879972,00271710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590.59604339725">
            <text:p>2590,5960433973</text:p>
          </table:table-cell>
          <table:table-cell table:formula="of:=[.A340]*[.B340]" office:value-type="float" office:value="880802.654755065">
            <text:p>880802,65475506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585.41485131046">
            <text:p>2585,4148513105</text:p>
          </table:table-cell>
          <table:table-cell table:formula="of:=[.A341]*[.B341]" office:value-type="float" office:value="881626.464296866">
            <text:p>881626,464296866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580.24402160784">
            <text:p>2580,2440216078</text:p>
          </table:table-cell>
          <table:table-cell table:formula="of:=[.A342]*[.B342]" office:value-type="float" office:value="882443.45538988">
            <text:p>882443,45538988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575.08353356462">
            <text:p>2575,0835335646</text:p>
          </table:table-cell>
          <table:table-cell table:formula="of:=[.A343]*[.B343]" office:value-type="float" office:value="883253.652012665">
            <text:p>883253,65201266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569.93336649749">
            <text:p>2569,9333664975</text:p>
          </table:table-cell>
          <table:table-cell table:formula="of:=[.A344]*[.B344]" office:value-type="float" office:value="884057.078075137">
            <text:p>884057,07807513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564.7934997645">
            <text:p>2564,7934997645</text:p>
          </table:table-cell>
          <table:table-cell table:formula="of:=[.A345]*[.B345]" office:value-type="float" office:value="884853.757418751">
            <text:p>884853,757418751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559.66391276497">
            <text:p>2559,663912765</text:p>
          </table:table-cell>
          <table:table-cell table:formula="of:=[.A346]*[.B346]" office:value-type="float" office:value="885643.713816679">
            <text:p>885643,713816679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554.54458493944">
            <text:p>2554,5445849394</text:p>
          </table:table-cell>
          <table:table-cell table:formula="of:=[.A347]*[.B347]" office:value-type="float" office:value="886426.970973985">
            <text:p>886426,97097398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549.43549576956">
            <text:p>2549,4354957696</text:p>
          </table:table-cell>
          <table:table-cell table:formula="of:=[.A348]*[.B348]" office:value-type="float" office:value="887203.552527806">
            <text:p>887203,552527806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544.33662477802">
            <text:p>2544,336624778</text:p>
          </table:table-cell>
          <table:table-cell table:formula="of:=[.A349]*[.B349]" office:value-type="float" office:value="887973.482047529">
            <text:p>887973,48204752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539.24795152846">
            <text:p>2539,2479515285</text:p>
          </table:table-cell>
          <table:table-cell table:formula="of:=[.A350]*[.B350]" office:value-type="float" office:value="888736.783034962">
            <text:p>888736,783034962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534.16945562541">
            <text:p>2534,1694556254</text:p>
          </table:table-cell>
          <table:table-cell table:formula="of:=[.A351]*[.B351]" office:value-type="float" office:value="889493.478924518">
            <text:p>889493,47892451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529.10111671416">
            <text:p>2529,1011167142</text:p>
          </table:table-cell>
          <table:table-cell table:formula="of:=[.A352]*[.B352]" office:value-type="float" office:value="890243.593083383">
            <text:p>890243,593083383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524.04291448073">
            <text:p>2524,0429144807</text:p>
          </table:table-cell>
          <table:table-cell table:formula="of:=[.A353]*[.B353]" office:value-type="float" office:value="890987.148811697">
            <text:p>890987,148811697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518.99482865177">
            <text:p>2518,9948286518</text:p>
          </table:table-cell>
          <table:table-cell table:formula="of:=[.A354]*[.B354]" office:value-type="float" office:value="891724.169342725">
            <text:p>891724,16934272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513.95683899446">
            <text:p>2513,9568389945</text:p>
          </table:table-cell>
          <table:table-cell table:formula="of:=[.A355]*[.B355]" office:value-type="float" office:value="892454.677843034">
            <text:p>892454,677843034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508.92892531647">
            <text:p>2508,9289253165</text:p>
          </table:table-cell>
          <table:table-cell table:formula="of:=[.A356]*[.B356]" office:value-type="float" office:value="893178.697412665">
            <text:p>893178,697412665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503.91106746584">
            <text:p>2503,9110674658</text:p>
          </table:table-cell>
          <table:table-cell table:formula="of:=[.A357]*[.B357]" office:value-type="float" office:value="893896.251085305">
            <text:p>893896,251085305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498.90324533091">
            <text:p>2498,9032453309</text:p>
          </table:table-cell>
          <table:table-cell table:formula="of:=[.A358]*[.B358]" office:value-type="float" office:value="894607.361828465">
            <text:p>894607,361828465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493.90543884025">
            <text:p>2493,9054388403</text:p>
          </table:table-cell>
          <table:table-cell table:formula="of:=[.A359]*[.B359]" office:value-type="float" office:value="895312.052543649">
            <text:p>895312,05254364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488.91762796257">
            <text:p>2488,9176279626</text:p>
          </table:table-cell>
          <table:table-cell table:formula="of:=[.A360]*[.B360]" office:value-type="float" office:value="896010.346066524">
            <text:p>896010,346066524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483.93979270664">
            <text:p>2483,9397927066</text:p>
          </table:table-cell>
          <table:table-cell table:formula="of:=[.A361]*[.B361]" office:value-type="float" office:value="896702.265167097">
            <text:p>896702,265167097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478.97191312123">
            <text:p>2478,9719131212</text:p>
          </table:table-cell>
          <table:table-cell table:formula="of:=[.A362]*[.B362]" office:value-type="float" office:value="897387.832549884">
            <text:p>897387,83254988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474.01396929498">
            <text:p>2474,013969295</text:p>
          </table:table-cell>
          <table:table-cell table:formula="of:=[.A363]*[.B363]" office:value-type="float" office:value="898067.070854079">
            <text:p>898067,07085407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469.06594135639">
            <text:p>2469,0659413564</text:p>
          </table:table-cell>
          <table:table-cell table:formula="of:=[.A364]*[.B364]" office:value-type="float" office:value="898740.002653728">
            <text:p>898740,00265372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464.12780947368">
            <text:p>2464,1278094737</text:p>
          </table:table-cell>
          <table:table-cell table:formula="of:=[.A365]*[.B365]" office:value-type="float" office:value="899406.650457894">
            <text:p>899406,650457894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459.19955385473">
            <text:p>2459,1995538547</text:p>
          </table:table-cell>
          <table:table-cell table:formula="of:=[.A366]*[.B366]" office:value-type="float" office:value="900067.036710833">
            <text:p>900067,03671083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454.28115474703">
            <text:p>2454,281154747</text:p>
          </table:table-cell>
          <table:table-cell table:formula="of:=[.A367]*[.B367]" office:value-type="float" office:value="900721.183792158">
            <text:p>900721,18379215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449.37259243753">
            <text:p>2449,3725924375</text:p>
          </table:table-cell>
          <table:table-cell table:formula="of:=[.A368]*[.B368]" office:value-type="float" office:value="901369.114017012">
            <text:p>901369,11401701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444.47384725266">
            <text:p>2444,4738472527</text:p>
          </table:table-cell>
          <table:table-cell table:formula="of:=[.A369]*[.B369]" office:value-type="float" office:value="902010.84963623">
            <text:p>902010,8496362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439.58489955815">
            <text:p>2439,5848995582</text:p>
          </table:table-cell>
          <table:table-cell table:formula="of:=[.A370]*[.B370]" office:value-type="float" office:value="902646.412836516">
            <text:p>902646,412836516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434.70572975903">
            <text:p>2434,705729759</text:p>
          </table:table-cell>
          <table:table-cell table:formula="of:=[.A371]*[.B371]" office:value-type="float" office:value="903275.825740602">
            <text:p>903275,825740602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429.83631829952">
            <text:p>2429,8363182995</text:p>
          </table:table-cell>
          <table:table-cell table:formula="of:=[.A372]*[.B372]" office:value-type="float" office:value="903899.11040742">
            <text:p>903899,1104074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424.97664566292">
            <text:p>2424,9766456629</text:p>
          </table:table-cell>
          <table:table-cell table:formula="of:=[.A373]*[.B373]" office:value-type="float" office:value="904516.288832268">
            <text:p>904516,288832268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420.12669237159">
            <text:p>2420,1266923716</text:p>
          </table:table-cell>
          <table:table-cell table:formula="of:=[.A374]*[.B374]" office:value-type="float" office:value="905127.382946975">
            <text:p>905127,382946975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415.28643898685">
            <text:p>2415,2864389869</text:p>
          </table:table-cell>
          <table:table-cell table:formula="of:=[.A375]*[.B375]" office:value-type="float" office:value="905732.414620068">
            <text:p>905732,41462006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410.45586610887">
            <text:p>2410,4558661089</text:p>
          </table:table-cell>
          <table:table-cell table:formula="of:=[.A376]*[.B376]" office:value-type="float" office:value="906331.405656937">
            <text:p>906331,405656937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405.63495437666">
            <text:p>2405,6349543767</text:p>
          </table:table-cell>
          <table:table-cell table:formula="of:=[.A377]*[.B377]" office:value-type="float" office:value="906924.3778">
            <text:p>906924,3778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400.8236844679">
            <text:p>2400,8236844679</text:p>
          </table:table-cell>
          <table:table-cell table:formula="of:=[.A378]*[.B378]" office:value-type="float" office:value="907511.352728868">
            <text:p>907511,35272886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396.02203709897">
            <text:p>2396,022037099</text:p>
          </table:table-cell>
          <table:table-cell table:formula="of:=[.A379]*[.B379]" office:value-type="float" office:value="908092.352060509">
            <text:p>908092,35206050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391.22999302477">
            <text:p>2391,2299930248</text:p>
          </table:table-cell>
          <table:table-cell table:formula="of:=[.A380]*[.B380]" office:value-type="float" office:value="908667.397349413">
            <text:p>908667,397349413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386.44753303872">
            <text:p>2386,4475330387</text:p>
          </table:table-cell>
          <table:table-cell table:formula="of:=[.A381]*[.B381]" office:value-type="float" office:value="909236.510087752">
            <text:p>909236,510087752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381.67463797264">
            <text:p>2381,6746379727</text:p>
          </table:table-cell>
          <table:table-cell table:formula="of:=[.A382]*[.B382]" office:value-type="float" office:value="909799.71170555">
            <text:p>909799,71170555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376.9112886967">
            <text:p>2376,9112886967</text:p>
          </table:table-cell>
          <table:table-cell table:formula="of:=[.A383]*[.B383]" office:value-type="float" office:value="910357.023570835">
            <text:p>910357,02357083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372.1574661193">
            <text:p>2372,1574661193</text:p>
          </table:table-cell>
          <table:table-cell table:formula="of:=[.A384]*[.B384]" office:value-type="float" office:value="910908.466989813">
            <text:p>910908,466989813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367.41315118707">
            <text:p>2367,4131511871</text:p>
          </table:table-cell>
          <table:table-cell table:formula="of:=[.A385]*[.B385]" office:value-type="float" office:value="911454.06320702">
            <text:p>911454,0632070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362.67832488469">
            <text:p>2362,6783248847</text:p>
          </table:table-cell>
          <table:table-cell table:formula="of:=[.A386]*[.B386]" office:value-type="float" office:value="911993.833405491">
            <text:p>911993,83340549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357.95296823492">
            <text:p>2357,9529682349</text:p>
          </table:table-cell>
          <table:table-cell table:formula="of:=[.A387]*[.B387]" office:value-type="float" office:value="912527.798706915">
            <text:p>912527,79870691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353.23706229845">
            <text:p>2353,2370622985</text:p>
          </table:table-cell>
          <table:table-cell table:formula="of:=[.A388]*[.B388]" office:value-type="float" office:value="913055.9801718">
            <text:p>913055,980171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348.53058817386">
            <text:p>2348,5305881739</text:p>
          </table:table-cell>
          <table:table-cell table:formula="of:=[.A389]*[.B389]" office:value-type="float" office:value="913578.39879963">
            <text:p>913578,3987996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343.83352699751">
            <text:p>2343,8335269975</text:p>
          </table:table-cell>
          <table:table-cell table:formula="of:=[.A390]*[.B390]" office:value-type="float" office:value="914095.075529028">
            <text:p>914095,07552902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339.14585994351">
            <text:p>2339,1458599435</text:p>
          </table:table-cell>
          <table:table-cell table:formula="of:=[.A391]*[.B391]" office:value-type="float" office:value="914606.031237914">
            <text:p>914606,031237914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334.46756822363">
            <text:p>2334,4675682236</text:p>
          </table:table-cell>
          <table:table-cell table:formula="of:=[.A392]*[.B392]" office:value-type="float" office:value="915111.286743661">
            <text:p>915111,286743661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329.79863308718">
            <text:p>2329,7986330872</text:p>
          </table:table-cell>
          <table:table-cell table:formula="of:=[.A393]*[.B393]" office:value-type="float" office:value="915610.862803261">
            <text:p>915610,862803261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325.139035821">
            <text:p>2325,139035821</text:p>
          </table:table-cell>
          <table:table-cell table:formula="of:=[.A394]*[.B394]" office:value-type="float" office:value="916104.780113476">
            <text:p>916104,780113476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320.48875774936">
            <text:p>2320,4887577494</text:p>
          </table:table-cell>
          <table:table-cell table:formula="of:=[.A395]*[.B395]" office:value-type="float" office:value="916593.059310998">
            <text:p>916593,059310998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315.84778023386">
            <text:p>2315,8477802339</text:p>
          </table:table-cell>
          <table:table-cell table:formula="of:=[.A396]*[.B396]" office:value-type="float" office:value="917075.72097261">
            <text:p>917075,72097261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311.2160846734">
            <text:p>2311,2160846734</text:p>
          </table:table-cell>
          <table:table-cell table:formula="of:=[.A397]*[.B397]" office:value-type="float" office:value="917552.785615338">
            <text:p>917552,785615338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306.59365250405">
            <text:p>2306,5936525041</text:p>
          </table:table-cell>
          <table:table-cell table:formula="of:=[.A398]*[.B398]" office:value-type="float" office:value="918024.273696612">
            <text:p>918024,273696612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301.98046519904">
            <text:p>2301,9804651991</text:p>
          </table:table-cell>
          <table:table-cell table:formula="of:=[.A399]*[.B399]" office:value-type="float" office:value="918490.205614418">
            <text:p>918490,20561441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297.37650426864">
            <text:p>2297,3765042687</text:p>
          </table:table-cell>
          <table:table-cell table:formula="of:=[.A400]*[.B400]" office:value-type="float" office:value="918950.601707457">
            <text:p>918950,601707457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292.78175126011">
            <text:p>2292,7817512601</text:p>
          </table:table-cell>
          <table:table-cell table:formula="of:=[.A401]*[.B401]" office:value-type="float" office:value="919405.482255303">
            <text:p>919405,482255303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288.19618775759">
            <text:p>2288,1961877576</text:p>
          </table:table-cell>
          <table:table-cell table:formula="of:=[.A402]*[.B402]" office:value-type="float" office:value="919854.86747855">
            <text:p>919854,8674785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283.61979538207">
            <text:p>2283,6197953821</text:p>
          </table:table-cell>
          <table:table-cell table:formula="of:=[.A403]*[.B403]" office:value-type="float" office:value="920298.777538975">
            <text:p>920298,777538975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279.05255579131">
            <text:p>2279,0525557913</text:p>
          </table:table-cell>
          <table:table-cell table:formula="of:=[.A404]*[.B404]" office:value-type="float" office:value="920737.232539688">
            <text:p>920737,23253968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274.49445067972">
            <text:p>2274,4944506797</text:p>
          </table:table-cell>
          <table:table-cell table:formula="of:=[.A405]*[.B405]" office:value-type="float" office:value="921170.252525288">
            <text:p>921170,252525288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269.94546177836">
            <text:p>2269,9454617784</text:p>
          </table:table-cell>
          <table:table-cell table:formula="of:=[.A406]*[.B406]" office:value-type="float" office:value="921597.857482016">
            <text:p>921597,85748201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265.40557085481">
            <text:p>2265,4055708548</text:p>
          </table:table-cell>
          <table:table-cell table:formula="of:=[.A407]*[.B407]" office:value-type="float" office:value="922020.067337907">
            <text:p>922020,0673379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260.8747597131">
            <text:p>2260,8747597131</text:p>
          </table:table-cell>
          <table:table-cell table:formula="of:=[.A408]*[.B408]" office:value-type="float" office:value="922436.901962944">
            <text:p>922436,90196294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256.35301019367">
            <text:p>2256,3530101937</text:p>
          </table:table-cell>
          <table:table-cell table:formula="of:=[.A409]*[.B409]" office:value-type="float" office:value="922848.381169212">
            <text:p>922848,38116921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251.84030417328">
            <text:p>2251,8403041733</text:p>
          </table:table-cell>
          <table:table-cell table:formula="of:=[.A410]*[.B410]" office:value-type="float" office:value="923254.524711047">
            <text:p>923254,524711047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247.33662356494">
            <text:p>2247,3366235649</text:p>
          </table:table-cell>
          <table:table-cell table:formula="of:=[.A411]*[.B411]" office:value-type="float" office:value="923655.35228519">
            <text:p>923655,35228519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242.84195031781">
            <text:p>2242,8419503178</text:p>
          </table:table-cell>
          <table:table-cell table:formula="of:=[.A412]*[.B412]" office:value-type="float" office:value="924050.883530937">
            <text:p>924050,88353093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238.35626641717">
            <text:p>2238,3562664172</text:p>
          </table:table-cell>
          <table:table-cell table:formula="of:=[.A413]*[.B413]" office:value-type="float" office:value="924441.138030292">
            <text:p>924441,138030292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233.87955388434">
            <text:p>2233,8795538843</text:p>
          </table:table-cell>
          <table:table-cell table:formula="of:=[.A414]*[.B414]" office:value-type="float" office:value="924826.135308116">
            <text:p>924826,13530811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229.41179477657">
            <text:p>2229,4117947766</text:p>
          </table:table-cell>
          <table:table-cell table:formula="of:=[.A415]*[.B415]" office:value-type="float" office:value="925205.894832276">
            <text:p>925205,894832276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224.95297118702">
            <text:p>2224,952971187</text:p>
          </table:table-cell>
          <table:table-cell table:formula="of:=[.A416]*[.B416]" office:value-type="float" office:value="925580.436013799">
            <text:p>925580,436013799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220.50306524464">
            <text:p>2220,5030652447</text:p>
          </table:table-cell>
          <table:table-cell table:formula="of:=[.A417]*[.B417]" office:value-type="float" office:value="925949.778207016">
            <text:p>925949,77820701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216.06205911415">
            <text:p>2216,0620591142</text:p>
          </table:table-cell>
          <table:table-cell table:formula="of:=[.A418]*[.B418]" office:value-type="float" office:value="926313.940709716">
            <text:p>926313,94070971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211.62993499592">
            <text:p>2211,6299349959</text:p>
          </table:table-cell>
          <table:table-cell table:formula="of:=[.A419]*[.B419]" office:value-type="float" office:value="926672.942763292">
            <text:p>926672,94276329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207.20667512593">
            <text:p>2207,2066751259</text:p>
          </table:table-cell>
          <table:table-cell table:formula="of:=[.A420]*[.B420]" office:value-type="float" office:value="927026.803552892">
            <text:p>927026,803552892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202.79226177568">
            <text:p>2202,7922617757</text:p>
          </table:table-cell>
          <table:table-cell table:formula="of:=[.A421]*[.B421]" office:value-type="float" office:value="927375.542207562">
            <text:p>927375,54220756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198.38667725213">
            <text:p>2198,3866772521</text:p>
          </table:table-cell>
          <table:table-cell table:formula="of:=[.A422]*[.B422]" office:value-type="float" office:value="927719.177800399">
            <text:p>927719,17780039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193.98990389763">
            <text:p>2193,9899038976</text:p>
          </table:table-cell>
          <table:table-cell table:formula="of:=[.A423]*[.B423]" office:value-type="float" office:value="928057.729348696">
            <text:p>928057,729348696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189.60192408983">
            <text:p>2189,6019240898</text:p>
          </table:table-cell>
          <table:table-cell table:formula="of:=[.A424]*[.B424]" office:value-type="float" office:value="928391.215814088">
            <text:p>928391,21581408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185.22272024165">
            <text:p>2185,2227202417</text:p>
          </table:table-cell>
          <table:table-cell table:formula="of:=[.A425]*[.B425]" office:value-type="float" office:value="928719.656102702">
            <text:p>928719,65610270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180.85227480117">
            <text:p>2180,8522748012</text:p>
          </table:table-cell>
          <table:table-cell table:formula="of:=[.A426]*[.B426]" office:value-type="float" office:value="929043.069065297">
            <text:p>929043,069065297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176.49057025156">
            <text:p>2176,4905702516</text:p>
          </table:table-cell>
          <table:table-cell table:formula="of:=[.A427]*[.B427]" office:value-type="float" office:value="929361.473497418">
            <text:p>929361,47349741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172.13758911106">
            <text:p>2172,1375891111</text:p>
          </table:table-cell>
          <table:table-cell table:formula="of:=[.A428]*[.B428]" office:value-type="float" office:value="929674.888139534">
            <text:p>929674,88813953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167.79331393284">
            <text:p>2167,7933139328</text:p>
          </table:table-cell>
          <table:table-cell table:formula="of:=[.A429]*[.B429]" office:value-type="float" office:value="929983.331677188">
            <text:p>929983,331677188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163.45772730497">
            <text:p>2163,457727305</text:p>
          </table:table-cell>
          <table:table-cell table:formula="of:=[.A430]*[.B430]" office:value-type="float" office:value="930286.822741139">
            <text:p>930286,822741139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159.13081185036">
            <text:p>2159,1308118504</text:p>
          </table:table-cell>
          <table:table-cell table:formula="of:=[.A431]*[.B431]" office:value-type="float" office:value="930585.379907507">
            <text:p>930585,379907507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154.81255022666">
            <text:p>2154,8125502267</text:p>
          </table:table-cell>
          <table:table-cell table:formula="of:=[.A432]*[.B432]" office:value-type="float" office:value="930879.021697918">
            <text:p>930879,021697918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150.50292512621">
            <text:p>2150,5029251262</text:p>
          </table:table-cell>
          <table:table-cell table:formula="of:=[.A433]*[.B433]" office:value-type="float" office:value="931167.766579649">
            <text:p>931167,766579649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146.20191927596">
            <text:p>2146,201919276</text:p>
          </table:table-cell>
          <table:table-cell table:formula="of:=[.A434]*[.B434]" office:value-type="float" office:value="931451.632965765">
            <text:p>931451,632965765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141.90951543741">
            <text:p>2141,9095154374</text:p>
          </table:table-cell>
          <table:table-cell table:formula="of:=[.A435]*[.B435]" office:value-type="float" office:value="931730.639215271">
            <text:p>931730,639215271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137.62569640653">
            <text:p>2137,6256964065</text:p>
          </table:table-cell>
          <table:table-cell table:formula="of:=[.A436]*[.B436]" office:value-type="float" office:value="932004.803633247">
            <text:p>932004,80363324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133.35044501372">
            <text:p>2133,3504450137</text:p>
          </table:table-cell>
          <table:table-cell table:formula="of:=[.A437]*[.B437]" office:value-type="float" office:value="932274.144470995">
            <text:p>932274,144470995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129.08374412369">
            <text:p>2129,0837441237</text:p>
          </table:table-cell>
          <table:table-cell table:formula="of:=[.A438]*[.B438]" office:value-type="float" office:value="932538.679926176">
            <text:p>932538,679926176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124.82557663544">
            <text:p>2124,8255766355</text:p>
          </table:table-cell>
          <table:table-cell table:formula="of:=[.A439]*[.B439]" office:value-type="float" office:value="932798.428142959">
            <text:p>932798,42814295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120.57592548217">
            <text:p>2120,5759254822</text:p>
          </table:table-cell>
          <table:table-cell table:formula="of:=[.A440]*[.B440]" office:value-type="float" office:value="933053.407212156">
            <text:p>933053,407212156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116.33477363121">
            <text:p>2116,3347736312</text:p>
          </table:table-cell>
          <table:table-cell table:formula="of:=[.A441]*[.B441]" office:value-type="float" office:value="933303.635171363">
            <text:p>933303,635171363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112.10210408395">
            <text:p>2112,102104084</text:p>
          </table:table-cell>
          <table:table-cell table:formula="of:=[.A442]*[.B442]" office:value-type="float" office:value="933549.130005104">
            <text:p>933549,130005104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107.87789987578">
            <text:p>2107,8778998758</text:p>
          </table:table-cell>
          <table:table-cell table:formula="of:=[.A443]*[.B443]" office:value-type="float" office:value="933789.909644969">
            <text:p>933789,90964496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103.66214407603">
            <text:p>2103,662144076</text:p>
          </table:table-cell>
          <table:table-cell table:formula="of:=[.A444]*[.B444]" office:value-type="float" office:value="934025.991969755">
            <text:p>934025,991969755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099.45481978787">
            <text:p>2099,4548197879</text:p>
          </table:table-cell>
          <table:table-cell table:formula="of:=[.A445]*[.B445]" office:value-type="float" office:value="934257.394805604">
            <text:p>934257,394805604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095.2559101483">
            <text:p>2095,2559101483</text:p>
          </table:table-cell>
          <table:table-cell table:formula="of:=[.A446]*[.B446]" office:value-type="float" office:value="934484.135926141">
            <text:p>934484,135926141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091.065398328">
            <text:p>2091,065398328</text:p>
          </table:table-cell>
          <table:table-cell table:formula="of:=[.A447]*[.B447]" office:value-type="float" office:value="934706.233052616">
            <text:p>934706,233052616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086.88326753134">
            <text:p>2086,8832675314</text:p>
          </table:table-cell>
          <table:table-cell table:formula="of:=[.A448]*[.B448]" office:value-type="float" office:value="934923.703854042">
            <text:p>934923,703854042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082.70950099628">
            <text:p>2082,7095009963</text:p>
          </table:table-cell>
          <table:table-cell table:formula="of:=[.A449]*[.B449]" office:value-type="float" office:value="935136.565947331">
            <text:p>935136,565947331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078.54408199429">
            <text:p>2078,5440819943</text:p>
          </table:table-cell>
          <table:table-cell table:formula="of:=[.A450]*[.B450]" office:value-type="float" office:value="935344.83689743">
            <text:p>935344,83689743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61.888">
            <text:p>5061,888</text:p>
          </table:table-cell>
          <table:table-cell table:formula="of:=[.A1]*[.B1]" office:value-type="float" office:value="5061.888">
            <text:p>5061,888</text:p>
          </table:table-cell>
          <table:table-cell table:formula="of:=['2015'.D1]*1.04" office:value-type="float" office:value="5061.888">
            <text:p>5061,88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61.888">
            <text:p>5061,888</text:p>
          </table:table-cell>
          <table:table-cell table:formula="of:=[.A2]*[.B2]" office:value-type="float" office:value="10123.776">
            <text:p>10123,77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61.888">
            <text:p>5061,888</text:p>
          </table:table-cell>
          <table:table-cell table:formula="of:=[.A3]*[.B3]" office:value-type="float" office:value="15185.664">
            <text:p>15185,66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61.888">
            <text:p>5061,888</text:p>
          </table:table-cell>
          <table:table-cell table:formula="of:=[.A4]*[.B4]" office:value-type="float" office:value="20247.552">
            <text:p>20247,55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61.888">
            <text:p>5061,888</text:p>
          </table:table-cell>
          <table:table-cell table:formula="of:=[.A5]*[.B5]" office:value-type="float" office:value="25309.44">
            <text:p>25309,4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61.888">
            <text:p>5061,888</text:p>
          </table:table-cell>
          <table:table-cell table:formula="of:=[.A6]*[.B6]" office:value-type="float" office:value="30371.328">
            <text:p>30371,32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61.888">
            <text:p>5061,888</text:p>
          </table:table-cell>
          <table:table-cell table:formula="of:=[.A7]*[.B7]" office:value-type="float" office:value="35433.216">
            <text:p>35433,21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61.888">
            <text:p>5061,888</text:p>
          </table:table-cell>
          <table:table-cell table:formula="of:=[.A8]*[.B8]" office:value-type="float" office:value="40495.104">
            <text:p>40495,10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61.888">
            <text:p>5061,888</text:p>
          </table:table-cell>
          <table:table-cell table:formula="of:=[.A9]*[.B9]" office:value-type="float" office:value="45556.992">
            <text:p>45556,99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61.888">
            <text:p>5061,888</text:p>
          </table:table-cell>
          <table:table-cell table:formula="of:=[.A10]*[.B10]" office:value-type="float" office:value="50618.88">
            <text:p>50618,8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61.888">
            <text:p>5061,888</text:p>
          </table:table-cell>
          <table:table-cell table:formula="of:=[.A11]*[.B11]" office:value-type="float" office:value="55680.768">
            <text:p>55680,76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61.888">
            <text:p>5061,888</text:p>
          </table:table-cell>
          <table:table-cell table:formula="of:=[.A12]*[.B12]" office:value-type="float" office:value="60742.656">
            <text:p>60742,65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61.888">
            <text:p>5061,888</text:p>
          </table:table-cell>
          <table:table-cell table:formula="of:=[.A13]*[.B13]" office:value-type="float" office:value="65804.544">
            <text:p>65804,54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61.888">
            <text:p>5061,888</text:p>
          </table:table-cell>
          <table:table-cell table:formula="of:=[.A14]*[.B14]" office:value-type="float" office:value="70866.432">
            <text:p>70866,43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61.888">
            <text:p>5061,888</text:p>
          </table:table-cell>
          <table:table-cell table:formula="of:=[.A15]*[.B15]" office:value-type="float" office:value="75928.32">
            <text:p>75928,3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61.888">
            <text:p>5061,888</text:p>
          </table:table-cell>
          <table:table-cell table:formula="of:=[.A16]*[.B16]" office:value-type="float" office:value="80990.208">
            <text:p>80990,20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61.888">
            <text:p>5061,888</text:p>
          </table:table-cell>
          <table:table-cell table:formula="of:=[.A17]*[.B17]" office:value-type="float" office:value="86052.096">
            <text:p>86052,09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61.888">
            <text:p>5061,888</text:p>
          </table:table-cell>
          <table:table-cell table:formula="of:=[.A18]*[.B18]" office:value-type="float" office:value="91113.984">
            <text:p>91113,98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61.888">
            <text:p>5061,888</text:p>
          </table:table-cell>
          <table:table-cell table:formula="of:=[.A19]*[.B19]" office:value-type="float" office:value="96175.872">
            <text:p>96175,8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61.888">
            <text:p>5061,888</text:p>
          </table:table-cell>
          <table:table-cell table:formula="of:=[.A20]*[.B20]" office:value-type="float" office:value="101237.76">
            <text:p>101237,7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61.888">
            <text:p>5061,888</text:p>
          </table:table-cell>
          <table:table-cell table:formula="of:=[.A21]*[.B21]" office:value-type="float" office:value="106299.648">
            <text:p>106299,64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61.888">
            <text:p>5061,888</text:p>
          </table:table-cell>
          <table:table-cell table:formula="of:=[.A22]*[.B22]" office:value-type="float" office:value="111361.536">
            <text:p>111361,53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61.888">
            <text:p>5061,888</text:p>
          </table:table-cell>
          <table:table-cell table:formula="of:=[.A23]*[.B23]" office:value-type="float" office:value="116423.424">
            <text:p>116423,42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61.888">
            <text:p>5061,888</text:p>
          </table:table-cell>
          <table:table-cell table:formula="of:=[.A24]*[.B24]" office:value-type="float" office:value="121485.312">
            <text:p>121485,31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61.888">
            <text:p>5061,888</text:p>
          </table:table-cell>
          <table:table-cell table:formula="of:=[.A25]*[.B25]" office:value-type="float" office:value="126547.2">
            <text:p>126547,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5051.764224">
            <text:p>5051,764224</text:p>
          </table:table-cell>
          <table:table-cell table:formula="of:=[.A26]*[.B26]" office:value-type="float" office:value="131345.869824">
            <text:p>131345,86982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5041.660695552">
            <text:p>5041,660695552</text:p>
          </table:table-cell>
          <table:table-cell table:formula="of:=[.A27]*[.B27]" office:value-type="float" office:value="136124.838779904">
            <text:p>136124,83877990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5031.5773741609">
            <text:p>5031,5773741609</text:p>
          </table:table-cell>
          <table:table-cell table:formula="of:=[.A28]*[.B28]" office:value-type="float" office:value="140884.166476505">
            <text:p>140884,16647650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5021.51421941257">
            <text:p>5021,5142194126</text:p>
          </table:table-cell>
          <table:table-cell table:formula="of:=[.A29]*[.B29]" office:value-type="float" office:value="145623.912362965">
            <text:p>145623,91236296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5011.47119097375">
            <text:p>5011,4711909738</text:p>
          </table:table-cell>
          <table:table-cell table:formula="of:=[.A30]*[.B30]" office:value-type="float" office:value="150344.135729212">
            <text:p>150344,13572921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5001.4482485918">
            <text:p>5001,4482485918</text:p>
          </table:table-cell>
          <table:table-cell table:formula="of:=[.A31]*[.B31]" office:value-type="float" office:value="155044.895706346">
            <text:p>155044,89570634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991.44535209462">
            <text:p>4991,4453520946</text:p>
          </table:table-cell>
          <table:table-cell table:formula="of:=[.A32]*[.B32]" office:value-type="float" office:value="159726.251267028">
            <text:p>159726,25126702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981.46246139043">
            <text:p>4981,4624613904</text:p>
          </table:table-cell>
          <table:table-cell table:formula="of:=[.A33]*[.B33]" office:value-type="float" office:value="164388.261225884">
            <text:p>164388,26122588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971.49953646765">
            <text:p>4971,4995364677</text:p>
          </table:table-cell>
          <table:table-cell table:formula="of:=[.A34]*[.B34]" office:value-type="float" office:value="169030.9842399">
            <text:p>169030,984239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961.55653739471">
            <text:p>4961,5565373947</text:p>
          </table:table-cell>
          <table:table-cell table:formula="of:=[.A35]*[.B35]" office:value-type="float" office:value="173654.478808815">
            <text:p>173654,47880881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951.63342431992">
            <text:p>4951,6334243199</text:p>
          </table:table-cell>
          <table:table-cell table:formula="of:=[.A36]*[.B36]" office:value-type="float" office:value="178258.803275517">
            <text:p>178258,80327551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941.73015747128">
            <text:p>4941,7301574713</text:p>
          </table:table-cell>
          <table:table-cell table:formula="of:=[.A37]*[.B37]" office:value-type="float" office:value="182844.015826438">
            <text:p>182844,01582643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931.84669715634">
            <text:p>4931,8466971563</text:p>
          </table:table-cell>
          <table:table-cell table:formula="of:=[.A38]*[.B38]" office:value-type="float" office:value="187410.174491941">
            <text:p>187410,17449194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921.98300376203">
            <text:p>4921,983003762</text:p>
          </table:table-cell>
          <table:table-cell table:formula="of:=[.A39]*[.B39]" office:value-type="float" office:value="191957.337146719">
            <text:p>191957,33714671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912.13903775451">
            <text:p>4912,1390377545</text:p>
          </table:table-cell>
          <table:table-cell table:formula="of:=[.A40]*[.B40]" office:value-type="float" office:value="196485.56151018">
            <text:p>196485,5615101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902.314759679">
            <text:p>4902,314759679</text:p>
          </table:table-cell>
          <table:table-cell table:formula="of:=[.A41]*[.B41]" office:value-type="float" office:value="200994.905146839">
            <text:p>200994,90514683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892.51013015964">
            <text:p>4892,5101301596</text:p>
          </table:table-cell>
          <table:table-cell table:formula="of:=[.A42]*[.B42]" office:value-type="float" office:value="205485.425466705">
            <text:p>205485,42546670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882.72510989932">
            <text:p>4882,7251098993</text:p>
          </table:table-cell>
          <table:table-cell table:formula="of:=[.A43]*[.B43]" office:value-type="float" office:value="209957.179725671">
            <text:p>209957,17972567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872.95965967952">
            <text:p>4872,9596596795</text:p>
          </table:table-cell>
          <table:table-cell table:formula="of:=[.A44]*[.B44]" office:value-type="float" office:value="214410.225025899">
            <text:p>214410,22502589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863.21374036016">
            <text:p>4863,2137403602</text:p>
          </table:table-cell>
          <table:table-cell table:formula="of:=[.A45]*[.B45]" office:value-type="float" office:value="218844.618316207">
            <text:p>218844,61831620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853.48731287944">
            <text:p>4853,4873128794</text:p>
          </table:table-cell>
          <table:table-cell table:formula="of:=[.A46]*[.B46]" office:value-type="float" office:value="223260.416392454">
            <text:p>223260,41639245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843.78033825368">
            <text:p>4843,7803382537</text:p>
          </table:table-cell>
          <table:table-cell table:formula="of:=[.A47]*[.B47]" office:value-type="float" office:value="227657.675897923">
            <text:p>227657,67589792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834.09277757718">
            <text:p>4834,0927775772</text:p>
          </table:table-cell>
          <table:table-cell table:formula="of:=[.A48]*[.B48]" office:value-type="float" office:value="232036.453323704">
            <text:p>232036,45332370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824.42459202202">
            <text:p>4824,424592022</text:p>
          </table:table-cell>
          <table:table-cell table:formula="of:=[.A49]*[.B49]" office:value-type="float" office:value="236396.805009079">
            <text:p>236396,80500907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814.77574283798">
            <text:p>4814,775742838</text:p>
          </table:table-cell>
          <table:table-cell table:formula="of:=[.A50]*[.B50]" office:value-type="float" office:value="240738.787141899">
            <text:p>240738,78714189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805.1461913523">
            <text:p>4805,1461913523</text:p>
          </table:table-cell>
          <table:table-cell table:formula="of:=[.A51]*[.B51]" office:value-type="float" office:value="245062.455758967">
            <text:p>245062,45575896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795.5358989696">
            <text:p>4795,5358989696</text:p>
          </table:table-cell>
          <table:table-cell table:formula="of:=[.A52]*[.B52]" office:value-type="float" office:value="249367.866746419">
            <text:p>249367,866746419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785.94482717166">
            <text:p>4785,9448271717</text:p>
          </table:table-cell>
          <table:table-cell table:formula="of:=[.A53]*[.B53]" office:value-type="float" office:value="253655.075840098">
            <text:p>253655,07584009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776.37293751732">
            <text:p>4776,3729375173</text:p>
          </table:table-cell>
          <table:table-cell table:formula="of:=[.A54]*[.B54]" office:value-type="float" office:value="257924.138625935">
            <text:p>257924,13862593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766.82019164228">
            <text:p>4766,8201916423</text:p>
          </table:table-cell>
          <table:table-cell table:formula="of:=[.A55]*[.B55]" office:value-type="float" office:value="262175.110540325">
            <text:p>262175,11054032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757.286551259">
            <text:p>4757,286551259</text:p>
          </table:table-cell>
          <table:table-cell table:formula="of:=[.A56]*[.B56]" office:value-type="float" office:value="266408.046870504">
            <text:p>266408,04687050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747.77197815648">
            <text:p>4747,7719781565</text:p>
          </table:table-cell>
          <table:table-cell table:formula="of:=[.A57]*[.B57]" office:value-type="float" office:value="270623.002754919">
            <text:p>270623,00275491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738.27643420016">
            <text:p>4738,2764342002</text:p>
          </table:table-cell>
          <table:table-cell table:formula="of:=[.A58]*[.B58]" office:value-type="float" office:value="274820.03318361">
            <text:p>274820,0331836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728.79988133176">
            <text:p>4728,7998813318</text:p>
          </table:table-cell>
          <table:table-cell table:formula="of:=[.A59]*[.B59]" office:value-type="float" office:value="278999.192998574">
            <text:p>278999,19299857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719.3422815691">
            <text:p>4719,3422815691</text:p>
          </table:table-cell>
          <table:table-cell table:formula="of:=[.A60]*[.B60]" office:value-type="float" office:value="283160.536894146">
            <text:p>283160,53689414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709.90359700596">
            <text:p>4709,903597006</text:p>
          </table:table-cell>
          <table:table-cell table:formula="of:=[.A61]*[.B61]" office:value-type="float" office:value="287304.119417364">
            <text:p>287304,11941736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700.48378981195">
            <text:p>4700,483789812</text:p>
          </table:table-cell>
          <table:table-cell table:formula="of:=[.A62]*[.B62]" office:value-type="float" office:value="291429.994968341">
            <text:p>291429,99496834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91.08282223233">
            <text:p>4691,0828222323</text:p>
          </table:table-cell>
          <table:table-cell table:formula="of:=[.A63]*[.B63]" office:value-type="float" office:value="295538.217800637">
            <text:p>295538,217800637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681.70065658786">
            <text:p>4681,7006565879</text:p>
          </table:table-cell>
          <table:table-cell table:formula="of:=[.A64]*[.B64]" office:value-type="float" office:value="299628.842021623">
            <text:p>299628,84202162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672.33725527469">
            <text:p>4672,3372552747</text:p>
          </table:table-cell>
          <table:table-cell table:formula="of:=[.A65]*[.B65]" office:value-type="float" office:value="303701.921592855">
            <text:p>303701,92159285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662.99258076414">
            <text:p>4662,9925807641</text:p>
          </table:table-cell>
          <table:table-cell table:formula="of:=[.A66]*[.B66]" office:value-type="float" office:value="307757.510330433">
            <text:p>307757,51033043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653.66659560261">
            <text:p>4653,6665956026</text:p>
          </table:table-cell>
          <table:table-cell table:formula="of:=[.A67]*[.B67]" office:value-type="float" office:value="311795.661905375">
            <text:p>311795,66190537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644.3592624114">
            <text:p>4644,3592624114</text:p>
          </table:table-cell>
          <table:table-cell table:formula="of:=[.A68]*[.B68]" office:value-type="float" office:value="315816.429843975">
            <text:p>315816,42984397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635.07054388658">
            <text:p>4635,0705438866</text:p>
          </table:table-cell>
          <table:table-cell table:formula="of:=[.A69]*[.B69]" office:value-type="float" office:value="319819.867528174">
            <text:p>319819,86752817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625.80040279881">
            <text:p>4625,8004027988</text:p>
          </table:table-cell>
          <table:table-cell table:formula="of:=[.A70]*[.B70]" office:value-type="float" office:value="323806.028195916">
            <text:p>323806,02819591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616.54880199321">
            <text:p>4616,5488019932</text:p>
          </table:table-cell>
          <table:table-cell table:formula="of:=[.A71]*[.B71]" office:value-type="float" office:value="327774.964941518">
            <text:p>327774,96494151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607.31570438922">
            <text:p>4607,3157043892</text:p>
          </table:table-cell>
          <table:table-cell table:formula="of:=[.A72]*[.B72]" office:value-type="float" office:value="331726.730716024">
            <text:p>331726,7307160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598.10107298044">
            <text:p>4598,1010729805</text:p>
          </table:table-cell>
          <table:table-cell table:formula="of:=[.A73]*[.B73]" office:value-type="float" office:value="335661.378327572">
            <text:p>335661,37832757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588.90487083448">
            <text:p>4588,9048708345</text:p>
          </table:table-cell>
          <table:table-cell table:formula="of:=[.A74]*[.B74]" office:value-type="float" office:value="339578.960441752">
            <text:p>339578,96044175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579.72706109281">
            <text:p>4579,7270610928</text:p>
          </table:table-cell>
          <table:table-cell table:formula="of:=[.A75]*[.B75]" office:value-type="float" office:value="343479.529581961">
            <text:p>343479,52958196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570.56760697063">
            <text:p>4570,5676069706</text:p>
          </table:table-cell>
          <table:table-cell table:formula="of:=[.A76]*[.B76]" office:value-type="float" office:value="347363.138129768">
            <text:p>347363,13812976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561.42647175669">
            <text:p>4561,4264717567</text:p>
          </table:table-cell>
          <table:table-cell table:formula="of:=[.A77]*[.B77]" office:value-type="float" office:value="351229.838325265">
            <text:p>351229,83832526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552.30361881317">
            <text:p>4552,3036188132</text:p>
          </table:table-cell>
          <table:table-cell table:formula="of:=[.A78]*[.B78]" office:value-type="float" office:value="355079.682267428">
            <text:p>355079,68226742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543.19901157555">
            <text:p>4543,1990115756</text:p>
          </table:table-cell>
          <table:table-cell table:formula="of:=[.A79]*[.B79]" office:value-type="float" office:value="358912.721914468">
            <text:p>358912,72191446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534.1126135524">
            <text:p>4534,1126135524</text:p>
          </table:table-cell>
          <table:table-cell table:formula="of:=[.A80]*[.B80]" office:value-type="float" office:value="362729.009084192">
            <text:p>362729,00908419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525.04438832529">
            <text:p>4525,0443883253</text:p>
          </table:table-cell>
          <table:table-cell table:formula="of:=[.A81]*[.B81]" office:value-type="float" office:value="366528.595454349">
            <text:p>366528,59545434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515.99429954864">
            <text:p>4515,9942995487</text:p>
          </table:table-cell>
          <table:table-cell table:formula="of:=[.A82]*[.B82]" office:value-type="float" office:value="370311.532562989">
            <text:p>370311,53256298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506.96231094955">
            <text:p>4506,9623109496</text:p>
          </table:table-cell>
          <table:table-cell table:formula="of:=[.A83]*[.B83]" office:value-type="float" office:value="374077.871808812">
            <text:p>374077,87180881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497.94838632765">
            <text:p>4497,9483863277</text:p>
          </table:table-cell>
          <table:table-cell table:formula="of:=[.A84]*[.B84]" office:value-type="float" office:value="377827.664451522">
            <text:p>377827,66445152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488.95248955499">
            <text:p>4488,952489555</text:p>
          </table:table-cell>
          <table:table-cell table:formula="of:=[.A85]*[.B85]" office:value-type="float" office:value="381560.961612174">
            <text:p>381560,96161217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479.97458457588">
            <text:p>4479,9745845759</text:p>
          </table:table-cell>
          <table:table-cell table:formula="of:=[.A86]*[.B86]" office:value-type="float" office:value="385277.814273526">
            <text:p>385277,81427352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471.01463540673">
            <text:p>4471,0146354067</text:p>
          </table:table-cell>
          <table:table-cell table:formula="of:=[.A87]*[.B87]" office:value-type="float" office:value="388978.273280386">
            <text:p>388978,27328038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462.07260613592">
            <text:p>4462,0726061359</text:p>
          </table:table-cell>
          <table:table-cell table:formula="of:=[.A88]*[.B88]" office:value-type="float" office:value="392662.389339961">
            <text:p>392662,38933996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453.14846092365">
            <text:p>4453,1484609237</text:p>
          </table:table-cell>
          <table:table-cell table:formula="of:=[.A89]*[.B89]" office:value-type="float" office:value="396330.213022204">
            <text:p>396330,21302220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444.2421640018">
            <text:p>4444,2421640018</text:p>
          </table:table-cell>
          <table:table-cell table:formula="of:=[.A90]*[.B90]" office:value-type="float" office:value="399981.794760162">
            <text:p>399981,79476016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435.35367967379">
            <text:p>4435,3536796738</text:p>
          </table:table-cell>
          <table:table-cell table:formula="of:=[.A91]*[.B91]" office:value-type="float" office:value="403617.184850315">
            <text:p>403617,18485031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426.48297231445">
            <text:p>4426,4829723145</text:p>
          </table:table-cell>
          <table:table-cell table:formula="of:=[.A92]*[.B92]" office:value-type="float" office:value="407236.433452929">
            <text:p>407236,43345292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417.63000636982">
            <text:p>4417,6300063698</text:p>
          </table:table-cell>
          <table:table-cell table:formula="of:=[.A93]*[.B93]" office:value-type="float" office:value="410839.590592393">
            <text:p>410839,59059239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408.79474635708">
            <text:p>4408,7947463571</text:p>
          </table:table-cell>
          <table:table-cell table:formula="of:=[.A94]*[.B94]" office:value-type="float" office:value="414426.706157565">
            <text:p>414426,70615756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399.97715686436">
            <text:p>4399,9771568644</text:p>
          </table:table-cell>
          <table:table-cell table:formula="of:=[.A95]*[.B95]" office:value-type="float" office:value="417997.829902115">
            <text:p>417997,82990211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391.17720255063">
            <text:p>4391,1772025506</text:p>
          </table:table-cell>
          <table:table-cell table:formula="of:=[.A96]*[.B96]" office:value-type="float" office:value="421553.011444861">
            <text:p>421553,01144486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382.39484814553">
            <text:p>4382,3948481455</text:p>
          </table:table-cell>
          <table:table-cell table:formula="of:=[.A97]*[.B97]" office:value-type="float" office:value="425092.300270117">
            <text:p>425092,30027011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373.63005844924">
            <text:p>4373,6300584493</text:p>
          </table:table-cell>
          <table:table-cell table:formula="of:=[.A98]*[.B98]" office:value-type="float" office:value="428615.745728026">
            <text:p>428615,74572802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364.88279833234">
            <text:p>4364,8827983324</text:p>
          </table:table-cell>
          <table:table-cell table:formula="of:=[.A99]*[.B99]" office:value-type="float" office:value="432123.397034902">
            <text:p>432123,39703490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356.15303273568">
            <text:p>4356,1530327357</text:p>
          </table:table-cell>
          <table:table-cell table:formula="of:=[.A100]*[.B100]" office:value-type="float" office:value="435615.303273568">
            <text:p>435615,30327356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347.44072667021">
            <text:p>4347,4407266702</text:p>
          </table:table-cell>
          <table:table-cell table:formula="of:=[.A101]*[.B101]" office:value-type="float" office:value="439091.513393691">
            <text:p>439091,51339369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338.74584521687">
            <text:p>4338,7458452169</text:p>
          </table:table-cell>
          <table:table-cell table:formula="of:=[.A102]*[.B102]" office:value-type="float" office:value="442552.07621212">
            <text:p>442552,0762121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330.06835352643">
            <text:p>4330,0683535264</text:p>
          </table:table-cell>
          <table:table-cell table:formula="of:=[.A103]*[.B103]" office:value-type="float" office:value="445997.040413223">
            <text:p>445997,04041322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4321.40821681938">
            <text:p>4321,4082168194</text:p>
          </table:table-cell>
          <table:table-cell table:formula="of:=[.A104]*[.B104]" office:value-type="float" office:value="449426.454549216">
            <text:p>449426,45454921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4312.76540038574">
            <text:p>4312,7654003857</text:p>
          </table:table-cell>
          <table:table-cell table:formula="of:=[.A105]*[.B105]" office:value-type="float" office:value="452840.367040503">
            <text:p>452840,36704050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4304.13986958497">
            <text:p>4304,139869585</text:p>
          </table:table-cell>
          <table:table-cell table:formula="of:=[.A106]*[.B106]" office:value-type="float" office:value="456238.826176007">
            <text:p>456238,82617600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4295.5315898458">
            <text:p>4295,5315898458</text:p>
          </table:table-cell>
          <table:table-cell table:formula="of:=[.A107]*[.B107]" office:value-type="float" office:value="459621.880113501">
            <text:p>459621,88011350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4286.94052666611">
            <text:p>4286,9405266661</text:p>
          </table:table-cell>
          <table:table-cell table:formula="of:=[.A108]*[.B108]" office:value-type="float" office:value="462989.57687994">
            <text:p>462989,5768799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4278.36664561278">
            <text:p>4278,3666456128</text:p>
          </table:table-cell>
          <table:table-cell table:formula="of:=[.A109]*[.B109]" office:value-type="float" office:value="466341.964371793">
            <text:p>466341,96437179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4269.80991232155">
            <text:p>4269,8099123216</text:p>
          </table:table-cell>
          <table:table-cell table:formula="of:=[.A110]*[.B110]" office:value-type="float" office:value="469679.090355371">
            <text:p>469679,09035537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4261.27029249691">
            <text:p>4261,2702924969</text:p>
          </table:table-cell>
          <table:table-cell table:formula="of:=[.A111]*[.B111]" office:value-type="float" office:value="473001.002467157">
            <text:p>473001,002467157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4252.74775191191">
            <text:p>4252,7477519119</text:p>
          </table:table-cell>
          <table:table-cell table:formula="of:=[.A112]*[.B112]" office:value-type="float" office:value="476307.748214134">
            <text:p>476307,74821413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4244.24225640809">
            <text:p>4244,2422564081</text:p>
          </table:table-cell>
          <table:table-cell table:formula="of:=[.A113]*[.B113]" office:value-type="float" office:value="479599.374974114">
            <text:p>479599,37497411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4235.75377189527">
            <text:p>4235,7537718953</text:p>
          </table:table-cell>
          <table:table-cell table:formula="of:=[.A114]*[.B114]" office:value-type="float" office:value="482875.929996061">
            <text:p>482875,929996061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4227.28226435148">
            <text:p>4227,2822643515</text:p>
          </table:table-cell>
          <table:table-cell table:formula="of:=[.A115]*[.B115]" office:value-type="float" office:value="486137.46040042">
            <text:p>486137,4604004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4218.82769982278">
            <text:p>4218,8276998228</text:p>
          </table:table-cell>
          <table:table-cell table:formula="of:=[.A116]*[.B116]" office:value-type="float" office:value="489384.013179442">
            <text:p>489384,01317944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4210.39004442313">
            <text:p>4210,3900444231</text:p>
          </table:table-cell>
          <table:table-cell table:formula="of:=[.A117]*[.B117]" office:value-type="float" office:value="492615.635197507">
            <text:p>492615,63519750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4201.96926433429">
            <text:p>4201,9692643343</text:p>
          </table:table-cell>
          <table:table-cell table:formula="of:=[.A118]*[.B118]" office:value-type="float" office:value="495832.373191446">
            <text:p>495832,37319144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4193.56532580562">
            <text:p>4193,5653258056</text:p>
          </table:table-cell>
          <table:table-cell table:formula="of:=[.A119]*[.B119]" office:value-type="float" office:value="499034.273770869">
            <text:p>499034,2737708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4185.17819515401">
            <text:p>4185,178195154</text:p>
          </table:table-cell>
          <table:table-cell table:formula="of:=[.A120]*[.B120]" office:value-type="float" office:value="502221.383418481">
            <text:p>502221,383418481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4176.8078387637">
            <text:p>4176,8078387637</text:p>
          </table:table-cell>
          <table:table-cell table:formula="of:=[.A121]*[.B121]" office:value-type="float" office:value="505393.748490408">
            <text:p>505393,74849040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4168.45422308617">
            <text:p>4168,4542230862</text:p>
          </table:table-cell>
          <table:table-cell table:formula="of:=[.A122]*[.B122]" office:value-type="float" office:value="508551.415216513">
            <text:p>508551,41521651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4160.11731464">
            <text:p>4160,11731464</text:p>
          </table:table-cell>
          <table:table-cell table:formula="of:=[.A123]*[.B123]" office:value-type="float" office:value="511694.42970072">
            <text:p>511694,4297007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4151.79708001072">
            <text:p>4151,7970800107</text:p>
          </table:table-cell>
          <table:table-cell table:formula="of:=[.A124]*[.B124]" office:value-type="float" office:value="514822.837921329">
            <text:p>514822,83792132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4143.4934858507">
            <text:p>4143,4934858507</text:p>
          </table:table-cell>
          <table:table-cell table:formula="of:=[.A125]*[.B125]" office:value-type="float" office:value="517936.685731337">
            <text:p>517936,68573133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4135.206498879">
            <text:p>4135,206498879</text:p>
          </table:table-cell>
          <table:table-cell table:formula="of:=[.A126]*[.B126]" office:value-type="float" office:value="521036.018858754">
            <text:p>521036,018858754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4126.93608588124">
            <text:p>4126,9360858812</text:p>
          </table:table-cell>
          <table:table-cell table:formula="of:=[.A127]*[.B127]" office:value-type="float" office:value="524120.882906917">
            <text:p>524120,88290691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4118.68221370948">
            <text:p>4118,6822137095</text:p>
          </table:table-cell>
          <table:table-cell table:formula="of:=[.A128]*[.B128]" office:value-type="float" office:value="527191.323354813">
            <text:p>527191,32335481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4110.44484928206">
            <text:p>4110,4448492821</text:p>
          </table:table-cell>
          <table:table-cell table:formula="of:=[.A129]*[.B129]" office:value-type="float" office:value="530247.385557385">
            <text:p>530247,38555738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4102.22395958349">
            <text:p>4102,2239595835</text:p>
          </table:table-cell>
          <table:table-cell table:formula="of:=[.A130]*[.B130]" office:value-type="float" office:value="533289.114745854">
            <text:p>533289,11474585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4094.01951166433">
            <text:p>4094,0195116643</text:p>
          </table:table-cell>
          <table:table-cell table:formula="of:=[.A131]*[.B131]" office:value-type="float" office:value="536316.556028027">
            <text:p>536316,55602802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4085.831472641">
            <text:p>4085,831472641</text:p>
          </table:table-cell>
          <table:table-cell table:formula="of:=[.A132]*[.B132]" office:value-type="float" office:value="539329.754388612">
            <text:p>539329,75438861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4077.65980969572">
            <text:p>4077,6598096957</text:p>
          </table:table-cell>
          <table:table-cell table:formula="of:=[.A133]*[.B133]" office:value-type="float" office:value="542328.75468953">
            <text:p>542328,7546895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4069.50449007632">
            <text:p>4069,5044900763</text:p>
          </table:table-cell>
          <table:table-cell table:formula="of:=[.A134]*[.B134]" office:value-type="float" office:value="545313.601670228">
            <text:p>545313,60167022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4061.36548109617">
            <text:p>4061,3654810962</text:p>
          </table:table-cell>
          <table:table-cell table:formula="of:=[.A135]*[.B135]" office:value-type="float" office:value="548284.339947983">
            <text:p>548284,33994798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4053.24275013398">
            <text:p>4053,242750134</text:p>
          </table:table-cell>
          <table:table-cell table:formula="of:=[.A136]*[.B136]" office:value-type="float" office:value="551241.014018221">
            <text:p>551241,01401822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4045.13626463371">
            <text:p>4045,1362646337</text:p>
          </table:table-cell>
          <table:table-cell table:formula="of:=[.A137]*[.B137]" office:value-type="float" office:value="554183.668254819">
            <text:p>554183,66825481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4037.04599210445">
            <text:p>4037,0459921045</text:p>
          </table:table-cell>
          <table:table-cell table:formula="of:=[.A138]*[.B138]" office:value-type="float" office:value="557112.346910413">
            <text:p>557112,34691041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4028.97190012024">
            <text:p>4028,9719001202</text:p>
          </table:table-cell>
          <table:table-cell table:formula="of:=[.A139]*[.B139]" office:value-type="float" office:value="560027.094116713">
            <text:p>560027,09411671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4020.91395632">
            <text:p>4020,91395632</text:p>
          </table:table-cell>
          <table:table-cell table:formula="of:=[.A140]*[.B140]" office:value-type="float" office:value="562927.953884799">
            <text:p>562927,953884799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4012.87212840736">
            <text:p>4012,8721284074</text:p>
          </table:table-cell>
          <table:table-cell table:formula="of:=[.A141]*[.B141]" office:value-type="float" office:value="565814.970105437">
            <text:p>565814,97010543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4004.84638415054">
            <text:p>4004,8463841505</text:p>
          </table:table-cell>
          <table:table-cell table:formula="of:=[.A142]*[.B142]" office:value-type="float" office:value="568688.186549377">
            <text:p>568688,18654937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996.83669138224">
            <text:p>3996,8366913822</text:p>
          </table:table-cell>
          <table:table-cell table:formula="of:=[.A143]*[.B143]" office:value-type="float" office:value="571547.64686766">
            <text:p>571547,6468676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988.84301799947">
            <text:p>3988,8430179995</text:p>
          </table:table-cell>
          <table:table-cell table:formula="of:=[.A144]*[.B144]" office:value-type="float" office:value="574393.394591924">
            <text:p>574393,394591924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980.86533196348">
            <text:p>3980,8653319635</text:p>
          </table:table-cell>
          <table:table-cell table:formula="of:=[.A145]*[.B145]" office:value-type="float" office:value="577225.473134704">
            <text:p>577225,47313470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972.90360129955">
            <text:p>3972,9036012996</text:p>
          </table:table-cell>
          <table:table-cell table:formula="of:=[.A146]*[.B146]" office:value-type="float" office:value="580043.925789734">
            <text:p>580043,925789734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964.95779409695">
            <text:p>3964,957794097</text:p>
          </table:table-cell>
          <table:table-cell table:formula="of:=[.A147]*[.B147]" office:value-type="float" office:value="582848.795732252">
            <text:p>582848,795732252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957.02787850876">
            <text:p>3957,0278785088</text:p>
          </table:table-cell>
          <table:table-cell table:formula="of:=[.A148]*[.B148]" office:value-type="float" office:value="585640.126019296">
            <text:p>585640,12601929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949.11382275174">
            <text:p>3949,1138227517</text:p>
          </table:table-cell>
          <table:table-cell table:formula="of:=[.A149]*[.B149]" office:value-type="float" office:value="588417.959590009">
            <text:p>588417,95959000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941.21559510623">
            <text:p>3941,2155951062</text:p>
          </table:table-cell>
          <table:table-cell table:formula="of:=[.A150]*[.B150]" office:value-type="float" office:value="591182.339265935">
            <text:p>591182,33926593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933.33316391602">
            <text:p>3933,333163916</text:p>
          </table:table-cell>
          <table:table-cell table:formula="of:=[.A151]*[.B151]" office:value-type="float" office:value="593933.307751319">
            <text:p>593933,30775131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925.46649758819">
            <text:p>3925,4664975882</text:p>
          </table:table-cell>
          <table:table-cell table:formula="of:=[.A152]*[.B152]" office:value-type="float" office:value="596670.907633405">
            <text:p>596670,907633405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917.61556459301">
            <text:p>3917,615564593</text:p>
          </table:table-cell>
          <table:table-cell table:formula="of:=[.A153]*[.B153]" office:value-type="float" office:value="599395.181382731">
            <text:p>599395,181382731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909.78033346383">
            <text:p>3909,7803334638</text:p>
          </table:table-cell>
          <table:table-cell table:formula="of:=[.A154]*[.B154]" office:value-type="float" office:value="602106.171353429">
            <text:p>602106,17135342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901.9607727969">
            <text:p>3901,9607727969</text:p>
          </table:table-cell>
          <table:table-cell table:formula="of:=[.A155]*[.B155]" office:value-type="float" office:value="604803.919783519">
            <text:p>604803,91978351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894.15685125131">
            <text:p>3894,1568512513</text:p>
          </table:table-cell>
          <table:table-cell table:formula="of:=[.A156]*[.B156]" office:value-type="float" office:value="607488.468795204">
            <text:p>607488,468795204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886.3685375488">
            <text:p>3886,3685375488</text:p>
          </table:table-cell>
          <table:table-cell table:formula="of:=[.A157]*[.B157]" office:value-type="float" office:value="610159.860395162">
            <text:p>610159,860395162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878.59580047371">
            <text:p>3878,5958004737</text:p>
          </table:table-cell>
          <table:table-cell table:formula="of:=[.A158]*[.B158]" office:value-type="float" office:value="612818.136474846">
            <text:p>612818,13647484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870.83860887276">
            <text:p>3870,8386088728</text:p>
          </table:table-cell>
          <table:table-cell table:formula="of:=[.A159]*[.B159]" office:value-type="float" office:value="615463.338810769">
            <text:p>615463,3388107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863.09693165501">
            <text:p>3863,096931655</text:p>
          </table:table-cell>
          <table:table-cell table:formula="of:=[.A160]*[.B160]" office:value-type="float" office:value="618095.509064802">
            <text:p>618095,50906480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855.3707377917">
            <text:p>3855,3707377917</text:p>
          </table:table-cell>
          <table:table-cell table:formula="of:=[.A161]*[.B161]" office:value-type="float" office:value="620714.688784464">
            <text:p>620714,68878446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847.65999631612">
            <text:p>3847,6599963161</text:p>
          </table:table-cell>
          <table:table-cell table:formula="of:=[.A162]*[.B162]" office:value-type="float" office:value="623320.919403211">
            <text:p>623320,919403211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839.96467632349">
            <text:p>3839,9646763235</text:p>
          </table:table-cell>
          <table:table-cell table:formula="of:=[.A163]*[.B163]" office:value-type="float" office:value="625914.242240728">
            <text:p>625914,24224072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832.28474697084">
            <text:p>3832,2847469708</text:p>
          </table:table-cell>
          <table:table-cell table:formula="of:=[.A164]*[.B164]" office:value-type="float" office:value="628494.698503218">
            <text:p>628494,69850321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824.6201774769">
            <text:p>3824,6201774769</text:p>
          </table:table-cell>
          <table:table-cell table:formula="of:=[.A165]*[.B165]" office:value-type="float" office:value="631062.329283688">
            <text:p>631062,32928368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816.97093712194">
            <text:p>3816,970937122</text:p>
          </table:table-cell>
          <table:table-cell table:formula="of:=[.A166]*[.B166]" office:value-type="float" office:value="633617.175562243">
            <text:p>633617,175562243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809.3369952477">
            <text:p>3809,3369952477</text:p>
          </table:table-cell>
          <table:table-cell table:formula="of:=[.A167]*[.B167]" office:value-type="float" office:value="636159.278206366">
            <text:p>636159,27820636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801.7183212572">
            <text:p>3801,7183212572</text:p>
          </table:table-cell>
          <table:table-cell table:formula="of:=[.A168]*[.B168]" office:value-type="float" office:value="638688.67797121">
            <text:p>638688,67797121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794.11488461469">
            <text:p>3794,1148846147</text:p>
          </table:table-cell>
          <table:table-cell table:formula="of:=[.A169]*[.B169]" office:value-type="float" office:value="641205.415499883">
            <text:p>641205,415499883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786.52665484546">
            <text:p>3786,5266548455</text:p>
          </table:table-cell>
          <table:table-cell table:formula="of:=[.A170]*[.B170]" office:value-type="float" office:value="643709.531323728">
            <text:p>643709,53132372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778.95360153577">
            <text:p>3778,9536015358</text:p>
          </table:table-cell>
          <table:table-cell table:formula="of:=[.A171]*[.B171]" office:value-type="float" office:value="646201.065862617">
            <text:p>646201,06586261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771.3956943327">
            <text:p>3771,3956943327</text:p>
          </table:table-cell>
          <table:table-cell table:formula="of:=[.A172]*[.B172]" office:value-type="float" office:value="648680.059425224">
            <text:p>648680,05942522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763.85290294403">
            <text:p>3763,852902944</text:p>
          </table:table-cell>
          <table:table-cell table:formula="of:=[.A173]*[.B173]" office:value-type="float" office:value="651146.552209318">
            <text:p>651146,55220931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756.32519713815">
            <text:p>3756,3251971382</text:p>
          </table:table-cell>
          <table:table-cell table:formula="of:=[.A174]*[.B174]" office:value-type="float" office:value="653600.584302037">
            <text:p>653600,58430203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748.81254674387">
            <text:p>3748,8125467439</text:p>
          </table:table-cell>
          <table:table-cell table:formula="of:=[.A175]*[.B175]" office:value-type="float" office:value="656042.195680177">
            <text:p>656042,19568017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741.31492165038">
            <text:p>3741,3149216504</text:p>
          </table:table-cell>
          <table:table-cell table:formula="of:=[.A176]*[.B176]" office:value-type="float" office:value="658471.426210467">
            <text:p>658471,426210467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733.83229180708">
            <text:p>3733,8322918071</text:p>
          </table:table-cell>
          <table:table-cell table:formula="of:=[.A177]*[.B177]" office:value-type="float" office:value="660888.315649853">
            <text:p>660888,315649853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726.36462722347">
            <text:p>3726,3646272235</text:p>
          </table:table-cell>
          <table:table-cell table:formula="of:=[.A178]*[.B178]" office:value-type="float" office:value="663292.903645777">
            <text:p>663292,90364577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718.91189796902">
            <text:p>3718,911897969</text:p>
          </table:table-cell>
          <table:table-cell table:formula="of:=[.A179]*[.B179]" office:value-type="float" office:value="665685.229736454">
            <text:p>665685,22973645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711.47407417308">
            <text:p>3711,4740741731</text:p>
          </table:table-cell>
          <table:table-cell table:formula="of:=[.A180]*[.B180]" office:value-type="float" office:value="668065.333351155">
            <text:p>668065,33335115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704.05112602473">
            <text:p>3704,0511260247</text:p>
          </table:table-cell>
          <table:table-cell table:formula="of:=[.A181]*[.B181]" office:value-type="float" office:value="670433.253810477">
            <text:p>670433,25381047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696.64302377268">
            <text:p>3696,6430237727</text:p>
          </table:table-cell>
          <table:table-cell table:formula="of:=[.A182]*[.B182]" office:value-type="float" office:value="672789.030326629">
            <text:p>672789,03032662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89.24973772514">
            <text:p>3689,2497377251</text:p>
          </table:table-cell>
          <table:table-cell table:formula="of:=[.A183]*[.B183]" office:value-type="float" office:value="675132.702003701">
            <text:p>675132,70200370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81.87123824969">
            <text:p>3681,8712382497</text:p>
          </table:table-cell>
          <table:table-cell table:formula="of:=[.A184]*[.B184]" office:value-type="float" office:value="677464.307837943">
            <text:p>677464,307837943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74.50749577319">
            <text:p>3674,5074957732</text:p>
          </table:table-cell>
          <table:table-cell table:formula="of:=[.A185]*[.B185]" office:value-type="float" office:value="679783.88671804">
            <text:p>679783,8867180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667.15848078164">
            <text:p>3667,1584807817</text:p>
          </table:table-cell>
          <table:table-cell table:formula="of:=[.A186]*[.B186]" office:value-type="float" office:value="682091.477425386">
            <text:p>682091,477425386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59.82416382008">
            <text:p>3659,8241638201</text:p>
          </table:table-cell>
          <table:table-cell table:formula="of:=[.A187]*[.B187]" office:value-type="float" office:value="684387.118634355">
            <text:p>684387,118634355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652.50451549244">
            <text:p>3652,5045154924</text:p>
          </table:table-cell>
          <table:table-cell table:formula="of:=[.A188]*[.B188]" office:value-type="float" office:value="686670.848912579">
            <text:p>686670,848912579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45.19950646146">
            <text:p>3645,1995064615</text:p>
          </table:table-cell>
          <table:table-cell table:formula="of:=[.A189]*[.B189]" office:value-type="float" office:value="688942.706721215">
            <text:p>688942,70672121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637.90910744853">
            <text:p>3637,9091074485</text:p>
          </table:table-cell>
          <table:table-cell table:formula="of:=[.A190]*[.B190]" office:value-type="float" office:value="691202.730415221">
            <text:p>691202,730415221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630.63328923364">
            <text:p>3630,6332892336</text:p>
          </table:table-cell>
          <table:table-cell table:formula="of:=[.A191]*[.B191]" office:value-type="float" office:value="693450.958243624">
            <text:p>693450,95824362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623.37202265517">
            <text:p>3623,3720226552</text:p>
          </table:table-cell>
          <table:table-cell table:formula="of:=[.A192]*[.B192]" office:value-type="float" office:value="695687.428349792">
            <text:p>695687,42834979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616.12527860986">
            <text:p>3616,1252786099</text:p>
          </table:table-cell>
          <table:table-cell table:formula="of:=[.A193]*[.B193]" office:value-type="float" office:value="697912.178771703">
            <text:p>697912,178771703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608.89302805264">
            <text:p>3608,8930280526</text:p>
          </table:table-cell>
          <table:table-cell table:formula="of:=[.A194]*[.B194]" office:value-type="float" office:value="700125.247442212">
            <text:p>700125,24744221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601.67524199653">
            <text:p>3601,6752419965</text:p>
          </table:table-cell>
          <table:table-cell table:formula="of:=[.A195]*[.B195]" office:value-type="float" office:value="702326.672189324">
            <text:p>702326,672189324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594.47189151254">
            <text:p>3594,4718915125</text:p>
          </table:table-cell>
          <table:table-cell table:formula="of:=[.A196]*[.B196]" office:value-type="float" office:value="704516.490736458">
            <text:p>704516,49073645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587.28294772951">
            <text:p>3587,2829477295</text:p>
          </table:table-cell>
          <table:table-cell table:formula="of:=[.A197]*[.B197]" office:value-type="float" office:value="706694.740702714">
            <text:p>706694,74070271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580.10838183406">
            <text:p>3580,1083818341</text:p>
          </table:table-cell>
          <table:table-cell table:formula="of:=[.A198]*[.B198]" office:value-type="float" office:value="708861.459603143">
            <text:p>708861,459603143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572.94816507039">
            <text:p>3572,9481650704</text:p>
          </table:table-cell>
          <table:table-cell table:formula="of:=[.A199]*[.B199]" office:value-type="float" office:value="711016.684849007">
            <text:p>711016,684849007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565.80226874025">
            <text:p>3565,8022687403</text:p>
          </table:table-cell>
          <table:table-cell table:formula="of:=[.A200]*[.B200]" office:value-type="float" office:value="713160.453748049">
            <text:p>713160,453748049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558.67066420277">
            <text:p>3558,6706642028</text:p>
          </table:table-cell>
          <table:table-cell table:formula="of:=[.A201]*[.B201]" office:value-type="float" office:value="715292.803504756">
            <text:p>715292,803504756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551.55332287436">
            <text:p>3551,5533228744</text:p>
          </table:table-cell>
          <table:table-cell table:formula="of:=[.A202]*[.B202]" office:value-type="float" office:value="717413.771220621">
            <text:p>717413,77122062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544.45021622861">
            <text:p>3544,4502162286</text:p>
          </table:table-cell>
          <table:table-cell table:formula="of:=[.A203]*[.B203]" office:value-type="float" office:value="719523.393894408">
            <text:p>719523,39389440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537.36131579616">
            <text:p>3537,3613157962</text:p>
          </table:table-cell>
          <table:table-cell table:formula="of:=[.A204]*[.B204]" office:value-type="float" office:value="721621.708422416">
            <text:p>721621,708422416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530.28659316456">
            <text:p>3530,2865931646</text:p>
          </table:table-cell>
          <table:table-cell table:formula="of:=[.A205]*[.B205]" office:value-type="float" office:value="723708.751598735">
            <text:p>723708,75159873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523.22601997823">
            <text:p>3523,2260199782</text:p>
          </table:table-cell>
          <table:table-cell table:formula="of:=[.A206]*[.B206]" office:value-type="float" office:value="725784.560115516">
            <text:p>725784,56011551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516.17956793828">
            <text:p>3516,1795679383</text:p>
          </table:table-cell>
          <table:table-cell table:formula="of:=[.A207]*[.B207]" office:value-type="float" office:value="727849.170563223">
            <text:p>727849,170563223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509.1472088024">
            <text:p>3509,1472088024</text:p>
          </table:table-cell>
          <table:table-cell table:formula="of:=[.A208]*[.B208]" office:value-type="float" office:value="729902.619430899">
            <text:p>729902,619430899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502.1289143848">
            <text:p>3502,1289143848</text:p>
          </table:table-cell>
          <table:table-cell table:formula="of:=[.A209]*[.B209]" office:value-type="float" office:value="731944.943106422">
            <text:p>731944,94310642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495.12465655603">
            <text:p>3495,124656556</text:p>
          </table:table-cell>
          <table:table-cell table:formula="of:=[.A210]*[.B210]" office:value-type="float" office:value="733976.177876766">
            <text:p>733976,177876766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488.13440724291">
            <text:p>3488,1344072429</text:p>
          </table:table-cell>
          <table:table-cell table:formula="of:=[.A211]*[.B211]" office:value-type="float" office:value="735996.359928255">
            <text:p>735996,359928255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481.15813842843">
            <text:p>3481,1581384284</text:p>
          </table:table-cell>
          <table:table-cell table:formula="of:=[.A212]*[.B212]" office:value-type="float" office:value="738005.525346827">
            <text:p>738005,525346827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474.19582215157">
            <text:p>3474,1958221516</text:p>
          </table:table-cell>
          <table:table-cell table:formula="of:=[.A213]*[.B213]" office:value-type="float" office:value="740003.710118285">
            <text:p>740003,71011828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467.24743050727">
            <text:p>3467,2474305073</text:p>
          </table:table-cell>
          <table:table-cell table:formula="of:=[.A214]*[.B214]" office:value-type="float" office:value="741990.950128555">
            <text:p>741990,950128555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460.31293564625">
            <text:p>3460,3129356463</text:p>
          </table:table-cell>
          <table:table-cell table:formula="of:=[.A215]*[.B215]" office:value-type="float" office:value="743967.281163944">
            <text:p>743967,281163944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453.39230977496">
            <text:p>3453,392309775</text:p>
          </table:table-cell>
          <table:table-cell table:formula="of:=[.A216]*[.B216]" office:value-type="float" office:value="745932.738911391">
            <text:p>745932,738911391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446.48552515541">
            <text:p>3446,4855251554</text:p>
          </table:table-cell>
          <table:table-cell table:formula="of:=[.A217]*[.B217]" office:value-type="float" office:value="747887.358958724">
            <text:p>747887,35895872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439.5925541051">
            <text:p>3439,5925541051</text:p>
          </table:table-cell>
          <table:table-cell table:formula="of:=[.A218]*[.B218]" office:value-type="float" office:value="749831.176794912">
            <text:p>749831,176794912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432.71336899689">
            <text:p>3432,7133689969</text:p>
          </table:table-cell>
          <table:table-cell table:formula="of:=[.A219]*[.B219]" office:value-type="float" office:value="751764.227810319">
            <text:p>751764,22781031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425.8479422589">
            <text:p>3425,8479422589</text:p>
          </table:table-cell>
          <table:table-cell table:formula="of:=[.A220]*[.B220]" office:value-type="float" office:value="753686.547296957">
            <text:p>753686,547296957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418.99624637438">
            <text:p>3418,9962463744</text:p>
          </table:table-cell>
          <table:table-cell table:formula="of:=[.A221]*[.B221]" office:value-type="float" office:value="755598.170448738">
            <text:p>755598,17044873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412.15825388163">
            <text:p>3412,1582538816</text:p>
          </table:table-cell>
          <table:table-cell table:formula="of:=[.A222]*[.B222]" office:value-type="float" office:value="757499.132361722">
            <text:p>757499,13236172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405.33393737387">
            <text:p>3405,3339373739</text:p>
          </table:table-cell>
          <table:table-cell table:formula="of:=[.A223]*[.B223]" office:value-type="float" office:value="759389.468034372">
            <text:p>759389,468034372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398.52326949912">
            <text:p>3398,5232694991</text:p>
          </table:table-cell>
          <table:table-cell table:formula="of:=[.A224]*[.B224]" office:value-type="float" office:value="761269.212367803">
            <text:p>761269,212367803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391.72622296012">
            <text:p>3391,7262229601</text:p>
          </table:table-cell>
          <table:table-cell table:formula="of:=[.A225]*[.B225]" office:value-type="float" office:value="763138.400166027">
            <text:p>763138,400166027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384.9427705142">
            <text:p>3384,9427705142</text:p>
          </table:table-cell>
          <table:table-cell table:formula="of:=[.A226]*[.B226]" office:value-type="float" office:value="764997.066136209">
            <text:p>764997,066136209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378.17288497317">
            <text:p>3378,1728849732</text:p>
          </table:table-cell>
          <table:table-cell table:formula="of:=[.A227]*[.B227]" office:value-type="float" office:value="766845.24488891">
            <text:p>766845,24488891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371.41653920323">
            <text:p>3371,4165392032</text:p>
          </table:table-cell>
          <table:table-cell table:formula="of:=[.A228]*[.B228]" office:value-type="float" office:value="768682.970938335">
            <text:p>768682,97093833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364.67370612482">
            <text:p>3364,6737061248</text:p>
          </table:table-cell>
          <table:table-cell table:formula="of:=[.A229]*[.B229]" office:value-type="float" office:value="770510.278702584">
            <text:p>770510,278702584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357.94435871257">
            <text:p>3357,9443587126</text:p>
          </table:table-cell>
          <table:table-cell table:formula="of:=[.A230]*[.B230]" office:value-type="float" office:value="772327.202503891">
            <text:p>772327,202503891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351.22846999514">
            <text:p>3351,2284699952</text:p>
          </table:table-cell>
          <table:table-cell table:formula="of:=[.A231]*[.B231]" office:value-type="float" office:value="774133.776568878">
            <text:p>774133,77656887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344.52601305515">
            <text:p>3344,5260130552</text:p>
          </table:table-cell>
          <table:table-cell table:formula="of:=[.A232]*[.B232]" office:value-type="float" office:value="775930.035028796">
            <text:p>775930,03502879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337.83696102904">
            <text:p>3337,8369610291</text:p>
          </table:table-cell>
          <table:table-cell table:formula="of:=[.A233]*[.B233]" office:value-type="float" office:value="777716.011919767">
            <text:p>777716,011919767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331.16128710698">
            <text:p>3331,161287107</text:p>
          </table:table-cell>
          <table:table-cell table:formula="of:=[.A234]*[.B234]" office:value-type="float" office:value="779491.741183034">
            <text:p>779491,74118303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324.49896453277">
            <text:p>3324,4989645328</text:p>
          </table:table-cell>
          <table:table-cell table:formula="of:=[.A235]*[.B235]" office:value-type="float" office:value="781257.256665201">
            <text:p>781257,256665201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317.8499666037">
            <text:p>3317,8499666037</text:p>
          </table:table-cell>
          <table:table-cell table:formula="of:=[.A236]*[.B236]" office:value-type="float" office:value="783012.592118474">
            <text:p>783012,59211847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311.2142666705">
            <text:p>3311,2142666705</text:p>
          </table:table-cell>
          <table:table-cell table:formula="of:=[.A237]*[.B237]" office:value-type="float" office:value="784757.781200908">
            <text:p>784757,78120090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304.59183813716">
            <text:p>3304,5918381372</text:p>
          </table:table-cell>
          <table:table-cell table:formula="of:=[.A238]*[.B238]" office:value-type="float" office:value="786492.857476643">
            <text:p>786492,857476643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297.98265446088">
            <text:p>3297,9826544609</text:p>
          </table:table-cell>
          <table:table-cell table:formula="of:=[.A239]*[.B239]" office:value-type="float" office:value="788217.854416151">
            <text:p>788217,85441615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291.38668915196">
            <text:p>3291,386689152</text:p>
          </table:table-cell>
          <table:table-cell table:formula="of:=[.A240]*[.B240]" office:value-type="float" office:value="789932.805396471">
            <text:p>789932,80539647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284.80391577366">
            <text:p>3284,8039157737</text:p>
          </table:table-cell>
          <table:table-cell table:formula="of:=[.A241]*[.B241]" office:value-type="float" office:value="791637.743701451">
            <text:p>791637,74370145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278.23430794211">
            <text:p>3278,2343079421</text:p>
          </table:table-cell>
          <table:table-cell table:formula="of:=[.A242]*[.B242]" office:value-type="float" office:value="793332.702521991">
            <text:p>793332,70252199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271.67783932623">
            <text:p>3271,6778393262</text:p>
          </table:table-cell>
          <table:table-cell table:formula="of:=[.A243]*[.B243]" office:value-type="float" office:value="795017.714956273">
            <text:p>795017,71495627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265.13448364757">
            <text:p>3265,1344836476</text:p>
          </table:table-cell>
          <table:table-cell table:formula="of:=[.A244]*[.B244]" office:value-type="float" office:value="796692.814010008">
            <text:p>796692,81401000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258.60421468028">
            <text:p>3258,6042146803</text:p>
          </table:table-cell>
          <table:table-cell table:formula="of:=[.A245]*[.B245]" office:value-type="float" office:value="798358.032596668">
            <text:p>798358,032596668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252.08700625092">
            <text:p>3252,0870062509</text:p>
          </table:table-cell>
          <table:table-cell table:formula="of:=[.A246]*[.B246]" office:value-type="float" office:value="800013.403537726">
            <text:p>800013,40353772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245.58283223841">
            <text:p>3245,5828322384</text:p>
          </table:table-cell>
          <table:table-cell table:formula="of:=[.A247]*[.B247]" office:value-type="float" office:value="801658.959562888">
            <text:p>801658,95956288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3239.09166657394">
            <text:p>3239,0916665739</text:p>
          </table:table-cell>
          <table:table-cell table:formula="of:=[.A248]*[.B248]" office:value-type="float" office:value="803294.733310337">
            <text:p>803294,73331033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3232.61348324079">
            <text:p>3232,6134832408</text:p>
          </table:table-cell>
          <table:table-cell table:formula="of:=[.A249]*[.B249]" office:value-type="float" office:value="804920.757326957">
            <text:p>804920,757326957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3226.14825627431">
            <text:p>3226,1482562743</text:p>
          </table:table-cell>
          <table:table-cell table:formula="of:=[.A250]*[.B250]" office:value-type="float" office:value="806537.064068577">
            <text:p>806537,06406857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3219.69595976176">
            <text:p>3219,6959597618</text:p>
          </table:table-cell>
          <table:table-cell table:formula="of:=[.A251]*[.B251]" office:value-type="float" office:value="808143.685900202">
            <text:p>808143,68590020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3213.25656784224">
            <text:p>3213,2565678422</text:p>
          </table:table-cell>
          <table:table-cell table:formula="of:=[.A252]*[.B252]" office:value-type="float" office:value="809740.655096244">
            <text:p>809740,65509624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3206.83005470655">
            <text:p>3206,8300547066</text:p>
          </table:table-cell>
          <table:table-cell table:formula="of:=[.A253]*[.B253]" office:value-type="float" office:value="811328.003840758">
            <text:p>811328,00384075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3200.41639459714">
            <text:p>3200,4163945971</text:p>
          </table:table-cell>
          <table:table-cell table:formula="of:=[.A254]*[.B254]" office:value-type="float" office:value="812905.764227673">
            <text:p>812905,76422767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3194.01556180794">
            <text:p>3194,015561808</text:p>
          </table:table-cell>
          <table:table-cell table:formula="of:=[.A255]*[.B255]" office:value-type="float" office:value="814473.968261026">
            <text:p>814473,96826102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3187.62753068433">
            <text:p>3187,6275306843</text:p>
          </table:table-cell>
          <table:table-cell table:formula="of:=[.A256]*[.B256]" office:value-type="float" office:value="816032.647855188">
            <text:p>816032,64785518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3181.25227562296">
            <text:p>3181,252275623</text:p>
          </table:table-cell>
          <table:table-cell table:formula="of:=[.A257]*[.B257]" office:value-type="float" office:value="817581.834835101">
            <text:p>817581,834835101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3174.88977107171">
            <text:p>3174,8897710717</text:p>
          </table:table-cell>
          <table:table-cell table:formula="of:=[.A258]*[.B258]" office:value-type="float" office:value="819121.560936502">
            <text:p>819121,560936502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3168.53999152957">
            <text:p>3168,5399915296</text:p>
          </table:table-cell>
          <table:table-cell table:formula="of:=[.A259]*[.B259]" office:value-type="float" office:value="820651.857806159">
            <text:p>820651,8578061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3162.20291154651">
            <text:p>3162,2029115465</text:p>
          </table:table-cell>
          <table:table-cell table:formula="of:=[.A260]*[.B260]" office:value-type="float" office:value="822172.757002093">
            <text:p>822172,75700209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3155.87850572342">
            <text:p>3155,8785057234</text:p>
          </table:table-cell>
          <table:table-cell table:formula="of:=[.A261]*[.B261]" office:value-type="float" office:value="823684.289993812">
            <text:p>823684,28999381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3149.56674871197">
            <text:p>3149,566748712</text:p>
          </table:table-cell>
          <table:table-cell table:formula="of:=[.A262]*[.B262]" office:value-type="float" office:value="825186.488162537">
            <text:p>825186,48816253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3143.26761521455">
            <text:p>3143,2676152146</text:p>
          </table:table-cell>
          <table:table-cell table:formula="of:=[.A263]*[.B263]" office:value-type="float" office:value="826679.382801426">
            <text:p>826679,38280142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3136.98107998412">
            <text:p>3136,9810799841</text:p>
          </table:table-cell>
          <table:table-cell table:formula="of:=[.A264]*[.B264]" office:value-type="float" office:value="828163.005115807">
            <text:p>828163,005115807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3130.70711782415">
            <text:p>3130,7071178242</text:p>
          </table:table-cell>
          <table:table-cell table:formula="of:=[.A265]*[.B265]" office:value-type="float" office:value="829637.3862234">
            <text:p>829637,386223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3124.4457035885">
            <text:p>3124,4457035885</text:p>
          </table:table-cell>
          <table:table-cell table:formula="of:=[.A266]*[.B266]" office:value-type="float" office:value="831102.557154542">
            <text:p>831102,55715454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3118.19681218132">
            <text:p>3118,1968121813</text:p>
          </table:table-cell>
          <table:table-cell table:formula="of:=[.A267]*[.B267]" office:value-type="float" office:value="832558.548852414">
            <text:p>832558,54885241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3111.96041855696">
            <text:p>3111,960418557</text:p>
          </table:table-cell>
          <table:table-cell table:formula="of:=[.A268]*[.B268]" office:value-type="float" office:value="834005.392173266">
            <text:p>834005,39217326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3105.73649771985">
            <text:p>3105,7364977199</text:p>
          </table:table-cell>
          <table:table-cell table:formula="of:=[.A269]*[.B269]" office:value-type="float" office:value="835443.117886639">
            <text:p>835443,117886639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3099.52502472441">
            <text:p>3099,5250247244</text:p>
          </table:table-cell>
          <table:table-cell table:formula="of:=[.A270]*[.B270]" office:value-type="float" office:value="836871.75667559">
            <text:p>836871,75667559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3093.32597467496">
            <text:p>3093,325974675</text:p>
          </table:table-cell>
          <table:table-cell table:formula="of:=[.A271]*[.B271]" office:value-type="float" office:value="838291.339136914">
            <text:p>838291,339136914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3087.13932272561">
            <text:p>3087,1393227256</text:p>
          </table:table-cell>
          <table:table-cell table:formula="of:=[.A272]*[.B272]" office:value-type="float" office:value="839701.895781366">
            <text:p>839701,8957813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3080.96504408016">
            <text:p>3080,9650440802</text:p>
          </table:table-cell>
          <table:table-cell table:formula="of:=[.A273]*[.B273]" office:value-type="float" office:value="841103.457033883">
            <text:p>841103,457033883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3074.803113992">
            <text:p>3074,803113992</text:p>
          </table:table-cell>
          <table:table-cell table:formula="of:=[.A274]*[.B274]" office:value-type="float" office:value="842496.053233808">
            <text:p>842496,05323380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3068.65350776401">
            <text:p>3068,653507764</text:p>
          </table:table-cell>
          <table:table-cell table:formula="of:=[.A275]*[.B275]" office:value-type="float" office:value="843879.714635104">
            <text:p>843879,714635104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3062.51620074849">
            <text:p>3062,5162007485</text:p>
          </table:table-cell>
          <table:table-cell table:formula="of:=[.A276]*[.B276]" office:value-type="float" office:value="845254.471406582">
            <text:p>845254,47140658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3056.39116834699">
            <text:p>3056,391168347</text:p>
          </table:table-cell>
          <table:table-cell table:formula="of:=[.A277]*[.B277]" office:value-type="float" office:value="846620.353632116">
            <text:p>846620,35363211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3050.2783860103">
            <text:p>3050,2783860103</text:p>
          </table:table-cell>
          <table:table-cell table:formula="of:=[.A278]*[.B278]" office:value-type="float" office:value="847977.391310862">
            <text:p>847977,3913108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3044.17782923827">
            <text:p>3044,1778292383</text:p>
          </table:table-cell>
          <table:table-cell table:formula="of:=[.A279]*[.B279]" office:value-type="float" office:value="849325.614357479">
            <text:p>849325,614357479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3038.0894735798">
            <text:p>3038,0894735798</text:p>
          </table:table-cell>
          <table:table-cell table:formula="of:=[.A280]*[.B280]" office:value-type="float" office:value="850665.052602343">
            <text:p>850665,05260234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3032.01329463264">
            <text:p>3032,0132946326</text:p>
          </table:table-cell>
          <table:table-cell table:formula="of:=[.A281]*[.B281]" office:value-type="float" office:value="851995.735791772">
            <text:p>851995,73579177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3025.94926804337">
            <text:p>3025,9492680434</text:p>
          </table:table-cell>
          <table:table-cell table:formula="of:=[.A282]*[.B282]" office:value-type="float" office:value="853317.693588231">
            <text:p>853317,693588231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3019.89736950729">
            <text:p>3019,8973695073</text:p>
          </table:table-cell>
          <table:table-cell table:formula="of:=[.A283]*[.B283]" office:value-type="float" office:value="854630.955570562">
            <text:p>854630,955570562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3013.85757476827">
            <text:p>3013,8575747683</text:p>
          </table:table-cell>
          <table:table-cell table:formula="of:=[.A284]*[.B284]" office:value-type="float" office:value="855935.551234189">
            <text:p>855935,551234189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3007.82985961873">
            <text:p>3007,8298596187</text:p>
          </table:table-cell>
          <table:table-cell table:formula="of:=[.A285]*[.B285]" office:value-type="float" office:value="857231.509991339">
            <text:p>857231,509991339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3001.8141998995">
            <text:p>3001,8141998995</text:p>
          </table:table-cell>
          <table:table-cell table:formula="of:=[.A286]*[.B286]" office:value-type="float" office:value="858518.861171256">
            <text:p>858518,861171256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995.8105714997">
            <text:p>2995,8105714997</text:p>
          </table:table-cell>
          <table:table-cell table:formula="of:=[.A287]*[.B287]" office:value-type="float" office:value="859797.634020413">
            <text:p>859797,63402041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989.8189503567">
            <text:p>2989,8189503567</text:p>
          </table:table-cell>
          <table:table-cell table:formula="of:=[.A288]*[.B288]" office:value-type="float" office:value="861067.857702729">
            <text:p>861067,857702729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983.83931245599">
            <text:p>2983,839312456</text:p>
          </table:table-cell>
          <table:table-cell table:formula="of:=[.A289]*[.B289]" office:value-type="float" office:value="862329.56129978">
            <text:p>862329,56129978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977.87163383107">
            <text:p>2977,8716338311</text:p>
          </table:table-cell>
          <table:table-cell table:formula="of:=[.A290]*[.B290]" office:value-type="float" office:value="863582.773811011">
            <text:p>863582,773811011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971.91589056341">
            <text:p>2971,9158905634</text:p>
          </table:table-cell>
          <table:table-cell table:formula="of:=[.A291]*[.B291]" office:value-type="float" office:value="864827.524153953">
            <text:p>864827,52415395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965.97205878228">
            <text:p>2965,9720587823</text:p>
          </table:table-cell>
          <table:table-cell table:formula="of:=[.A292]*[.B292]" office:value-type="float" office:value="866063.841164427">
            <text:p>866063,841164427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960.04011466472">
            <text:p>2960,0401146647</text:p>
          </table:table-cell>
          <table:table-cell table:formula="of:=[.A293]*[.B293]" office:value-type="float" office:value="867291.753596763">
            <text:p>867291,753596763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954.12003443539">
            <text:p>2954,1200344354</text:p>
          </table:table-cell>
          <table:table-cell table:formula="of:=[.A294]*[.B294]" office:value-type="float" office:value="868511.290124005">
            <text:p>868511,290124005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948.21179436652">
            <text:p>2948,2117943665</text:p>
          </table:table-cell>
          <table:table-cell table:formula="of:=[.A295]*[.B295]" office:value-type="float" office:value="869722.479338124">
            <text:p>869722,479338124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942.31537077779">
            <text:p>2942,3153707778</text:p>
          </table:table-cell>
          <table:table-cell table:formula="of:=[.A296]*[.B296]" office:value-type="float" office:value="870925.349750225">
            <text:p>870925,349750225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936.43074003623">
            <text:p>2936,4307400362</text:p>
          </table:table-cell>
          <table:table-cell table:formula="of:=[.A297]*[.B297]" office:value-type="float" office:value="872119.929790761">
            <text:p>872119,929790761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930.55787855616">
            <text:p>2930,5578785562</text:p>
          </table:table-cell>
          <table:table-cell table:formula="of:=[.A298]*[.B298]" office:value-type="float" office:value="873306.247809735">
            <text:p>873306,247809735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924.69676279905">
            <text:p>2924,6967627991</text:p>
          </table:table-cell>
          <table:table-cell table:formula="of:=[.A299]*[.B299]" office:value-type="float" office:value="874484.332076915">
            <text:p>874484,33207691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918.84736927345">
            <text:p>2918,8473692735</text:p>
          </table:table-cell>
          <table:table-cell table:formula="of:=[.A300]*[.B300]" office:value-type="float" office:value="875654.210782035">
            <text:p>875654,210782035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913.0096745349">
            <text:p>2913,0096745349</text:p>
          </table:table-cell>
          <table:table-cell table:formula="of:=[.A301]*[.B301]" office:value-type="float" office:value="876815.912035006">
            <text:p>876815,912035006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907.18365518583">
            <text:p>2907,1836551858</text:p>
          </table:table-cell>
          <table:table-cell table:formula="of:=[.A302]*[.B302]" office:value-type="float" office:value="877969.463866121">
            <text:p>877969,463866121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901.36928787546">
            <text:p>2901,3692878755</text:p>
          </table:table-cell>
          <table:table-cell table:formula="of:=[.A303]*[.B303]" office:value-type="float" office:value="879114.894226265">
            <text:p>879114,894226265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895.56654929971">
            <text:p>2895,5665492997</text:p>
          </table:table-cell>
          <table:table-cell table:formula="of:=[.A304]*[.B304]" office:value-type="float" office:value="880252.230987112">
            <text:p>880252,23098711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889.77541620111">
            <text:p>2889,7754162011</text:p>
          </table:table-cell>
          <table:table-cell table:formula="of:=[.A305]*[.B305]" office:value-type="float" office:value="881381.501941339">
            <text:p>881381,50194133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883.99586536871">
            <text:p>2883,9958653687</text:p>
          </table:table-cell>
          <table:table-cell table:formula="of:=[.A306]*[.B306]" office:value-type="float" office:value="882502.734802825">
            <text:p>882502,734802825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878.22787363797">
            <text:p>2878,227873638</text:p>
          </table:table-cell>
          <table:table-cell table:formula="of:=[.A307]*[.B307]" office:value-type="float" office:value="883615.957206857">
            <text:p>883615,957206857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872.47141789069">
            <text:p>2872,4714178907</text:p>
          </table:table-cell>
          <table:table-cell table:formula="of:=[.A308]*[.B308]" office:value-type="float" office:value="884721.196710334">
            <text:p>884721,19671033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866.72647505491">
            <text:p>2866,7264750549</text:p>
          </table:table-cell>
          <table:table-cell table:formula="of:=[.A309]*[.B309]" office:value-type="float" office:value="885818.480791968">
            <text:p>885818,480791968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860.9930221048">
            <text:p>2860,9930221048</text:p>
          </table:table-cell>
          <table:table-cell table:formula="of:=[.A310]*[.B310]" office:value-type="float" office:value="886907.836852489">
            <text:p>886907,836852489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855.27103606059">
            <text:p>2855,2710360606</text:p>
          </table:table-cell>
          <table:table-cell table:formula="of:=[.A311]*[.B311]" office:value-type="float" office:value="887989.292214845">
            <text:p>887989,292214845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849.56049398847">
            <text:p>2849,5604939885</text:p>
          </table:table-cell>
          <table:table-cell table:formula="of:=[.A312]*[.B312]" office:value-type="float" office:value="889062.874124403">
            <text:p>889062,87412440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843.8613730005">
            <text:p>2843,8613730005</text:p>
          </table:table-cell>
          <table:table-cell table:formula="of:=[.A313]*[.B313]" office:value-type="float" office:value="890128.609749155">
            <text:p>890128,609749155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838.17365025449">
            <text:p>2838,1736502545</text:p>
          </table:table-cell>
          <table:table-cell table:formula="of:=[.A314]*[.B314]" office:value-type="float" office:value="891186.526179911">
            <text:p>891186,526179911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832.49730295399">
            <text:p>2832,497302954</text:p>
          </table:table-cell>
          <table:table-cell table:formula="of:=[.A315]*[.B315]" office:value-type="float" office:value="892236.650430506">
            <text:p>892236,65043050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826.83230834808">
            <text:p>2826,8323083481</text:p>
          </table:table-cell>
          <table:table-cell table:formula="of:=[.A316]*[.B316]" office:value-type="float" office:value="893279.009437993">
            <text:p>893279,009437993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821.17864373138">
            <text:p>2821,1786437314</text:p>
          </table:table-cell>
          <table:table-cell table:formula="of:=[.A317]*[.B317]" office:value-type="float" office:value="894313.630062848">
            <text:p>894313,630062848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815.53628644392">
            <text:p>2815,5362864439</text:p>
          </table:table-cell>
          <table:table-cell table:formula="of:=[.A318]*[.B318]" office:value-type="float" office:value="895340.539089166">
            <text:p>895340,53908916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809.90521387103">
            <text:p>2809,905213871</text:p>
          </table:table-cell>
          <table:table-cell table:formula="of:=[.A319]*[.B319]" office:value-type="float" office:value="896359.763224859">
            <text:p>896359,763224859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804.28540344329">
            <text:p>2804,2854034433</text:p>
          </table:table-cell>
          <table:table-cell table:formula="of:=[.A320]*[.B320]" office:value-type="float" office:value="897371.329101853">
            <text:p>897371,329101853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798.6768326364">
            <text:p>2798,6768326364</text:p>
          </table:table-cell>
          <table:table-cell table:formula="of:=[.A321]*[.B321]" office:value-type="float" office:value="898375.263276285">
            <text:p>898375,263276285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793.07947897113">
            <text:p>2793,0794789711</text:p>
          </table:table-cell>
          <table:table-cell table:formula="of:=[.A322]*[.B322]" office:value-type="float" office:value="899371.592228704">
            <text:p>899371,59222870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787.49332001319">
            <text:p>2787,4933200132</text:p>
          </table:table-cell>
          <table:table-cell table:formula="of:=[.A323]*[.B323]" office:value-type="float" office:value="900360.34236426">
            <text:p>900360,3423642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781.91833337316">
            <text:p>2781,9183333732</text:p>
          </table:table-cell>
          <table:table-cell table:formula="of:=[.A324]*[.B324]" office:value-type="float" office:value="901341.540012904">
            <text:p>901341,540012904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776.35449670641">
            <text:p>2776,3544967064</text:p>
          </table:table-cell>
          <table:table-cell table:formula="of:=[.A325]*[.B325]" office:value-type="float" office:value="902315.211429585">
            <text:p>902315,21142958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770.801787713">
            <text:p>2770,801787713</text:p>
          </table:table-cell>
          <table:table-cell table:formula="of:=[.A326]*[.B326]" office:value-type="float" office:value="903281.382794439">
            <text:p>903281,382794439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765.26018413758">
            <text:p>2765,2601841376</text:p>
          </table:table-cell>
          <table:table-cell table:formula="of:=[.A327]*[.B327]" office:value-type="float" office:value="904240.080212987">
            <text:p>904240,08021298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759.7296637693">
            <text:p>2759,7296637693</text:p>
          </table:table-cell>
          <table:table-cell table:formula="of:=[.A328]*[.B328]" office:value-type="float" office:value="905191.329716331">
            <text:p>905191,32971633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754.21020444176">
            <text:p>2754,2102044418</text:p>
          </table:table-cell>
          <table:table-cell table:formula="of:=[.A329]*[.B329]" office:value-type="float" office:value="906135.15726134">
            <text:p>906135,1572613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748.70178403288">
            <text:p>2748,7017840329</text:p>
          </table:table-cell>
          <table:table-cell table:formula="of:=[.A330]*[.B330]" office:value-type="float" office:value="907071.58873085">
            <text:p>907071,58873085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743.20438046481">
            <text:p>2743,2043804648</text:p>
          </table:table-cell>
          <table:table-cell table:formula="of:=[.A331]*[.B331]" office:value-type="float" office:value="908000.649933853">
            <text:p>908000,64993385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737.71797170388">
            <text:p>2737,7179717039</text:p>
          </table:table-cell>
          <table:table-cell table:formula="of:=[.A332]*[.B332]" office:value-type="float" office:value="908922.366605689">
            <text:p>908922,366605689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732.24253576048">
            <text:p>2732,2425357605</text:p>
          </table:table-cell>
          <table:table-cell table:formula="of:=[.A333]*[.B333]" office:value-type="float" office:value="909836.764408238">
            <text:p>909836,764408238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726.77805068895">
            <text:p>2726,778050689</text:p>
          </table:table-cell>
          <table:table-cell table:formula="of:=[.A334]*[.B334]" office:value-type="float" office:value="910743.868930111">
            <text:p>910743,868930111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721.32449458758">
            <text:p>2721,3244945876</text:p>
          </table:table-cell>
          <table:table-cell table:formula="of:=[.A335]*[.B335]" office:value-type="float" office:value="911643.705686838">
            <text:p>911643,70568683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715.8818455984">
            <text:p>2715,8818455984</text:p>
          </table:table-cell>
          <table:table-cell table:formula="of:=[.A336]*[.B336]" office:value-type="float" office:value="912536.300121063">
            <text:p>912536,300121063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710.4500819072">
            <text:p>2710,4500819072</text:p>
          </table:table-cell>
          <table:table-cell table:formula="of:=[.A337]*[.B337]" office:value-type="float" office:value="913421.677602728">
            <text:p>913421,677602728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705.02918174339">
            <text:p>2705,0291817434</text:p>
          </table:table-cell>
          <table:table-cell table:formula="of:=[.A338]*[.B338]" office:value-type="float" office:value="914299.863429266">
            <text:p>914299,863429266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699.6191233799">
            <text:p>2699,6191233799</text:p>
          </table:table-cell>
          <table:table-cell table:formula="of:=[.A339]*[.B339]" office:value-type="float" office:value="915170.882825787">
            <text:p>915170,882825787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694.21988513314">
            <text:p>2694,2198851332</text:p>
          </table:table-cell>
          <table:table-cell table:formula="of:=[.A340]*[.B340]" office:value-type="float" office:value="916034.760945269">
            <text:p>916034,760945269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688.83144536288">
            <text:p>2688,8314453629</text:p>
          </table:table-cell>
          <table:table-cell table:formula="of:=[.A341]*[.B341]" office:value-type="float" office:value="916891.522868741">
            <text:p>916891,52286874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683.45378247215">
            <text:p>2683,4537824722</text:p>
          </table:table-cell>
          <table:table-cell table:formula="of:=[.A342]*[.B342]" office:value-type="float" office:value="917741.193605476">
            <text:p>917741,19360547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678.08687490721">
            <text:p>2678,0868749072</text:p>
          </table:table-cell>
          <table:table-cell table:formula="of:=[.A343]*[.B343]" office:value-type="float" office:value="918583.798093172">
            <text:p>918583,79809317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672.73070115739">
            <text:p>2672,7307011574</text:p>
          </table:table-cell>
          <table:table-cell table:formula="of:=[.A344]*[.B344]" office:value-type="float" office:value="919419.361198143">
            <text:p>919419,36119814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667.38523975508">
            <text:p>2667,3852397551</text:p>
          </table:table-cell>
          <table:table-cell table:formula="of:=[.A345]*[.B345]" office:value-type="float" office:value="920247.907715502">
            <text:p>920247,90771550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662.05046927557">
            <text:p>2662,0504692756</text:p>
          </table:table-cell>
          <table:table-cell table:formula="of:=[.A346]*[.B346]" office:value-type="float" office:value="921069.462369346">
            <text:p>921069,46236934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656.72636833702">
            <text:p>2656,726368337</text:p>
          </table:table-cell>
          <table:table-cell table:formula="of:=[.A347]*[.B347]" office:value-type="float" office:value="921884.049812945">
            <text:p>921884,04981294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651.41291560034">
            <text:p>2651,4129156004</text:p>
          </table:table-cell>
          <table:table-cell table:formula="of:=[.A348]*[.B348]" office:value-type="float" office:value="922691.694628919">
            <text:p>922691,694628919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646.11008976914">
            <text:p>2646,1100897692</text:p>
          </table:table-cell>
          <table:table-cell table:formula="of:=[.A349]*[.B349]" office:value-type="float" office:value="923492.42132943">
            <text:p>923492,42132943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640.8178695896">
            <text:p>2640,8178695896</text:p>
          </table:table-cell>
          <table:table-cell table:formula="of:=[.A350]*[.B350]" office:value-type="float" office:value="924286.254356361">
            <text:p>924286,25435636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635.53623385042">
            <text:p>2635,5362338504</text:p>
          </table:table-cell>
          <table:table-cell table:formula="of:=[.A351]*[.B351]" office:value-type="float" office:value="925073.218081499">
            <text:p>925073,21808149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630.26516138272">
            <text:p>2630,2651613827</text:p>
          </table:table-cell>
          <table:table-cell table:formula="of:=[.A352]*[.B352]" office:value-type="float" office:value="925853.336806719">
            <text:p>925853,336806719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625.00463105996">
            <text:p>2625,00463106</text:p>
          </table:table-cell>
          <table:table-cell table:formula="of:=[.A353]*[.B353]" office:value-type="float" office:value="926626.634764165">
            <text:p>926626,63476416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619.75462179784">
            <text:p>2619,7546217978</text:p>
          </table:table-cell>
          <table:table-cell table:formula="of:=[.A354]*[.B354]" office:value-type="float" office:value="927393.136116435">
            <text:p>927393,13611643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614.51511255424">
            <text:p>2614,5151125543</text:p>
          </table:table-cell>
          <table:table-cell table:formula="of:=[.A355]*[.B355]" office:value-type="float" office:value="928152.864956756">
            <text:p>928152,86495675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609.28608232913">
            <text:p>2609,2860823291</text:p>
          </table:table-cell>
          <table:table-cell table:formula="of:=[.A356]*[.B356]" office:value-type="float" office:value="928905.845309171">
            <text:p>928905,845309171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604.06751016448">
            <text:p>2604,0675101645</text:p>
          </table:table-cell>
          <table:table-cell table:formula="of:=[.A357]*[.B357]" office:value-type="float" office:value="929652.101128718">
            <text:p>929652,101128718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598.85937514415">
            <text:p>2598,8593751442</text:p>
          </table:table-cell>
          <table:table-cell table:formula="of:=[.A358]*[.B358]" office:value-type="float" office:value="930391.656301604">
            <text:p>930391,65630160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593.66165639386">
            <text:p>2593,6616563939</text:p>
          </table:table-cell>
          <table:table-cell table:formula="of:=[.A359]*[.B359]" office:value-type="float" office:value="931124.534645395">
            <text:p>931124,534645395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588.47433308107">
            <text:p>2588,4743330811</text:p>
          </table:table-cell>
          <table:table-cell table:formula="of:=[.A360]*[.B360]" office:value-type="float" office:value="931850.759909185">
            <text:p>931850,759909185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583.29738441491">
            <text:p>2583,2973844149</text:p>
          </table:table-cell>
          <table:table-cell table:formula="of:=[.A361]*[.B361]" office:value-type="float" office:value="932570.355773782">
            <text:p>932570,35577378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578.13078964608">
            <text:p>2578,1307896461</text:p>
          </table:table-cell>
          <table:table-cell table:formula="of:=[.A362]*[.B362]" office:value-type="float" office:value="933283.34585188">
            <text:p>933283,3458518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572.97452806679">
            <text:p>2572,9745280668</text:p>
          </table:table-cell>
          <table:table-cell table:formula="of:=[.A363]*[.B363]" office:value-type="float" office:value="933989.753688243">
            <text:p>933989,75368824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567.82857901065">
            <text:p>2567,8285790107</text:p>
          </table:table-cell>
          <table:table-cell table:formula="of:=[.A364]*[.B364]" office:value-type="float" office:value="934689.602759877">
            <text:p>934689,602759877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562.69292185263">
            <text:p>2562,6929218526</text:p>
          </table:table-cell>
          <table:table-cell table:formula="of:=[.A365]*[.B365]" office:value-type="float" office:value="935382.91647621">
            <text:p>935382,91647621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557.56753600893">
            <text:p>2557,5675360089</text:p>
          </table:table-cell>
          <table:table-cell table:formula="of:=[.A366]*[.B366]" office:value-type="float" office:value="936069.718179267">
            <text:p>936069,718179267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552.45240093691">
            <text:p>2552,4524009369</text:p>
          </table:table-cell>
          <table:table-cell table:formula="of:=[.A367]*[.B367]" office:value-type="float" office:value="936750.031143845">
            <text:p>936750,031143845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547.34749613503">
            <text:p>2547,347496135</text:p>
          </table:table-cell>
          <table:table-cell table:formula="of:=[.A368]*[.B368]" office:value-type="float" office:value="937423.878577692">
            <text:p>937423,87857769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542.25280114276">
            <text:p>2542,2528011428</text:p>
          </table:table-cell>
          <table:table-cell table:formula="of:=[.A369]*[.B369]" office:value-type="float" office:value="938091.28362168">
            <text:p>938091,2836216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537.16829554048">
            <text:p>2537,1682955405</text:p>
          </table:table-cell>
          <table:table-cell table:formula="of:=[.A370]*[.B370]" office:value-type="float" office:value="938752.269349977">
            <text:p>938752,269349977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532.0939589494">
            <text:p>2532,0939589494</text:p>
          </table:table-cell>
          <table:table-cell table:formula="of:=[.A371]*[.B371]" office:value-type="float" office:value="939406.858770227">
            <text:p>939406,85877022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527.0297710315">
            <text:p>2527,0297710315</text:p>
          </table:table-cell>
          <table:table-cell table:formula="of:=[.A372]*[.B372]" office:value-type="float" office:value="940055.074823718">
            <text:p>940055,074823718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521.97571148944">
            <text:p>2521,9757114894</text:p>
          </table:table-cell>
          <table:table-cell table:formula="of:=[.A373]*[.B373]" office:value-type="float" office:value="940696.94038556">
            <text:p>940696,94038556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516.93176006646">
            <text:p>2516,9317600665</text:p>
          </table:table-cell>
          <table:table-cell table:formula="of:=[.A374]*[.B374]" office:value-type="float" office:value="941332.478264855">
            <text:p>941332,478264855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511.89789654632">
            <text:p>2511,8978965463</text:p>
          </table:table-cell>
          <table:table-cell table:formula="of:=[.A375]*[.B375]" office:value-type="float" office:value="941961.711204872">
            <text:p>941961,711204872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506.87410075323">
            <text:p>2506,8741007532</text:p>
          </table:table-cell>
          <table:table-cell table:formula="of:=[.A376]*[.B376]" office:value-type="float" office:value="942584.661883215">
            <text:p>942584,661883215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501.86035255172">
            <text:p>2501,8603525517</text:p>
          </table:table-cell>
          <table:table-cell table:formula="of:=[.A377]*[.B377]" office:value-type="float" office:value="943201.352912">
            <text:p>943201,352912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496.85663184662">
            <text:p>2496,8566318466</text:p>
          </table:table-cell>
          <table:table-cell table:formula="of:=[.A378]*[.B378]" office:value-type="float" office:value="943811.806838023">
            <text:p>943811,806838023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491.86291858293">
            <text:p>2491,8629185829</text:p>
          </table:table-cell>
          <table:table-cell table:formula="of:=[.A379]*[.B379]" office:value-type="float" office:value="944416.04614293">
            <text:p>944416,04614293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486.87919274576">
            <text:p>2486,8791927458</text:p>
          </table:table-cell>
          <table:table-cell table:formula="of:=[.A380]*[.B380]" office:value-type="float" office:value="945014.09324339">
            <text:p>945014,09324339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481.90543436027">
            <text:p>2481,9054343603</text:p>
          </table:table-cell>
          <table:table-cell table:formula="of:=[.A381]*[.B381]" office:value-type="float" office:value="945605.970491263">
            <text:p>945605,970491263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476.94162349155">
            <text:p>2476,9416234916</text:p>
          </table:table-cell>
          <table:table-cell table:formula="of:=[.A382]*[.B382]" office:value-type="float" office:value="946191.700173772">
            <text:p>946191,70017377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471.98774024457">
            <text:p>2471,9877402446</text:p>
          </table:table-cell>
          <table:table-cell table:formula="of:=[.A383]*[.B383]" office:value-type="float" office:value="946771.304513669">
            <text:p>946771,304513669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467.04376476408">
            <text:p>2467,0437647641</text:p>
          </table:table-cell>
          <table:table-cell table:formula="of:=[.A384]*[.B384]" office:value-type="float" office:value="947344.805669406">
            <text:p>947344,805669406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462.10967723455">
            <text:p>2462,1096772346</text:p>
          </table:table-cell>
          <table:table-cell table:formula="of:=[.A385]*[.B385]" office:value-type="float" office:value="947912.225735302">
            <text:p>947912,22573530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457.18545788008">
            <text:p>2457,1854578801</text:p>
          </table:table-cell>
          <table:table-cell table:formula="of:=[.A386]*[.B386]" office:value-type="float" office:value="948473.586741711">
            <text:p>948473,586741711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452.27108696432">
            <text:p>2452,2710869643</text:p>
          </table:table-cell>
          <table:table-cell table:formula="of:=[.A387]*[.B387]" office:value-type="float" office:value="949028.910655192">
            <text:p>949028,910655192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447.36654479039">
            <text:p>2447,3665447904</text:p>
          </table:table-cell>
          <table:table-cell table:formula="of:=[.A388]*[.B388]" office:value-type="float" office:value="949578.219378672">
            <text:p>949578,219378672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442.47181170081">
            <text:p>2442,4718117008</text:p>
          </table:table-cell>
          <table:table-cell table:formula="of:=[.A389]*[.B389]" office:value-type="float" office:value="950121.534751616">
            <text:p>950121,534751616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437.58686807741">
            <text:p>2437,5868680774</text:p>
          </table:table-cell>
          <table:table-cell table:formula="of:=[.A390]*[.B390]" office:value-type="float" office:value="950658.87855019">
            <text:p>950658,87855019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432.71169434125">
            <text:p>2432,7116943413</text:p>
          </table:table-cell>
          <table:table-cell table:formula="of:=[.A391]*[.B391]" office:value-type="float" office:value="951190.272487431">
            <text:p>951190,27248743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427.84627095257">
            <text:p>2427,8462709526</text:p>
          </table:table-cell>
          <table:table-cell table:formula="of:=[.A392]*[.B392]" office:value-type="float" office:value="951715.738213408">
            <text:p>951715,738213408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422.99057841067">
            <text:p>2422,9905784107</text:p>
          </table:table-cell>
          <table:table-cell table:formula="of:=[.A393]*[.B393]" office:value-type="float" office:value="952235.297315392">
            <text:p>952235,297315392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418.14459725385">
            <text:p>2418,1445972539</text:p>
          </table:table-cell>
          <table:table-cell table:formula="of:=[.A394]*[.B394]" office:value-type="float" office:value="952748.971318015">
            <text:p>952748,97131801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413.30830805934">
            <text:p>2413,3083080593</text:p>
          </table:table-cell>
          <table:table-cell table:formula="of:=[.A395]*[.B395]" office:value-type="float" office:value="953256.781683439">
            <text:p>953256,781683439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408.48169144322">
            <text:p>2408,4816914432</text:p>
          </table:table-cell>
          <table:table-cell table:formula="of:=[.A396]*[.B396]" office:value-type="float" office:value="953758.749811515">
            <text:p>953758,749811515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403.66472806033">
            <text:p>2403,6647280603</text:p>
          </table:table-cell>
          <table:table-cell table:formula="of:=[.A397]*[.B397]" office:value-type="float" office:value="954254.897039952">
            <text:p>954254,897039952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398.85739860421">
            <text:p>2398,8573986042</text:p>
          </table:table-cell>
          <table:table-cell table:formula="of:=[.A398]*[.B398]" office:value-type="float" office:value="954745.244644476">
            <text:p>954745,24464447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394.059683807">
            <text:p>2394,059683807</text:p>
          </table:table-cell>
          <table:table-cell table:formula="of:=[.A399]*[.B399]" office:value-type="float" office:value="955229.813838995">
            <text:p>955229,81383899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389.27156443939">
            <text:p>2389,2715644394</text:p>
          </table:table-cell>
          <table:table-cell table:formula="of:=[.A400]*[.B400]" office:value-type="float" office:value="955708.625775756">
            <text:p>955708,625775756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384.49302131051">
            <text:p>2384,4930213105</text:p>
          </table:table-cell>
          <table:table-cell table:formula="of:=[.A401]*[.B401]" office:value-type="float" office:value="956181.701545515">
            <text:p>956181,701545515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379.72403526789">
            <text:p>2379,7240352679</text:p>
          </table:table-cell>
          <table:table-cell table:formula="of:=[.A402]*[.B402]" office:value-type="float" office:value="956649.062177692">
            <text:p>956649,06217769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374.96458719735">
            <text:p>2374,9645871974</text:p>
          </table:table-cell>
          <table:table-cell table:formula="of:=[.A403]*[.B403]" office:value-type="float" office:value="957110.728640534">
            <text:p>957110,728640534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370.21465802296">
            <text:p>2370,214658023</text:p>
          </table:table-cell>
          <table:table-cell table:formula="of:=[.A404]*[.B404]" office:value-type="float" office:value="957566.721841275">
            <text:p>957566,721841275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365.47422870691">
            <text:p>2365,4742287069</text:p>
          </table:table-cell>
          <table:table-cell table:formula="of:=[.A405]*[.B405]" office:value-type="float" office:value="958017.0626263">
            <text:p>958017,0626263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360.7432802495">
            <text:p>2360,7432802495</text:p>
          </table:table-cell>
          <table:table-cell table:formula="of:=[.A406]*[.B406]" office:value-type="float" office:value="958461.771781297">
            <text:p>958461,77178129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356.021793689">
            <text:p>2356,021793689</text:p>
          </table:table-cell>
          <table:table-cell table:formula="of:=[.A407]*[.B407]" office:value-type="float" office:value="958900.870031423">
            <text:p>958900,87003142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351.30975010162">
            <text:p>2351,3097501016</text:p>
          </table:table-cell>
          <table:table-cell table:formula="of:=[.A408]*[.B408]" office:value-type="float" office:value="959334.378041462">
            <text:p>959334,378041462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346.60713060142">
            <text:p>2346,6071306014</text:p>
          </table:table-cell>
          <table:table-cell table:formula="of:=[.A409]*[.B409]" office:value-type="float" office:value="959762.31641598">
            <text:p>959762,31641598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341.91391634022">
            <text:p>2341,9139163402</text:p>
          </table:table-cell>
          <table:table-cell table:formula="of:=[.A410]*[.B410]" office:value-type="float" office:value="960184.705699489">
            <text:p>960184,705699489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337.23008850754">
            <text:p>2337,2300885075</text:p>
          </table:table-cell>
          <table:table-cell table:formula="of:=[.A411]*[.B411]" office:value-type="float" office:value="960601.566376597">
            <text:p>960601,56637659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332.55562833052">
            <text:p>2332,5556283305</text:p>
          </table:table-cell>
          <table:table-cell table:formula="of:=[.A412]*[.B412]" office:value-type="float" office:value="961012.918872175">
            <text:p>961012,918872175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327.89051707386">
            <text:p>2327,8905170739</text:p>
          </table:table-cell>
          <table:table-cell table:formula="of:=[.A413]*[.B413]" office:value-type="float" office:value="961418.783551504">
            <text:p>961418,78355150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323.23473603971">
            <text:p>2323,2347360397</text:p>
          </table:table-cell>
          <table:table-cell table:formula="of:=[.A414]*[.B414]" office:value-type="float" office:value="961819.180720441">
            <text:p>961819,180720441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318.58826656763">
            <text:p>2318,5882665676</text:p>
          </table:table-cell>
          <table:table-cell table:formula="of:=[.A415]*[.B415]" office:value-type="float" office:value="962214.130625568">
            <text:p>962214,130625568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313.9510900345">
            <text:p>2313,9510900345</text:p>
          </table:table-cell>
          <table:table-cell table:formula="of:=[.A416]*[.B416]" office:value-type="float" office:value="962603.653454351">
            <text:p>962603,65345435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309.32318785443">
            <text:p>2309,3231878544</text:p>
          </table:table-cell>
          <table:table-cell table:formula="of:=[.A417]*[.B417]" office:value-type="float" office:value="962987.769335297">
            <text:p>962987,76933529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304.70454147872">
            <text:p>2304,7045414787</text:p>
          </table:table-cell>
          <table:table-cell table:formula="of:=[.A418]*[.B418]" office:value-type="float" office:value="963366.498338105">
            <text:p>963366,49833810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300.09513239576">
            <text:p>2300,0951323958</text:p>
          </table:table-cell>
          <table:table-cell table:formula="of:=[.A419]*[.B419]" office:value-type="float" office:value="963739.860473824">
            <text:p>963739,860473824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295.49494213097">
            <text:p>2295,494942131</text:p>
          </table:table-cell>
          <table:table-cell table:formula="of:=[.A420]*[.B420]" office:value-type="float" office:value="964107.875695008">
            <text:p>964107,875695008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290.90395224671">
            <text:p>2290,9039522467</text:p>
          </table:table-cell>
          <table:table-cell table:formula="of:=[.A421]*[.B421]" office:value-type="float" office:value="964470.563895864">
            <text:p>964470,563895864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286.32214434222">
            <text:p>2286,3221443422</text:p>
          </table:table-cell>
          <table:table-cell table:formula="of:=[.A422]*[.B422]" office:value-type="float" office:value="964827.944912415">
            <text:p>964827,944912415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281.74950005353">
            <text:p>2281,7495000535</text:p>
          </table:table-cell>
          <table:table-cell table:formula="of:=[.A423]*[.B423]" office:value-type="float" office:value="965180.038522644">
            <text:p>965180,03852264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277.18600105342">
            <text:p>2277,1860010534</text:p>
          </table:table-cell>
          <table:table-cell table:formula="of:=[.A424]*[.B424]" office:value-type="float" office:value="965526.864446652">
            <text:p>965526,86444665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272.63162905132">
            <text:p>2272,6316290513</text:p>
          </table:table-cell>
          <table:table-cell table:formula="of:=[.A425]*[.B425]" office:value-type="float" office:value="965868.44234681">
            <text:p>965868,44234681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268.08636579321">
            <text:p>2268,0863657932</text:p>
          </table:table-cell>
          <table:table-cell table:formula="of:=[.A426]*[.B426]" office:value-type="float" office:value="966204.791827909">
            <text:p>966204,791827909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263.55019306163">
            <text:p>2263,5501930616</text:p>
          </table:table-cell>
          <table:table-cell table:formula="of:=[.A427]*[.B427]" office:value-type="float" office:value="966535.932437315">
            <text:p>966535,932437315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259.0230926755">
            <text:p>2259,0230926755</text:p>
          </table:table-cell>
          <table:table-cell table:formula="of:=[.A428]*[.B428]" office:value-type="float" office:value="966861.883665116">
            <text:p>966861,88366511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254.50504649015">
            <text:p>2254,5050464902</text:p>
          </table:table-cell>
          <table:table-cell table:formula="of:=[.A429]*[.B429]" office:value-type="float" office:value="967182.664944276">
            <text:p>967182,664944276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249.99603639717">
            <text:p>2249,9960363972</text:p>
          </table:table-cell>
          <table:table-cell table:formula="of:=[.A430]*[.B430]" office:value-type="float" office:value="967498.295650785">
            <text:p>967498,295650785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245.49604432438">
            <text:p>2245,4960443244</text:p>
          </table:table-cell>
          <table:table-cell table:formula="of:=[.A431]*[.B431]" office:value-type="float" office:value="967808.795103808">
            <text:p>967808,79510380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241.00505223573">
            <text:p>2241,0050522357</text:p>
          </table:table-cell>
          <table:table-cell table:formula="of:=[.A432]*[.B432]" office:value-type="float" office:value="968114.182565836">
            <text:p>968114,182565836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236.52304213126">
            <text:p>2236,5230421313</text:p>
          </table:table-cell>
          <table:table-cell table:formula="of:=[.A433]*[.B433]" office:value-type="float" office:value="968414.477242835">
            <text:p>968414,477242835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232.049996047">
            <text:p>2232,049996047</text:p>
          </table:table-cell>
          <table:table-cell table:formula="of:=[.A434]*[.B434]" office:value-type="float" office:value="968709.698284397">
            <text:p>968709,698284397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227.5858960549">
            <text:p>2227,5858960549</text:p>
          </table:table-cell>
          <table:table-cell table:formula="of:=[.A435]*[.B435]" office:value-type="float" office:value="968999.864783883">
            <text:p>968999,864783883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223.13072426279">
            <text:p>2223,1307242628</text:p>
          </table:table-cell>
          <table:table-cell table:formula="of:=[.A436]*[.B436]" office:value-type="float" office:value="969284.995778578">
            <text:p>969284,995778578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218.68446281427">
            <text:p>2218,6844628143</text:p>
          </table:table-cell>
          <table:table-cell table:formula="of:=[.A437]*[.B437]" office:value-type="float" office:value="969565.110249835">
            <text:p>969565,110249835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214.24709388864">
            <text:p>2214,2470938886</text:p>
          </table:table-cell>
          <table:table-cell table:formula="of:=[.A438]*[.B438]" office:value-type="float" office:value="969840.227123224">
            <text:p>969840,227123224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209.81859970086">
            <text:p>2209,8185997009</text:p>
          </table:table-cell>
          <table:table-cell table:formula="of:=[.A439]*[.B439]" office:value-type="float" office:value="970110.365268678">
            <text:p>970110,365268678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205.39896250146">
            <text:p>2205,3989625015</text:p>
          </table:table-cell>
          <table:table-cell table:formula="of:=[.A440]*[.B440]" office:value-type="float" office:value="970375.543500642">
            <text:p>970375,543500642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200.98816457646">
            <text:p>2200,9881645765</text:p>
          </table:table-cell>
          <table:table-cell table:formula="of:=[.A441]*[.B441]" office:value-type="float" office:value="970635.780578217">
            <text:p>970635,78057821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196.5861882473">
            <text:p>2196,5861882473</text:p>
          </table:table-cell>
          <table:table-cell table:formula="of:=[.A442]*[.B442]" office:value-type="float" office:value="970891.095205308">
            <text:p>970891,095205308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192.19301587081">
            <text:p>2192,1930158708</text:p>
          </table:table-cell>
          <table:table-cell table:formula="of:=[.A443]*[.B443]" office:value-type="float" office:value="971141.506030769">
            <text:p>971141,506030769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187.80862983907">
            <text:p>2187,8086298391</text:p>
          </table:table-cell>
          <table:table-cell table:formula="of:=[.A444]*[.B444]" office:value-type="float" office:value="971387.031648546">
            <text:p>971387,031648546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183.43301257939">
            <text:p>2183,4330125794</text:p>
          </table:table-cell>
          <table:table-cell table:formula="of:=[.A445]*[.B445]" office:value-type="float" office:value="971627.690597828">
            <text:p>971627,690597828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179.06614655423">
            <text:p>2179,0661465542</text:p>
          </table:table-cell>
          <table:table-cell table:formula="of:=[.A446]*[.B446]" office:value-type="float" office:value="971863.501363187">
            <text:p>971863,501363187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174.70801426112">
            <text:p>2174,7080142611</text:p>
          </table:table-cell>
          <table:table-cell table:formula="of:=[.A447]*[.B447]" office:value-type="float" office:value="972094.482374722">
            <text:p>972094,482374722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170.3585982326">
            <text:p>2170,3585982326</text:p>
          </table:table-cell>
          <table:table-cell table:formula="of:=[.A448]*[.B448]" office:value-type="float" office:value="972320.652008205">
            <text:p>972320,65200820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166.01788103613">
            <text:p>2166,0178810361</text:p>
          </table:table-cell>
          <table:table-cell table:formula="of:=[.A449]*[.B449]" office:value-type="float" office:value="972542.028585225">
            <text:p>972542,02858522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161.68584527406">
            <text:p>2161,6858452741</text:p>
          </table:table-cell>
          <table:table-cell table:formula="of:=[.A450]*[.B450]" office:value-type="float" office:value="972758.630373328">
            <text:p>972758,630373328</text:p>
          </table:table-cell>
          <table:table-cell table:number-columns-repeated="2"/>
        </table:table-row>
      </table:table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000">
            <text:p>5000</text:p>
          </table:table-cell>
          <table:table-cell table:formula="of:=[.A1]*[.B1]"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00">
            <text:p>5000</text:p>
          </table:table-cell>
          <table:table-cell table:formula="of:=[.A2]*[.B2]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00">
            <text:p>5000</text:p>
          </table:table-cell>
          <table:table-cell table:formula="of:=[.A3]*[.B3]"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00">
            <text:p>5000</text:p>
          </table:table-cell>
          <table:table-cell table:formula="of:=[.A4]*[.B4]" office:value-type="float" office:value="20000">
            <text:p>20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00">
            <text:p>5000</text:p>
          </table:table-cell>
          <table:table-cell table:formula="of:=[.A5]*[.B5]"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00">
            <text:p>5000</text:p>
          </table:table-cell>
          <table:table-cell table:formula="of:=[.A6]*[.B6]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00">
            <text:p>5000</text:p>
          </table:table-cell>
          <table:table-cell table:formula="of:=[.A7]*[.B7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00">
            <text:p>5000</text:p>
          </table:table-cell>
          <table:table-cell table:formula="of:=[.A8]*[.B8]"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00">
            <text:p>5000</text:p>
          </table:table-cell>
          <table:table-cell table:formula="of:=[.A9]*[.B9]" office:value-type="float" office:value="45000">
            <text:p>45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00">
            <text:p>5000</text:p>
          </table:table-cell>
          <table:table-cell table:formula="of:=[.A10]*[.B10]"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00">
            <text:p>5000</text:p>
          </table:table-cell>
          <table:table-cell table:formula="of:=[.A11]*[.B11]" office:value-type="float" office:value="55000">
            <text:p>55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00">
            <text:p>5000</text:p>
          </table:table-cell>
          <table:table-cell table:formula="of:=[.A12]*[.B12]" office:value-type="float" office:value="60000">
            <text:p>60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00">
            <text:p>5000</text:p>
          </table:table-cell>
          <table:table-cell table:formula="of:=[.A13]*[.B13]" office:value-type="float" office:value="65000">
            <text:p>65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00">
            <text:p>5000</text:p>
          </table:table-cell>
          <table:table-cell table:formula="of:=[.A14]*[.B14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00">
            <text:p>5000</text:p>
          </table:table-cell>
          <table:table-cell table:formula="of:=[.A15]*[.B15]" office:value-type="float" office:value="75000">
            <text:p>7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00">
            <text:p>5000</text:p>
          </table:table-cell>
          <table:table-cell table:formula="of:=[.A16]*[.B16]"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00">
            <text:p>5000</text:p>
          </table:table-cell>
          <table:table-cell table:formula="of:=[.A17]*[.B17]" office:value-type="float" office:value="85000">
            <text:p>85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00">
            <text:p>5000</text:p>
          </table:table-cell>
          <table:table-cell table:formula="of:=[.A18]*[.B18]" office:value-type="float" office:value="90000">
            <text:p>90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00">
            <text:p>5000</text:p>
          </table:table-cell>
          <table:table-cell table:formula="of:=[.A19]*[.B19]" office:value-type="float" office:value="95000">
            <text:p>95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00">
            <text:p>5000</text:p>
          </table:table-cell>
          <table:table-cell table:formula="of:=[.A20]*[.B20]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00">
            <text:p>5000</text:p>
          </table:table-cell>
          <table:table-cell table:formula="of:=[.A21]*[.B21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00">
            <text:p>5000</text:p>
          </table:table-cell>
          <table:table-cell table:formula="of:=[.A22]*[.B22]" office:value-type="float" office:value="110000">
            <text:p>110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00">
            <text:p>5000</text:p>
          </table:table-cell>
          <table:table-cell table:formula="of:=[.A23]*[.B23]" office:value-type="float" office:value="115000">
            <text:p>115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00">
            <text:p>5000</text:p>
          </table:table-cell>
          <table:table-cell table:formula="of:=[.A24]*[.B24]" office:value-type="float" office:value="120000">
            <text:p>120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00">
            <text:p>5000</text:p>
          </table:table-cell>
          <table:table-cell table:formula="of:=[.A25]*[.B25]" office:value-type="float" office:value="125000">
            <text:p>12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4990">
            <text:p>4990</text:p>
          </table:table-cell>
          <table:table-cell table:formula="of:=[.A26]*[.B26]" office:value-type="float" office:value="129740">
            <text:p>12974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4980.02">
            <text:p>4980,02</text:p>
          </table:table-cell>
          <table:table-cell table:formula="of:=[.A27]*[.B27]" office:value-type="float" office:value="134460.54">
            <text:p>134460,5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4970.05996">
            <text:p>4970,05996</text:p>
          </table:table-cell>
          <table:table-cell table:formula="of:=[.A28]*[.B28]" office:value-type="float" office:value="139161.67888">
            <text:p>139161,6788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4960.11984008">
            <text:p>4960,11984008</text:p>
          </table:table-cell>
          <table:table-cell table:formula="of:=[.A29]*[.B29]" office:value-type="float" office:value="143843.47536232">
            <text:p>143843,475362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4950.19960039984">
            <text:p>4950,1996003998</text:p>
          </table:table-cell>
          <table:table-cell table:formula="of:=[.A30]*[.B30]" office:value-type="float" office:value="148505.988011995">
            <text:p>148505,98801199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4940.29920119904">
            <text:p>4940,299201199</text:p>
          </table:table-cell>
          <table:table-cell table:formula="of:=[.A31]*[.B31]" office:value-type="float" office:value="153149.27523717">
            <text:p>153149,2752371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4930.41860279664">
            <text:p>4930,4186027967</text:p>
          </table:table-cell>
          <table:table-cell table:formula="of:=[.A32]*[.B32]" office:value-type="float" office:value="157773.395289493">
            <text:p>157773,39528949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4920.55776559105">
            <text:p>4920,5577655911</text:p>
          </table:table-cell>
          <table:table-cell table:formula="of:=[.A33]*[.B33]" office:value-type="float" office:value="162378.406264505">
            <text:p>162378,40626450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4910.71665005987">
            <text:p>4910,7166500599</text:p>
          </table:table-cell>
          <table:table-cell table:formula="of:=[.A34]*[.B34]" office:value-type="float" office:value="166964.366102035">
            <text:p>166964,36610203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4900.89521675975">
            <text:p>4900,8952167598</text:p>
          </table:table-cell>
          <table:table-cell table:formula="of:=[.A35]*[.B35]" office:value-type="float" office:value="171531.332586591">
            <text:p>171531,33258659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4891.09342632623">
            <text:p>4891,0934263262</text:p>
          </table:table-cell>
          <table:table-cell table:formula="of:=[.A36]*[.B36]" office:value-type="float" office:value="176079.363347744">
            <text:p>176079,36334774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4881.31123947358">
            <text:p>4881,3112394736</text:p>
          </table:table-cell>
          <table:table-cell table:formula="of:=[.A37]*[.B37]" office:value-type="float" office:value="180608.515860522">
            <text:p>180608,51586052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4871.54861699463">
            <text:p>4871,5486169946</text:p>
          </table:table-cell>
          <table:table-cell table:formula="of:=[.A38]*[.B38]" office:value-type="float" office:value="185118.847445796">
            <text:p>185118,84744579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4861.80551976064">
            <text:p>4861,8055197606</text:p>
          </table:table-cell>
          <table:table-cell table:formula="of:=[.A39]*[.B39]" office:value-type="float" office:value="189610.415270665">
            <text:p>189610,41527066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4852.08190872112">
            <text:p>4852,0819087211</text:p>
          </table:table-cell>
          <table:table-cell table:formula="of:=[.A40]*[.B40]" office:value-type="float" office:value="194083.276348845">
            <text:p>194083,27634884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4842.37774490368">
            <text:p>4842,3777449037</text:p>
          </table:table-cell>
          <table:table-cell table:formula="of:=[.A41]*[.B41]" office:value-type="float" office:value="198537.487541051">
            <text:p>198537,48754105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4832.69298941387">
            <text:p>4832,6929894139</text:p>
          </table:table-cell>
          <table:table-cell table:formula="of:=[.A42]*[.B42]" office:value-type="float" office:value="202973.105555382">
            <text:p>202973,10555538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4823.02760343504">
            <text:p>4823,027603435</text:p>
          </table:table-cell>
          <table:table-cell table:formula="of:=[.A43]*[.B43]" office:value-type="float" office:value="207390.186947707">
            <text:p>207390,18694770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4813.38154822817">
            <text:p>4813,3815482282</text:p>
          </table:table-cell>
          <table:table-cell table:formula="of:=[.A44]*[.B44]" office:value-type="float" office:value="211788.788122039">
            <text:p>211788,78812203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4803.75478513171">
            <text:p>4803,7547851317</text:p>
          </table:table-cell>
          <table:table-cell table:formula="of:=[.A45]*[.B45]" office:value-type="float" office:value="216168.965330927">
            <text:p>216168,96533092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4794.14727556145">
            <text:p>4794,1472755615</text:p>
          </table:table-cell>
          <table:table-cell table:formula="of:=[.A46]*[.B46]" office:value-type="float" office:value="220530.774675827">
            <text:p>220530,77467582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4784.55898101033">
            <text:p>4784,5589810103</text:p>
          </table:table-cell>
          <table:table-cell table:formula="of:=[.A47]*[.B47]" office:value-type="float" office:value="224874.272107485">
            <text:p>224874,27210748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4774.98986304831">
            <text:p>4774,9898630483</text:p>
          </table:table-cell>
          <table:table-cell table:formula="of:=[.A48]*[.B48]" office:value-type="float" office:value="229199.513426319">
            <text:p>229199,51342631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4765.43988332221">
            <text:p>4765,4398833222</text:p>
          </table:table-cell>
          <table:table-cell table:formula="of:=[.A49]*[.B49]" office:value-type="float" office:value="233506.554282788">
            <text:p>233506,55428278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4755.90900355557">
            <text:p>4755,9090035556</text:p>
          </table:table-cell>
          <table:table-cell table:formula="of:=[.A50]*[.B50]" office:value-type="float" office:value="237795.450177778">
            <text:p>237795,45017777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4746.39718554845">
            <text:p>4746,3971855485</text:p>
          </table:table-cell>
          <table:table-cell table:formula="of:=[.A51]*[.B51]" office:value-type="float" office:value="242066.256462971">
            <text:p>242066,25646297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4736.90439117736">
            <text:p>4736,9043911774</text:p>
          </table:table-cell>
          <table:table-cell table:formula="of:=[.A52]*[.B52]" office:value-type="float" office:value="246319.028341223">
            <text:p>246319,02834122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4727.430582395">
            <text:p>4727,430582395</text:p>
          </table:table-cell>
          <table:table-cell table:formula="of:=[.A53]*[.B53]" office:value-type="float" office:value="250553.820866935">
            <text:p>250553,82086693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717.97572123021">
            <text:p>4717,9757212302</text:p>
          </table:table-cell>
          <table:table-cell table:formula="of:=[.A54]*[.B54]" office:value-type="float" office:value="254770.688946431">
            <text:p>254770,68894643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708.53976978775">
            <text:p>4708,5397697878</text:p>
          </table:table-cell>
          <table:table-cell table:formula="of:=[.A55]*[.B55]" office:value-type="float" office:value="258969.687338326">
            <text:p>258969,68733832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699.12269024818">
            <text:p>4699,1226902482</text:p>
          </table:table-cell>
          <table:table-cell table:formula="of:=[.A56]*[.B56]" office:value-type="float" office:value="263150.870653898">
            <text:p>263150,87065389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9.72444486768">
            <text:p>4689,7244448677</text:p>
          </table:table-cell>
          <table:table-cell table:formula="of:=[.A57]*[.B57]" office:value-type="float" office:value="267314.293357458">
            <text:p>267314,293357458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680.34499597794">
            <text:p>4680,344995978</text:p>
          </table:table-cell>
          <table:table-cell table:formula="of:=[.A58]*[.B58]" office:value-type="float" office:value="271460.009766721">
            <text:p>271460,00976672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70.98430598599">
            <text:p>4670,984305986</text:p>
          </table:table-cell>
          <table:table-cell table:formula="of:=[.A59]*[.B59]" office:value-type="float" office:value="275588.074053173">
            <text:p>275588,07405317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661.64233737402">
            <text:p>4661,642337374</text:p>
          </table:table-cell>
          <table:table-cell table:formula="of:=[.A60]*[.B60]" office:value-type="float" office:value="279698.540242441">
            <text:p>279698,54024244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52.31905269927">
            <text:p>4652,3190526993</text:p>
          </table:table-cell>
          <table:table-cell table:formula="of:=[.A61]*[.B61]" office:value-type="float" office:value="283791.462214655">
            <text:p>283791,462214655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643.01441459387">
            <text:p>4643,0144145939</text:p>
          </table:table-cell>
          <table:table-cell table:formula="of:=[.A62]*[.B62]" office:value-type="float" office:value="287866.89370482">
            <text:p>287866,8937048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33.72838576468">
            <text:p>4633,7283857647</text:p>
          </table:table-cell>
          <table:table-cell table:formula="of:=[.A63]*[.B63]" office:value-type="float" office:value="291924.888303175">
            <text:p>291924,88830317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624.46092899315">
            <text:p>4624,4609289932</text:p>
          </table:table-cell>
          <table:table-cell table:formula="of:=[.A64]*[.B64]" office:value-type="float" office:value="295965.499455562">
            <text:p>295965,49945556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615.21200713517">
            <text:p>4615,2120071352</text:p>
          </table:table-cell>
          <table:table-cell table:formula="of:=[.A65]*[.B65]" office:value-type="float" office:value="299988.780463786">
            <text:p>299988,78046378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605.9815831209">
            <text:p>4605,9815831209</text:p>
          </table:table-cell>
          <table:table-cell table:formula="of:=[.A66]*[.B66]" office:value-type="float" office:value="303994.784485979">
            <text:p>303994,78448597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596.76961995465">
            <text:p>4596,7696199547</text:p>
          </table:table-cell>
          <table:table-cell table:formula="of:=[.A67]*[.B67]" office:value-type="float" office:value="307983.564536962">
            <text:p>307983,5645369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587.57608071474">
            <text:p>4587,5760807148</text:p>
          </table:table-cell>
          <table:table-cell table:formula="of:=[.A68]*[.B68]" office:value-type="float" office:value="311955.173488603">
            <text:p>311955,17348860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578.40092855331">
            <text:p>4578,4009285533</text:p>
          </table:table-cell>
          <table:table-cell table:formula="of:=[.A69]*[.B69]" office:value-type="float" office:value="315909.664070179">
            <text:p>315909,66407017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569.24412669621">
            <text:p>4569,2441266962</text:p>
          </table:table-cell>
          <table:table-cell table:formula="of:=[.A70]*[.B70]" office:value-type="float" office:value="319847.088868735">
            <text:p>319847,08886873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4560.10563844282">
            <text:p>4560,1056384428</text:p>
          </table:table-cell>
          <table:table-cell table:formula="of:=[.A71]*[.B71]" office:value-type="float" office:value="323767.50032944">
            <text:p>323767,5003294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4550.98542716593">
            <text:p>4550,9854271659</text:p>
          </table:table-cell>
          <table:table-cell table:formula="of:=[.A72]*[.B72]" office:value-type="float" office:value="327670.950755947">
            <text:p>327670,95075594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4541.8834563116">
            <text:p>4541,8834563116</text:p>
          </table:table-cell>
          <table:table-cell table:formula="of:=[.A73]*[.B73]" office:value-type="float" office:value="331557.492310747">
            <text:p>331557,49231074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4532.79968939898">
            <text:p>4532,799689399</text:p>
          </table:table-cell>
          <table:table-cell table:formula="of:=[.A74]*[.B74]" office:value-type="float" office:value="335427.177015524">
            <text:p>335427,17701552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4523.73409002018">
            <text:p>4523,7340900202</text:p>
          </table:table-cell>
          <table:table-cell table:formula="of:=[.A75]*[.B75]" office:value-type="float" office:value="339280.056751513">
            <text:p>339280,05675151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4514.68662184014">
            <text:p>4514,6866218401</text:p>
          </table:table-cell>
          <table:table-cell table:formula="of:=[.A76]*[.B76]" office:value-type="float" office:value="343116.18325985">
            <text:p>343116,1832598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4505.65724859646">
            <text:p>4505,6572485965</text:p>
          </table:table-cell>
          <table:table-cell table:formula="of:=[.A77]*[.B77]" office:value-type="float" office:value="346935.608141927">
            <text:p>346935,6081419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4496.64593409926">
            <text:p>4496,6459340993</text:p>
          </table:table-cell>
          <table:table-cell table:formula="of:=[.A78]*[.B78]" office:value-type="float" office:value="350738.382859743">
            <text:p>350738,38285974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4487.65264223106">
            <text:p>4487,6526422311</text:p>
          </table:table-cell>
          <table:table-cell table:formula="of:=[.A79]*[.B79]" office:value-type="float" office:value="354524.558736254">
            <text:p>354524,55873625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4478.6773369466">
            <text:p>4478,6773369466</text:p>
          </table:table-cell>
          <table:table-cell table:formula="of:=[.A80]*[.B80]" office:value-type="float" office:value="358294.186955728">
            <text:p>358294,18695572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4469.71998227271">
            <text:p>4469,7199822727</text:p>
          </table:table-cell>
          <table:table-cell table:formula="of:=[.A81]*[.B81]" office:value-type="float" office:value="362047.318564089">
            <text:p>362047,31856408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4460.78054230816">
            <text:p>4460,7805423082</text:p>
          </table:table-cell>
          <table:table-cell table:formula="of:=[.A82]*[.B82]" office:value-type="float" office:value="365784.004469269">
            <text:p>365784,00446926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4451.85898122355">
            <text:p>4451,8589812236</text:p>
          </table:table-cell>
          <table:table-cell table:formula="of:=[.A83]*[.B83]" office:value-type="float" office:value="369504.295441554">
            <text:p>369504,29544155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4442.9552632611">
            <text:p>4442,9552632611</text:p>
          </table:table-cell>
          <table:table-cell table:formula="of:=[.A84]*[.B84]" office:value-type="float" office:value="373208.242113932">
            <text:p>373208,24211393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4434.06935273458">
            <text:p>4434,0693527346</text:p>
          </table:table-cell>
          <table:table-cell table:formula="of:=[.A85]*[.B85]" office:value-type="float" office:value="376895.894982439">
            <text:p>376895,894982439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4425.20121402911">
            <text:p>4425,2012140291</text:p>
          </table:table-cell>
          <table:table-cell table:formula="of:=[.A86]*[.B86]" office:value-type="float" office:value="380567.304406503">
            <text:p>380567,30440650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4416.35081160105">
            <text:p>4416,3508116011</text:p>
          </table:table-cell>
          <table:table-cell table:formula="of:=[.A87]*[.B87]" office:value-type="float" office:value="384222.520609291">
            <text:p>384222,52060929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4407.51810997785">
            <text:p>4407,5181099779</text:p>
          </table:table-cell>
          <table:table-cell table:formula="of:=[.A88]*[.B88]" office:value-type="float" office:value="387861.593678051">
            <text:p>387861,59367805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4398.70307375789">
            <text:p>4398,7030737579</text:p>
          </table:table-cell>
          <table:table-cell table:formula="of:=[.A89]*[.B89]" office:value-type="float" office:value="391484.573564452">
            <text:p>391484,57356445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4389.90566761038">
            <text:p>4389,9056676104</text:p>
          </table:table-cell>
          <table:table-cell table:formula="of:=[.A90]*[.B90]" office:value-type="float" office:value="395091.510084934">
            <text:p>395091,51008493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4381.12585627516">
            <text:p>4381,1258562752</text:p>
          </table:table-cell>
          <table:table-cell table:formula="of:=[.A91]*[.B91]" office:value-type="float" office:value="398682.452921039">
            <text:p>398682,45292103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4372.36360456261">
            <text:p>4372,3636045626</text:p>
          </table:table-cell>
          <table:table-cell table:formula="of:=[.A92]*[.B92]" office:value-type="float" office:value="402257.45161976">
            <text:p>402257,4516197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4363.61887735348">
            <text:p>4363,6188773535</text:p>
          </table:table-cell>
          <table:table-cell table:formula="of:=[.A93]*[.B93]" office:value-type="float" office:value="405816.555593874">
            <text:p>405816,55559387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4354.89163959877">
            <text:p>4354,8916395988</text:p>
          </table:table-cell>
          <table:table-cell table:formula="of:=[.A94]*[.B94]" office:value-type="float" office:value="409359.814122285">
            <text:p>409359,81412228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4346.18185631958">
            <text:p>4346,1818563196</text:p>
          </table:table-cell>
          <table:table-cell table:formula="of:=[.A95]*[.B95]" office:value-type="float" office:value="412887.27635036">
            <text:p>412887,2763503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4337.48949260694">
            <text:p>4337,4894926069</text:p>
          </table:table-cell>
          <table:table-cell table:formula="of:=[.A96]*[.B96]" office:value-type="float" office:value="416398.991290266">
            <text:p>416398,991290266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4328.81451362172">
            <text:p>4328,8145136217</text:p>
          </table:table-cell>
          <table:table-cell table:formula="of:=[.A97]*[.B97]" office:value-type="float" office:value="419895.007821307">
            <text:p>419895,00782130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4320.15688459448">
            <text:p>4320,1568845945</text:p>
          </table:table-cell>
          <table:table-cell table:formula="of:=[.A98]*[.B98]" office:value-type="float" office:value="423375.374690259">
            <text:p>423375,37469025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4311.51657082529">
            <text:p>4311,5165708253</text:p>
          </table:table-cell>
          <table:table-cell table:formula="of:=[.A99]*[.B99]" office:value-type="float" office:value="426840.140511704">
            <text:p>426840,1405117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4302.89353768364">
            <text:p>4302,8935376836</text:p>
          </table:table-cell>
          <table:table-cell table:formula="of:=[.A100]*[.B100]" office:value-type="float" office:value="430289.353768364">
            <text:p>430289,35376836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4294.28775060827">
            <text:p>4294,2877506083</text:p>
          </table:table-cell>
          <table:table-cell table:formula="of:=[.A101]*[.B101]" office:value-type="float" office:value="433723.062811436">
            <text:p>433723,06281143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4285.69917510706">
            <text:p>4285,6991751071</text:p>
          </table:table-cell>
          <table:table-cell table:formula="of:=[.A102]*[.B102]" office:value-type="float" office:value="437141.31586092">
            <text:p>437141,3158609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4277.12777675684">
            <text:p>4277,1277767569</text:p>
          </table:table-cell>
          <table:table-cell table:formula="of:=[.A103]*[.B103]" office:value-type="float" office:value="440544.161005955">
            <text:p>440544,16100595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4268.57352120333">
            <text:p>4268,5735212033</text:p>
          </table:table-cell>
          <table:table-cell table:formula="of:=[.A104]*[.B104]" office:value-type="float" office:value="443931.646205146">
            <text:p>443931,6462051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4260.03637416092">
            <text:p>4260,0363741609</text:p>
          </table:table-cell>
          <table:table-cell table:formula="of:=[.A105]*[.B105]" office:value-type="float" office:value="447303.819286897">
            <text:p>447303,81928689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4251.5163014126">
            <text:p>4251,5163014126</text:p>
          </table:table-cell>
          <table:table-cell table:formula="of:=[.A106]*[.B106]" office:value-type="float" office:value="450660.727949736">
            <text:p>450660,72794973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4243.01326880977">
            <text:p>4243,0132688098</text:p>
          </table:table-cell>
          <table:table-cell table:formula="of:=[.A107]*[.B107]" office:value-type="float" office:value="454002.419762646">
            <text:p>454002,41976264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4234.52724227215">
            <text:p>4234,5272422722</text:p>
          </table:table-cell>
          <table:table-cell table:formula="of:=[.A108]*[.B108]" office:value-type="float" office:value="457328.942165393">
            <text:p>457328,94216539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4226.05818778761">
            <text:p>4226,0581877876</text:p>
          </table:table-cell>
          <table:table-cell table:formula="of:=[.A109]*[.B109]" office:value-type="float" office:value="460640.34246885">
            <text:p>460640,3424688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4217.60607141203">
            <text:p>4217,606071412</text:p>
          </table:table-cell>
          <table:table-cell table:formula="of:=[.A110]*[.B110]" office:value-type="float" office:value="463936.667855324">
            <text:p>463936,66785532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4209.17085926921">
            <text:p>4209,1708592692</text:p>
          </table:table-cell>
          <table:table-cell table:formula="of:=[.A111]*[.B111]" office:value-type="float" office:value="467217.965378882">
            <text:p>467217,96537888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4200.75251755067">
            <text:p>4200,7525175507</text:p>
          </table:table-cell>
          <table:table-cell table:formula="of:=[.A112]*[.B112]" office:value-type="float" office:value="470484.281965675">
            <text:p>470484,28196567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4192.35101251557">
            <text:p>4192,3510125156</text:p>
          </table:table-cell>
          <table:table-cell table:formula="of:=[.A113]*[.B113]" office:value-type="float" office:value="473735.664414259">
            <text:p>473735,664414259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4183.96631049054">
            <text:p>4183,9663104905</text:p>
          </table:table-cell>
          <table:table-cell table:formula="of:=[.A114]*[.B114]" office:value-type="float" office:value="476972.159395922">
            <text:p>476972,15939592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4175.59837786956">
            <text:p>4175,5983778696</text:p>
          </table:table-cell>
          <table:table-cell table:formula="of:=[.A115]*[.B115]" office:value-type="float" office:value="480193.813454999">
            <text:p>480193,81345499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4167.24718111382">
            <text:p>4167,2471811138</text:p>
          </table:table-cell>
          <table:table-cell table:formula="of:=[.A116]*[.B116]" office:value-type="float" office:value="483400.673009203">
            <text:p>483400,67300920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4158.91268675159">
            <text:p>4158,9126867516</text:p>
          </table:table-cell>
          <table:table-cell table:formula="of:=[.A117]*[.B117]" office:value-type="float" office:value="486592.784349936">
            <text:p>486592,78434993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4150.59486137809">
            <text:p>4150,5948613781</text:p>
          </table:table-cell>
          <table:table-cell table:formula="of:=[.A118]*[.B118]" office:value-type="float" office:value="489770.193642614">
            <text:p>489770,19364261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4142.29367165533">
            <text:p>4142,2936716553</text:p>
          </table:table-cell>
          <table:table-cell table:formula="of:=[.A119]*[.B119]" office:value-type="float" office:value="492932.946926985">
            <text:p>492932,94692698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4134.00908431202">
            <text:p>4134,009084312</text:p>
          </table:table-cell>
          <table:table-cell table:formula="of:=[.A120]*[.B120]" office:value-type="float" office:value="496081.090117443">
            <text:p>496081,09011744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4125.7410661434">
            <text:p>4125,7410661434</text:p>
          </table:table-cell>
          <table:table-cell table:formula="of:=[.A121]*[.B121]" office:value-type="float" office:value="499214.669003351">
            <text:p>499214,669003351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4117.48958401111">
            <text:p>4117,4895840111</text:p>
          </table:table-cell>
          <table:table-cell table:formula="of:=[.A122]*[.B122]" office:value-type="float" office:value="502333.729249356">
            <text:p>502333,72924935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4109.25460484309">
            <text:p>4109,2546048431</text:p>
          </table:table-cell>
          <table:table-cell table:formula="of:=[.A123]*[.B123]" office:value-type="float" office:value="505438.3163957">
            <text:p>505438,3163957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4101.0360956334">
            <text:p>4101,0360956334</text:p>
          </table:table-cell>
          <table:table-cell table:formula="of:=[.A124]*[.B124]" office:value-type="float" office:value="508528.475858542">
            <text:p>508528,47585854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4092.83402344214">
            <text:p>4092,8340234421</text:p>
          </table:table-cell>
          <table:table-cell table:formula="of:=[.A125]*[.B125]" office:value-type="float" office:value="511604.252930267">
            <text:p>511604,252930267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4084.64835539525">
            <text:p>4084,6483553953</text:p>
          </table:table-cell>
          <table:table-cell table:formula="of:=[.A126]*[.B126]" office:value-type="float" office:value="514665.692779802">
            <text:p>514665,69277980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4076.47905868446">
            <text:p>4076,4790586845</text:p>
          </table:table-cell>
          <table:table-cell table:formula="of:=[.A127]*[.B127]" office:value-type="float" office:value="517712.840452927">
            <text:p>517712,8404529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4068.32610056709">
            <text:p>4068,3261005671</text:p>
          </table:table-cell>
          <table:table-cell table:formula="of:=[.A128]*[.B128]" office:value-type="float" office:value="520745.740872588">
            <text:p>520745,74087258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4060.18944836596">
            <text:p>4060,189448366</text:p>
          </table:table-cell>
          <table:table-cell table:formula="of:=[.A129]*[.B129]" office:value-type="float" office:value="523764.438839209">
            <text:p>523764,43883920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4052.06906946923">
            <text:p>4052,0690694692</text:p>
          </table:table-cell>
          <table:table-cell table:formula="of:=[.A130]*[.B130]" office:value-type="float" office:value="526768.979030999">
            <text:p>526768,97903099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4043.96493133029">
            <text:p>4043,9649313303</text:p>
          </table:table-cell>
          <table:table-cell table:formula="of:=[.A131]*[.B131]" office:value-type="float" office:value="529759.406004268">
            <text:p>529759,40600426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4035.87700146763">
            <text:p>4035,8770014676</text:p>
          </table:table-cell>
          <table:table-cell table:formula="of:=[.A132]*[.B132]" office:value-type="float" office:value="532735.764193727">
            <text:p>532735,76419372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4027.80524746469">
            <text:p>4027,8052474647</text:p>
          </table:table-cell>
          <table:table-cell table:formula="of:=[.A133]*[.B133]" office:value-type="float" office:value="535698.097912804">
            <text:p>535698,0979128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4019.74963696976">
            <text:p>4019,7496369698</text:p>
          </table:table-cell>
          <table:table-cell table:formula="of:=[.A134]*[.B134]" office:value-type="float" office:value="538646.451353948">
            <text:p>538646,45135394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4011.71013769582">
            <text:p>4011,7101376958</text:p>
          </table:table-cell>
          <table:table-cell table:formula="of:=[.A135]*[.B135]" office:value-type="float" office:value="541580.868588936">
            <text:p>541580,86858893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4003.68671742043">
            <text:p>4003,6867174204</text:p>
          </table:table-cell>
          <table:table-cell table:formula="of:=[.A136]*[.B136]" office:value-type="float" office:value="544501.393569179">
            <text:p>544501,39356917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3995.67934398559">
            <text:p>3995,6793439856</text:p>
          </table:table-cell>
          <table:table-cell table:formula="of:=[.A137]*[.B137]" office:value-type="float" office:value="547408.070126026">
            <text:p>547408,07012602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3987.68798529762">
            <text:p>3987,6879852976</text:p>
          </table:table-cell>
          <table:table-cell table:formula="of:=[.A138]*[.B138]" office:value-type="float" office:value="550300.941971072">
            <text:p>550300,941971072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3979.71260932702">
            <text:p>3979,712609327</text:p>
          </table:table-cell>
          <table:table-cell table:formula="of:=[.A139]*[.B139]" office:value-type="float" office:value="553180.052696456">
            <text:p>553180,05269645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3971.75318410837">
            <text:p>3971,7531841084</text:p>
          </table:table-cell>
          <table:table-cell table:formula="of:=[.A140]*[.B140]" office:value-type="float" office:value="556045.445775172">
            <text:p>556045,44577517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3963.80967774015">
            <text:p>3963,8096777402</text:p>
          </table:table-cell>
          <table:table-cell table:formula="of:=[.A141]*[.B141]" office:value-type="float" office:value="558897.164561362">
            <text:p>558897,16456136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3955.88205838467">
            <text:p>3955,8820583847</text:p>
          </table:table-cell>
          <table:table-cell table:formula="of:=[.A142]*[.B142]" office:value-type="float" office:value="561735.252290624">
            <text:p>561735,25229062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3947.9702942679">
            <text:p>3947,9702942679</text:p>
          </table:table-cell>
          <table:table-cell table:formula="of:=[.A143]*[.B143]" office:value-type="float" office:value="564559.75208031">
            <text:p>564559,7520803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3940.07435367937">
            <text:p>3940,0743536794</text:p>
          </table:table-cell>
          <table:table-cell table:formula="of:=[.A144]*[.B144]" office:value-type="float" office:value="567370.706929829">
            <text:p>567370,70692982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3932.19420497201">
            <text:p>3932,194204972</text:p>
          </table:table-cell>
          <table:table-cell table:formula="of:=[.A145]*[.B145]" office:value-type="float" office:value="570168.159720941">
            <text:p>570168,15972094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3924.32981656206">
            <text:p>3924,3298165621</text:p>
          </table:table-cell>
          <table:table-cell table:formula="of:=[.A146]*[.B146]" office:value-type="float" office:value="572952.153218061">
            <text:p>572952,15321806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3916.48115692894">
            <text:p>3916,481156929</text:p>
          </table:table-cell>
          <table:table-cell table:formula="of:=[.A147]*[.B147]" office:value-type="float" office:value="575722.730068554">
            <text:p>575722,730068554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3908.64819461508">
            <text:p>3908,6481946151</text:p>
          </table:table-cell>
          <table:table-cell table:formula="of:=[.A148]*[.B148]" office:value-type="float" office:value="578479.932803032">
            <text:p>578479,93280303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3900.83089822585">
            <text:p>3900,8308982259</text:p>
          </table:table-cell>
          <table:table-cell table:formula="of:=[.A149]*[.B149]" office:value-type="float" office:value="581223.803835652">
            <text:p>581223,80383565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3893.0292364294">
            <text:p>3893,0292364294</text:p>
          </table:table-cell>
          <table:table-cell table:formula="of:=[.A150]*[.B150]" office:value-type="float" office:value="583954.38546441">
            <text:p>583954,38546441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3885.24317795654">
            <text:p>3885,2431779566</text:p>
          </table:table-cell>
          <table:table-cell table:formula="of:=[.A151]*[.B151]" office:value-type="float" office:value="586671.719871438">
            <text:p>586671,71987143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3877.47269160063">
            <text:p>3877,4726916006</text:p>
          </table:table-cell>
          <table:table-cell table:formula="of:=[.A152]*[.B152]" office:value-type="float" office:value="589375.849123296">
            <text:p>589375,84912329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3869.71774621743">
            <text:p>3869,7177462174</text:p>
          </table:table-cell>
          <table:table-cell table:formula="of:=[.A153]*[.B153]" office:value-type="float" office:value="592066.815171267">
            <text:p>592066,81517126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3861.97831072499">
            <text:p>3861,978310725</text:p>
          </table:table-cell>
          <table:table-cell table:formula="of:=[.A154]*[.B154]" office:value-type="float" office:value="594744.659851649">
            <text:p>594744,659851649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3854.25435410354">
            <text:p>3854,2543541036</text:p>
          </table:table-cell>
          <table:table-cell table:formula="of:=[.A155]*[.B155]" office:value-type="float" office:value="597409.424886049">
            <text:p>597409,424886049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3846.54584539534">
            <text:p>3846,5458453953</text:p>
          </table:table-cell>
          <table:table-cell table:formula="of:=[.A156]*[.B156]" office:value-type="float" office:value="600061.151881673">
            <text:p>600061,15188167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3838.85275370455">
            <text:p>3838,8527537046</text:p>
          </table:table-cell>
          <table:table-cell table:formula="of:=[.A157]*[.B157]" office:value-type="float" office:value="602699.882331614">
            <text:p>602699,88233161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3831.17504819714">
            <text:p>3831,1750481971</text:p>
          </table:table-cell>
          <table:table-cell table:formula="of:=[.A158]*[.B158]" office:value-type="float" office:value="605325.657615148">
            <text:p>605325,65761514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3823.51269810074">
            <text:p>3823,5126981008</text:p>
          </table:table-cell>
          <table:table-cell table:formula="of:=[.A159]*[.B159]" office:value-type="float" office:value="607938.518998018">
            <text:p>607938,518998018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3815.86567270454">
            <text:p>3815,8656727045</text:p>
          </table:table-cell>
          <table:table-cell table:formula="of:=[.A160]*[.B160]" office:value-type="float" office:value="610538.507632726">
            <text:p>610538,50763272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3808.23394135913">
            <text:p>3808,2339413591</text:p>
          </table:table-cell>
          <table:table-cell table:formula="of:=[.A161]*[.B161]" office:value-type="float" office:value="613125.66455882">
            <text:p>613125,66455882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3800.61747347641">
            <text:p>3800,6174734764</text:p>
          </table:table-cell>
          <table:table-cell table:formula="of:=[.A162]*[.B162]" office:value-type="float" office:value="615700.030703179">
            <text:p>615700,03070317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3793.01623852946">
            <text:p>3793,0162385295</text:p>
          </table:table-cell>
          <table:table-cell table:formula="of:=[.A163]*[.B163]" office:value-type="float" office:value="618261.646880302">
            <text:p>618261,646880302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3785.4302060524">
            <text:p>3785,4302060524</text:p>
          </table:table-cell>
          <table:table-cell table:formula="of:=[.A164]*[.B164]" office:value-type="float" office:value="620810.553792594">
            <text:p>620810,553792594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3777.8593456403">
            <text:p>3777,8593456403</text:p>
          </table:table-cell>
          <table:table-cell table:formula="of:=[.A165]*[.B165]" office:value-type="float" office:value="623346.792030649">
            <text:p>623346,792030649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3770.30362694902">
            <text:p>3770,303626949</text:p>
          </table:table-cell>
          <table:table-cell table:formula="of:=[.A166]*[.B166]" office:value-type="float" office:value="625870.402073537">
            <text:p>625870,40207353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3762.76301969512">
            <text:p>3762,7630196951</text:p>
          </table:table-cell>
          <table:table-cell table:formula="of:=[.A167]*[.B167]" office:value-type="float" office:value="628381.424289085">
            <text:p>628381,42428908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3755.23749365573">
            <text:p>3755,2374936557</text:p>
          </table:table-cell>
          <table:table-cell table:formula="of:=[.A168]*[.B168]" office:value-type="float" office:value="630879.898934162">
            <text:p>630879,89893416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3747.72701866842">
            <text:p>3747,7270186684</text:p>
          </table:table-cell>
          <table:table-cell table:formula="of:=[.A169]*[.B169]" office:value-type="float" office:value="633365.866154962">
            <text:p>633365,86615496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3740.23156463108">
            <text:p>3740,2315646311</text:p>
          </table:table-cell>
          <table:table-cell table:formula="of:=[.A170]*[.B170]" office:value-type="float" office:value="635839.365987284">
            <text:p>635839,365987284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3732.75110150182">
            <text:p>3732,7511015018</text:p>
          </table:table-cell>
          <table:table-cell table:formula="of:=[.A171]*[.B171]" office:value-type="float" office:value="638300.438356811">
            <text:p>638300,4383568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3725.28559929881">
            <text:p>3725,2855992988</text:p>
          </table:table-cell>
          <table:table-cell table:formula="of:=[.A172]*[.B172]" office:value-type="float" office:value="640749.123079396">
            <text:p>640749,1230793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3717.83502810022">
            <text:p>3717,8350281002</text:p>
          </table:table-cell>
          <table:table-cell table:formula="of:=[.A173]*[.B173]" office:value-type="float" office:value="643185.459861337">
            <text:p>643185,45986133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3710.39935804402">
            <text:p>3710,399358044</text:p>
          </table:table-cell>
          <table:table-cell table:formula="of:=[.A174]*[.B174]" office:value-type="float" office:value="645609.488299659">
            <text:p>645609,48829965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3702.97855932793">
            <text:p>3702,9785593279</text:p>
          </table:table-cell>
          <table:table-cell table:formula="of:=[.A175]*[.B175]" office:value-type="float" office:value="648021.247882387">
            <text:p>648021,24788238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3695.57260220927">
            <text:p>3695,5726022093</text:p>
          </table:table-cell>
          <table:table-cell table:formula="of:=[.A176]*[.B176]" office:value-type="float" office:value="650420.777988832">
            <text:p>650420,77798883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3688.18145700485">
            <text:p>3688,1814570049</text:p>
          </table:table-cell>
          <table:table-cell table:formula="of:=[.A177]*[.B177]" office:value-type="float" office:value="652808.117889859">
            <text:p>652808,1178898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3680.80509409084">
            <text:p>3680,8050940909</text:p>
          </table:table-cell>
          <table:table-cell table:formula="of:=[.A178]*[.B178]" office:value-type="float" office:value="655183.30674817">
            <text:p>655183,30674817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673.44348390266">
            <text:p>3673,4434839027</text:p>
          </table:table-cell>
          <table:table-cell table:formula="of:=[.A179]*[.B179]" office:value-type="float" office:value="657546.383618576">
            <text:p>657546,38361857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666.09659693486">
            <text:p>3666,0965969349</text:p>
          </table:table-cell>
          <table:table-cell table:formula="of:=[.A180]*[.B180]" office:value-type="float" office:value="659897.387448274">
            <text:p>659897,38744827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658.76440374099">
            <text:p>3658,764403741</text:p>
          </table:table-cell>
          <table:table-cell table:formula="of:=[.A181]*[.B181]" office:value-type="float" office:value="662236.357077119">
            <text:p>662236,35707711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651.4468749335">
            <text:p>3651,4468749335</text:p>
          </table:table-cell>
          <table:table-cell table:formula="of:=[.A182]*[.B182]" office:value-type="float" office:value="664563.331237898">
            <text:p>664563,331237898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44.14398118364">
            <text:p>3644,1439811836</text:p>
          </table:table-cell>
          <table:table-cell table:formula="of:=[.A183]*[.B183]" office:value-type="float" office:value="666878.348556606">
            <text:p>666878,348556606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36.85569322127">
            <text:p>3636,8556932213</text:p>
          </table:table-cell>
          <table:table-cell table:formula="of:=[.A184]*[.B184]" office:value-type="float" office:value="669181.447552714">
            <text:p>669181,44755271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29.58198183483">
            <text:p>3629,5819818348</text:p>
          </table:table-cell>
          <table:table-cell table:formula="of:=[.A185]*[.B185]" office:value-type="float" office:value="671472.666639443">
            <text:p>671472,66663944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622.32281787116">
            <text:p>3622,3228178712</text:p>
          </table:table-cell>
          <table:table-cell table:formula="of:=[.A186]*[.B186]" office:value-type="float" office:value="673752.044124035">
            <text:p>673752,044124035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15.07817223541">
            <text:p>3615,0781722354</text:p>
          </table:table-cell>
          <table:table-cell table:formula="of:=[.A187]*[.B187]" office:value-type="float" office:value="676019.618208023">
            <text:p>676019,61820802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607.84801589094">
            <text:p>3607,848015891</text:p>
          </table:table-cell>
          <table:table-cell table:formula="of:=[.A188]*[.B188]" office:value-type="float" office:value="678275.426987497">
            <text:p>678275,42698749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00.63231985916">
            <text:p>3600,6323198592</text:p>
          </table:table-cell>
          <table:table-cell table:formula="of:=[.A189]*[.B189]" office:value-type="float" office:value="680519.508453382">
            <text:p>680519,50845338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3.43105521944">
            <text:p>3593,4310552195</text:p>
          </table:table-cell>
          <table:table-cell table:formula="of:=[.A190]*[.B190]" office:value-type="float" office:value="682751.900491694">
            <text:p>682751,90049169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86.244193109">
            <text:p>3586,244193109</text:p>
          </table:table-cell>
          <table:table-cell table:formula="of:=[.A191]*[.B191]" office:value-type="float" office:value="684972.64088382">
            <text:p>684972,64088382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579.07170472279">
            <text:p>3579,0717047228</text:p>
          </table:table-cell>
          <table:table-cell table:formula="of:=[.A192]*[.B192]" office:value-type="float" office:value="687181.767306775">
            <text:p>687181,767306775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571.91356131334">
            <text:p>3571,9135613134</text:p>
          </table:table-cell>
          <table:table-cell table:formula="of:=[.A193]*[.B193]" office:value-type="float" office:value="689379.317333475">
            <text:p>689379,31733347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564.76973419071">
            <text:p>3564,7697341907</text:p>
          </table:table-cell>
          <table:table-cell table:formula="of:=[.A194]*[.B194]" office:value-type="float" office:value="691565.328432999">
            <text:p>691565,32843299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557.64019472233">
            <text:p>3557,6401947223</text:p>
          </table:table-cell>
          <table:table-cell table:formula="of:=[.A195]*[.B195]" office:value-type="float" office:value="693739.837970855">
            <text:p>693739,83797085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550.52491433289">
            <text:p>3550,5249143329</text:p>
          </table:table-cell>
          <table:table-cell table:formula="of:=[.A196]*[.B196]" office:value-type="float" office:value="695902.883209246">
            <text:p>695902,88320924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543.42386450422">
            <text:p>3543,4238645042</text:p>
          </table:table-cell>
          <table:table-cell table:formula="of:=[.A197]*[.B197]" office:value-type="float" office:value="698054.501307332">
            <text:p>698054,5013073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536.33701677521">
            <text:p>3536,3370167752</text:p>
          </table:table-cell>
          <table:table-cell table:formula="of:=[.A198]*[.B198]" office:value-type="float" office:value="700194.729321492">
            <text:p>700194,72932149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3529.26434274166">
            <text:p>3529,2643427417</text:p>
          </table:table-cell>
          <table:table-cell table:formula="of:=[.A199]*[.B199]" office:value-type="float" office:value="702323.604205591">
            <text:p>702323,60420559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3522.20581405618">
            <text:p>3522,2058140562</text:p>
          </table:table-cell>
          <table:table-cell table:formula="of:=[.A200]*[.B200]" office:value-type="float" office:value="704441.162811236">
            <text:p>704441,16281123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B200]*[.$E$1]" office:value-type="float" office:value="3515.16140242807">
            <text:p>3515,1614024281</text:p>
          </table:table-cell>
          <table:table-cell table:formula="of:=[.A201]*[.B201]" office:value-type="float" office:value="706547.441888042">
            <text:p>706547,44188804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B201]*[.$E$1]" office:value-type="float" office:value="3508.13107962321">
            <text:p>3508,1310796232</text:p>
          </table:table-cell>
          <table:table-cell table:formula="of:=[.A202]*[.B202]" office:value-type="float" office:value="708642.478083889">
            <text:p>708642,47808388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B202]*[.$E$1]" office:value-type="float" office:value="3501.11481746397">
            <text:p>3501,114817464</text:p>
          </table:table-cell>
          <table:table-cell table:formula="of:=[.A203]*[.B203]" office:value-type="float" office:value="710726.307945185">
            <text:p>710726,307945185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B203]*[.$E$1]" office:value-type="float" office:value="3494.11258782904">
            <text:p>3494,112587829</text:p>
          </table:table-cell>
          <table:table-cell table:formula="of:=[.A204]*[.B204]" office:value-type="float" office:value="712798.967917124">
            <text:p>712798,96791712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B204]*[.$E$1]" office:value-type="float" office:value="3487.12436265338">
            <text:p>3487,1243626534</text:p>
          </table:table-cell>
          <table:table-cell table:formula="of:=[.A205]*[.B205]" office:value-type="float" office:value="714860.494343943">
            <text:p>714860,494343943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B205]*[.$E$1]" office:value-type="float" office:value="3480.15011392807">
            <text:p>3480,1501139281</text:p>
          </table:table-cell>
          <table:table-cell table:formula="of:=[.A206]*[.B206]" office:value-type="float" office:value="716910.923469183">
            <text:p>716910,923469183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B206]*[.$E$1]" office:value-type="float" office:value="3473.18981370022">
            <text:p>3473,1898137002</text:p>
          </table:table-cell>
          <table:table-cell table:formula="of:=[.A207]*[.B207]" office:value-type="float" office:value="718950.291435945">
            <text:p>718950,291435945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B207]*[.$E$1]" office:value-type="float" office:value="3466.24343407282">
            <text:p>3466,2434340728</text:p>
          </table:table-cell>
          <table:table-cell table:formula="of:=[.A208]*[.B208]" office:value-type="float" office:value="720978.634287146">
            <text:p>720978,63428714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B208]*[.$E$1]" office:value-type="float" office:value="3459.31094720467">
            <text:p>3459,3109472047</text:p>
          </table:table-cell>
          <table:table-cell table:formula="of:=[.A209]*[.B209]" office:value-type="float" office:value="722995.987965776">
            <text:p>722995,987965776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B209]*[.$E$1]" office:value-type="float" office:value="3452.39232531026">
            <text:p>3452,3923253103</text:p>
          </table:table-cell>
          <table:table-cell table:formula="of:=[.A210]*[.B210]" office:value-type="float" office:value="725002.388315155">
            <text:p>725002,388315155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B210]*[.$E$1]" office:value-type="float" office:value="3445.48754065964">
            <text:p>3445,4875406597</text:p>
          </table:table-cell>
          <table:table-cell table:formula="of:=[.A211]*[.B211]" office:value-type="float" office:value="726997.871079184">
            <text:p>726997,871079184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B211]*[.$E$1]" office:value-type="float" office:value="3438.59656557832">
            <text:p>3438,5965655783</text:p>
          </table:table-cell>
          <table:table-cell table:formula="of:=[.A212]*[.B212]" office:value-type="float" office:value="728982.471902604">
            <text:p>728982,47190260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B212]*[.$E$1]" office:value-type="float" office:value="3431.71937244717">
            <text:p>3431,7193724472</text:p>
          </table:table-cell>
          <table:table-cell table:formula="of:=[.A213]*[.B213]" office:value-type="float" office:value="730956.226331246">
            <text:p>730956,226331246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B213]*[.$E$1]" office:value-type="float" office:value="3424.85593370227">
            <text:p>3424,8559337023</text:p>
          </table:table-cell>
          <table:table-cell table:formula="of:=[.A214]*[.B214]" office:value-type="float" office:value="732919.169812286">
            <text:p>732919,16981228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B214]*[.$E$1]" office:value-type="float" office:value="3418.00622183487">
            <text:p>3418,0062218349</text:p>
          </table:table-cell>
          <table:table-cell table:formula="of:=[.A215]*[.B215]" office:value-type="float" office:value="734871.337694496">
            <text:p>734871,337694496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B215]*[.$E$1]" office:value-type="float" office:value="3411.1702093912">
            <text:p>3411,1702093912</text:p>
          </table:table-cell>
          <table:table-cell table:formula="of:=[.A216]*[.B216]" office:value-type="float" office:value="736812.765228498">
            <text:p>736812,76522849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B216]*[.$E$1]" office:value-type="float" office:value="3404.34786897241">
            <text:p>3404,3478689724</text:p>
          </table:table-cell>
          <table:table-cell table:formula="of:=[.A217]*[.B217]" office:value-type="float" office:value="738743.487567014">
            <text:p>738743,487567014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B217]*[.$E$1]" office:value-type="float" office:value="3397.53917323447">
            <text:p>3397,5391732345</text:p>
          </table:table-cell>
          <table:table-cell table:formula="of:=[.A218]*[.B218]" office:value-type="float" office:value="740663.539765114">
            <text:p>740663,53976511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B218]*[.$E$1]" office:value-type="float" office:value="3390.744094888">
            <text:p>3390,744094888</text:p>
          </table:table-cell>
          <table:table-cell table:formula="of:=[.A219]*[.B219]" office:value-type="float" office:value="742572.956780472">
            <text:p>742572,95678047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B219]*[.$E$1]" office:value-type="float" office:value="3383.96260669822">
            <text:p>3383,9626066982</text:p>
          </table:table-cell>
          <table:table-cell table:formula="of:=[.A220]*[.B220]" office:value-type="float" office:value="744471.773473609">
            <text:p>744471,773473609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B220]*[.$E$1]" office:value-type="float" office:value="3377.19468148483">
            <text:p>3377,1946814848</text:p>
          </table:table-cell>
          <table:table-cell table:formula="of:=[.A221]*[.B221]" office:value-type="float" office:value="746360.024608147">
            <text:p>746360,02460814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B221]*[.$E$1]" office:value-type="float" office:value="3370.44029212186">
            <text:p>3370,4402921219</text:p>
          </table:table-cell>
          <table:table-cell table:formula="of:=[.A222]*[.B222]" office:value-type="float" office:value="748237.744851053">
            <text:p>748237,744851053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B222]*[.$E$1]" office:value-type="float" office:value="3363.69941153761">
            <text:p>3363,6994115376</text:p>
          </table:table-cell>
          <table:table-cell table:formula="of:=[.A223]*[.B223]" office:value-type="float" office:value="750104.968772888">
            <text:p>750104,968772888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B223]*[.$E$1]" office:value-type="float" office:value="3356.97201271454">
            <text:p>3356,9720127145</text:p>
          </table:table-cell>
          <table:table-cell table:formula="of:=[.A224]*[.B224]" office:value-type="float" office:value="751961.730848057">
            <text:p>751961,730848057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B224]*[.$E$1]" office:value-type="float" office:value="3350.25806868911">
            <text:p>3350,2580686891</text:p>
          </table:table-cell>
          <table:table-cell table:formula="of:=[.A225]*[.B225]" office:value-type="float" office:value="753808.06545505">
            <text:p>753808,0654550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B225]*[.$E$1]" office:value-type="float" office:value="3343.55755255173">
            <text:p>3343,5575525517</text:p>
          </table:table-cell>
          <table:table-cell table:formula="of:=[.A226]*[.B226]" office:value-type="float" office:value="755644.006876692">
            <text:p>755644,00687669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B226]*[.$E$1]" office:value-type="float" office:value="3336.87043744663">
            <text:p>3336,8704374466</text:p>
          </table:table-cell>
          <table:table-cell table:formula="of:=[.A227]*[.B227]" office:value-type="float" office:value="757469.589300385">
            <text:p>757469,58930038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B227]*[.$E$1]" office:value-type="float" office:value="3330.19669657174">
            <text:p>3330,1966965717</text:p>
          </table:table-cell>
          <table:table-cell table:formula="of:=[.A228]*[.B228]" office:value-type="float" office:value="759284.846818356">
            <text:p>759284,84681835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B228]*[.$E$1]" office:value-type="float" office:value="3323.53630317859">
            <text:p>3323,5363031786</text:p>
          </table:table-cell>
          <table:table-cell table:formula="of:=[.A229]*[.B229]" office:value-type="float" office:value="761089.813427898">
            <text:p>761089,813427898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B229]*[.$E$1]" office:value-type="float" office:value="3316.88923057223">
            <text:p>3316,8892305722</text:p>
          </table:table-cell>
          <table:table-cell table:formula="of:=[.A230]*[.B230]" office:value-type="float" office:value="762884.523031614">
            <text:p>762884,52303161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B230]*[.$E$1]" office:value-type="float" office:value="3310.25545211109">
            <text:p>3310,2554521111</text:p>
          </table:table-cell>
          <table:table-cell table:formula="of:=[.A231]*[.B231]" office:value-type="float" office:value="764669.009437662">
            <text:p>764669,00943766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B231]*[.$E$1]" office:value-type="float" office:value="3303.63494120687">
            <text:p>3303,6349412069</text:p>
          </table:table-cell>
          <table:table-cell table:formula="of:=[.A232]*[.B232]" office:value-type="float" office:value="766443.306359993">
            <text:p>766443,30635999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B232]*[.$E$1]" office:value-type="float" office:value="3297.02767132445">
            <text:p>3297,0276713245</text:p>
          </table:table-cell>
          <table:table-cell table:formula="of:=[.A233]*[.B233]" office:value-type="float" office:value="768207.447418598">
            <text:p>768207,447418598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B233]*[.$E$1]" office:value-type="float" office:value="3290.43361598181">
            <text:p>3290,4336159818</text:p>
          </table:table-cell>
          <table:table-cell table:formula="of:=[.A234]*[.B234]" office:value-type="float" office:value="769961.466139742">
            <text:p>769961,46613974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B234]*[.$E$1]" office:value-type="float" office:value="3283.85274874984">
            <text:p>3283,8527487499</text:p>
          </table:table-cell>
          <table:table-cell table:formula="of:=[.A235]*[.B235]" office:value-type="float" office:value="771705.395956213">
            <text:p>771705,395956213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B235]*[.$E$1]" office:value-type="float" office:value="3277.28504325234">
            <text:p>3277,2850432524</text:p>
          </table:table-cell>
          <table:table-cell table:formula="of:=[.A236]*[.B236]" office:value-type="float" office:value="773439.270207553">
            <text:p>773439,27020755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B236]*[.$E$1]" office:value-type="float" office:value="3270.73047316584">
            <text:p>3270,7304731658</text:p>
          </table:table-cell>
          <table:table-cell table:formula="of:=[.A237]*[.B237]" office:value-type="float" office:value="775163.122140304">
            <text:p>775163,12214030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B237]*[.$E$1]" office:value-type="float" office:value="3264.18901221951">
            <text:p>3264,1890122195</text:p>
          </table:table-cell>
          <table:table-cell table:formula="of:=[.A238]*[.B238]" office:value-type="float" office:value="776876.984908242">
            <text:p>776876,98490824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B238]*[.$E$1]" office:value-type="float" office:value="3257.66063419507">
            <text:p>3257,6606341951</text:p>
          </table:table-cell>
          <table:table-cell table:formula="of:=[.A239]*[.B239]" office:value-type="float" office:value="778580.891572621">
            <text:p>778580,89157262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B239]*[.$E$1]" office:value-type="float" office:value="3251.14531292668">
            <text:p>3251,1453129267</text:p>
          </table:table-cell>
          <table:table-cell table:formula="of:=[.A240]*[.B240]" office:value-type="float" office:value="780274.875102402">
            <text:p>780274,87510240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B240]*[.$E$1]" office:value-type="float" office:value="3244.64302230082">
            <text:p>3244,6430223008</text:p>
          </table:table-cell>
          <table:table-cell table:formula="of:=[.A241]*[.B241]" office:value-type="float" office:value="781958.968374498">
            <text:p>781958,96837449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B241]*[.$E$1]" office:value-type="float" office:value="3238.15373625622">
            <text:p>3238,1537362562</text:p>
          </table:table-cell>
          <table:table-cell table:formula="of:=[.A242]*[.B242]" office:value-type="float" office:value="783633.204174006">
            <text:p>783633,20417400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B242]*[.$E$1]" office:value-type="float" office:value="3231.67742878371">
            <text:p>3231,6774287837</text:p>
          </table:table-cell>
          <table:table-cell table:formula="of:=[.A243]*[.B243]" office:value-type="float" office:value="785297.615194441">
            <text:p>785297,61519444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B243]*[.$E$1]" office:value-type="float" office:value="3225.21407392614">
            <text:p>3225,2140739262</text:p>
          </table:table-cell>
          <table:table-cell table:formula="of:=[.A244]*[.B244]" office:value-type="float" office:value="786952.234037979">
            <text:p>786952,234037979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B244]*[.$E$1]" office:value-type="float" office:value="3218.76364577829">
            <text:p>3218,7636457783</text:p>
          </table:table-cell>
          <table:table-cell table:formula="of:=[.A245]*[.B245]" office:value-type="float" office:value="788597.093215681">
            <text:p>788597,09321568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B245]*[.$E$1]" office:value-type="float" office:value="3212.32611848673">
            <text:p>3212,3261184867</text:p>
          </table:table-cell>
          <table:table-cell table:formula="of:=[.A246]*[.B246]" office:value-type="float" office:value="790232.225147736">
            <text:p>790232,22514773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B246]*[.$E$1]" office:value-type="float" office:value="3205.90146624976">
            <text:p>3205,9014662498</text:p>
          </table:table-cell>
          <table:table-cell table:formula="of:=[.A247]*[.B247]" office:value-type="float" office:value="791857.662163691">
            <text:p>791857,66216369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B247]*[.$E$1]" office:value-type="float" office:value="3199.48966331726">
            <text:p>3199,4896633173</text:p>
          </table:table-cell>
          <table:table-cell table:formula="of:=[.A248]*[.B248]" office:value-type="float" office:value="793473.43650268">
            <text:p>793473,4365026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B248]*[.$E$1]" office:value-type="float" office:value="3193.09068399063">
            <text:p>3193,0906839906</text:p>
          </table:table-cell>
          <table:table-cell table:formula="of:=[.A249]*[.B249]" office:value-type="float" office:value="795079.580313666">
            <text:p>795079,58031366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B249]*[.$E$1]" office:value-type="float" office:value="3186.70450262264">
            <text:p>3186,7045026227</text:p>
          </table:table-cell>
          <table:table-cell table:formula="of:=[.A250]*[.B250]" office:value-type="float" office:value="796676.125655661">
            <text:p>796676,12565566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B250]*[.$E$1]" office:value-type="float" office:value="3180.3310936174">
            <text:p>3180,3310936174</text:p>
          </table:table-cell>
          <table:table-cell table:formula="of:=[.A251]*[.B251]" office:value-type="float" office:value="798263.104497967">
            <text:p>798263,10449796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B251]*[.$E$1]" office:value-type="float" office:value="3173.97043143016">
            <text:p>3173,9704314302</text:p>
          </table:table-cell>
          <table:table-cell table:formula="of:=[.A252]*[.B252]" office:value-type="float" office:value="799840.548720401">
            <text:p>799840,54872040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B252]*[.$E$1]" office:value-type="float" office:value="3167.6224905673">
            <text:p>3167,6224905673</text:p>
          </table:table-cell>
          <table:table-cell table:formula="of:=[.A253]*[.B253]" office:value-type="float" office:value="801408.490113528">
            <text:p>801408,490113528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B253]*[.$E$1]" office:value-type="float" office:value="3161.28724558617">
            <text:p>3161,2872455862</text:p>
          </table:table-cell>
          <table:table-cell table:formula="of:=[.A254]*[.B254]" office:value-type="float" office:value="802966.960378887">
            <text:p>802966,960378887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B254]*[.$E$1]" office:value-type="float" office:value="3154.964671095">
            <text:p>3154,964671095</text:p>
          </table:table-cell>
          <table:table-cell table:formula="of:=[.A255]*[.B255]" office:value-type="float" office:value="804515.991129224">
            <text:p>804515,99112922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B255]*[.$E$1]" office:value-type="float" office:value="3148.65474175281">
            <text:p>3148,6547417528</text:p>
          </table:table-cell>
          <table:table-cell table:formula="of:=[.A256]*[.B256]" office:value-type="float" office:value="806055.613888718">
            <text:p>806055,61388871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B256]*[.$E$1]" office:value-type="float" office:value="3142.3574322693">
            <text:p>3142,3574322693</text:p>
          </table:table-cell>
          <table:table-cell table:formula="of:=[.A257]*[.B257]" office:value-type="float" office:value="807585.86009321">
            <text:p>807585,86009321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B257]*[.$E$1]" office:value-type="float" office:value="3136.07271740476">
            <text:p>3136,0727174048</text:p>
          </table:table-cell>
          <table:table-cell table:formula="of:=[.A258]*[.B258]" office:value-type="float" office:value="809106.761090428">
            <text:p>809106,76109042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B258]*[.$E$1]" office:value-type="float" office:value="3129.80057196995">
            <text:p>3129,80057197</text:p>
          </table:table-cell>
          <table:table-cell table:formula="of:=[.A259]*[.B259]" office:value-type="float" office:value="810618.348140218">
            <text:p>810618,348140218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B259]*[.$E$1]" office:value-type="float" office:value="3123.54097082601">
            <text:p>3123,540970826</text:p>
          </table:table-cell>
          <table:table-cell table:formula="of:=[.A260]*[.B260]" office:value-type="float" office:value="812120.652414763">
            <text:p>812120,65241476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B260]*[.$E$1]" office:value-type="float" office:value="3117.29388888436">
            <text:p>3117,2938888844</text:p>
          </table:table-cell>
          <table:table-cell table:formula="of:=[.A261]*[.B261]" office:value-type="float" office:value="813613.704998818">
            <text:p>813613,70499881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B261]*[.$E$1]" office:value-type="float" office:value="3111.05930110659">
            <text:p>3111,0593011066</text:p>
          </table:table-cell>
          <table:table-cell table:formula="of:=[.A262]*[.B262]" office:value-type="float" office:value="815097.536889927">
            <text:p>815097,536889927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B262]*[.$E$1]" office:value-type="float" office:value="3104.83718250438">
            <text:p>3104,8371825044</text:p>
          </table:table-cell>
          <table:table-cell table:formula="of:=[.A263]*[.B263]" office:value-type="float" office:value="816572.178998651">
            <text:p>816572,17899865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B263]*[.$E$1]" office:value-type="float" office:value="3098.62750813937">
            <text:p>3098,6275081394</text:p>
          </table:table-cell>
          <table:table-cell table:formula="of:=[.A264]*[.B264]" office:value-type="float" office:value="818037.662148793">
            <text:p>818037,66214879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B264]*[.$E$1]" office:value-type="float" office:value="3092.43025312309">
            <text:p>3092,4302531231</text:p>
          </table:table-cell>
          <table:table-cell table:formula="of:=[.A265]*[.B265]" office:value-type="float" office:value="819494.017077619">
            <text:p>819494,017077619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B265]*[.$E$1]" office:value-type="float" office:value="3086.24539261684">
            <text:p>3086,2453926169</text:p>
          </table:table-cell>
          <table:table-cell table:formula="of:=[.A266]*[.B266]" office:value-type="float" office:value="820941.274436081">
            <text:p>820941,27443608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B266]*[.$E$1]" office:value-type="float" office:value="3080.07290183161">
            <text:p>3080,0729018316</text:p>
          </table:table-cell>
          <table:table-cell table:formula="of:=[.A267]*[.B267]" office:value-type="float" office:value="822379.46478904">
            <text:p>822379,46478904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B267]*[.$E$1]" office:value-type="float" office:value="3073.91275602795">
            <text:p>3073,912756028</text:p>
          </table:table-cell>
          <table:table-cell table:formula="of:=[.A268]*[.B268]" office:value-type="float" office:value="823808.61861549">
            <text:p>823808,61861549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B268]*[.$E$1]" office:value-type="float" office:value="3067.76493051589">
            <text:p>3067,7649305159</text:p>
          </table:table-cell>
          <table:table-cell table:formula="of:=[.A269]*[.B269]" office:value-type="float" office:value="825228.766308775">
            <text:p>825228,76630877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B269]*[.$E$1]" office:value-type="float" office:value="3061.62940065486">
            <text:p>3061,6294006549</text:p>
          </table:table-cell>
          <table:table-cell table:formula="of:=[.A270]*[.B270]" office:value-type="float" office:value="826639.938176812">
            <text:p>826639,938176812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B270]*[.$E$1]" office:value-type="float" office:value="3055.50614185355">
            <text:p>3055,5061418536</text:p>
          </table:table-cell>
          <table:table-cell table:formula="of:=[.A271]*[.B271]" office:value-type="float" office:value="828042.164442312">
            <text:p>828042,16444231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B271]*[.$E$1]" office:value-type="float" office:value="3049.39512956984">
            <text:p>3049,3951295699</text:p>
          </table:table-cell>
          <table:table-cell table:formula="of:=[.A272]*[.B272]" office:value-type="float" office:value="829435.475242997">
            <text:p>829435,47524299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B272]*[.$E$1]" office:value-type="float" office:value="3043.2963393107">
            <text:p>3043,2963393107</text:p>
          </table:table-cell>
          <table:table-cell table:formula="of:=[.A273]*[.B273]" office:value-type="float" office:value="830819.900631822">
            <text:p>830819,90063182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B273]*[.$E$1]" office:value-type="float" office:value="3037.20974663208">
            <text:p>3037,2097466321</text:p>
          </table:table-cell>
          <table:table-cell table:formula="of:=[.A274]*[.B274]" office:value-type="float" office:value="832195.470577191">
            <text:p>832195,470577191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B274]*[.$E$1]" office:value-type="float" office:value="3031.13532713882">
            <text:p>3031,1353271388</text:p>
          </table:table-cell>
          <table:table-cell table:formula="of:=[.A275]*[.B275]" office:value-type="float" office:value="833562.214963175">
            <text:p>833562,21496317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B275]*[.$E$1]" office:value-type="float" office:value="3025.07305648454">
            <text:p>3025,0730564845</text:p>
          </table:table-cell>
          <table:table-cell table:formula="of:=[.A276]*[.B276]" office:value-type="float" office:value="834920.163589733">
            <text:p>834920,16358973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B276]*[.$E$1]" office:value-type="float" office:value="3019.02291037157">
            <text:p>3019,0229103716</text:p>
          </table:table-cell>
          <table:table-cell table:formula="of:=[.A277]*[.B277]" office:value-type="float" office:value="836269.346172925">
            <text:p>836269,34617292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B277]*[.$E$1]" office:value-type="float" office:value="3012.98486455083">
            <text:p>3012,9848645508</text:p>
          </table:table-cell>
          <table:table-cell table:formula="of:=[.A278]*[.B278]" office:value-type="float" office:value="837609.79234513">
            <text:p>837609,79234513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B278]*[.$E$1]" office:value-type="float" office:value="3006.95889482173">
            <text:p>3006,9588948217</text:p>
          </table:table-cell>
          <table:table-cell table:formula="of:=[.A279]*[.B279]" office:value-type="float" office:value="838941.531655262">
            <text:p>838941,53165526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B279]*[.$E$1]" office:value-type="float" office:value="3000.94497703208">
            <text:p>3000,9449770321</text:p>
          </table:table-cell>
          <table:table-cell table:formula="of:=[.A280]*[.B280]" office:value-type="float" office:value="840264.593568983">
            <text:p>840264,59356898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B280]*[.$E$1]" office:value-type="float" office:value="2994.94308707802">
            <text:p>2994,943087078</text:p>
          </table:table-cell>
          <table:table-cell table:formula="of:=[.A281]*[.B281]" office:value-type="float" office:value="841579.007468923">
            <text:p>841579,00746892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B281]*[.$E$1]" office:value-type="float" office:value="2988.95320090386">
            <text:p>2988,9532009039</text:p>
          </table:table-cell>
          <table:table-cell table:formula="of:=[.A282]*[.B282]" office:value-type="float" office:value="842884.802654889">
            <text:p>842884,802654889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B282]*[.$E$1]" office:value-type="float" office:value="2982.97529450205">
            <text:p>2982,9752945021</text:p>
          </table:table-cell>
          <table:table-cell table:formula="of:=[.A283]*[.B283]" office:value-type="float" office:value="844182.008344081">
            <text:p>844182,00834408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B283]*[.$E$1]" office:value-type="float" office:value="2977.00934391305">
            <text:p>2977,0093439131</text:p>
          </table:table-cell>
          <table:table-cell table:formula="of:=[.A284]*[.B284]" office:value-type="float" office:value="845470.653671306">
            <text:p>845470,653671306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B284]*[.$E$1]" office:value-type="float" office:value="2971.05532522522">
            <text:p>2971,0553252252</text:p>
          </table:table-cell>
          <table:table-cell table:formula="of:=[.A285]*[.B285]" office:value-type="float" office:value="846750.767689189">
            <text:p>846750,767689189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B285]*[.$E$1]" office:value-type="float" office:value="2965.11321457477">
            <text:p>2965,1132145748</text:p>
          </table:table-cell>
          <table:table-cell table:formula="of:=[.A286]*[.B286]" office:value-type="float" office:value="848022.379368385">
            <text:p>848022,379368385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B286]*[.$E$1]" office:value-type="float" office:value="2959.18298814562">
            <text:p>2959,1829881456</text:p>
          </table:table-cell>
          <table:table-cell table:formula="of:=[.A287]*[.B287]" office:value-type="float" office:value="849285.517597794">
            <text:p>849285,51759779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B287]*[.$E$1]" office:value-type="float" office:value="2953.26462216933">
            <text:p>2953,2646221693</text:p>
          </table:table-cell>
          <table:table-cell table:formula="of:=[.A288]*[.B288]" office:value-type="float" office:value="850540.211184768">
            <text:p>850540,21118476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B288]*[.$E$1]" office:value-type="float" office:value="2947.35809292499">
            <text:p>2947,358092925</text:p>
          </table:table-cell>
          <table:table-cell table:formula="of:=[.A289]*[.B289]" office:value-type="float" office:value="851786.488855323">
            <text:p>851786,48885532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B289]*[.$E$1]" office:value-type="float" office:value="2941.46337673914">
            <text:p>2941,4633767392</text:p>
          </table:table-cell>
          <table:table-cell table:formula="of:=[.A290]*[.B290]" office:value-type="float" office:value="853024.379254352">
            <text:p>853024,37925435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B290]*[.$E$1]" office:value-type="float" office:value="2935.58044998567">
            <text:p>2935,5804499857</text:p>
          </table:table-cell>
          <table:table-cell table:formula="of:=[.A291]*[.B291]" office:value-type="float" office:value="854253.910945829">
            <text:p>854253,910945829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B291]*[.$E$1]" office:value-type="float" office:value="2929.70928908569">
            <text:p>2929,7092890857</text:p>
          </table:table-cell>
          <table:table-cell table:formula="of:=[.A292]*[.B292]" office:value-type="float" office:value="855475.112413023">
            <text:p>855475,11241302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B292]*[.$E$1]" office:value-type="float" office:value="2923.84987050752">
            <text:p>2923,8498705075</text:p>
          </table:table-cell>
          <table:table-cell table:formula="of:=[.A293]*[.B293]" office:value-type="float" office:value="856688.012058704">
            <text:p>856688,01205870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B293]*[.$E$1]" office:value-type="float" office:value="2918.00217076651">
            <text:p>2918,0021707665</text:p>
          </table:table-cell>
          <table:table-cell table:formula="of:=[.A294]*[.B294]" office:value-type="float" office:value="857892.638205353">
            <text:p>857892,638205353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B294]*[.$E$1]" office:value-type="float" office:value="2912.16616642497">
            <text:p>2912,166166425</text:p>
          </table:table-cell>
          <table:table-cell table:formula="of:=[.A295]*[.B295]" office:value-type="float" office:value="859089.019095367">
            <text:p>859089,01909536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B295]*[.$E$1]" office:value-type="float" office:value="2906.34183409212">
            <text:p>2906,3418340921</text:p>
          </table:table-cell>
          <table:table-cell table:formula="of:=[.A296]*[.B296]" office:value-type="float" office:value="860277.182891269">
            <text:p>860277,18289126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B296]*[.$E$1]" office:value-type="float" office:value="2900.52915042394">
            <text:p>2900,5291504239</text:p>
          </table:table-cell>
          <table:table-cell table:formula="of:=[.A297]*[.B297]" office:value-type="float" office:value="861457.15767591">
            <text:p>861457,15767591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B297]*[.$E$1]" office:value-type="float" office:value="2894.72809212309">
            <text:p>2894,7280921231</text:p>
          </table:table-cell>
          <table:table-cell table:formula="of:=[.A298]*[.B298]" office:value-type="float" office:value="862628.971452682">
            <text:p>862628,971452682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B298]*[.$E$1]" office:value-type="float" office:value="2888.93863593885">
            <text:p>2888,9386359389</text:p>
          </table:table-cell>
          <table:table-cell table:formula="of:=[.A299]*[.B299]" office:value-type="float" office:value="863792.652145715">
            <text:p>863792,65214571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B299]*[.$E$1]" office:value-type="float" office:value="2883.16075866697">
            <text:p>2883,160758667</text:p>
          </table:table-cell>
          <table:table-cell table:formula="of:=[.A300]*[.B300]" office:value-type="float" office:value="864948.227600091">
            <text:p>864948,227600091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B300]*[.$E$1]" office:value-type="float" office:value="2877.39443714963">
            <text:p>2877,3944371496</text:p>
          </table:table-cell>
          <table:table-cell table:formula="of:=[.A301]*[.B301]" office:value-type="float" office:value="866095.72558204">
            <text:p>866095,72558204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B301]*[.$E$1]" office:value-type="float" office:value="2871.63964827534">
            <text:p>2871,6396482753</text:p>
          </table:table-cell>
          <table:table-cell table:formula="of:=[.A302]*[.B302]" office:value-type="float" office:value="867235.173779151">
            <text:p>867235,173779151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B302]*[.$E$1]" office:value-type="float" office:value="2865.89636897878">
            <text:p>2865,8963689788</text:p>
          </table:table-cell>
          <table:table-cell table:formula="of:=[.A303]*[.B303]" office:value-type="float" office:value="868366.599800572">
            <text:p>868366,599800572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B303]*[.$E$1]" office:value-type="float" office:value="2860.16457624083">
            <text:p>2860,1645762408</text:p>
          </table:table-cell>
          <table:table-cell table:formula="of:=[.A304]*[.B304]" office:value-type="float" office:value="869490.031177212">
            <text:p>869490,03117721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B304]*[.$E$1]" office:value-type="float" office:value="2854.44424708835">
            <text:p>2854,4442470884</text:p>
          </table:table-cell>
          <table:table-cell table:formula="of:=[.A305]*[.B305]" office:value-type="float" office:value="870605.495361946">
            <text:p>870605,495361946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B305]*[.$E$1]" office:value-type="float" office:value="2848.73535859417">
            <text:p>2848,7353585942</text:p>
          </table:table-cell>
          <table:table-cell table:formula="of:=[.A306]*[.B306]" office:value-type="float" office:value="871713.019729816">
            <text:p>871713,019729816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B306]*[.$E$1]" office:value-type="float" office:value="2843.03788787698">
            <text:p>2843,037887877</text:p>
          </table:table-cell>
          <table:table-cell table:formula="of:=[.A307]*[.B307]" office:value-type="float" office:value="872812.631578233">
            <text:p>872812,631578233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B307]*[.$E$1]" office:value-type="float" office:value="2837.35181210123">
            <text:p>2837,3518121012</text:p>
          </table:table-cell>
          <table:table-cell table:formula="of:=[.A308]*[.B308]" office:value-type="float" office:value="873904.358127178">
            <text:p>873904,358127178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B308]*[.$E$1]" office:value-type="float" office:value="2831.67710847702">
            <text:p>2831,677108477</text:p>
          </table:table-cell>
          <table:table-cell table:formula="of:=[.A309]*[.B309]" office:value-type="float" office:value="874988.226519401">
            <text:p>874988,226519401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B309]*[.$E$1]" office:value-type="float" office:value="2826.01375426007">
            <text:p>2826,0137542601</text:p>
          </table:table-cell>
          <table:table-cell table:formula="of:=[.A310]*[.B310]" office:value-type="float" office:value="876064.263820622">
            <text:p>876064,263820622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B310]*[.$E$1]" office:value-type="float" office:value="2820.36172675155">
            <text:p>2820,3617267516</text:p>
          </table:table-cell>
          <table:table-cell table:formula="of:=[.A311]*[.B311]" office:value-type="float" office:value="877132.497019732">
            <text:p>877132,497019732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B311]*[.$E$1]" office:value-type="float" office:value="2814.72100329805">
            <text:p>2814,7210032981</text:p>
          </table:table-cell>
          <table:table-cell table:formula="of:=[.A312]*[.B312]" office:value-type="float" office:value="878192.953028991">
            <text:p>878192,953028991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B312]*[.$E$1]" office:value-type="float" office:value="2809.09156129145">
            <text:p>2809,0915612915</text:p>
          </table:table-cell>
          <table:table-cell table:formula="of:=[.A313]*[.B313]" office:value-type="float" office:value="879245.658684224">
            <text:p>879245,65868422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B313]*[.$E$1]" office:value-type="float" office:value="2803.47337816887">
            <text:p>2803,4733781689</text:p>
          </table:table-cell>
          <table:table-cell table:formula="of:=[.A314]*[.B314]" office:value-type="float" office:value="880290.640745025">
            <text:p>880290,640745025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B314]*[.$E$1]" office:value-type="float" office:value="2797.86643141253">
            <text:p>2797,8664314125</text:p>
          </table:table-cell>
          <table:table-cell table:formula="of:=[.A315]*[.B315]" office:value-type="float" office:value="881327.925894947">
            <text:p>881327,925894947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B315]*[.$E$1]" office:value-type="float" office:value="2792.27069854971">
            <text:p>2792,2706985497</text:p>
          </table:table-cell>
          <table:table-cell table:formula="of:=[.A316]*[.B316]" office:value-type="float" office:value="882357.540741707">
            <text:p>882357,540741707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B316]*[.$E$1]" office:value-type="float" office:value="2786.68615715261">
            <text:p>2786,6861571526</text:p>
          </table:table-cell>
          <table:table-cell table:formula="of:=[.A317]*[.B317]" office:value-type="float" office:value="883379.511817376">
            <text:p>883379,51181737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B317]*[.$E$1]" office:value-type="float" office:value="2781.1127848383">
            <text:p>2781,1127848383</text:p>
          </table:table-cell>
          <table:table-cell table:formula="of:=[.A318]*[.B318]" office:value-type="float" office:value="884393.86557858">
            <text:p>884393,86557858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B318]*[.$E$1]" office:value-type="float" office:value="2775.55055926862">
            <text:p>2775,5505592686</text:p>
          </table:table-cell>
          <table:table-cell table:formula="of:=[.A319]*[.B319]" office:value-type="float" office:value="885400.628406691">
            <text:p>885400,62840669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B319]*[.$E$1]" office:value-type="float" office:value="2769.99945815009">
            <text:p>2769,9994581501</text:p>
          </table:table-cell>
          <table:table-cell table:formula="of:=[.A320]*[.B320]" office:value-type="float" office:value="886399.826608028">
            <text:p>886399,826608028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B320]*[.$E$1]" office:value-type="float" office:value="2764.45945923379">
            <text:p>2764,4594592338</text:p>
          </table:table-cell>
          <table:table-cell table:formula="of:=[.A321]*[.B321]" office:value-type="float" office:value="887391.486414046">
            <text:p>887391,486414046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B321]*[.$E$1]" office:value-type="float" office:value="2758.93054031532">
            <text:p>2758,9305403153</text:p>
          </table:table-cell>
          <table:table-cell table:formula="of:=[.A322]*[.B322]" office:value-type="float" office:value="888375.633981533">
            <text:p>888375,633981533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B322]*[.$E$1]" office:value-type="float" office:value="2753.41267923469">
            <text:p>2753,4126792347</text:p>
          </table:table-cell>
          <table:table-cell table:formula="of:=[.A323]*[.B323]" office:value-type="float" office:value="889352.295392804">
            <text:p>889352,29539280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B323]*[.$E$1]" office:value-type="float" office:value="2747.90585387622">
            <text:p>2747,9058538762</text:p>
          </table:table-cell>
          <table:table-cell table:formula="of:=[.A324]*[.B324]" office:value-type="float" office:value="890321.496655895">
            <text:p>890321,496655895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B324]*[.$E$1]" office:value-type="float" office:value="2742.41004216847">
            <text:p>2742,4100421685</text:p>
          </table:table-cell>
          <table:table-cell table:formula="of:=[.A325]*[.B325]" office:value-type="float" office:value="891283.263704752">
            <text:p>891283,263704752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B325]*[.$E$1]" office:value-type="float" office:value="2736.92522208413">
            <text:p>2736,9252220841</text:p>
          </table:table-cell>
          <table:table-cell table:formula="of:=[.A326]*[.B326]" office:value-type="float" office:value="892237.622399426">
            <text:p>892237,62239942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B326]*[.$E$1]" office:value-type="float" office:value="2731.45137163996">
            <text:p>2731,45137164</text:p>
          </table:table-cell>
          <table:table-cell table:formula="of:=[.A327]*[.B327]" office:value-type="float" office:value="893184.598526267">
            <text:p>893184,598526267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B327]*[.$E$1]" office:value-type="float" office:value="2725.98846889668">
            <text:p>2725,9884688967</text:p>
          </table:table-cell>
          <table:table-cell table:formula="of:=[.A328]*[.B328]" office:value-type="float" office:value="894124.217798111">
            <text:p>894124,21779811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B328]*[.$E$1]" office:value-type="float" office:value="2720.53649195889">
            <text:p>2720,5364919589</text:p>
          </table:table-cell>
          <table:table-cell table:formula="of:=[.A329]*[.B329]" office:value-type="float" office:value="895056.505854474">
            <text:p>895056,505854474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B329]*[.$E$1]" office:value-type="float" office:value="2715.09541897497">
            <text:p>2715,095418975</text:p>
          </table:table-cell>
          <table:table-cell table:formula="of:=[.A330]*[.B330]" office:value-type="float" office:value="895981.48826174">
            <text:p>895981,4882617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B330]*[.$E$1]" office:value-type="float" office:value="2709.66522813702">
            <text:p>2709,665228137</text:p>
          </table:table-cell>
          <table:table-cell table:formula="of:=[.A331]*[.B331]" office:value-type="float" office:value="896899.190513354">
            <text:p>896899,190513354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B331]*[.$E$1]" office:value-type="float" office:value="2704.24589768075">
            <text:p>2704,2458976808</text:p>
          </table:table-cell>
          <table:table-cell table:formula="of:=[.A332]*[.B332]" office:value-type="float" office:value="897809.638030008">
            <text:p>897809,638030008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B332]*[.$E$1]" office:value-type="float" office:value="2698.83740588538">
            <text:p>2698,8374058854</text:p>
          </table:table-cell>
          <table:table-cell table:formula="of:=[.A333]*[.B333]" office:value-type="float" office:value="898712.856159833">
            <text:p>898712,85615983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B333]*[.$E$1]" office:value-type="float" office:value="2693.43973107361">
            <text:p>2693,4397310736</text:p>
          </table:table-cell>
          <table:table-cell table:formula="of:=[.A334]*[.B334]" office:value-type="float" office:value="899608.870178587">
            <text:p>899608,87017858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B334]*[.$E$1]" office:value-type="float" office:value="2688.05285161147">
            <text:p>2688,0528516115</text:p>
          </table:table-cell>
          <table:table-cell table:formula="of:=[.A335]*[.B335]" office:value-type="float" office:value="900497.705289841">
            <text:p>900497,705289841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B335]*[.$E$1]" office:value-type="float" office:value="2682.67674590824">
            <text:p>2682,6767459083</text:p>
          </table:table-cell>
          <table:table-cell table:formula="of:=[.A336]*[.B336]" office:value-type="float" office:value="901379.38662517">
            <text:p>901379,3866251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B336]*[.$E$1]" office:value-type="float" office:value="2677.31139241643">
            <text:p>2677,3113924164</text:p>
          </table:table-cell>
          <table:table-cell table:formula="of:=[.A337]*[.B337]" office:value-type="float" office:value="902253.939244336">
            <text:p>902253,93924433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B337]*[.$E$1]" office:value-type="float" office:value="2671.95676963159">
            <text:p>2671,9567696316</text:p>
          </table:table-cell>
          <table:table-cell table:formula="of:=[.A338]*[.B338]" office:value-type="float" office:value="903121.388135479">
            <text:p>903121,388135479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B338]*[.$E$1]" office:value-type="float" office:value="2666.61285609233">
            <text:p>2666,6128560923</text:p>
          </table:table-cell>
          <table:table-cell table:formula="of:=[.A339]*[.B339]" office:value-type="float" office:value="903981.7582153">
            <text:p>903981,758215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B339]*[.$E$1]" office:value-type="float" office:value="2661.27963038015">
            <text:p>2661,2796303802</text:p>
          </table:table-cell>
          <table:table-cell table:formula="of:=[.A340]*[.B340]" office:value-type="float" office:value="904835.07432925">
            <text:p>904835,07432925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B340]*[.$E$1]" office:value-type="float" office:value="2655.95707111939">
            <text:p>2655,9570711194</text:p>
          </table:table-cell>
          <table:table-cell table:formula="of:=[.A341]*[.B341]" office:value-type="float" office:value="905681.36125171">
            <text:p>905681,36125171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B341]*[.$E$1]" office:value-type="float" office:value="2650.64515697715">
            <text:p>2650,6451569772</text:p>
          </table:table-cell>
          <table:table-cell table:formula="of:=[.A342]*[.B342]" office:value-type="float" office:value="906520.643686184">
            <text:p>906520,64368618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B342]*[.$E$1]" office:value-type="float" office:value="2645.34386666319">
            <text:p>2645,3438666632</text:p>
          </table:table-cell>
          <table:table-cell table:formula="of:=[.A343]*[.B343]" office:value-type="float" office:value="907352.946265475">
            <text:p>907352,94626547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B343]*[.$E$1]" office:value-type="float" office:value="2640.05317892987">
            <text:p>2640,0531789299</text:p>
          </table:table-cell>
          <table:table-cell table:formula="of:=[.A344]*[.B344]" office:value-type="float" office:value="908178.293551874">
            <text:p>908178,29355187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B344]*[.$E$1]" office:value-type="float" office:value="2634.77307257201">
            <text:p>2634,773072572</text:p>
          </table:table-cell>
          <table:table-cell table:formula="of:=[.A345]*[.B345]" office:value-type="float" office:value="908996.710037342">
            <text:p>908996,710037342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B345]*[.$E$1]" office:value-type="float" office:value="2629.50352642686">
            <text:p>2629,5035264269</text:p>
          </table:table-cell>
          <table:table-cell table:formula="of:=[.A346]*[.B346]" office:value-type="float" office:value="909808.220143694">
            <text:p>909808,220143694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B346]*[.$E$1]" office:value-type="float" office:value="2624.24451937401">
            <text:p>2624,244519374</text:p>
          </table:table-cell>
          <table:table-cell table:formula="of:=[.A347]*[.B347]" office:value-type="float" office:value="910612.848222781">
            <text:p>910612,84822278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B347]*[.$E$1]" office:value-type="float" office:value="2618.99603033526">
            <text:p>2618,9960303353</text:p>
          </table:table-cell>
          <table:table-cell table:formula="of:=[.A348]*[.B348]" office:value-type="float" office:value="911410.618556671">
            <text:p>911410,618556671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B348]*[.$E$1]" office:value-type="float" office:value="2613.75803827459">
            <text:p>2613,7580382746</text:p>
          </table:table-cell>
          <table:table-cell table:formula="of:=[.A349]*[.B349]" office:value-type="float" office:value="912201.555357832">
            <text:p>912201,55535783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B349]*[.$E$1]" office:value-type="float" office:value="2608.53052219804">
            <text:p>2608,5305221981</text:p>
          </table:table-cell>
          <table:table-cell table:formula="of:=[.A350]*[.B350]" office:value-type="float" office:value="912985.682769314">
            <text:p>912985,68276931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B350]*[.$E$1]" office:value-type="float" office:value="2603.31346115364">
            <text:p>2603,3134611537</text:p>
          </table:table-cell>
          <table:table-cell table:formula="of:=[.A351]*[.B351]" office:value-type="float" office:value="913763.024864929">
            <text:p>913763,02486492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B351]*[.$E$1]" office:value-type="float" office:value="2598.10683423134">
            <text:p>2598,1068342313</text:p>
          </table:table-cell>
          <table:table-cell table:formula="of:=[.A352]*[.B352]" office:value-type="float" office:value="914533.605649431">
            <text:p>914533,605649431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B352]*[.$E$1]" office:value-type="float" office:value="2592.91062056287">
            <text:p>2592,9106205629</text:p>
          </table:table-cell>
          <table:table-cell table:formula="of:=[.A353]*[.B353]" office:value-type="float" office:value="915297.449058695">
            <text:p>915297,44905869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B353]*[.$E$1]" office:value-type="float" office:value="2587.72479932175">
            <text:p>2587,7247993218</text:p>
          </table:table-cell>
          <table:table-cell table:formula="of:=[.A354]*[.B354]" office:value-type="float" office:value="916054.578959899">
            <text:p>916054,578959899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B354]*[.$E$1]" office:value-type="float" office:value="2582.54934972311">
            <text:p>2582,5493497231</text:p>
          </table:table-cell>
          <table:table-cell table:formula="of:=[.A355]*[.B355]" office:value-type="float" office:value="916805.019151702">
            <text:p>916805,019151702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B355]*[.$E$1]" office:value-type="float" office:value="2577.38425102366">
            <text:p>2577,3842510237</text:p>
          </table:table-cell>
          <table:table-cell table:formula="of:=[.A356]*[.B356]" office:value-type="float" office:value="917548.793364423">
            <text:p>917548,793364423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B356]*[.$E$1]" office:value-type="float" office:value="2572.22948252161">
            <text:p>2572,2294825216</text:p>
          </table:table-cell>
          <table:table-cell table:formula="of:=[.A357]*[.B357]" office:value-type="float" office:value="918285.925260216">
            <text:p>918285,92526021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B357]*[.$E$1]" office:value-type="float" office:value="2567.08502355657">
            <text:p>2567,0850235566</text:p>
          </table:table-cell>
          <table:table-cell table:formula="of:=[.A358]*[.B358]" office:value-type="float" office:value="919016.438433252">
            <text:p>919016,43843325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B358]*[.$E$1]" office:value-type="float" office:value="2561.95085350946">
            <text:p>2561,9508535095</text:p>
          </table:table-cell>
          <table:table-cell table:formula="of:=[.A359]*[.B359]" office:value-type="float" office:value="919740.356409895">
            <text:p>919740,356409895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B359]*[.$E$1]" office:value-type="float" office:value="2556.82695180244">
            <text:p>2556,8269518024</text:p>
          </table:table-cell>
          <table:table-cell table:formula="of:=[.A360]*[.B360]" office:value-type="float" office:value="920457.702648877">
            <text:p>920457,702648877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B360]*[.$E$1]" office:value-type="float" office:value="2551.71329789883">
            <text:p>2551,7132978988</text:p>
          </table:table-cell>
          <table:table-cell table:formula="of:=[.A361]*[.B361]" office:value-type="float" office:value="921168.500541478">
            <text:p>921168,50054147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B361]*[.$E$1]" office:value-type="float" office:value="2546.60987130303">
            <text:p>2546,609871303</text:p>
          </table:table-cell>
          <table:table-cell table:formula="of:=[.A362]*[.B362]" office:value-type="float" office:value="921872.773411698">
            <text:p>921872,77341169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B362]*[.$E$1]" office:value-type="float" office:value="2541.51665156043">
            <text:p>2541,5166515604</text:p>
          </table:table-cell>
          <table:table-cell table:formula="of:=[.A363]*[.B363]" office:value-type="float" office:value="922570.544516436">
            <text:p>922570,544516436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B363]*[.$E$1]" office:value-type="float" office:value="2536.43361825731">
            <text:p>2536,4336182573</text:p>
          </table:table-cell>
          <table:table-cell table:formula="of:=[.A364]*[.B364]" office:value-type="float" office:value="923261.83704566">
            <text:p>923261,83704566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B364]*[.$E$1]" office:value-type="float" office:value="2531.36075102079">
            <text:p>2531,3607510208</text:p>
          </table:table-cell>
          <table:table-cell table:formula="of:=[.A365]*[.B365]" office:value-type="float" office:value="923946.674122589">
            <text:p>923946,674122589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B365]*[.$E$1]" office:value-type="float" office:value="2526.29802951875">
            <text:p>2526,2980295188</text:p>
          </table:table-cell>
          <table:table-cell table:formula="of:=[.A366]*[.B366]" office:value-type="float" office:value="924625.078803863">
            <text:p>924625,07880386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B366]*[.$E$1]" office:value-type="float" office:value="2521.24543345971">
            <text:p>2521,2454334597</text:p>
          </table:table-cell>
          <table:table-cell table:formula="of:=[.A367]*[.B367]" office:value-type="float" office:value="925297.074079715">
            <text:p>925297,074079715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B367]*[.$E$1]" office:value-type="float" office:value="2516.20294259279">
            <text:p>2516,2029425928</text:p>
          </table:table-cell>
          <table:table-cell table:formula="of:=[.A368]*[.B368]" office:value-type="float" office:value="925962.682874148">
            <text:p>925962,68287414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B368]*[.$E$1]" office:value-type="float" office:value="2511.17053670761">
            <text:p>2511,1705367076</text:p>
          </table:table-cell>
          <table:table-cell table:formula="of:=[.A369]*[.B369]" office:value-type="float" office:value="926621.928045108">
            <text:p>926621,92804510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B369]*[.$E$1]" office:value-type="float" office:value="2506.14819563419">
            <text:p>2506,1481956342</text:p>
          </table:table-cell>
          <table:table-cell table:formula="of:=[.A370]*[.B370]" office:value-type="float" office:value="927274.832384652">
            <text:p>927274,832384652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B370]*[.$E$1]" office:value-type="float" office:value="2501.13589924293">
            <text:p>2501,1358992429</text:p>
          </table:table-cell>
          <table:table-cell table:formula="of:=[.A371]*[.B371]" office:value-type="float" office:value="927921.418619125">
            <text:p>927921,41861912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B371]*[.$E$1]" office:value-type="float" office:value="2496.13362744444">
            <text:p>2496,1336274444</text:p>
          </table:table-cell>
          <table:table-cell table:formula="of:=[.A372]*[.B372]" office:value-type="float" office:value="928561.709409332">
            <text:p>928561,70940933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B372]*[.$E$1]" office:value-type="float" office:value="2491.14136018955">
            <text:p>2491,1413601896</text:p>
          </table:table-cell>
          <table:table-cell table:formula="of:=[.A373]*[.B373]" office:value-type="float" office:value="929195.727350702">
            <text:p>929195,727350702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B373]*[.$E$1]" office:value-type="float" office:value="2486.15907746917">
            <text:p>2486,1590774692</text:p>
          </table:table-cell>
          <table:table-cell table:formula="of:=[.A374]*[.B374]" office:value-type="float" office:value="929823.49497347">
            <text:p>929823,49497347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B374]*[.$E$1]" office:value-type="float" office:value="2481.18675931423">
            <text:p>2481,1867593142</text:p>
          </table:table-cell>
          <table:table-cell table:formula="of:=[.A375]*[.B375]" office:value-type="float" office:value="930445.034742837">
            <text:p>930445,034742837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B375]*[.$E$1]" office:value-type="float" office:value="2476.2243857956">
            <text:p>2476,2243857956</text:p>
          </table:table-cell>
          <table:table-cell table:formula="of:=[.A376]*[.B376]" office:value-type="float" office:value="931060.369059147">
            <text:p>931060,369059147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B376]*[.$E$1]" office:value-type="float" office:value="2471.27193702401">
            <text:p>2471,271937024</text:p>
          </table:table-cell>
          <table:table-cell table:formula="of:=[.A377]*[.B377]" office:value-type="float" office:value="931669.520258053">
            <text:p>931669,520258053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B377]*[.$E$1]" office:value-type="float" office:value="2466.32939314996">
            <text:p>2466,32939315</text:p>
          </table:table-cell>
          <table:table-cell table:formula="of:=[.A378]*[.B378]" office:value-type="float" office:value="932272.510610687">
            <text:p>932272,510610687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B378]*[.$E$1]" office:value-type="float" office:value="2461.39673436367">
            <text:p>2461,3967343637</text:p>
          </table:table-cell>
          <table:table-cell table:formula="of:=[.A379]*[.B379]" office:value-type="float" office:value="932869.362323829">
            <text:p>932869,36232382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B379]*[.$E$1]" office:value-type="float" office:value="2456.47394089494">
            <text:p>2456,4739408949</text:p>
          </table:table-cell>
          <table:table-cell table:formula="of:=[.A380]*[.B380]" office:value-type="float" office:value="933460.097540076">
            <text:p>933460,097540076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B380]*[.$E$1]" office:value-type="float" office:value="2451.56099301315">
            <text:p>2451,5609930132</text:p>
          </table:table-cell>
          <table:table-cell table:formula="of:=[.A381]*[.B381]" office:value-type="float" office:value="934044.73833801">
            <text:p>934044,7383380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B381]*[.$E$1]" office:value-type="float" office:value="2446.65787102712">
            <text:p>2446,6578710271</text:p>
          </table:table-cell>
          <table:table-cell table:formula="of:=[.A382]*[.B382]" office:value-type="float" office:value="934623.306732361">
            <text:p>934623,30673236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B382]*[.$E$1]" office:value-type="float" office:value="2441.76455528507">
            <text:p>2441,7645552851</text:p>
          </table:table-cell>
          <table:table-cell table:formula="of:=[.A383]*[.B383]" office:value-type="float" office:value="935195.824674181">
            <text:p>935195,82467418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B383]*[.$E$1]" office:value-type="float" office:value="2436.8810261745">
            <text:p>2436,8810261745</text:p>
          </table:table-cell>
          <table:table-cell table:formula="of:=[.A384]*[.B384]" office:value-type="float" office:value="935762.314051007">
            <text:p>935762,31405100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B384]*[.$E$1]" office:value-type="float" office:value="2432.00726412215">
            <text:p>2432,0072641222</text:p>
          </table:table-cell>
          <table:table-cell table:formula="of:=[.A385]*[.B385]" office:value-type="float" office:value="936322.796687027">
            <text:p>936322,796687027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B385]*[.$E$1]" office:value-type="float" office:value="2427.1432495939">
            <text:p>2427,1432495939</text:p>
          </table:table-cell>
          <table:table-cell table:formula="of:=[.A386]*[.B386]" office:value-type="float" office:value="936877.294343247">
            <text:p>936877,294343247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B386]*[.$E$1]" office:value-type="float" office:value="2422.28896309472">
            <text:p>2422,2889630947</text:p>
          </table:table-cell>
          <table:table-cell table:formula="of:=[.A387]*[.B387]" office:value-type="float" office:value="937425.828717655">
            <text:p>937425,82871765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B387]*[.$E$1]" office:value-type="float" office:value="2417.44438516853">
            <text:p>2417,4443851685</text:p>
          </table:table-cell>
          <table:table-cell table:formula="of:=[.A388]*[.B388]" office:value-type="float" office:value="937968.421445389">
            <text:p>937968,421445389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B388]*[.$E$1]" office:value-type="float" office:value="2412.60949639819">
            <text:p>2412,6094963982</text:p>
          </table:table-cell>
          <table:table-cell table:formula="of:=[.A389]*[.B389]" office:value-type="float" office:value="938505.094098896">
            <text:p>938505,094098896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B389]*[.$E$1]" office:value-type="float" office:value="2407.78427740539">
            <text:p>2407,7842774054</text:p>
          </table:table-cell>
          <table:table-cell table:formula="of:=[.A390]*[.B390]" office:value-type="float" office:value="939035.868188104">
            <text:p>939035,868188104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B390]*[.$E$1]" office:value-type="float" office:value="2402.96870885058">
            <text:p>2402,9687088506</text:p>
          </table:table-cell>
          <table:table-cell table:formula="of:=[.A391]*[.B391]" office:value-type="float" office:value="939560.765160578">
            <text:p>939560,76516057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B391]*[.$E$1]" office:value-type="float" office:value="2398.16277143288">
            <text:p>2398,1627714329</text:p>
          </table:table-cell>
          <table:table-cell table:formula="of:=[.A392]*[.B392]" office:value-type="float" office:value="940079.80640169">
            <text:p>940079,80640169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B392]*[.$E$1]" office:value-type="float" office:value="2393.36644589002">
            <text:p>2393,36644589</text:p>
          </table:table-cell>
          <table:table-cell table:formula="of:=[.A393]*[.B393]" office:value-type="float" office:value="940593.013234777">
            <text:p>940593,013234777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B393]*[.$E$1]" office:value-type="float" office:value="2388.57971299824">
            <text:p>2388,5797129982</text:p>
          </table:table-cell>
          <table:table-cell table:formula="of:=[.A394]*[.B394]" office:value-type="float" office:value="941100.406921305">
            <text:p>941100,406921305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B394]*[.$E$1]" office:value-type="float" office:value="2383.80255357224">
            <text:p>2383,8025535722</text:p>
          </table:table-cell>
          <table:table-cell table:formula="of:=[.A395]*[.B395]" office:value-type="float" office:value="941602.008661035">
            <text:p>941602,00866103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B395]*[.$E$1]" office:value-type="float" office:value="2379.0349484651">
            <text:p>2379,0349484651</text:p>
          </table:table-cell>
          <table:table-cell table:formula="of:=[.A396]*[.B396]" office:value-type="float" office:value="942097.839592178">
            <text:p>942097,83959217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B396]*[.$E$1]" office:value-type="float" office:value="2374.27687856817">
            <text:p>2374,2768785682</text:p>
          </table:table-cell>
          <table:table-cell table:formula="of:=[.A397]*[.B397]" office:value-type="float" office:value="942587.920791562">
            <text:p>942587,920791562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B397]*[.$E$1]" office:value-type="float" office:value="2369.52832481103">
            <text:p>2369,528324811</text:p>
          </table:table-cell>
          <table:table-cell table:formula="of:=[.A398]*[.B398]" office:value-type="float" office:value="943072.27327479">
            <text:p>943072,27327479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B398]*[.$E$1]" office:value-type="float" office:value="2364.78926816141">
            <text:p>2364,7892681614</text:p>
          </table:table-cell>
          <table:table-cell table:formula="of:=[.A399]*[.B399]" office:value-type="float" office:value="943550.917996402">
            <text:p>943550,91799640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B399]*[.$E$1]" office:value-type="float" office:value="2360.05968962508">
            <text:p>2360,0596896251</text:p>
          </table:table-cell>
          <table:table-cell table:formula="of:=[.A400]*[.B400]" office:value-type="float" office:value="944023.875850034">
            <text:p>944023,875850034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B400]*[.$E$1]" office:value-type="float" office:value="2355.33957024583">
            <text:p>2355,3395702458</text:p>
          </table:table-cell>
          <table:table-cell table:formula="of:=[.A401]*[.B401]" office:value-type="float" office:value="944491.16766858">
            <text:p>944491,1676685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B401]*[.$E$1]" office:value-type="float" office:value="2350.62889110534">
            <text:p>2350,6288911054</text:p>
          </table:table-cell>
          <table:table-cell table:formula="of:=[.A402]*[.B402]" office:value-type="float" office:value="944952.814224348">
            <text:p>944952,81422434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B402]*[.$E$1]" office:value-type="float" office:value="2345.92763332313">
            <text:p>2345,9276333231</text:p>
          </table:table-cell>
          <table:table-cell table:formula="of:=[.A403]*[.B403]" office:value-type="float" office:value="945408.836229222">
            <text:p>945408,83622922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B403]*[.$E$1]" office:value-type="float" office:value="2341.23577805649">
            <text:p>2341,2357780565</text:p>
          </table:table-cell>
          <table:table-cell table:formula="of:=[.A404]*[.B404]" office:value-type="float" office:value="945859.25433482">
            <text:p>945859,2543348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B404]*[.$E$1]" office:value-type="float" office:value="2336.55330650037">
            <text:p>2336,5533065004</text:p>
          </table:table-cell>
          <table:table-cell table:formula="of:=[.A405]*[.B405]" office:value-type="float" office:value="946304.089132651">
            <text:p>946304,08913265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B405]*[.$E$1]" office:value-type="float" office:value="2331.88019988737">
            <text:p>2331,8801998874</text:p>
          </table:table-cell>
          <table:table-cell table:formula="of:=[.A406]*[.B406]" office:value-type="float" office:value="946743.361154273">
            <text:p>946743,361154273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B406]*[.$E$1]" office:value-type="float" office:value="2327.2164394876">
            <text:p>2327,2164394876</text:p>
          </table:table-cell>
          <table:table-cell table:formula="of:=[.A407]*[.B407]" office:value-type="float" office:value="947177.090871452">
            <text:p>947177,090871452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B407]*[.$E$1]" office:value-type="float" office:value="2322.56200660862">
            <text:p>2322,5620066086</text:p>
          </table:table-cell>
          <table:table-cell table:formula="of:=[.A408]*[.B408]" office:value-type="float" office:value="947605.298696318">
            <text:p>947605,29869631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B408]*[.$E$1]" office:value-type="float" office:value="2317.9168825954">
            <text:p>2317,9168825954</text:p>
          </table:table-cell>
          <table:table-cell table:formula="of:=[.A409]*[.B409]" office:value-type="float" office:value="948028.004981521">
            <text:p>948028,004981521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B409]*[.$E$1]" office:value-type="float" office:value="2313.28104883021">
            <text:p>2313,2810488302</text:p>
          </table:table-cell>
          <table:table-cell table:formula="of:=[.A410]*[.B410]" office:value-type="float" office:value="948445.230020388">
            <text:p>948445,230020388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B410]*[.$E$1]" office:value-type="float" office:value="2308.65448673255">
            <text:p>2308,6544867326</text:p>
          </table:table-cell>
          <table:table-cell table:formula="of:=[.A411]*[.B411]" office:value-type="float" office:value="948856.99404708">
            <text:p>948856,9940470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B411]*[.$E$1]" office:value-type="float" office:value="2304.03717775909">
            <text:p>2304,0371777591</text:p>
          </table:table-cell>
          <table:table-cell table:formula="of:=[.A412]*[.B412]" office:value-type="float" office:value="949263.317236744">
            <text:p>949263,31723674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B412]*[.$E$1]" office:value-type="float" office:value="2299.42910340357">
            <text:p>2299,4291034036</text:p>
          </table:table-cell>
          <table:table-cell table:formula="of:=[.A413]*[.B413]" office:value-type="float" office:value="949664.219705675">
            <text:p>949664,219705675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B413]*[.$E$1]" office:value-type="float" office:value="2294.83024519676">
            <text:p>2294,8302451968</text:p>
          </table:table-cell>
          <table:table-cell table:formula="of:=[.A414]*[.B414]" office:value-type="float" office:value="950059.72151146">
            <text:p>950059,72151146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B414]*[.$E$1]" office:value-type="float" office:value="2290.24058470637">
            <text:p>2290,2405847064</text:p>
          </table:table-cell>
          <table:table-cell table:formula="of:=[.A415]*[.B415]" office:value-type="float" office:value="950449.842653143">
            <text:p>950449,84265314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B415]*[.$E$1]" office:value-type="float" office:value="2285.66010353696">
            <text:p>2285,660103537</text:p>
          </table:table-cell>
          <table:table-cell table:formula="of:=[.A416]*[.B416]" office:value-type="float" office:value="950834.603071374">
            <text:p>950834,603071374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B416]*[.$E$1]" office:value-type="float" office:value="2281.08878332988">
            <text:p>2281,0887833299</text:p>
          </table:table-cell>
          <table:table-cell table:formula="of:=[.A417]*[.B417]" office:value-type="float" office:value="951214.022648561">
            <text:p>951214,022648561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B417]*[.$E$1]" office:value-type="float" office:value="2276.52660576322">
            <text:p>2276,5266057632</text:p>
          </table:table-cell>
          <table:table-cell table:formula="of:=[.A418]*[.B418]" office:value-type="float" office:value="951588.121209027">
            <text:p>951588,121209027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B418]*[.$E$1]" office:value-type="float" office:value="2271.9735525517">
            <text:p>2271,9735525517</text:p>
          </table:table-cell>
          <table:table-cell table:formula="of:=[.A419]*[.B419]" office:value-type="float" office:value="951956.918519161">
            <text:p>951956,918519161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B419]*[.$E$1]" office:value-type="float" office:value="2267.42960544659">
            <text:p>2267,4296054466</text:p>
          </table:table-cell>
          <table:table-cell table:formula="of:=[.A420]*[.B420]" office:value-type="float" office:value="952320.434287569">
            <text:p>952320,43428756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B420]*[.$E$1]" office:value-type="float" office:value="2262.8947462357">
            <text:p>2262,8947462357</text:p>
          </table:table-cell>
          <table:table-cell table:formula="of:=[.A421]*[.B421]" office:value-type="float" office:value="952678.68816523">
            <text:p>952678,68816523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B421]*[.$E$1]" office:value-type="float" office:value="2258.36895674323">
            <text:p>2258,3689567432</text:p>
          </table:table-cell>
          <table:table-cell table:formula="of:=[.A422]*[.B422]" office:value-type="float" office:value="953031.699745643">
            <text:p>953031,699745643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B422]*[.$E$1]" office:value-type="float" office:value="2253.85221882974">
            <text:p>2253,8522188298</text:p>
          </table:table-cell>
          <table:table-cell table:formula="of:=[.A423]*[.B423]" office:value-type="float" office:value="953379.488564981">
            <text:p>953379,48856498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B423]*[.$E$1]" office:value-type="float" office:value="2249.34451439208">
            <text:p>2249,3445143921</text:p>
          </table:table-cell>
          <table:table-cell table:formula="of:=[.A424]*[.B424]" office:value-type="float" office:value="953722.074102243">
            <text:p>953722,074102243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B424]*[.$E$1]" office:value-type="float" office:value="2244.8458253633">
            <text:p>2244,8458253633</text:p>
          </table:table-cell>
          <table:table-cell table:formula="of:=[.A425]*[.B425]" office:value-type="float" office:value="954059.475779402">
            <text:p>954059,47577940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B425]*[.$E$1]" office:value-type="float" office:value="2240.35613371257">
            <text:p>2240,3561337126</text:p>
          </table:table-cell>
          <table:table-cell table:formula="of:=[.A426]*[.B426]" office:value-type="float" office:value="954391.712961556">
            <text:p>954391,71296155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B426]*[.$E$1]" office:value-type="float" office:value="2235.87542144515">
            <text:p>2235,8754214452</text:p>
          </table:table-cell>
          <table:table-cell table:formula="of:=[.A427]*[.B427]" office:value-type="float" office:value="954718.804957078">
            <text:p>954718,804957078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B427]*[.$E$1]" office:value-type="float" office:value="2231.40367060226">
            <text:p>2231,4036706023</text:p>
          </table:table-cell>
          <table:table-cell table:formula="of:=[.A428]*[.B428]" office:value-type="float" office:value="955040.771017766">
            <text:p>955040,77101776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B428]*[.$E$1]" office:value-type="float" office:value="2226.94086326105">
            <text:p>2226,9408632611</text:p>
          </table:table-cell>
          <table:table-cell table:formula="of:=[.A429]*[.B429]" office:value-type="float" office:value="955357.630338992">
            <text:p>955357,63033899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B429]*[.$E$1]" office:value-type="float" office:value="2222.48698153453">
            <text:p>2222,4869815345</text:p>
          </table:table-cell>
          <table:table-cell table:formula="of:=[.A430]*[.B430]" office:value-type="float" office:value="955669.402059848">
            <text:p>955669,40205984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B430]*[.$E$1]" office:value-type="float" office:value="2218.04200757146">
            <text:p>2218,0420075715</text:p>
          </table:table-cell>
          <table:table-cell table:formula="of:=[.A431]*[.B431]" office:value-type="float" office:value="955976.1052633">
            <text:p>955976,1052633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B431]*[.$E$1]" office:value-type="float" office:value="2213.60592355632">
            <text:p>2213,6059235563</text:p>
          </table:table-cell>
          <table:table-cell table:formula="of:=[.A432]*[.B432]" office:value-type="float" office:value="956277.75897633">
            <text:p>956277,7589763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formula="of:=[.B432]*[.$E$1]" office:value-type="float" office:value="2209.17871170921">
            <text:p>2209,1787117092</text:p>
          </table:table-cell>
          <table:table-cell table:formula="of:=[.A433]*[.B433]" office:value-type="float" office:value="956574.382170086">
            <text:p>956574,382170086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formula="of:=[.B433]*[.$E$1]" office:value-type="float" office:value="2204.76035428579">
            <text:p>2204,7603542858</text:p>
          </table:table-cell>
          <table:table-cell table:formula="of:=[.A434]*[.B434]" office:value-type="float" office:value="956865.993760032">
            <text:p>956865,993760032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formula="of:=[.B434]*[.$E$1]" office:value-type="float" office:value="2200.35083357722">
            <text:p>2200,3508335772</text:p>
          </table:table-cell>
          <table:table-cell table:formula="of:=[.A435]*[.B435]" office:value-type="float" office:value="957152.612606089">
            <text:p>957152,612606089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formula="of:=[.B435]*[.$E$1]" office:value-type="float" office:value="2195.95013191006">
            <text:p>2195,9501319101</text:p>
          </table:table-cell>
          <table:table-cell table:formula="of:=[.A436]*[.B436]" office:value-type="float" office:value="957434.257512787">
            <text:p>957434,25751278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formula="of:=[.B436]*[.$E$1]" office:value-type="float" office:value="2191.55823164624">
            <text:p>2191,5582316463</text:p>
          </table:table-cell>
          <table:table-cell table:formula="of:=[.A437]*[.B437]" office:value-type="float" office:value="957710.947229407">
            <text:p>957710,94722940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formula="of:=[.B437]*[.$E$1]" office:value-type="float" office:value="2187.17511518295">
            <text:p>2187,175115183</text:p>
          </table:table-cell>
          <table:table-cell table:formula="of:=[.A438]*[.B438]" office:value-type="float" office:value="957982.700450132">
            <text:p>957982,700450132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formula="of:=[.B438]*[.$E$1]" office:value-type="float" office:value="2182.80076495258">
            <text:p>2182,8007649526</text:p>
          </table:table-cell>
          <table:table-cell table:formula="of:=[.A439]*[.B439]" office:value-type="float" office:value="958249.535814184">
            <text:p>958249,53581418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[.B439]*[.$E$1]" office:value-type="float" office:value="2178.43516342268">
            <text:p>2178,4351634227</text:p>
          </table:table-cell>
          <table:table-cell table:formula="of:=[.A440]*[.B440]" office:value-type="float" office:value="958511.471905978">
            <text:p>958511,471905978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formula="of:=[.B440]*[.$E$1]" office:value-type="float" office:value="2174.07829309583">
            <text:p>2174,0782930958</text:p>
          </table:table-cell>
          <table:table-cell table:formula="of:=[.A441]*[.B441]" office:value-type="float" office:value="958768.527255262">
            <text:p>958768,52725526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formula="of:=[.B441]*[.$E$1]" office:value-type="float" office:value="2169.73013650964">
            <text:p>2169,7301365097</text:p>
          </table:table-cell>
          <table:table-cell table:formula="of:=[.A442]*[.B442]" office:value-type="float" office:value="959020.720337261">
            <text:p>959020,720337261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formula="of:=[.B442]*[.$E$1]" office:value-type="float" office:value="2165.39067623662">
            <text:p>2165,3906762366</text:p>
          </table:table-cell>
          <table:table-cell table:formula="of:=[.A443]*[.B443]" office:value-type="float" office:value="959268.069572824">
            <text:p>959268,069572824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formula="of:=[.B443]*[.$E$1]" office:value-type="float" office:value="2161.05989488415">
            <text:p>2161,0598948842</text:p>
          </table:table-cell>
          <table:table-cell table:formula="of:=[.A444]*[.B444]" office:value-type="float" office:value="959510.593328562">
            <text:p>959510,593328562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formula="of:=[.B444]*[.$E$1]" office:value-type="float" office:value="2156.73777509438">
            <text:p>2156,7377750944</text:p>
          </table:table-cell>
          <table:table-cell table:formula="of:=[.A445]*[.B445]" office:value-type="float" office:value="959748.309916999">
            <text:p>959748,30991699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formula="of:=[.B445]*[.$E$1]" office:value-type="float" office:value="2152.42429954419">
            <text:p>2152,4242995442</text:p>
          </table:table-cell>
          <table:table-cell table:formula="of:=[.A446]*[.B446]" office:value-type="float" office:value="959981.237596709">
            <text:p>959981,23759670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formula="of:=[.B446]*[.$E$1]" office:value-type="float" office:value="2148.1194509451">
            <text:p>2148,1194509451</text:p>
          </table:table-cell>
          <table:table-cell table:formula="of:=[.A447]*[.B447]" office:value-type="float" office:value="960209.394572461">
            <text:p>960209,394572461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formula="of:=[.B447]*[.$E$1]" office:value-type="float" office:value="2143.82321204321">
            <text:p>2143,8232120432</text:p>
          </table:table-cell>
          <table:table-cell table:formula="of:=[.A448]*[.B448]" office:value-type="float" office:value="960432.798995359">
            <text:p>960432,798995359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B448]*[.$E$1]" office:value-type="float" office:value="2139.53556561913">
            <text:p>2139,5355656191</text:p>
          </table:table-cell>
          <table:table-cell table:formula="of:=[.A449]*[.B449]" office:value-type="float" office:value="960651.468962988">
            <text:p>960651,468962988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[.B449]*[.$E$1]" office:value-type="float" office:value="2135.25649448789">
            <text:p>2135,2564944879</text:p>
          </table:table-cell>
          <table:table-cell table:formula="of:=[.A450]*[.B450]" office:value-type="float" office:value="960865.42251955">
            <text:p>960865,422519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3-18T15:22:38.64</dc:date>
    <meta:editing-duration>P0D</meta:editing-duration>
    <meta:editing-cycles>7</meta:editing-cycles>
    <meta:generator>LibreOffice/3.5$Windows_x86 LibreOffice_project/7e68ba2-a744ebf-1f241b7-c506db1-7d53735</meta:generator>
    <meta:document-statistic meta:table-count="5" meta:cell-count="6760" meta:object-count="0"/>
  </office:meta>
</office:document-meta>
</file>